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0.771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1.914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2.24cm"/>
    </style:style>
    <style:style style:name="co27" style:family="table-column">
      <style:table-column-properties fo:break-before="auto" style:column-width="1.152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2.404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34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 style:data-style-name="N32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2">
      <style:text-properties fo:font-size="8pt" style:font-size-asian="8pt" style:font-size-complex="8pt"/>
    </style:style>
    <style:style style:name="ce7" style:family="table-cell" style:parent-style-name="Default" style:data-style-name="N3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Default" style:data-style-name="N32">
      <style:table-cell-properties fo:border="none"/>
      <style:text-properties fo:font-size="8pt" style:font-size-asian="8pt" style:font-size-complex="8pt"/>
    </style:style>
    <style:style style:name="ce9" style:family="table-cell" style:parent-style-name="Default" style:data-style-name="N107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7">
      <style:text-properties fo:font-size="8pt" style:font-size-asian="8pt" style:font-size-complex="8pt"/>
    </style:style>
    <style:style style:name="ce11" style:family="table-cell" style:parent-style-name="Default" style:data-style-name="N107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="none"/>
      <style:text-properties fo:font-size="8pt" style:font-size-asian="8pt" style:font-size-complex="8pt"/>
    </style:style>
    <style:style style:name="ce13" style:family="table-cell" style:parent-style-name="Default" style:data-style-name="N1">
      <style:text-properties fo:font-size="8pt" style:font-size-asian="8pt" style:font-size-complex="8pt"/>
    </style:style>
    <style:style style:name="ce14" style:family="table-cell" style:parent-style-name="Default" style:data-style-name="N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104">
      <style:text-properties fo:font-size="8pt" style:font-size-asian="8pt" style:font-size-complex="8pt"/>
    </style:style>
    <style:style style:name="ce16" style:family="table-cell" style:parent-style-name="Default" style:data-style-name="N10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7" style:family="table-cell" style:parent-style-name="Default" style:data-style-name="N104">
      <style:table-cell-properties fo:border="none"/>
      <style:text-properties fo:font-size="8pt" style:font-size-asian="8pt" style:font-size-complex="8pt"/>
    </style:style>
    <style:style style:name="ce18" style:family="table-cell" style:parent-style-name="Default" style:data-style-name="N104">
      <style:table-cell-properties fo:background-color="#e6e6ff"/>
      <style:text-properties fo:font-size="8pt" style:font-size-asian="8pt" style:font-size-complex="8pt"/>
    </style:style>
    <style:style style:name="ce19" style:family="table-cell" style:parent-style-name="Default" style:data-style-name="N104">
      <style:table-cell-properties fo:border-bottom="0.06pt solid #000000" fo:background-color="#e6e6ff" fo:border-left="none" fo:border-right="none" fo:border-top="none"/>
      <style:text-properties fo:font-size="8pt" style:font-size-asian="8pt" style:font-size-complex="8pt"/>
    </style:style>
    <style:style style:name="ce20" style:family="table-cell" style:parent-style-name="Default" style:data-style-name="N104">
      <style:table-cell-properties fo:background-color="#e6e6ff" fo:border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e6e6ff" fo:border-left="none" fo:border-right="none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e6e6ff" fo:border="none"/>
      <style:text-properties fo:font-size="8pt" style:font-size-asian="8pt" style:font-size-complex="8pt"/>
    </style:style>
    <style:style style:name="ce24" style:family="table-cell" style:parent-style-name="Default" style:data-style-name="N32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">
      <style:text-properties fo:font-size="8pt" style:font-size-asian="8pt" style:font-size-complex="8pt"/>
    </style:style>
    <style:style style:name="ce26" style:family="table-cell" style:parent-style-name="Default">
      <style:text-properties style:font-name="Liberation Sans" fo:font-size="8pt" style:font-name-asian="DejaVu Sans" style:font-size-asian="8pt" style:font-name-complex="Lohit Hindi" style:font-size-complex="8pt"/>
    </style:style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="none"/>
      <style:text-properties fo:font-size="8pt" style:font-size-asian="8pt" style:font-size-complex="8pt"/>
    </style:style>
    <style:style style:name="ce29" style:family="table-cell" style:parent-style-name="Canto_20_da_20_tabela_20_dinâmica">
      <style:table-cell-properties fo:border-bottom="none" fo:border-left="2.01pt solid #000000" fo:border-right="none" fo:border-top="2.01pt solid #000000"/>
    </style:style>
    <style:style style:name="ce30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Categoria_20_da_20_tabela_20_dinâmica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Categoria_20_da_20_tabela_20_dinâmica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Título_20_da_20_tabela_20_dinâmica">
      <style:table-cell-properties fo:border-bottom="0.99pt solid #000000" fo:border-left="2.01pt solid #000000" fo:border-right="none" fo:border-top="0.99pt solid #000000"/>
    </style:style>
    <style:style style:name="ce34" style:family="table-cell" style:parent-style-name="Título_20_da_20_tabela_20_dinâmica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fo:border="0.99pt solid #000000"/>
    </style:style>
    <style:style style:name="ce37" style:family="table-cell" style:parent-style-name="Canto_20_da_20_tabela_20_dinâmica">
      <style:table-cell-properties fo:border-bottom="none" fo:border-left="none" fo:border-right="0.99pt solid #000000" fo:border-top="2.01pt solid #000000"/>
    </style:style>
    <style:style style:name="ce38" style:family="table-cell" style:parent-style-name="Campo_20_da_20_tabela_20_dinâmica">
      <style:table-cell-properties fo:border="0.99pt solid #000000"/>
    </style:style>
    <style:style style:name="ce39" style:family="table-cell" style:parent-style-name="Categoria_20_da_20_tabela_20_dinâmica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Categoria_20_da_20_tabela_20_dinâmica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Título_20_da_20_tabela_20_dinâmica">
      <style:table-cell-properties fo:border-bottom="0.99pt solid #000000" fo:border-left="none" fo:border-right="0.99pt solid #000000" fo:border-top="0.99pt solid #000000"/>
    </style:style>
    <style:style style:name="ce42" style:family="table-cell" style:parent-style-name="Título_20_da_20_tabela_20_dinâmica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44" style:family="table-cell" style:parent-style-name="Categoria_20_da_20_tabela_20_dinâmica">
      <style:table-cell-properties fo:border-bottom="0.99pt solid #000000" fo:border-left="0.99pt solid #000000" fo:border-right="none" fo:border-top="none"/>
    </style:style>
    <style:style style:name="ce45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46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47" style:family="table-cell" style:parent-style-name="Valor_20_da_20_tabela_20_dinâmica" style:data-style-name="N104">
      <style:table-cell-properties fo:border-bottom="none" fo:border-left="none" fo:border-right="none" fo:border-top="0.99pt solid #000000"/>
    </style:style>
    <style:style style:name="ce48" style:family="table-cell" style:parent-style-name="Valor_20_da_20_tabela_20_dinâmica">
      <style:table-cell-properties fo:border-bottom="0.99pt solid #000000" fo:border-left="none" fo:border-right="none" fo:border-top="none"/>
    </style:style>
    <style:style style:name="ce49" style:family="table-cell" style:parent-style-name="Valor_20_da_20_tabela_20_dinâmica" style:data-style-name="N104">
      <style:table-cell-properties fo:border-bottom="none" fo:border-left="0.99pt solid #000000" fo:border-right="none" fo:border-top="0.99pt solid #000000"/>
    </style:style>
    <style:style style:name="ce50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51" style:family="table-cell" style:parent-style-name="Resultado_20_da_20_tabela_20_dinâmica" style:data-style-name="N104">
      <style:table-cell-properties fo:border-bottom="0.99pt solid #000000" fo:border-left="0.99pt solid #000000" fo:border-right="none" fo:border-top="0.99pt solid #000000"/>
    </style:style>
    <style:style style:name="ce52" style:family="table-cell" style:parent-style-name="Resultado_20_da_20_tabela_20_dinâmica">
      <style:table-cell-properties fo:border-bottom="2.01pt solid #000000" fo:border-left="0.99pt solid #000000" fo:border-right="none" fo:border-top="0.99pt solid #000000"/>
    </style:style>
    <style:style style:name="ce53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54" style:family="table-cell" style:parent-style-name="Categoria_20_da_20_tabela_20_dinâmica">
      <style:table-cell-properties fo:border-bottom="0.99pt solid #000000" fo:border-left="none" fo:border-right="none" fo:border-top="none"/>
    </style:style>
    <style:style style:name="ce55" style:family="table-cell" style:parent-style-name="Resultado_20_da_20_tabela_20_dinâmica" style:data-style-name="N104">
      <style:table-cell-properties fo:border-bottom="0.99pt solid #000000" fo:border-left="none" fo:border-right="none" fo:border-top="0.99pt solid #000000"/>
    </style:style>
    <style:style style:name="ce56" style:family="table-cell" style:parent-style-name="Resultado_20_da_20_tabela_20_dinâmica">
      <style:table-cell-properties fo:border-bottom="2.01pt solid #000000" fo:border-left="none" fo:border-right="none" fo:border-top="0.99pt solid #000000"/>
    </style:style>
    <style:style style:name="ce57" style:family="table-cell" style:parent-style-name="Valor_20_da_20_tabela_20_dinâmica">
      <style:table-cell-properties fo:border-bottom="none" fo:border-left="none" fo:border-right="0.99pt solid #000000" fo:border-top="0.99pt solid #000000"/>
    </style:style>
    <style:style style:name="ce58" style:family="table-cell" style:parent-style-name="Valor_20_da_20_tabela_20_dinâmica">
      <style:table-cell-properties fo:border-bottom="0.99pt solid #000000" fo:border-left="none" fo:border-right="0.99pt solid #000000" fo:border-top="none"/>
    </style:style>
    <style:style style:name="ce59" style:family="table-cell" style:parent-style-name="Resultado_20_da_20_tabela_20_dinâmica" style:data-style-name="N104">
      <style:table-cell-properties fo:border-bottom="0.99pt solid #000000" fo:border-left="none" fo:border-right="0.99pt solid #000000" fo:border-top="0.99pt solid #000000"/>
    </style:style>
    <style:style style:name="ce60" style:family="table-cell" style:parent-style-name="Resultado_20_da_20_tabela_20_dinâmica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Título_20_da_20_tabela_20_dinâmica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Resultado_20_da_20_tabela_20_dinâmica" style:data-style-name="N104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Resultado_20_da_20_tabela_20_dinâmica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Resultado_20_da_20_tabela_20_dinâmica" style:data-style-name="N104">
      <style:table-cell-properties fo:border-bottom="0.99pt solid #000000" fo:border-left="0.99pt solid #000000" fo:border-right="2.01pt solid #000000" fo:border-top="0.99pt solid #000000"/>
    </style:style>
    <style:style style:name="ce66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  <style:style style:name="ce67" style:family="table-cell" style:parent-style-name="Default" style:data-style-name="N1"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">
      <style:table-cell-properties fo:border="none"/>
      <style:text-properties fo:font-size="8pt" style:font-size-asian="8pt" style:font-size-complex="8pt"/>
    </style:style>
    <style:style style:name="ce69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="none"/>
      <style:text-properties style:font-name="Liberation Sans" fo:font-size="8pt" style:font-name-asian="DejaVu Sans" style:font-size-asian="8pt" style:font-name-complex="Lohit Hindi" style:font-size-complex="8pt"/>
    </style:style>
    <style:style style:name="ce71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11"/>
    <style:style style:name="ce73" style:family="table-cell" style:parent-style-name="Default" style:data-style-name="N104"/>
    <style:style style:name="ce74" style:family="table-cell" style:parent-style-name="Default">
      <style:table-cell-properties fo:border-bottom="0.06pt solid #000000" fo:border-left="none" fo:border-right="none" fo:border-top="none"/>
    </style:style>
    <style:style style:name="ce75" style:family="table-cell" style:parent-style-name="Default" style:data-style-name="N1">
      <style:table-cell-properties fo:border-bottom="0.06pt solid #000000" fo:background-color="#e6e6ff" fo:border-left="none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</style:style>
    <style:style style:name="ce77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none" fo:border-left="0.06pt solid #000000" fo:border-right="none" fo:border-top="none"/>
    </style:style>
    <style:style style:name="ce79" style:family="table-cell" style:parent-style-name="Default" style:data-style-name="N109"/>
  </office:automatic-styles>
  <office:body>
    <office:spreadsheet>
      <table:table table:name="Real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2" table:default-cell-style-name="ce10"/>
        <table:table-column table:style-name="co7" table:default-cell-style-name="ce10"/>
        <table:table-column table:style-name="co8" table:number-columns-repeated="2" table:default-cell-style-name="ce15"/>
        <table:table-column table:style-name="co8" table:default-cell-style-name="ce18"/>
        <table:table-column table:style-name="co9" table:visibility="collapse" table:default-cell-style-name="ce21"/>
        <table:table-column table:style-name="co8" table:default-cell-style-name="ce21"/>
        <table:table-column table:style-name="co2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9" table:default-cell-style-name="ce2"/>
        <table:table-column table:style-name="co14" table:number-columns-repeated="1002" table:default-cell-style-name="ce2"/>
        <table:table-row table:style-name="ro1">
          <table:table-cell table:style-name="ce1" office:value-type="string">
            <text:p>Nº</text:p>
          </table:table-cell>
          <table:table-cell table:style-name="ce5" office:value-type="string">
            <text:p>Data</text:p>
          </table:table-cell>
          <table:table-cell table:style-name="ce1" office:value-type="string">
            <text:p>Moeda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Obj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Ret</text:p>
          </table:table-cell>
          <table:table-cell table:style-name="ce9" office:value-type="string">
            <text:p>RG</text:p>
          </table:table-cell>
          <table:table-cell table:style-name="ce9" office:value-type="string">
            <text:p>ID</text:p>
          </table:table-cell>
          <table:table-cell table:style-name="ce1" office:value-type="string">
            <text:p>Lucro</text:p>
          </table:table-cell>
          <table:table-cell table:style-name="ce1" office:value-type="string">
            <text:p>Swap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Medi</text:p>
          </table:table-cell>
          <table:table-cell table:style-name="ce1" office:value-type="string">
            <text:p>Media</text:p>
          </table:table-cell>
          <table:table-cell table:style-name="ce5" office:value-type="string">
            <text:p>Data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plicação</text:p>
          </table:table-cell>
          <table:table-cell table:style-name="ce1" office:value-type="string">
            <text:p>Saldo</text:p>
          </table:table-cell>
          <table:table-cell table:style-name="ce1" office:value-type="string">
            <text:p>%</text:p>
          </table:table-cell>
          <table:table-cell table:style-name="ce1" office:value-type="string">
            <text:p>%ACC</text:p>
          </table:table-cell>
          <table:table-cell table:style-name="ce1" office:value-type="string">
            <text:p>%Med</text:p>
          </table:table-cell>
          <table:table-cell table:style-name="ce1" office:value-type="string">
            <text:p>PREV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2]+[.K2]" office:value-type="currency" office:currency="BRL" office:value="0">
            <text:p>R$ 0,00</text:p>
          </table:table-cell>
          <table:table-cell table:formula="of:=[.Q2]+[.L2]" office:value-type="currency" office:currency="BRL" office:value="201.93">
            <text:p>R$ 201,93</text:p>
          </table:table-cell>
          <table:table-cell table:formula="of:=SUM([.$L$2:.L2])/[.A2]" office:value-type="currency" office:currency="BRL" office:value="0">
            <text:p>R$ 0,00</text:p>
          </table:table-cell>
          <table:table-cell office:value-type="date" office:date-value="2013-04-01">
            <text:p>04/13</text:p>
          </table:table-cell>
          <table:table-cell table:style-name="ce15" table:formula="of:=SUMPRODUCT(N(MONTH([.$B$1:.$B$9998])=MONTH([.O2]));N(YEAR([.$B$1:.$B$9998])=YEAR([.O2]));[.$L$1:.$L$9998])" office:value-type="currency" office:currency="BRL" office:value="-19.15">
            <text:p>-R$ 19,15</text:p>
          </table:table-cell>
          <table:table-cell table:style-name="ce15" table:formula="of:=101.93+100" office:value-type="currency" office:currency="BRL" office:value="201.93">
            <text:p>R$ 201,93</text:p>
          </table:table-cell>
          <table:table-cell table:formula="of:=[.Q2]+[.P2]" office:value-type="currency" office:currency="BRL" office:value="182.78">
            <text:p>R$ 182,78</text:p>
          </table:table-cell>
          <table:table-cell table:style-name="ce25" table:formula="of:=[.R2]/[.Q2]-1" office:value-type="percentage" office:value="-0.0948348437577379">
            <text:p>-9,48%</text:p>
          </table:table-cell>
          <table:table-cell table:style-name="ce25" table:formula="of:=SUMPRODUCT(PRODUCT([.S$2:.S2]+1))-1" office:value-type="percentage" office:value="-0.0948348437577379">
            <text:p>-9,48%</text:p>
          </table:table-cell>
          <table:table-cell table:style-name="ce25" table:formula="of:=(1+[.T2])^(1/[.A2])-1" office:value-type="percentage" office:value="-0.0948348437577379">
            <text:p>-9,48%</text:p>
          </table:table-cell>
          <table:table-cell table:style-name="ce15" table:formula="of:=IF([.P2] = 0; [.Q2]*(1+[.U2])^(1/3)-1; 0)" office:value-type="currency" office:currency="BRL" office:value="0">
            <text:p>R$ 0,00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7.14">
            <text:p>-R$ 7,14</text:p>
          </table:table-cell>
          <table:table-cell office:value-type="currency" office:currency="BRL" office:value="-0.05">
            <text:p>-R$ 0,05</text:p>
          </table:table-cell>
          <table:table-cell table:formula="of:=[.J3]+[.K3]" office:value-type="currency" office:currency="BRL" office:value="-7.19">
            <text:p>-R$ 7,19</text:p>
          </table:table-cell>
          <table:table-cell table:formula="of:=[.M2]+[.L3]" office:value-type="currency" office:currency="BRL" office:value="194.74">
            <text:p>R$ 194,74</text:p>
          </table:table-cell>
          <table:table-cell table:formula="of:=SUM([.$L$2:.L3])/[.A3]" office:value-type="currency" office:currency="BRL" office:value="-3.595">
            <text:p>-R$ 3,60</text:p>
          </table:table-cell>
          <table:table-cell office:value-type="date" office:date-value="2013-05-01">
            <text:p>05/13</text:p>
          </table:table-cell>
          <table:table-cell table:style-name="ce15" table:formula="of:=SUMPRODUCT(N(MONTH([.$B$1:.$B$9998])=MONTH([.O3]));N(YEAR([.$B$1:.$B$9998])=YEAR([.O3]));[.$L$1:.$L$9998])" office:value-type="currency" office:currency="BRL" office:value="12.19">
            <text:p>R$ 12,19</text:p>
          </table:table-cell>
          <table:table-cell table:formula="of:=[.R2]" office:value-type="currency" office:currency="BRL" office:value="182.78">
            <text:p>R$ 182,78</text:p>
          </table:table-cell>
          <table:table-cell table:formula="of:=[.Q3]+[.P3]" office:value-type="currency" office:currency="BRL" office:value="194.97">
            <text:p>R$ 194,97</text:p>
          </table:table-cell>
          <table:table-cell table:style-name="ce25" table:formula="of:=[.R3]/[.Q3]-1" office:value-type="percentage" office:value="0.0666921982711457">
            <text:p>6,67%</text:p>
          </table:table-cell>
          <table:table-cell table:style-name="ce25" table:formula="of:=SUMPRODUCT(PRODUCT([.S$2:.S3]+1))-1" office:value-type="percentage" office:value="-0.0344673896894964">
            <text:p>-3,45%</text:p>
          </table:table-cell>
          <table:table-cell table:style-name="ce25" table:formula="of:=(1+[.T3])^(1/[.A3])-1" office:value-type="percentage" office:value="-0.0173848106656891">
            <text:p>-1,74%</text:p>
          </table:table-cell>
          <table:table-cell table:style-name="ce15" table:formula="of:=IF([.P3] = 0; [.Q3]*(1+[.U3])^(1/3)-1; 0)" office:value-type="currency" office:currency="BRL" office:value="0">
            <text:p>R$ 0,00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4]+[.K4]" office:value-type="currency" office:currency="BRL" office:value="0">
            <text:p>R$ 0,00</text:p>
          </table:table-cell>
          <table:table-cell table:formula="of:=[.M3]+[.L4]" office:value-type="currency" office:currency="BRL" office:value="194.74">
            <text:p>R$ 194,74</text:p>
          </table:table-cell>
          <table:table-cell table:formula="of:=SUM([.$L$2:.L4])/[.A4]" office:value-type="currency" office:currency="BRL" office:value="-2.39666666666667">
            <text:p>-R$ 2,40</text:p>
          </table:table-cell>
          <table:table-cell office:value-type="date" office:date-value="2013-06-01">
            <text:p>06/13</text:p>
          </table:table-cell>
          <table:table-cell table:style-name="ce15" table:formula="of:=SUMPRODUCT(N(MONTH([.$B$1:.$B$9998])=MONTH([.O4]));N(YEAR([.$B$1:.$B$9998])=YEAR([.O4]));[.$L$1:.$L$9998])" office:value-type="currency" office:currency="BRL" office:value="0">
            <text:p>R$ 0,00</text:p>
          </table:table-cell>
          <table:table-cell table:formula="of:=[.R3]" office:value-type="currency" office:currency="BRL" office:value="194.97">
            <text:p>R$ 194,97</text:p>
          </table:table-cell>
          <table:table-cell table:formula="of:=[.Q4]+[.P4]" office:value-type="currency" office:currency="BRL" office:value="194.97">
            <text:p>R$ 194,97</text:p>
          </table:table-cell>
          <table:table-cell table:style-name="ce25" table:formula="of:=[.R4]/[.Q4]-1" office:value-type="percentage" office:value="0">
            <text:p>0,00%</text:p>
          </table:table-cell>
          <table:table-cell table:style-name="ce25" table:formula="of:=SUMPRODUCT(PRODUCT([.S$2:.S4]+1))-1" office:value-type="percentage" office:value="-0.0344673896894964">
            <text:p>-3,45%</text:p>
          </table:table-cell>
          <table:table-cell table:style-name="ce25" table:formula="of:=(1+[.T4])^(1/[.A4])-1" office:value-type="percentage" office:value="-0.0116237172014964">
            <text:p>-1,16%</text:p>
          </table:table-cell>
          <table:table-cell table:style-name="ce15" table:formula="of:=IF([.P4] = 0; [.Q4]*(1+[.U4])^(1/3)-1; 0)" office:value-type="currency" office:currency="BRL" office:value="193.211628619881">
            <text:p>R$ 193,21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5.3">
            <text:p>-R$ 5,30</text:p>
          </table:table-cell>
          <table:table-cell office:value-type="currency" office:currency="BRL" office:value="0">
            <text:p>R$ 0,00</text:p>
          </table:table-cell>
          <table:table-cell table:formula="of:=[.J5]+[.K5]" office:value-type="currency" office:currency="BRL" office:value="-5.3">
            <text:p>-R$ 5,30</text:p>
          </table:table-cell>
          <table:table-cell table:formula="of:=[.M4]+[.L5]" office:value-type="currency" office:currency="BRL" office:value="189.44">
            <text:p>R$ 189,44</text:p>
          </table:table-cell>
          <table:table-cell table:formula="of:=SUM([.$L$2:.L5])/[.A5]" office:value-type="currency" office:currency="BRL" office:value="-3.1225">
            <text:p>-R$ 3,12</text:p>
          </table:table-cell>
          <table:table-cell office:value-type="date" office:date-value="2013-07-01">
            <text:p>07/13</text:p>
          </table:table-cell>
          <table:table-cell table:style-name="ce15" table:formula="of:=SUMPRODUCT(N(MONTH([.$B$1:.$B$9998])=MONTH([.O5]));N(YEAR([.$B$1:.$B$9998])=YEAR([.O5]));[.$L$1:.$L$9998])" office:value-type="currency" office:currency="BRL" office:value="0">
            <text:p>R$ 0,00</text:p>
          </table:table-cell>
          <table:table-cell table:formula="of:=[.R4]" office:value-type="currency" office:currency="BRL" office:value="194.97">
            <text:p>R$ 194,97</text:p>
          </table:table-cell>
          <table:table-cell table:formula="of:=[.Q5]+[.P5]" office:value-type="currency" office:currency="BRL" office:value="194.97">
            <text:p>R$ 194,97</text:p>
          </table:table-cell>
          <table:table-cell table:style-name="ce25" table:formula="of:=[.R5]/[.Q5]-1" office:value-type="percentage" office:value="0">
            <text:p>0,00%</text:p>
          </table:table-cell>
          <table:table-cell table:style-name="ce25" table:formula="of:=SUMPRODUCT(PRODUCT([.S$2:.S5]+1))-1" office:value-type="percentage" office:value="-0.0344673896894964">
            <text:p>-3,45%</text:p>
          </table:table-cell>
          <table:table-cell table:style-name="ce25" table:formula="of:=(1+[.T5])^(1/[.A5])-1" office:value-type="percentage" office:value="-0.00873051629019117">
            <text:p>-0,87%</text:p>
          </table:table-cell>
          <table:table-cell table:style-name="ce15" table:formula="of:=IF([.P5] = 0; [.Q5]*(1+[.U5])^(1/3)-1; 0)" office:value-type="currency" office:currency="BRL" office:value="193.400944469746">
            <text:p>R$ 193,40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2.07">
            <text:p>-R$ 2,07</text:p>
          </table:table-cell>
          <table:table-cell office:value-type="currency" office:currency="BRL" office:value="0">
            <text:p>R$ 0,00</text:p>
          </table:table-cell>
          <table:table-cell table:formula="of:=[.J6]+[.K6]" office:value-type="currency" office:currency="BRL" office:value="-2.07">
            <text:p>-R$ 2,07</text:p>
          </table:table-cell>
          <table:table-cell table:formula="of:=[.M5]+[.L6]" office:value-type="currency" office:currency="BRL" office:value="187.37">
            <text:p>R$ 187,37</text:p>
          </table:table-cell>
          <table:table-cell table:formula="of:=SUM([.$L$2:.L6])/[.A6]" office:value-type="currency" office:currency="BRL" office:value="-2.912">
            <text:p>-R$ 2,91</text:p>
          </table:table-cell>
          <table:table-cell office:value-type="date" office:date-value="2013-08-01">
            <text:p>08/13</text:p>
          </table:table-cell>
          <table:table-cell table:style-name="ce15" table:formula="of:=SUMPRODUCT(N(MONTH([.$B$1:.$B$9998])=MONTH([.O6]));N(YEAR([.$B$1:.$B$9998])=YEAR([.O6]));[.$L$1:.$L$9998])" office:value-type="currency" office:currency="BRL" office:value="0">
            <text:p>R$ 0,00</text:p>
          </table:table-cell>
          <table:table-cell table:formula="of:=[.R5]" office:value-type="currency" office:currency="BRL" office:value="194.97">
            <text:p>R$ 194,97</text:p>
          </table:table-cell>
          <table:table-cell table:formula="of:=[.Q6]+[.P6]" office:value-type="currency" office:currency="BRL" office:value="194.97">
            <text:p>R$ 194,97</text:p>
          </table:table-cell>
          <table:table-cell table:style-name="ce25" table:formula="of:=[.R6]/[.Q6]-1" office:value-type="percentage" office:value="0">
            <text:p>0,00%</text:p>
          </table:table-cell>
          <table:table-cell table:style-name="ce25" table:formula="of:=SUMPRODUCT(PRODUCT([.S$2:.S6]+1))-1" office:value-type="percentage" office:value="-0.0344673896894964">
            <text:p>-3,45%</text:p>
          </table:table-cell>
          <table:table-cell table:style-name="ce25" table:formula="of:=(1+[.T6])^(1/[.A6])-1" office:value-type="percentage" office:value="-0.00699053218276879">
            <text:p>-0,70%</text:p>
          </table:table-cell>
          <table:table-cell table:style-name="ce15" table:formula="of:=IF([.P6] = 0; [.Q6]*(1+[.U6])^(1/3)-1; 0)" office:value-type="currency" office:currency="BRL" office:value="193.514622549029">
            <text:p>R$ 193,51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1.05">
            <text:p>-R$ 1,05</text:p>
          </table:table-cell>
          <table:table-cell office:value-type="currency" office:currency="BRL" office:value="0">
            <text:p>R$ 0,00</text:p>
          </table:table-cell>
          <table:table-cell table:formula="of:=[.J7]+[.K7]" office:value-type="currency" office:currency="BRL" office:value="-1.05">
            <text:p>-R$ 1,05</text:p>
          </table:table-cell>
          <table:table-cell table:formula="of:=[.M6]+[.L7]" office:value-type="currency" office:currency="BRL" office:value="186.32">
            <text:p>R$ 186,32</text:p>
          </table:table-cell>
          <table:table-cell table:formula="of:=SUM([.$L$2:.L7])/[.A7]" office:value-type="currency" office:currency="BRL" office:value="-2.60166666666667">
            <text:p>-R$ 2,60</text:p>
          </table:table-cell>
          <table:table-cell office:value-type="date" office:date-value="2013-09-01">
            <text:p>09/13</text:p>
          </table:table-cell>
          <table:table-cell table:style-name="ce15" table:formula="of:=SUMPRODUCT(N(MONTH([.$B$1:.$B$9998])=MONTH([.O7]));N(YEAR([.$B$1:.$B$9998])=YEAR([.O7]));[.$L$1:.$L$9998])" office:value-type="currency" office:currency="BRL" office:value="0">
            <text:p>R$ 0,00</text:p>
          </table:table-cell>
          <table:table-cell table:formula="of:=[.R6]" office:value-type="currency" office:currency="BRL" office:value="194.97">
            <text:p>R$ 194,97</text:p>
          </table:table-cell>
          <table:table-cell table:formula="of:=[.Q7]+[.P7]" office:value-type="currency" office:currency="BRL" office:value="194.97">
            <text:p>R$ 194,97</text:p>
          </table:table-cell>
          <table:table-cell table:style-name="ce25" table:formula="of:=[.R7]/[.Q7]-1" office:value-type="percentage" office:value="0">
            <text:p>0,00%</text:p>
          </table:table-cell>
          <table:table-cell table:style-name="ce25" table:formula="of:=SUMPRODUCT(PRODUCT([.S$2:.S7]+1))-1" office:value-type="percentage" office:value="-0.0344673896894964">
            <text:p>-3,45%</text:p>
          </table:table-cell>
          <table:table-cell table:style-name="ce25" table:formula="of:=(1+[.T7])^(1/[.A7])-1" office:value-type="percentage" office:value="-0.0058288463254913">
            <text:p>-0,58%</text:p>
          </table:table-cell>
          <table:table-cell table:style-name="ce15" table:formula="of:=IF([.P7] = 0; [.Q7]*(1+[.U7])^(1/3)-1; 0)" office:value-type="currency" office:currency="BRL" office:value="193.590444863097">
            <text:p>R$ 193,59</text:p>
          </table:table-cell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0.75">
            <text:p>-R$ 0,75</text:p>
          </table:table-cell>
          <table:table-cell office:value-type="currency" office:currency="BRL" office:value="0">
            <text:p>R$ 0,00</text:p>
          </table:table-cell>
          <table:table-cell table:formula="of:=[.J8]+[.K8]" office:value-type="currency" office:currency="BRL" office:value="-0.75">
            <text:p>-R$ 0,75</text:p>
          </table:table-cell>
          <table:table-cell table:formula="of:=[.M7]+[.L8]" office:value-type="currency" office:currency="BRL" office:value="185.57">
            <text:p>R$ 185,57</text:p>
          </table:table-cell>
          <table:table-cell table:formula="of:=SUM([.$L$2:.L8])/[.A8]" office:value-type="currency" office:currency="BRL" office:value="-2.33714285714286">
            <text:p>-R$ 2,34</text:p>
          </table:table-cell>
          <table:table-cell office:value-type="date" office:date-value="2013-10-01">
            <text:p>10/13</text:p>
          </table:table-cell>
          <table:table-cell table:style-name="ce15" table:formula="of:=SUMPRODUCT(N(MONTH([.$B$1:.$B$9998])=MONTH([.O8]));N(YEAR([.$B$1:.$B$9998])=YEAR([.O8]));[.$L$1:.$L$9998])" office:value-type="currency" office:currency="BRL" office:value="0">
            <text:p>R$ 0,00</text:p>
          </table:table-cell>
          <table:table-cell table:formula="of:=[.R7]" office:value-type="currency" office:currency="BRL" office:value="194.97">
            <text:p>R$ 194,97</text:p>
          </table:table-cell>
          <table:table-cell table:formula="of:=[.Q8]+[.P8]" office:value-type="currency" office:currency="BRL" office:value="194.97">
            <text:p>R$ 194,97</text:p>
          </table:table-cell>
          <table:table-cell table:style-name="ce25" table:formula="of:=[.R8]/[.Q8]-1" office:value-type="percentage" office:value="0">
            <text:p>0,00%</text:p>
          </table:table-cell>
          <table:table-cell table:style-name="ce25" table:formula="of:=SUMPRODUCT(PRODUCT([.S$2:.S8]+1))-1" office:value-type="percentage" office:value="-0.0344673896894964">
            <text:p>-3,45%</text:p>
          </table:table-cell>
          <table:table-cell table:style-name="ce25" table:formula="of:=(1+[.T8])^(1/[.A8])-1" office:value-type="percentage" office:value="-0.00499823875626926">
            <text:p>-0,50%</text:p>
          </table:table-cell>
          <table:table-cell table:style-name="ce15" table:formula="of:=IF([.P8] = 0; [.Q8]*(1+[.U8])^(1/3)-1; 0)" office:value-type="currency" office:currency="BRL" office:value="193.644621753539">
            <text:p>R$ 193,64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3.37">
            <text:p>-R$ 3,37</text:p>
          </table:table-cell>
          <table:table-cell office:value-type="currency" office:currency="BRL" office:value="0">
            <text:p>R$ 0,00</text:p>
          </table:table-cell>
          <table:table-cell table:formula="of:=[.J9]+[.K9]" office:value-type="currency" office:currency="BRL" office:value="-3.37">
            <text:p>-R$ 3,37</text:p>
          </table:table-cell>
          <table:table-cell table:formula="of:=[.M8]+[.L9]" office:value-type="currency" office:currency="BRL" office:value="182.2">
            <text:p>R$ 182,20</text:p>
          </table:table-cell>
          <table:table-cell table:formula="of:=SUM([.$L$2:.L9])/[.A9]" office:value-type="currency" office:currency="BRL" office:value="-2.46625">
            <text:p>-R$ 2,47</text:p>
          </table:table-cell>
          <table:table-cell office:value-type="date" office:date-value="2013-11-06">
            <text:p>11/13</text:p>
          </table:table-cell>
          <table:table-cell table:style-name="ce15" table:formula="of:=SUMPRODUCT(N(MONTH([.$B$1:.$B$9998])=MONTH([.O9]));N(YEAR([.$B$1:.$B$9998])=YEAR([.O9]));[.$L$1:.$L$9998])" office:value-type="currency" office:currency="BRL" office:value="0">
            <text:p>R$ 0,00</text:p>
          </table:table-cell>
          <table:table-cell table:formula="of:=[.R8]" office:value-type="currency" office:currency="BRL" office:value="194.97">
            <text:p>R$ 194,97</text:p>
          </table:table-cell>
          <table:table-cell table:formula="of:=[.Q9]+[.P9]" office:value-type="currency" office:currency="BRL" office:value="194.97">
            <text:p>R$ 194,97</text:p>
          </table:table-cell>
          <table:table-cell table:style-name="ce25" table:formula="of:=[.R9]/[.Q9]-1" office:value-type="percentage" office:value="0">
            <text:p>0,00%</text:p>
          </table:table-cell>
          <table:table-cell table:style-name="ce25" table:formula="of:=SUMPRODUCT(PRODUCT([.S$2:.S9]+1))-1" office:value-type="percentage" office:value="-0.0344673896894964">
            <text:p>-3,45%</text:p>
          </table:table-cell>
          <table:table-cell table:style-name="ce25" table:formula="of:=(1+[.T9])^(1/[.A9])-1" office:value-type="percentage" office:value="-0.00437482770381459">
            <text:p>-0,44%</text:p>
          </table:table-cell>
          <table:table-cell table:style-name="ce15" table:formula="of:=IF([.P9] = 0; [.Q9]*(1+[.U9])^(1/3)-1; 0)" office:value-type="currency" office:currency="BRL" office:value="193.68526431979">
            <text:p>R$ 193,69</text:p>
          </table:table-cell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1.05">
            <text:p>-R$ 1,05</text:p>
          </table:table-cell>
          <table:table-cell office:value-type="currency" office:currency="BRL" office:value="-0.02">
            <text:p>-R$ 0,02</text:p>
          </table:table-cell>
          <table:table-cell table:formula="of:=[.J10]+[.K10]" office:value-type="currency" office:currency="BRL" office:value="-1.07">
            <text:p>-R$ 1,07</text:p>
          </table:table-cell>
          <table:table-cell table:formula="of:=[.M9]+[.L10]" office:value-type="currency" office:currency="BRL" office:value="181.13">
            <text:p>R$ 181,13</text:p>
          </table:table-cell>
          <table:table-cell table:formula="of:=SUM([.$L$2:.L10])/[.A10]" office:value-type="currency" office:currency="BRL" office:value="-2.31111111111111">
            <text:p>-R$ 2,31</text:p>
          </table:table-cell>
          <table:table-cell office:value-type="date" office:date-value="2013-12-01">
            <text:p>12/13</text:p>
          </table:table-cell>
          <table:table-cell table:style-name="ce15" table:formula="of:=SUMPRODUCT(N(MONTH([.$B$1:.$B$9998])=MONTH([.O10]));N(YEAR([.$B$1:.$B$9998])=YEAR([.O10]));[.$L$1:.$L$9998])" office:value-type="currency" office:currency="BRL" office:value="0">
            <text:p>R$ 0,00</text:p>
          </table:table-cell>
          <table:table-cell table:formula="of:=[.R9]" office:value-type="currency" office:currency="BRL" office:value="194.97">
            <text:p>R$ 194,97</text:p>
          </table:table-cell>
          <table:table-cell table:formula="of:=[.Q10]+[.P10]" office:value-type="currency" office:currency="BRL" office:value="194.97">
            <text:p>R$ 194,97</text:p>
          </table:table-cell>
          <table:table-cell table:style-name="ce25" table:formula="of:=[.R10]/[.Q10]-1" office:value-type="percentage" office:value="0">
            <text:p>0,00%</text:p>
          </table:table-cell>
          <table:table-cell table:style-name="ce25" table:formula="of:=SUMPRODUCT(PRODUCT([.S$2:.S10]+1))-1" office:value-type="percentage" office:value="-0.0344673896894964">
            <text:p>-3,45%</text:p>
          </table:table-cell>
          <table:table-cell table:style-name="ce25" table:formula="of:=(1+[.T10])^(1/[.A10])-1" office:value-type="percentage" office:value="-0.00388968241329068">
            <text:p>-0,39%</text:p>
          </table:table-cell>
          <table:table-cell table:style-name="ce15" table:formula="of:=IF([.P10] = 0; [.Q10]*(1+[.U10])^(1/3)-1; 0)" office:value-type="currency" office:currency="BRL" office:value="193.716881071652">
            <text:p>R$ 193,72</text:p>
          </table:table-cell>
          <table:table-cell table:number-columns-repeated="1002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0">
            <text:p>R$ 0,00</text:p>
          </table:table-cell>
          <table:table-cell office:value-type="currency" office:currency="BRL" office:value="-0.01">
            <text:p>-R$ 0,01</text:p>
          </table:table-cell>
          <table:table-cell table:formula="of:=[.J11]+[.K11]" office:value-type="currency" office:currency="BRL" office:value="-0.01">
            <text:p>-R$ 0,01</text:p>
          </table:table-cell>
          <table:table-cell table:formula="of:=[.M10]+[.L11]" office:value-type="currency" office:currency="BRL" office:value="181.12">
            <text:p>R$ 181,12</text:p>
          </table:table-cell>
          <table:table-cell table:formula="of:=SUM([.$L$2:.L11])/[.A11]" office:value-type="currency" office:currency="BRL" office:value="-2.081">
            <text:p>-R$ 2,08</text:p>
          </table:table-cell>
          <table:table-cell office:value-type="date" office:date-value="2014-01-01">
            <text:p>01/14</text:p>
          </table:table-cell>
          <table:table-cell table:style-name="ce15" table:formula="of:=SUMPRODUCT(N(MONTH([.$B$1:.$B$9998])=MONTH([.O11]));N(YEAR([.$B$1:.$B$9998])=YEAR([.O11]));[.$L$1:.$L$9998])" office:value-type="currency" office:currency="BRL" office:value="0">
            <text:p>R$ 0,00</text:p>
          </table:table-cell>
          <table:table-cell table:formula="of:=[.R10]" office:value-type="currency" office:currency="BRL" office:value="194.97">
            <text:p>R$ 194,97</text:p>
          </table:table-cell>
          <table:table-cell table:formula="of:=[.Q11]+[.P11]" office:value-type="currency" office:currency="BRL" office:value="194.97">
            <text:p>R$ 194,97</text:p>
          </table:table-cell>
          <table:table-cell table:style-name="ce25" table:formula="of:=[.R11]/[.Q11]-1" office:value-type="percentage" office:value="0">
            <text:p>0,00%</text:p>
          </table:table-cell>
          <table:table-cell table:style-name="ce25" table:formula="of:=SUMPRODUCT(PRODUCT([.S$2:.S11]+1))-1" office:value-type="percentage" office:value="-0.0344673896894964">
            <text:p>-3,45%</text:p>
          </table:table-cell>
          <table:table-cell table:style-name="ce25" table:formula="of:=(1+[.T11])^(1/[.A11])-1" office:value-type="percentage" office:value="-0.00350139597828281">
            <text:p>-0,35%</text:p>
          </table:table-cell>
          <table:table-cell table:style-name="ce15" table:formula="of:=IF([.P11] = 0; [.Q11]*(1+[.U11])^(1/3)-1; 0)" office:value-type="currency" office:currency="BRL" office:value="193.74217816997">
            <text:p>R$ 193,74</text:p>
          </table:table-cell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0">
            <text:p>R$ 0,00</text:p>
          </table:table-cell>
          <table:table-cell office:value-type="currency" office:currency="BRL" office:value="0.06">
            <text:p>R$ 0,06</text:p>
          </table:table-cell>
          <table:table-cell table:formula="of:=[.J12]+[.K12]" office:value-type="currency" office:currency="BRL" office:value="0.06">
            <text:p>R$ 0,06</text:p>
          </table:table-cell>
          <table:table-cell table:formula="of:=[.M11]+[.L12]" office:value-type="currency" office:currency="BRL" office:value="181.18">
            <text:p>R$ 181,18</text:p>
          </table:table-cell>
          <table:table-cell table:formula="of:=SUM([.$L$2:.L12])/[.A12]" office:value-type="currency" office:currency="BRL" office:value="-1.88636363636364">
            <text:p>-R$ 1,89</text:p>
          </table:table-cell>
          <table:table-cell office:value-type="date" office:date-value="2014-02-01">
            <text:p>02/14</text:p>
          </table:table-cell>
          <table:table-cell table:style-name="ce15" table:formula="of:=SUMPRODUCT(N(MONTH([.$B$1:.$B$9998])=MONTH([.O12]));N(YEAR([.$B$1:.$B$9998])=YEAR([.O12]));[.$L$1:.$L$9998])" office:value-type="currency" office:currency="BRL" office:value="0">
            <text:p>R$ 0,00</text:p>
          </table:table-cell>
          <table:table-cell table:formula="of:=[.R11]" office:value-type="currency" office:currency="BRL" office:value="194.97">
            <text:p>R$ 194,97</text:p>
          </table:table-cell>
          <table:table-cell table:formula="of:=[.Q12]+[.P12]" office:value-type="currency" office:currency="BRL" office:value="194.97">
            <text:p>R$ 194,97</text:p>
          </table:table-cell>
          <table:table-cell table:style-name="ce25" table:formula="of:=[.R12]/[.Q12]-1" office:value-type="percentage" office:value="0">
            <text:p>0,00%</text:p>
          </table:table-cell>
          <table:table-cell table:style-name="ce25" table:formula="of:=SUMPRODUCT(PRODUCT([.S$2:.S12]+1))-1" office:value-type="percentage" office:value="-0.0344673896894964">
            <text:p>-3,45%</text:p>
          </table:table-cell>
          <table:table-cell table:style-name="ce25" table:formula="of:=(1+[.T12])^(1/[.A12])-1" office:value-type="percentage" office:value="-0.00318359450141414">
            <text:p>-0,32%</text:p>
          </table:table-cell>
          <table:table-cell table:style-name="ce15" table:formula="of:=IF([.P12] = 0; [.Q12]*(1+[.U12])^(1/3)-1; 0)" office:value-type="currency" office:currency="BRL" office:value="193.762878240374">
            <text:p>R$ 193,76</text:p>
          </table:table-cell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0.81">
            <text:p>-R$ 0,81</text:p>
          </table:table-cell>
          <table:table-cell office:value-type="currency" office:currency="BRL" office:value="0">
            <text:p>R$ 0,00</text:p>
          </table:table-cell>
          <table:table-cell table:formula="of:=[.J13]+[.K13]" office:value-type="currency" office:currency="BRL" office:value="-0.81">
            <text:p>-R$ 0,81</text:p>
          </table:table-cell>
          <table:table-cell table:formula="of:=[.M12]+[.L13]" office:value-type="currency" office:currency="BRL" office:value="180.37">
            <text:p>R$ 180,37</text:p>
          </table:table-cell>
          <table:table-cell table:formula="of:=SUM([.$L$2:.L13])/[.A13]" office:value-type="currency" office:currency="BRL" office:value="-1.79666666666667">
            <text:p>-R$ 1,80</text:p>
          </table:table-cell>
          <table:table-cell office:value-type="date" office:date-value="2014-03-01">
            <text:p>03/14</text:p>
          </table:table-cell>
          <table:table-cell table:style-name="ce15" table:formula="of:=SUMPRODUCT(N(MONTH([.$B$1:.$B$9998])=MONTH([.O13]));N(YEAR([.$B$1:.$B$9998])=YEAR([.O13]));[.$L$1:.$L$9998])" office:value-type="currency" office:currency="BRL" office:value="0">
            <text:p>R$ 0,00</text:p>
          </table:table-cell>
          <table:table-cell table:formula="of:=[.R12]" office:value-type="currency" office:currency="BRL" office:value="194.97">
            <text:p>R$ 194,97</text:p>
          </table:table-cell>
          <table:table-cell table:formula="of:=[.Q13]+[.P13]" office:value-type="currency" office:currency="BRL" office:value="194.97">
            <text:p>R$ 194,97</text:p>
          </table:table-cell>
          <table:table-cell table:style-name="ce25" table:formula="of:=[.R13]/[.Q13]-1" office:value-type="percentage" office:value="0">
            <text:p>0,00%</text:p>
          </table:table-cell>
          <table:table-cell table:style-name="ce25" table:formula="of:=SUMPRODUCT(PRODUCT([.S$2:.S13]+1))-1" office:value-type="percentage" office:value="-0.0344673896894964">
            <text:p>-3,45%</text:p>
          </table:table-cell>
          <table:table-cell table:style-name="ce25" table:formula="of:=(1+[.T13])^(1/[.A13])-1" office:value-type="percentage" office:value="-0.00291868251656191">
            <text:p>-0,29%</text:p>
          </table:table-cell>
          <table:table-cell table:style-name="ce15" table:formula="of:=IF([.P13] = 0; [.Q13]*(1+[.U13])^(1/3)-1; 0)" office:value-type="currency" office:currency="BRL" office:value="193.780129979826">
            <text:p>R$ 193,78</text:p>
          </table:table-cell>
          <table:table-cell table:number-columns-repeated="1002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3.39">
            <text:p>-R$ 3,39</text:p>
          </table:table-cell>
          <table:table-cell office:value-type="currency" office:currency="BRL" office:value="-0.01">
            <text:p>-R$ 0,01</text:p>
          </table:table-cell>
          <table:table-cell table:formula="of:=[.J14]+[.K14]" office:value-type="currency" office:currency="BRL" office:value="-3.4">
            <text:p>-R$ 3,40</text:p>
          </table:table-cell>
          <table:table-cell table:formula="of:=[.M13]+[.L14]" office:value-type="currency" office:currency="BRL" office:value="176.97">
            <text:p>R$ 176,97</text:p>
          </table:table-cell>
          <table:table-cell table:formula="of:=SUM([.$L$2:.L14])/[.A14]" office:value-type="currency" office:currency="BRL" office:value="-1.92">
            <text:p>-R$ 1,92</text:p>
          </table:table-cell>
          <table:table-cell table:style-name="ce8"/>
          <table:table-cell table:style-name="ce4" table:number-columns-repeated="5"/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6.4">
            <text:p>16,4</text:p>
          </table:table-cell>
          <table:table-cell table:style-name="ce13"/>
          <table:table-cell office:value-type="currency" office:currency="BRL" office:value="-0.86">
            <text:p>-R$ 0,86</text:p>
          </table:table-cell>
          <table:table-cell office:value-type="currency" office:currency="BRL" office:value="0">
            <text:p>R$ 0,00</text:p>
          </table:table-cell>
          <table:table-cell table:formula="of:=[.J15]+[.K15]" office:value-type="currency" office:currency="BRL" office:value="-0.86">
            <text:p>-R$ 0,86</text:p>
          </table:table-cell>
          <table:table-cell table:formula="of:=[.M14]+[.L15]" office:value-type="currency" office:currency="BRL" office:value="176.11">
            <text:p>R$ 176,11</text:p>
          </table:table-cell>
          <table:table-cell table:formula="of:=SUM([.$L$2:.L15])/[.A15]" office:value-type="currency" office:currency="BRL" office:value="-1.84428571428571">
            <text:p>-R$ 1,84</text:p>
          </table:table-cell>
          <table:table-cell table:style-name="ce8"/>
          <table:table-cell table:style-name="ce25"/>
          <table:table-cell table:style-name="ce27"/>
          <table:table-cell table:style-name="ce25"/>
          <table:table-cell table:style-name="ce28" table:number-columns-repeated="2"/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.4">
            <text:p>5,4</text:p>
          </table:table-cell>
          <table:table-cell table:style-name="ce13"/>
          <table:table-cell office:value-type="currency" office:currency="BRL" office:value="-0.88">
            <text:p>-R$ 0,88</text:p>
          </table:table-cell>
          <table:table-cell office:value-type="currency" office:currency="BRL" office:value="0">
            <text:p>R$ 0,00</text:p>
          </table:table-cell>
          <table:table-cell table:formula="of:=[.J16]+[.K16]" office:value-type="currency" office:currency="BRL" office:value="-0.88">
            <text:p>-R$ 0,88</text:p>
          </table:table-cell>
          <table:table-cell table:formula="of:=[.M15]+[.L16]" office:value-type="currency" office:currency="BRL" office:value="175.23">
            <text:p>R$ 175,23</text:p>
          </table:table-cell>
          <table:table-cell table:formula="of:=SUM([.$L$2:.L16])/[.A16]" office:value-type="currency" office:currency="BRL" office:value="-1.78">
            <text:p>-R$ 1,78</text:p>
          </table:table-cell>
          <table:table-cell table:style-name="ce8"/>
          <table:table-cell table:style-name="ce17" table:number-columns-repeated="5"/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5.6">
            <text:p>5,6</text:p>
          </table:table-cell>
          <table:table-cell table:style-name="ce13"/>
          <table:table-cell office:value-type="currency" office:currency="BRL" office:value="-0.85">
            <text:p>-R$ 0,85</text:p>
          </table:table-cell>
          <table:table-cell office:value-type="currency" office:currency="BRL" office:value="0">
            <text:p>R$ 0,00</text:p>
          </table:table-cell>
          <table:table-cell table:formula="of:=[.J17]+[.K17]" office:value-type="currency" office:currency="BRL" office:value="-0.85">
            <text:p>-R$ 0,85</text:p>
          </table:table-cell>
          <table:table-cell table:formula="of:=[.M16]+[.L17]" office:value-type="currency" office:currency="BRL" office:value="174.38">
            <text:p>R$ 174,38</text:p>
          </table:table-cell>
          <table:table-cell table:formula="of:=SUM([.$L$2:.L17])/[.A17]" office:value-type="currency" office:currency="BRL" office:value="-1.721875">
            <text:p>-R$ 1,72</text:p>
          </table:table-cell>
          <table:table-cell table:style-name="ce24"/>
          <table:table-cell table:style-name="ce4" table:number-columns-repeated="5"/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0.1">
            <text:p>-R$ 0,10</text:p>
          </table:table-cell>
          <table:table-cell office:value-type="currency" office:currency="BRL" office:value="-0.03">
            <text:p>-R$ 0,03</text:p>
          </table:table-cell>
          <table:table-cell table:formula="of:=[.J18]+[.K18]" office:value-type="currency" office:currency="BRL" office:value="-0.13">
            <text:p>-R$ 0,13</text:p>
          </table:table-cell>
          <table:table-cell table:formula="of:=[.M17]+[.L18]" office:value-type="currency" office:currency="BRL" office:value="174.25">
            <text:p>R$ 174,25</text:p>
          </table:table-cell>
          <table:table-cell table:formula="of:=SUM([.$L$2:.L18])/[.A18]" office:value-type="currency" office:currency="BRL" office:value="-1.62823529411765">
            <text:p>-R$ 1,63</text:p>
          </table:table-cell>
          <table:table-cell table:style-name="ce24"/>
          <table:table-cell table:style-name="ce4" table:number-columns-repeated="5"/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18.5">
            <text:p>18,5</text:p>
          </table:table-cell>
          <table:table-cell table:style-name="ce13"/>
          <table:table-cell office:value-type="currency" office:currency="BRL" office:value="-2.68">
            <text:p>-R$ 2,68</text:p>
          </table:table-cell>
          <table:table-cell office:value-type="currency" office:currency="BRL" office:value="0">
            <text:p>R$ 0,00</text:p>
          </table:table-cell>
          <table:table-cell table:formula="of:=[.J19]+[.K19]" office:value-type="currency" office:currency="BRL" office:value="-2.68">
            <text:p>-R$ 2,68</text:p>
          </table:table-cell>
          <table:table-cell table:formula="of:=[.M18]+[.L19]" office:value-type="currency" office:currency="BRL" office:value="171.57">
            <text:p>R$ 171,57</text:p>
          </table:table-cell>
          <table:table-cell table:formula="of:=SUM([.$L$2:.L19])/[.A19]" office:value-type="currency" office:currency="BRL" office:value="-1.68666666666667">
            <text:p>-R$ 1,69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2.76">
            <text:p>R$ 2,76</text:p>
          </table:table-cell>
          <table:table-cell office:value-type="currency" office:currency="BRL" office:value="0.64">
            <text:p>R$ 0,64</text:p>
          </table:table-cell>
          <table:table-cell table:formula="of:=[.J20]+[.K20]" office:value-type="currency" office:currency="BRL" office:value="3.4">
            <text:p>R$ 3,40</text:p>
          </table:table-cell>
          <table:table-cell table:formula="of:=[.M19]+[.L20]" office:value-type="currency" office:currency="BRL" office:value="174.97">
            <text:p>R$ 174,97</text:p>
          </table:table-cell>
          <table:table-cell table:formula="of:=SUM([.$L$2:.L20])/[.A20]" office:value-type="currency" office:currency="BRL" office:value="-1.41894736842105">
            <text:p>-R$ 1,42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5.7">
            <text:p>5,7</text:p>
          </table:table-cell>
          <table:table-cell table:style-name="ce13"/>
          <table:table-cell office:value-type="currency" office:currency="BRL" office:value="-0.77">
            <text:p>-R$ 0,77</text:p>
          </table:table-cell>
          <table:table-cell office:value-type="currency" office:currency="BRL" office:value="0">
            <text:p>R$ 0,00</text:p>
          </table:table-cell>
          <table:table-cell table:formula="of:=[.J21]+[.K21]" office:value-type="currency" office:currency="BRL" office:value="-0.77">
            <text:p>-R$ 0,77</text:p>
          </table:table-cell>
          <table:table-cell table:formula="of:=[.M20]+[.L21]" office:value-type="currency" office:currency="BRL" office:value="174.2">
            <text:p>R$ 174,20</text:p>
          </table:table-cell>
          <table:table-cell table:formula="of:=SUM([.$L$2:.L21])/[.A21]" office:value-type="currency" office:currency="BRL" office:value="-1.3865">
            <text:p>-R$ 1,39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7.8">
            <text:p>7,8</text:p>
          </table:table-cell>
          <table:table-cell table:style-name="ce13"/>
          <table:table-cell office:value-type="currency" office:currency="BRL" office:value="-1.48">
            <text:p>-R$ 1,48</text:p>
          </table:table-cell>
          <table:table-cell office:value-type="currency" office:currency="BRL" office:value="0">
            <text:p>R$ 0,00</text:p>
          </table:table-cell>
          <table:table-cell table:formula="of:=[.J22]+[.K22]" office:value-type="currency" office:currency="BRL" office:value="-1.48">
            <text:p>-R$ 1,48</text:p>
          </table:table-cell>
          <table:table-cell table:formula="of:=[.M21]+[.L22]" office:value-type="currency" office:currency="BRL" office:value="172.72">
            <text:p>R$ 172,72</text:p>
          </table:table-cell>
          <table:table-cell table:formula="of:=SUM([.$L$2:.L22])/[.A22]" office:value-type="currency" office:currency="BRL" office:value="-1.39095238095238">
            <text:p>-R$ 1,39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8.7">
            <text:p>8,7</text:p>
          </table:table-cell>
          <table:table-cell table:style-name="ce13"/>
          <table:table-cell office:value-type="currency" office:currency="BRL" office:value="-1.34">
            <text:p>-R$ 1,34</text:p>
          </table:table-cell>
          <table:table-cell office:value-type="currency" office:currency="BRL" office:value="0">
            <text:p>R$ 0,00</text:p>
          </table:table-cell>
          <table:table-cell table:formula="of:=[.J23]+[.K23]" office:value-type="currency" office:currency="BRL" office:value="-1.34">
            <text:p>-R$ 1,34</text:p>
          </table:table-cell>
          <table:table-cell table:formula="of:=[.M22]+[.L23]" office:value-type="currency" office:currency="BRL" office:value="171.38">
            <text:p>R$ 171,38</text:p>
          </table:table-cell>
          <table:table-cell table:formula="of:=SUM([.$L$2:.L23])/[.A23]" office:value-type="currency" office:currency="BRL" office:value="-1.38863636363636">
            <text:p>-R$ 1,39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.1">
            <text:p>5,1</text:p>
          </table:table-cell>
          <table:table-cell table:style-name="ce13"/>
          <table:table-cell office:value-type="currency" office:currency="BRL" office:value="-1.04">
            <text:p>-R$ 1,04</text:p>
          </table:table-cell>
          <table:table-cell office:value-type="currency" office:currency="BRL" office:value="0">
            <text:p>R$ 0,00</text:p>
          </table:table-cell>
          <table:table-cell table:formula="of:=[.J24]+[.K24]" office:value-type="currency" office:currency="BRL" office:value="-1.04">
            <text:p>-R$ 1,04</text:p>
          </table:table-cell>
          <table:table-cell table:formula="of:=[.M23]+[.L24]" office:value-type="currency" office:currency="BRL" office:value="170.34">
            <text:p>R$ 170,34</text:p>
          </table:table-cell>
          <table:table-cell table:formula="of:=SUM([.$L$2:.L24])/[.A24]" office:value-type="currency" office:currency="BRL" office:value="-1.37347826086957">
            <text:p>-R$ 1,37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.9">
            <text:p>5,9</text:p>
          </table:table-cell>
          <table:table-cell table:style-name="ce13"/>
          <table:table-cell office:value-type="currency" office:currency="BRL" office:value="3.39">
            <text:p>R$ 3,39</text:p>
          </table:table-cell>
          <table:table-cell office:value-type="currency" office:currency="BRL" office:value="0">
            <text:p>R$ 0,00</text:p>
          </table:table-cell>
          <table:table-cell table:formula="of:=[.J25]+[.K25]" office:value-type="currency" office:currency="BRL" office:value="3.39">
            <text:p>R$ 3,39</text:p>
          </table:table-cell>
          <table:table-cell table:formula="of:=[.M24]+[.L25]" office:value-type="currency" office:currency="BRL" office:value="173.73">
            <text:p>R$ 173,73</text:p>
          </table:table-cell>
          <table:table-cell table:formula="of:=SUM([.$L$2:.L25])/[.A25]" office:value-type="currency" office:currency="BRL" office:value="-1.175">
            <text:p>-R$ 1,18</text:p>
          </table:table-cell>
          <table:table-cell table:style-name="ce5"/>
          <table:table-cell table:style-name="ce26" table:number-columns-repeated="5"/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37.6">
            <text:p>37,6</text:p>
          </table:table-cell>
          <table:table-cell table:style-name="ce13"/>
          <table:table-cell office:value-type="currency" office:currency="BRL" office:value="-1.26">
            <text:p>-R$ 1,26</text:p>
          </table:table-cell>
          <table:table-cell office:value-type="currency" office:currency="BRL" office:value="-0.01">
            <text:p>-R$ 0,01</text:p>
          </table:table-cell>
          <table:table-cell table:formula="of:=[.J26]+[.K26]" office:value-type="currency" office:currency="BRL" office:value="-1.27">
            <text:p>-R$ 1,27</text:p>
          </table:table-cell>
          <table:table-cell table:formula="of:=[.M25]+[.L26]" office:value-type="currency" office:currency="BRL" office:value="172.46">
            <text:p>R$ 172,46</text:p>
          </table:table-cell>
          <table:table-cell table:formula="of:=SUM([.$L$2:.L26])/[.A26]" office:value-type="currency" office:currency="BRL" office:value="-1.1788">
            <text:p>-R$ 1,18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.5">
            <text:p>10,5</text:p>
          </table:table-cell>
          <table:table-cell table:style-name="ce13"/>
          <table:table-cell office:value-type="currency" office:currency="BRL" office:value="-1.54">
            <text:p>-R$ 1,54</text:p>
          </table:table-cell>
          <table:table-cell office:value-type="currency" office:currency="BRL" office:value="0">
            <text:p>R$ 0,00</text:p>
          </table:table-cell>
          <table:table-cell table:formula="of:=[.J27]+[.K27]" office:value-type="currency" office:currency="BRL" office:value="-1.54">
            <text:p>-R$ 1,54</text:p>
          </table:table-cell>
          <table:table-cell table:formula="of:=[.M26]+[.L27]" office:value-type="currency" office:currency="BRL" office:value="170.92">
            <text:p>R$ 170,92</text:p>
          </table:table-cell>
          <table:table-cell table:formula="of:=SUM([.$L$2:.L27])/[.A27]" office:value-type="currency" office:currency="BRL" office:value="-1.19269230769231">
            <text:p>-R$ 1,19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5.9">
            <text:p>45,9</text:p>
          </table:table-cell>
          <table:table-cell table:style-name="ce13"/>
          <table:table-cell office:value-type="currency" office:currency="BRL" office:value="-1.08">
            <text:p>-R$ 1,08</text:p>
          </table:table-cell>
          <table:table-cell office:value-type="currency" office:currency="BRL" office:value="0">
            <text:p>R$ 0,00</text:p>
          </table:table-cell>
          <table:table-cell table:formula="of:=[.J28]+[.K28]" office:value-type="currency" office:currency="BRL" office:value="-1.08">
            <text:p>-R$ 1,08</text:p>
          </table:table-cell>
          <table:table-cell table:formula="of:=[.M27]+[.L28]" office:value-type="currency" office:currency="BRL" office:value="169.84">
            <text:p>R$ 169,84</text:p>
          </table:table-cell>
          <table:table-cell table:formula="of:=SUM([.$L$2:.L28])/[.A28]" office:value-type="currency" office:currency="BRL" office:value="-1.18851851851852">
            <text:p>-R$ 1,19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38.7">
            <text:p>38,7</text:p>
          </table:table-cell>
          <table:table-cell table:style-name="ce13"/>
          <table:table-cell office:value-type="currency" office:currency="BRL" office:value="-1.25">
            <text:p>-R$ 1,25</text:p>
          </table:table-cell>
          <table:table-cell office:value-type="currency" office:currency="BRL" office:value="0">
            <text:p>R$ 0,00</text:p>
          </table:table-cell>
          <table:table-cell table:formula="of:=[.J29]+[.K29]" office:value-type="currency" office:currency="BRL" office:value="-1.25">
            <text:p>-R$ 1,25</text:p>
          </table:table-cell>
          <table:table-cell table:formula="of:=[.M28]+[.L29]" office:value-type="currency" office:currency="BRL" office:value="168.59">
            <text:p>R$ 168,59</text:p>
          </table:table-cell>
          <table:table-cell table:formula="of:=SUM([.$L$2:.L29])/[.A29]" office:value-type="currency" office:currency="BRL" office:value="-1.19071428571429">
            <text:p>-R$ 1,19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50.8">
            <text:p>50,8</text:p>
          </table:table-cell>
          <table:table-cell table:style-name="ce13"/>
          <table:table-cell office:value-type="currency" office:currency="BRL" office:value="-0.96">
            <text:p>-R$ 0,96</text:p>
          </table:table-cell>
          <table:table-cell office:value-type="currency" office:currency="BRL" office:value="0">
            <text:p>R$ 0,00</text:p>
          </table:table-cell>
          <table:table-cell table:formula="of:=[.J30]+[.K30]" office:value-type="currency" office:currency="BRL" office:value="-0.96">
            <text:p>-R$ 0,96</text:p>
          </table:table-cell>
          <table:table-cell table:formula="of:=[.M29]+[.L30]" office:value-type="currency" office:currency="BRL" office:value="167.63">
            <text:p>R$ 167,63</text:p>
          </table:table-cell>
          <table:table-cell table:formula="of:=SUM([.$L$2:.L30])/[.A30]" office:value-type="currency" office:currency="BRL" office:value="-1.18275862068965">
            <text:p>-R$ 1,18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38.9">
            <text:p>38,9</text:p>
          </table:table-cell>
          <table:table-cell table:style-name="ce13"/>
          <table:table-cell office:value-type="currency" office:currency="BRL" office:value="-1.26">
            <text:p>-R$ 1,26</text:p>
          </table:table-cell>
          <table:table-cell office:value-type="currency" office:currency="BRL" office:value="0">
            <text:p>R$ 0,00</text:p>
          </table:table-cell>
          <table:table-cell table:formula="of:=[.J31]+[.K31]" office:value-type="currency" office:currency="BRL" office:value="-1.26">
            <text:p>-R$ 1,26</text:p>
          </table:table-cell>
          <table:table-cell table:formula="of:=[.M30]+[.L31]" office:value-type="currency" office:currency="BRL" office:value="166.37">
            <text:p>R$ 166,37</text:p>
          </table:table-cell>
          <table:table-cell table:formula="of:=SUM([.$L$2:.L31])/[.A31]" office:value-type="currency" office:currency="BRL" office:value="-1.18533333333333">
            <text:p>-R$ 1,19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tp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5.8">
            <text:p>5,8</text:p>
          </table:table-cell>
          <table:table-cell table:style-name="ce13"/>
          <table:table-cell office:value-type="currency" office:currency="BRL" office:value="7.93">
            <text:p>R$ 7,93</text:p>
          </table:table-cell>
          <table:table-cell office:value-type="currency" office:currency="BRL" office:value="0">
            <text:p>R$ 0,00</text:p>
          </table:table-cell>
          <table:table-cell table:formula="of:=[.J32]+[.K32]" office:value-type="currency" office:currency="BRL" office:value="7.93">
            <text:p>R$ 7,93</text:p>
          </table:table-cell>
          <table:table-cell table:formula="of:=[.M31]+[.L32]" office:value-type="currency" office:currency="BRL" office:value="174.3">
            <text:p>R$ 174,30</text:p>
          </table:table-cell>
          <table:table-cell table:formula="of:=SUM([.$L$2:.L32])/[.A32]" office:value-type="currency" office:currency="BRL" office:value="-0.891290322580645">
            <text:p>-R$ 0,89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7.2">
            <text:p>7,2</text:p>
          </table:table-cell>
          <table:table-cell table:style-name="ce13"/>
          <table:table-cell office:value-type="currency" office:currency="BRL" office:value="-1.17">
            <text:p>-R$ 1,17</text:p>
          </table:table-cell>
          <table:table-cell office:value-type="currency" office:currency="BRL" office:value="0">
            <text:p>R$ 0,00</text:p>
          </table:table-cell>
          <table:table-cell table:formula="of:=[.J33]+[.K33]" office:value-type="currency" office:currency="BRL" office:value="-1.17">
            <text:p>-R$ 1,17</text:p>
          </table:table-cell>
          <table:table-cell table:formula="of:=[.M32]+[.L33]" office:value-type="currency" office:currency="BRL" office:value="173.13">
            <text:p>R$ 173,13</text:p>
          </table:table-cell>
          <table:table-cell table:formula="of:=SUM([.$L$2:.L33])/[.A33]" office:value-type="currency" office:currency="BRL" office:value="-0.9">
            <text:p>-R$ 0,90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32.1">
            <text:p>32,1</text:p>
          </table:table-cell>
          <table:table-cell table:style-name="ce13"/>
          <table:table-cell office:value-type="currency" office:currency="BRL" office:value="-1.35">
            <text:p>-R$ 1,35</text:p>
          </table:table-cell>
          <table:table-cell office:value-type="currency" office:currency="BRL" office:value="0">
            <text:p>R$ 0,00</text:p>
          </table:table-cell>
          <table:table-cell table:formula="of:=[.J34]+[.K34]" office:value-type="currency" office:currency="BRL" office:value="-1.35">
            <text:p>-R$ 1,35</text:p>
          </table:table-cell>
          <table:table-cell/>
          <table:table-cell table:formula="of:=SUM([.$L$2:.L34])/[.A34]" office:value-type="currency" office:currency="BRL" office:value="-0.913636363636363">
            <text:p>-R$ 0,91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1.5">
            <text:p>51,5</text:p>
          </table:table-cell>
          <table:table-cell table:style-name="ce13"/>
          <table:table-cell office:value-type="currency" office:currency="BRL" office:value="-0.86">
            <text:p>-R$ 0,86</text:p>
          </table:table-cell>
          <table:table-cell office:value-type="currency" office:currency="BRL" office:value="0">
            <text:p>R$ 0,00</text:p>
          </table:table-cell>
          <table:table-cell table:formula="of:=[.J35]+[.K35]" office:value-type="currency" office:currency="BRL" office:value="-0.86">
            <text:p>-R$ 0,86</text:p>
          </table:table-cell>
          <table:table-cell/>
          <table:table-cell table:formula="of:=SUM([.$L$2:.L35])/[.A35]" office:value-type="currency" office:currency="BRL" office:value="-0.912058823529411">
            <text:p>-R$ 0,91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1.8">
            <text:p>51,8</text:p>
          </table:table-cell>
          <table:table-cell table:style-name="ce13"/>
          <table:table-cell office:value-type="currency" office:currency="BRL" office:value="-0.88">
            <text:p>-R$ 0,88</text:p>
          </table:table-cell>
          <table:table-cell office:value-type="currency" office:currency="BRL" office:value="0">
            <text:p>R$ 0,00</text:p>
          </table:table-cell>
          <table:table-cell table:formula="of:=[.J36]+[.K36]" office:value-type="currency" office:currency="BRL" office:value="-0.88">
            <text:p>-R$ 0,88</text:p>
          </table:table-cell>
          <table:table-cell/>
          <table:table-cell table:formula="of:=SUM([.$L$2:.L36])/[.A36]" office:value-type="currency" office:currency="BRL" office:value="-0.911142857142857">
            <text:p>-R$ 0,91</text:p>
          </table:table-cell>
          <table:table-cell table:number-columns-repeated="101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date" office:date-value="2013-04-01">
            <text:p>04/13</text:p>
          </table:table-cell>
          <table:table-cell table:style-name="ce3" office:value-type="string">
            <text:p>EURGBP</text:p>
          </table:table-cell>
          <table:table-cell table:style-name="ce3" office:value-type="string">
            <text:p>sell</text:p>
          </table:table-cell>
          <table:table-cell table:style-name="ce3" office:value-type="string">
            <text:p>--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style-name="ce11" office:value-type="float" office:value="5.9">
            <text:p>5,9</text:p>
          </table:table-cell>
          <table:table-cell table:style-name="ce14"/>
          <table:table-cell table:number-columns-repeated="2" table:style-name="ce16" office:value-type="currency" office:currency="BRL" office:value="0">
            <text:p>R$ 0,00</text:p>
          </table:table-cell>
          <table:table-cell table:style-name="ce19" table:formula="of:=[.J37]+[.K37]" office:value-type="currency" office:currency="BRL" office:value="0">
            <text:p>R$ 0,00</text:p>
          </table:table-cell>
          <table:table-cell table:style-name="ce22"/>
          <table:table-cell table:style-name="ce22" table:formula="of:=SUM([.$L$2:.L37])/[.A37]" office:value-type="currency" office:currency="BRL" office:value="-0.885833333333333">
            <text:p>-R$ 0,89</text:p>
          </table:table-cell>
          <table:table-cell table:style-name="ce7"/>
          <table:table-cell table:style-name="ce3" table:number-columns-repeated="1009"/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5.4">
            <text:p>5,4</text:p>
          </table:table-cell>
          <table:table-cell table:style-name="ce13"/>
          <table:table-cell office:value-type="currency" office:currency="BRL" office:value="-0.92">
            <text:p>-R$ 0,92</text:p>
          </table:table-cell>
          <table:table-cell office:value-type="currency" office:currency="BRL" office:value="0">
            <text:p>R$ 0,00</text:p>
          </table:table-cell>
          <table:table-cell table:formula="of:=[.J38]+[.K38]" office:value-type="currency" office:currency="BRL" office:value="-0.92">
            <text:p>-R$ 0,92</text:p>
          </table:table-cell>
          <table:table-cell/>
          <table:table-cell table:formula="of:=SUM([.$L$2:.L38])/[.A38]" office:value-type="currency" office:currency="BRL" office:value="-0.886756756756757">
            <text:p>-R$ 0,89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7">
            <text:p>7,0</text:p>
          </table:table-cell>
          <table:table-cell table:style-name="ce13"/>
          <table:table-cell office:value-type="currency" office:currency="BRL" office:value="-0.92">
            <text:p>-R$ 0,92</text:p>
          </table:table-cell>
          <table:table-cell office:value-type="currency" office:currency="BRL" office:value="0">
            <text:p>R$ 0,00</text:p>
          </table:table-cell>
          <table:table-cell table:formula="of:=[.J39]+[.K39]" office:value-type="currency" office:currency="BRL" office:value="-0.92">
            <text:p>-R$ 0,92</text:p>
          </table:table-cell>
          <table:table-cell/>
          <table:table-cell table:formula="of:=SUM([.$L$2:.L39])/[.A39]" office:value-type="currency" office:currency="BRL" office:value="-0.887631578947368">
            <text:p>-R$ 0,89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6.8">
            <text:p>6,8</text:p>
          </table:table-cell>
          <table:table-cell table:style-name="ce13"/>
          <table:table-cell office:value-type="currency" office:currency="BRL" office:value="-1.56">
            <text:p>-R$ 1,56</text:p>
          </table:table-cell>
          <table:table-cell office:value-type="currency" office:currency="BRL" office:value="0">
            <text:p>R$ 0,00</text:p>
          </table:table-cell>
          <table:table-cell table:formula="of:=[.J40]+[.K40]" office:value-type="currency" office:currency="BRL" office:value="-1.56">
            <text:p>-R$ 1,56</text:p>
          </table:table-cell>
          <table:table-cell/>
          <table:table-cell table:formula="of:=SUM([.$L$2:.L40])/[.A40]" office:value-type="currency" office:currency="BRL" office:value="-0.904871794871795">
            <text:p>-R$ 0,90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6.6">
            <text:p>6,6</text:p>
          </table:table-cell>
          <table:table-cell table:style-name="ce13"/>
          <table:table-cell office:value-type="currency" office:currency="BRL" office:value="-0.86">
            <text:p>-R$ 0,86</text:p>
          </table:table-cell>
          <table:table-cell office:value-type="currency" office:currency="BRL" office:value="0">
            <text:p>R$ 0,00</text:p>
          </table:table-cell>
          <table:table-cell table:formula="of:=[.J41]+[.K41]" office:value-type="currency" office:currency="BRL" office:value="-0.86">
            <text:p>-R$ 0,86</text:p>
          </table:table-cell>
          <table:table-cell/>
          <table:table-cell table:formula="of:=SUM([.$L$2:.L41])/[.A41]" office:value-type="currency" office:currency="BRL" office:value="-0.90375">
            <text:p>-R$ 0,90</text:p>
          </table:table-cell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8">
            <text:p>8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42]+[.K42]" office:value-type="currency" office:currency="BRL" office:value="0">
            <text:p>R$ 0,00</text:p>
          </table:table-cell>
          <table:table-cell/>
          <table:table-cell table:formula="of:=SUM([.$L$2:.L42])/[.A42]" office:value-type="currency" office:currency="BRL" office:value="-0.881707317073171">
            <text:p>-R$ 0,88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.3">
            <text:p>5,3</text:p>
          </table:table-cell>
          <table:table-cell table:style-name="ce13"/>
          <table:table-cell office:value-type="currency" office:currency="BRL" office:value="-1.41">
            <text:p>-R$ 1,41</text:p>
          </table:table-cell>
          <table:table-cell office:value-type="currency" office:currency="BRL" office:value="0">
            <text:p>R$ 0,00</text:p>
          </table:table-cell>
          <table:table-cell table:formula="of:=[.J43]+[.K43]" office:value-type="currency" office:currency="BRL" office:value="-1.41">
            <text:p>-R$ 1,41</text:p>
          </table:table-cell>
          <table:table-cell/>
          <table:table-cell table:formula="of:=SUM([.$L$2:.L43])/[.A43]" office:value-type="currency" office:currency="BRL" office:value="-0.894285714285714">
            <text:p>-R$ 0,89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.8">
            <text:p>5,8</text:p>
          </table:table-cell>
          <table:table-cell table:style-name="ce13"/>
          <table:table-cell office:value-type="currency" office:currency="BRL" office:value="0.25">
            <text:p>R$ 0,25</text:p>
          </table:table-cell>
          <table:table-cell office:value-type="currency" office:currency="BRL" office:value="0">
            <text:p>R$ 0,00</text:p>
          </table:table-cell>
          <table:table-cell table:formula="of:=[.J44]+[.K44]" office:value-type="currency" office:currency="BRL" office:value="0.25">
            <text:p>R$ 0,25</text:p>
          </table:table-cell>
          <table:table-cell/>
          <table:table-cell table:formula="of:=SUM([.$L$2:.L44])/[.A44]" office:value-type="currency" office:currency="BRL" office:value="-0.867674418604651">
            <text:p>-R$ 0,87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6.1">
            <text:p>6,1</text:p>
          </table:table-cell>
          <table:table-cell table:style-name="ce13"/>
          <table:table-cell office:value-type="currency" office:currency="BRL" office:value="-2.06">
            <text:p>-R$ 2,06</text:p>
          </table:table-cell>
          <table:table-cell office:value-type="currency" office:currency="BRL" office:value="0">
            <text:p>R$ 0,00</text:p>
          </table:table-cell>
          <table:table-cell table:formula="of:=[.J45]+[.K45]" office:value-type="currency" office:currency="BRL" office:value="-2.06">
            <text:p>-R$ 2,06</text:p>
          </table:table-cell>
          <table:table-cell/>
          <table:table-cell table:formula="of:=SUM([.$L$2:.L45])/[.A45]" office:value-type="currency" office:currency="BRL" office:value="-0.894772727272727">
            <text:p>-R$ 0,89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7.8">
            <text:p>7,8</text:p>
          </table:table-cell>
          <table:table-cell table:style-name="ce13"/>
          <table:table-cell office:value-type="currency" office:currency="BRL" office:value="-0.01">
            <text:p>-R$ 0,01</text:p>
          </table:table-cell>
          <table:table-cell office:value-type="currency" office:currency="BRL" office:value="0">
            <text:p>R$ 0,00</text:p>
          </table:table-cell>
          <table:table-cell table:formula="of:=[.J46]+[.K46]" office:value-type="currency" office:currency="BRL" office:value="-0.01">
            <text:p>-R$ 0,01</text:p>
          </table:table-cell>
          <table:table-cell/>
          <table:table-cell table:formula="of:=SUM([.$L$2:.L46])/[.A46]" office:value-type="currency" office:currency="BRL" office:value="-0.875111111111111">
            <text:p>-R$ 0,88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-0.85">
            <text:p>-R$ 0,85</text:p>
          </table:table-cell>
          <table:table-cell office:value-type="currency" office:currency="BRL" office:value="0">
            <text:p>R$ 0,00</text:p>
          </table:table-cell>
          <table:table-cell table:formula="of:=[.J47]+[.K47]" office:value-type="currency" office:currency="BRL" office:value="-0.85">
            <text:p>-R$ 0,85</text:p>
          </table:table-cell>
          <table:table-cell/>
          <table:table-cell table:formula="of:=SUM([.$L$2:.L47])/[.A47]" office:value-type="currency" office:currency="BRL" office:value="-0.874565217391304">
            <text:p>-R$ 0,87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.3">
            <text:p>5,3</text:p>
          </table:table-cell>
          <table:table-cell table:style-name="ce13"/>
          <table:table-cell office:value-type="currency" office:currency="BRL" office:value="-1.02">
            <text:p>-R$ 1,02</text:p>
          </table:table-cell>
          <table:table-cell office:value-type="currency" office:currency="BRL" office:value="0">
            <text:p>R$ 0,00</text:p>
          </table:table-cell>
          <table:table-cell table:formula="of:=[.J48]+[.K48]" office:value-type="currency" office:currency="BRL" office:value="-1.02">
            <text:p>-R$ 1,02</text:p>
          </table:table-cell>
          <table:table-cell/>
          <table:table-cell table:formula="of:=SUM([.$L$2:.L48])/[.A48]" office:value-type="currency" office:currency="BRL" office:value="-0.877659574468085">
            <text:p>-R$ 0,88</text:p>
          </table:table-cell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7.7">
            <text:p>7,7</text:p>
          </table:table-cell>
          <table:table-cell table:style-name="ce13"/>
          <table:table-cell office:value-type="currency" office:currency="BRL" office:value="-1.56">
            <text:p>-R$ 1,56</text:p>
          </table:table-cell>
          <table:table-cell office:value-type="currency" office:currency="BRL" office:value="0">
            <text:p>R$ 0,00</text:p>
          </table:table-cell>
          <table:table-cell table:formula="of:=[.J49]+[.K49]" office:value-type="currency" office:currency="BRL" office:value="-1.56">
            <text:p>-R$ 1,56</text:p>
          </table:table-cell>
          <table:table-cell/>
          <table:table-cell table:formula="of:=SUM([.$L$2:.L49])/[.A49]" office:value-type="currency" office:currency="BRL" office:value="-0.891875">
            <text:p>-R$ 0,89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8.2">
            <text:p>8,2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50]+[.K50]" office:value-type="currency" office:currency="BRL" office:value="0">
            <text:p>R$ 0,00</text:p>
          </table:table-cell>
          <table:table-cell/>
          <table:table-cell table:formula="of:=SUM([.$L$2:.L50])/[.A50]" office:value-type="currency" office:currency="BRL" office:value="-0.873673469387755">
            <text:p>-R$ 0,87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7.8">
            <text:p>7,8</text:p>
          </table:table-cell>
          <table:table-cell table:style-name="ce13"/>
          <table:table-cell office:value-type="currency" office:currency="BRL" office:value="1.41">
            <text:p>R$ 1,41</text:p>
          </table:table-cell>
          <table:table-cell office:value-type="currency" office:currency="BRL" office:value="0">
            <text:p>R$ 0,00</text:p>
          </table:table-cell>
          <table:table-cell table:formula="of:=[.J51]+[.K51]" office:value-type="currency" office:currency="BRL" office:value="1.41">
            <text:p>R$ 1,41</text:p>
          </table:table-cell>
          <table:table-cell/>
          <table:table-cell table:formula="of:=SUM([.$L$2:.L51])/[.A51]" office:value-type="currency" office:currency="BRL" office:value="-0.828">
            <text:p>-R$ 0,83</text:p>
          </table:table-cell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,0</text:p>
          </table:table-cell>
          <table:table-cell table:style-name="ce13"/>
          <table:table-cell office:value-type="currency" office:currency="BRL" office:value="-0.9">
            <text:p>-R$ 0,90</text:p>
          </table:table-cell>
          <table:table-cell office:value-type="currency" office:currency="BRL" office:value="0">
            <text:p>R$ 0,00</text:p>
          </table:table-cell>
          <table:table-cell table:formula="of:=[.J52]+[.K52]" office:value-type="currency" office:currency="BRL" office:value="-0.9">
            <text:p>-R$ 0,90</text:p>
          </table:table-cell>
          <table:table-cell/>
          <table:table-cell table:formula="of:=SUM([.$L$2:.L52])/[.A52]" office:value-type="currency" office:currency="BRL" office:value="-0.829411764705882">
            <text:p>-R$ 0,83</text:p>
          </table:table-cell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1.4">
            <text:p>11,4</text:p>
          </table:table-cell>
          <table:table-cell table:style-name="ce13"/>
          <table:table-cell office:value-type="currency" office:currency="BRL" office:value="-0.92">
            <text:p>-R$ 0,92</text:p>
          </table:table-cell>
          <table:table-cell office:value-type="currency" office:currency="BRL" office:value="0">
            <text:p>R$ 0,00</text:p>
          </table:table-cell>
          <table:table-cell table:formula="of:=[.J53]+[.K53]" office:value-type="currency" office:currency="BRL" office:value="-0.92">
            <text:p>-R$ 0,92</text:p>
          </table:table-cell>
          <table:table-cell/>
          <table:table-cell table:formula="of:=SUM([.$L$2:.L53])/[.A53]" office:value-type="currency" office:currency="BRL" office:value="-0.831153846153846">
            <text:p>-R$ 0,83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12.8">
            <text:p>12,8</text:p>
          </table:table-cell>
          <table:table-cell table:style-name="ce13"/>
          <table:table-cell office:value-type="currency" office:currency="BRL" office:value="-1.33">
            <text:p>-R$ 1,33</text:p>
          </table:table-cell>
          <table:table-cell office:value-type="currency" office:currency="BRL" office:value="0">
            <text:p>R$ 0,00</text:p>
          </table:table-cell>
          <table:table-cell table:formula="of:=[.J54]+[.K54]" office:value-type="currency" office:currency="BRL" office:value="-1.33">
            <text:p>-R$ 1,33</text:p>
          </table:table-cell>
          <table:table-cell/>
          <table:table-cell table:formula="of:=SUM([.$L$2:.L54])/[.A54]" office:value-type="currency" office:currency="BRL" office:value="-0.840566037735849">
            <text:p>-R$ 0,84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.5">
            <text:p>5,5</text:p>
          </table:table-cell>
          <table:table-cell table:style-name="ce13"/>
          <table:table-cell office:value-type="currency" office:currency="BRL" office:value="0.24">
            <text:p>R$ 0,24</text:p>
          </table:table-cell>
          <table:table-cell office:value-type="currency" office:currency="BRL" office:value="0">
            <text:p>R$ 0,00</text:p>
          </table:table-cell>
          <table:table-cell table:formula="of:=[.J55]+[.K55]" office:value-type="currency" office:currency="BRL" office:value="0.24">
            <text:p>R$ 0,24</text:p>
          </table:table-cell>
          <table:table-cell/>
          <table:table-cell table:formula="of:=SUM([.$L$2:.L55])/[.A55]" office:value-type="currency" office:currency="BRL" office:value="-0.820555555555555">
            <text:p>-R$ 0,82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.7">
            <text:p>5,7</text:p>
          </table:table-cell>
          <table:table-cell table:style-name="ce13"/>
          <table:table-cell office:value-type="currency" office:currency="BRL" office:value="-0.74">
            <text:p>-R$ 0,74</text:p>
          </table:table-cell>
          <table:table-cell office:value-type="currency" office:currency="BRL" office:value="0">
            <text:p>R$ 0,00</text:p>
          </table:table-cell>
          <table:table-cell table:formula="of:=[.J56]+[.K56]" office:value-type="currency" office:currency="BRL" office:value="-0.74">
            <text:p>-R$ 0,74</text:p>
          </table:table-cell>
          <table:table-cell/>
          <table:table-cell table:formula="of:=SUM([.$L$2:.L56])/[.A56]" office:value-type="currency" office:currency="BRL" office:value="-0.819090909090909">
            <text:p>-R$ 0,82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9.8">
            <text:p>9,8</text:p>
          </table:table-cell>
          <table:table-cell table:style-name="ce13"/>
          <table:table-cell office:value-type="currency" office:currency="BRL" office:value="-0.75">
            <text:p>-R$ 0,75</text:p>
          </table:table-cell>
          <table:table-cell office:value-type="currency" office:currency="BRL" office:value="0">
            <text:p>R$ 0,00</text:p>
          </table:table-cell>
          <table:table-cell table:formula="of:=[.J57]+[.K57]" office:value-type="currency" office:currency="BRL" office:value="-0.75">
            <text:p>-R$ 0,75</text:p>
          </table:table-cell>
          <table:table-cell/>
          <table:table-cell table:formula="of:=SUM([.$L$2:.L57])/[.A57]" office:value-type="currency" office:currency="BRL" office:value="-0.817857142857143">
            <text:p>-R$ 0,82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.5">
            <text:p>5,5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58]+[.K58]" office:value-type="currency" office:currency="BRL" office:value="0">
            <text:p>R$ 0,00</text:p>
          </table:table-cell>
          <table:table-cell/>
          <table:table-cell table:formula="of:=SUM([.$L$2:.L58])/[.A58]" office:value-type="currency" office:currency="BRL" office:value="-0.803508771929825">
            <text:p>-R$ 0,80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.9">
            <text:p>10,9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59]+[.K59]" office:value-type="currency" office:currency="BRL" office:value="0">
            <text:p>R$ 0,00</text:p>
          </table:table-cell>
          <table:table-cell/>
          <table:table-cell table:formula="of:=SUM([.$L$2:.L59])/[.A59]" office:value-type="currency" office:currency="BRL" office:value="-0.789655172413793">
            <text:p>-R$ 0,79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33.3">
            <text:p>33,3</text:p>
          </table:table-cell>
          <table:table-cell table:style-name="ce13"/>
          <table:table-cell office:value-type="currency" office:currency="BRL" office:value="0.83">
            <text:p>R$ 0,83</text:p>
          </table:table-cell>
          <table:table-cell office:value-type="currency" office:currency="BRL" office:value="-0.02">
            <text:p>-R$ 0,02</text:p>
          </table:table-cell>
          <table:table-cell table:formula="of:=[.J60]+[.K60]" office:value-type="currency" office:currency="BRL" office:value="0.81">
            <text:p>R$ 0,81</text:p>
          </table:table-cell>
          <table:table-cell/>
          <table:table-cell table:formula="of:=SUM([.$L$2:.L60])/[.A60]" office:value-type="currency" office:currency="BRL" office:value="-0.762542372881356">
            <text:p>-R$ 0,76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20">
            <text:p>20,0</text:p>
          </table:table-cell>
          <table:table-cell table:style-name="ce13"/>
          <table:table-cell office:value-type="currency" office:currency="BRL" office:value="-1.48">
            <text:p>-R$ 1,48</text:p>
          </table:table-cell>
          <table:table-cell office:value-type="currency" office:currency="BRL" office:value="0">
            <text:p>R$ 0,00</text:p>
          </table:table-cell>
          <table:table-cell table:formula="of:=[.J61]+[.K61]" office:value-type="currency" office:currency="BRL" office:value="-1.48">
            <text:p>-R$ 1,48</text:p>
          </table:table-cell>
          <table:table-cell/>
          <table:table-cell table:formula="of:=SUM([.$L$2:.L61])/[.A61]" office:value-type="currency" office:currency="BRL" office:value="-0.7745">
            <text:p>-R$ 0,77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">
            <text:p>14,0</text:p>
          </table:table-cell>
          <table:table-cell table:style-name="ce13"/>
          <table:table-cell office:value-type="currency" office:currency="BRL" office:value="0">
            <text:p>R$ 0,00</text:p>
          </table:table-cell>
          <table:table-cell office:value-type="currency" office:currency="BRL" office:value="-0.02">
            <text:p>-R$ 0,02</text:p>
          </table:table-cell>
          <table:table-cell table:formula="of:=[.J62]+[.K62]" office:value-type="currency" office:currency="BRL" office:value="-0.02">
            <text:p>-R$ 0,02</text:p>
          </table:table-cell>
          <table:table-cell/>
          <table:table-cell table:formula="of:=SUM([.$L$2:.L62])/[.A62]" office:value-type="currency" office:currency="BRL" office:value="-0.762131147540984">
            <text:p>-R$ 0,76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8">
            <text:p>8,0</text:p>
          </table:table-cell>
          <table:table-cell table:style-name="ce13"/>
          <table:table-cell office:value-type="currency" office:currency="BRL" office:value="-1.09">
            <text:p>-R$ 1,09</text:p>
          </table:table-cell>
          <table:table-cell office:value-type="currency" office:currency="BRL" office:value="0">
            <text:p>R$ 0,00</text:p>
          </table:table-cell>
          <table:table-cell table:formula="of:=[.J63]+[.K63]" office:value-type="currency" office:currency="BRL" office:value="-1.09">
            <text:p>-R$ 1,09</text:p>
          </table:table-cell>
          <table:table-cell/>
          <table:table-cell table:formula="of:=SUM([.$L$2:.L63])/[.A63]" office:value-type="currency" office:currency="BRL" office:value="-0.76741935483871">
            <text:p>-R$ 0,77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9">
            <text:p>9,0</text:p>
          </table:table-cell>
          <table:table-cell table:style-name="ce13"/>
          <table:table-cell office:value-type="currency" office:currency="BRL" office:value="-1.08">
            <text:p>-R$ 1,08</text:p>
          </table:table-cell>
          <table:table-cell office:value-type="currency" office:currency="BRL" office:value="0">
            <text:p>R$ 0,00</text:p>
          </table:table-cell>
          <table:table-cell table:formula="of:=[.J64]+[.K64]" office:value-type="currency" office:currency="BRL" office:value="-1.08">
            <text:p>-R$ 1,08</text:p>
          </table:table-cell>
          <table:table-cell/>
          <table:table-cell table:formula="of:=SUM([.$L$2:.L64])/[.A64]" office:value-type="currency" office:currency="BRL" office:value="-0.772380952380952">
            <text:p>-R$ 0,77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,0</text:p>
          </table:table-cell>
          <table:table-cell table:style-name="ce13"/>
          <table:table-cell office:value-type="currency" office:currency="BRL" office:value="3.84">
            <text:p>R$ 3,84</text:p>
          </table:table-cell>
          <table:table-cell office:value-type="currency" office:currency="BRL" office:value="0">
            <text:p>R$ 0,00</text:p>
          </table:table-cell>
          <table:table-cell table:formula="of:=[.J65]+[.K65]" office:value-type="currency" office:currency="BRL" office:value="3.84">
            <text:p>R$ 3,84</text:p>
          </table:table-cell>
          <table:table-cell/>
          <table:table-cell table:formula="of:=SUM([.$L$2:.L65])/[.A65]" office:value-type="currency" office:currency="BRL" office:value="-0.7003125">
            <text:p>-R$ 0,70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6">
            <text:p>6,0</text:p>
          </table:table-cell>
          <table:table-cell table:style-name="ce13"/>
          <table:table-cell office:value-type="currency" office:currency="BRL" office:value="-0.9">
            <text:p>-R$ 0,90</text:p>
          </table:table-cell>
          <table:table-cell office:value-type="currency" office:currency="BRL" office:value="0">
            <text:p>R$ 0,00</text:p>
          </table:table-cell>
          <table:table-cell table:formula="of:=[.J66]+[.K66]" office:value-type="currency" office:currency="BRL" office:value="-0.9">
            <text:p>-R$ 0,90</text:p>
          </table:table-cell>
          <table:table-cell/>
          <table:table-cell table:formula="of:=SUM([.$L$2:.L66])/[.A66]" office:value-type="currency" office:currency="BRL" office:value="-0.703384615384615">
            <text:p>-R$ 0,70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23">
            <text:p>23,0</text:p>
          </table:table-cell>
          <table:table-cell table:style-name="ce13"/>
          <table:table-cell office:value-type="currency" office:currency="BRL" office:value="0.87">
            <text:p>R$ 0,87</text:p>
          </table:table-cell>
          <table:table-cell office:value-type="currency" office:currency="BRL" office:value="-0.02">
            <text:p>-R$ 0,02</text:p>
          </table:table-cell>
          <table:table-cell table:formula="of:=[.J67]+[.K67]" office:value-type="currency" office:currency="BRL" office:value="0.85">
            <text:p>R$ 0,85</text:p>
          </table:table-cell>
          <table:table-cell/>
          <table:table-cell table:formula="of:=SUM([.$L$2:.L67])/[.A67]" office:value-type="currency" office:currency="BRL" office:value="-0.679848484848485">
            <text:p>-R$ 0,68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,0</text:p>
          </table:table-cell>
          <table:table-cell table:style-name="ce13"/>
          <table:table-cell office:value-type="currency" office:currency="BRL" office:value="-0.92">
            <text:p>-R$ 0,92</text:p>
          </table:table-cell>
          <table:table-cell office:value-type="currency" office:currency="BRL" office:value="0">
            <text:p>R$ 0,00</text:p>
          </table:table-cell>
          <table:table-cell table:formula="of:=[.J68]+[.K68]" office:value-type="currency" office:currency="BRL" office:value="-0.92">
            <text:p>-R$ 0,92</text:p>
          </table:table-cell>
          <table:table-cell/>
          <table:table-cell table:formula="of:=SUM([.$L$2:.L68])/[.A68]" office:value-type="currency" office:currency="BRL" office:value="-0.683432835820895">
            <text:p>-R$ 0,68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1">
            <text:p>11,0</text:p>
          </table:table-cell>
          <table:table-cell table:style-name="ce13"/>
          <table:table-cell office:value-type="currency" office:currency="BRL" office:value="-1.32">
            <text:p>-R$ 1,32</text:p>
          </table:table-cell>
          <table:table-cell office:value-type="currency" office:currency="BRL" office:value="0">
            <text:p>R$ 0,00</text:p>
          </table:table-cell>
          <table:table-cell table:formula="of:=[.J69]+[.K69]" office:value-type="currency" office:currency="BRL" office:value="-1.32">
            <text:p>-R$ 1,32</text:p>
          </table:table-cell>
          <table:table-cell/>
          <table:table-cell table:formula="of:=SUM([.$L$2:.L69])/[.A69]" office:value-type="currency" office:currency="BRL" office:value="-0.692794117647059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13">
            <text:p>13,0</text:p>
          </table:table-cell>
          <table:table-cell table:style-name="ce13"/>
          <table:table-cell office:value-type="currency" office:currency="BRL" office:value="-1.18">
            <text:p>-R$ 1,18</text:p>
          </table:table-cell>
          <table:table-cell office:value-type="currency" office:currency="BRL" office:value="0">
            <text:p>R$ 0,00</text:p>
          </table:table-cell>
          <table:table-cell table:formula="of:=[.J70]+[.K70]" office:value-type="currency" office:currency="BRL" office:value="-1.18">
            <text:p>-R$ 1,18</text:p>
          </table:table-cell>
          <table:table-cell/>
          <table:table-cell table:formula="of:=SUM([.$L$2:.L70])/[.A70]" office:value-type="currency" office:currency="BRL" office:value="-0.699855072463768">
            <text:p>-R$ 0,70</text:p>
          </table:table-cell>
          <table:table-cell table:number-columns-repeated="1010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date" office:date-value="2013-04-01">
            <text:p>04/13</text:p>
          </table:table-cell>
          <table:table-cell table:style-name="ce3" office:value-type="string">
            <text:p>EURAUD</text:p>
          </table:table-cell>
          <table:table-cell table:style-name="ce3" office:value-type="string">
            <text:p>sell</text:p>
          </table:table-cell>
          <table:table-cell table:style-name="ce3" office:value-type="string">
            <text:p>pa</text:p>
          </table:table-cell>
          <table:table-cell table:style-name="ce3" office:value-type="float" office:value="1440">
            <text:p>1440</text:p>
          </table:table-cell>
          <table:table-cell table:style-name="ce3" office:value-type="float" office:value="33">
            <text:p>33</text:p>
          </table:table-cell>
          <table:table-cell table:style-name="ce11" office:value-type="float" office:value="6.8">
            <text:p>6,8</text:p>
          </table:table-cell>
          <table:table-cell table:style-name="ce14"/>
          <table:table-cell table:style-name="ce16" office:value-type="currency" office:currency="BRL" office:value="7.27">
            <text:p>R$ 7,27</text:p>
          </table:table-cell>
          <table:table-cell table:style-name="ce16" office:value-type="currency" office:currency="BRL" office:value="0.59">
            <text:p>R$ 0,59</text:p>
          </table:table-cell>
          <table:table-cell table:style-name="ce19" table:formula="of:=[.J71]+[.K71]" office:value-type="currency" office:currency="BRL" office:value="7.86">
            <text:p>R$ 7,86</text:p>
          </table:table-cell>
          <table:table-cell table:style-name="ce22"/>
          <table:table-cell table:style-name="ce22" table:formula="of:=SUM([.$L$2:.L71])/[.A71]" office:value-type="currency" office:currency="BRL" office:value="-0.577571428571429">
            <text:p>-R$ 0,58</text:p>
          </table:table-cell>
          <table:table-cell table:style-name="ce7"/>
          <table:table-cell table:style-name="ce3" table:number-columns-repeated="1009"/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5">
            <text:p>15,0</text:p>
          </table:table-cell>
          <table:table-cell table:style-name="ce13"/>
          <table:table-cell office:value-type="currency" office:currency="BRL" office:value="-1.24">
            <text:p>-R$ 1,24</text:p>
          </table:table-cell>
          <table:table-cell office:value-type="currency" office:currency="BRL" office:value="-0.01">
            <text:p>-R$ 0,01</text:p>
          </table:table-cell>
          <table:table-cell table:formula="of:=[.J72]+[.K72]" office:value-type="currency" office:currency="BRL" office:value="-1.25">
            <text:p>-R$ 1,25</text:p>
          </table:table-cell>
          <table:table-cell/>
          <table:table-cell table:formula="of:=SUM([.$L$2:.L72])/[.A72]" office:value-type="currency" office:currency="BRL" office:value="-0.587042253521127">
            <text:p>-R$ 0,59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24">
            <text:p>24,0</text:p>
          </table:table-cell>
          <table:table-cell table:style-name="ce13"/>
          <table:table-cell office:value-type="currency" office:currency="BRL" office:value="-2.13">
            <text:p>-R$ 2,13</text:p>
          </table:table-cell>
          <table:table-cell office:value-type="currency" office:currency="BRL" office:value="-0.01">
            <text:p>-R$ 0,01</text:p>
          </table:table-cell>
          <table:table-cell table:formula="of:=[.J73]+[.K73]" office:value-type="currency" office:currency="BRL" office:value="-2.14">
            <text:p>-R$ 2,14</text:p>
          </table:table-cell>
          <table:table-cell/>
          <table:table-cell table:formula="of:=SUM([.$L$2:.L73])/[.A73]" office:value-type="currency" office:currency="BRL" office:value="-0.608611111111111">
            <text:p>-R$ 0,61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31">
            <text:p>31,0</text:p>
          </table:table-cell>
          <table:table-cell table:style-name="ce13"/>
          <table:table-cell office:value-type="currency" office:currency="BRL" office:value="-1.86">
            <text:p>-R$ 1,86</text:p>
          </table:table-cell>
          <table:table-cell office:value-type="currency" office:currency="BRL" office:value="0">
            <text:p>R$ 0,00</text:p>
          </table:table-cell>
          <table:table-cell table:formula="of:=[.J74]+[.K74]" office:value-type="currency" office:currency="BRL" office:value="-1.86">
            <text:p>-R$ 1,86</text:p>
          </table:table-cell>
          <table:table-cell/>
          <table:table-cell table:formula="of:=SUM([.$L$2:.L74])/[.A74]" office:value-type="currency" office:currency="BRL" office:value="-0.625753424657534">
            <text:p>-R$ 0,63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24">
            <text:p>24,0</text:p>
          </table:table-cell>
          <table:table-cell table:style-name="ce13"/>
          <table:table-cell office:value-type="currency" office:currency="BRL" office:value="-1.15">
            <text:p>-R$ 1,15</text:p>
          </table:table-cell>
          <table:table-cell office:value-type="currency" office:currency="BRL" office:value="0">
            <text:p>R$ 0,00</text:p>
          </table:table-cell>
          <table:table-cell table:formula="of:=[.J75]+[.K75]" office:value-type="currency" office:currency="BRL" office:value="-1.15">
            <text:p>-R$ 1,15</text:p>
          </table:table-cell>
          <table:table-cell/>
          <table:table-cell table:formula="of:=SUM([.$L$2:.L75])/[.A75]" office:value-type="currency" office:currency="BRL" office:value="-0.632837837837838">
            <text:p>-R$ 0,63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14">
            <text:p>14,0</text:p>
          </table:table-cell>
          <table:table-cell table:style-name="ce13"/>
          <table:table-cell office:value-type="currency" office:currency="BRL" office:value="-1.48">
            <text:p>-R$ 1,48</text:p>
          </table:table-cell>
          <table:table-cell office:value-type="currency" office:currency="BRL" office:value="0">
            <text:p>R$ 0,00</text:p>
          </table:table-cell>
          <table:table-cell table:formula="of:=[.J76]+[.K76]" office:value-type="currency" office:currency="BRL" office:value="-1.48">
            <text:p>-R$ 1,48</text:p>
          </table:table-cell>
          <table:table-cell/>
          <table:table-cell table:formula="of:=SUM([.$L$2:.L76])/[.A76]" office:value-type="currency" office:currency="BRL" office:value="-0.644133333333333">
            <text:p>-R$ 0,64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9">
            <text:p>19,0</text:p>
          </table:table-cell>
          <table:table-cell table:style-name="ce13"/>
          <table:table-cell office:value-type="currency" office:currency="BRL" office:value="-1.44">
            <text:p>-R$ 1,44</text:p>
          </table:table-cell>
          <table:table-cell office:value-type="currency" office:currency="BRL" office:value="0">
            <text:p>R$ 0,00</text:p>
          </table:table-cell>
          <table:table-cell table:formula="of:=[.J77]+[.K77]" office:value-type="currency" office:currency="BRL" office:value="-1.44">
            <text:p>-R$ 1,44</text:p>
          </table:table-cell>
          <table:table-cell/>
          <table:table-cell table:formula="of:=SUM([.$L$2:.L77])/[.A77]" office:value-type="currency" office:currency="BRL" office:value="-0.654605263157895">
            <text:p>-R$ 0,65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,0</text:p>
          </table:table-cell>
          <table:table-cell table:style-name="ce13"/>
          <table:table-cell office:value-type="currency" office:currency="BRL" office:value="-0.96">
            <text:p>-R$ 0,96</text:p>
          </table:table-cell>
          <table:table-cell office:value-type="currency" office:currency="BRL" office:value="0">
            <text:p>R$ 0,00</text:p>
          </table:table-cell>
          <table:table-cell table:formula="of:=[.J78]+[.K78]" office:value-type="currency" office:currency="BRL" office:value="-0.96">
            <text:p>-R$ 0,96</text:p>
          </table:table-cell>
          <table:table-cell/>
          <table:table-cell table:formula="of:=SUM([.$L$2:.L78])/[.A78]" office:value-type="currency" office:currency="BRL" office:value="-0.658571428571428">
            <text:p>-R$ 0,66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-0.48">
            <text:p>-R$ 0,48</text:p>
          </table:table-cell>
          <table:table-cell office:value-type="currency" office:currency="BRL" office:value="0">
            <text:p>R$ 0,00</text:p>
          </table:table-cell>
          <table:table-cell table:formula="of:=[.J79]+[.K79]" office:value-type="currency" office:currency="BRL" office:value="-0.48">
            <text:p>-R$ 0,48</text:p>
          </table:table-cell>
          <table:table-cell/>
          <table:table-cell table:formula="of:=SUM([.$L$2:.L79])/[.A79]" office:value-type="currency" office:currency="BRL" office:value="-0.656282051282051">
            <text:p>-R$ 0,66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33">
            <text:p>33</text:p>
          </table:table-cell>
          <table:table-cell office:value-type="float" office:value="22">
            <text:p>22,0</text:p>
          </table:table-cell>
          <table:table-cell table:style-name="ce13"/>
          <table:table-cell office:value-type="currency" office:currency="BRL" office:value="3.2">
            <text:p>R$ 3,20</text:p>
          </table:table-cell>
          <table:table-cell office:value-type="currency" office:currency="BRL" office:value="0.49">
            <text:p>R$ 0,49</text:p>
          </table:table-cell>
          <table:table-cell table:formula="of:=[.J80]+[.K80]" office:value-type="currency" office:currency="BRL" office:value="3.69">
            <text:p>R$ 3,69</text:p>
          </table:table-cell>
          <table:table-cell/>
          <table:table-cell table:formula="of:=SUM([.$L$2:.L80])/[.A80]" office:value-type="currency" office:currency="BRL" office:value="-0.60126582278481">
            <text:p>-R$ 0,60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7">
            <text:p>7,0</text:p>
          </table:table-cell>
          <table:table-cell table:style-name="ce13"/>
          <table:table-cell office:value-type="currency" office:currency="BRL" office:value="-0.98">
            <text:p>-R$ 0,98</text:p>
          </table:table-cell>
          <table:table-cell office:value-type="currency" office:currency="BRL" office:value="0">
            <text:p>R$ 0,00</text:p>
          </table:table-cell>
          <table:table-cell table:formula="of:=[.J81]+[.K81]" office:value-type="currency" office:currency="BRL" office:value="-0.98">
            <text:p>-R$ 0,98</text:p>
          </table:table-cell>
          <table:table-cell/>
          <table:table-cell table:formula="of:=SUM([.$L$2:.L81])/[.A81]" office:value-type="currency" office:currency="BRL" office:value="-0.606">
            <text:p>-R$ 0,61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19">
            <text:p>19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82]+[.K82]" office:value-type="currency" office:currency="BRL" office:value="0">
            <text:p>R$ 0,00</text:p>
          </table:table-cell>
          <table:table-cell/>
          <table:table-cell table:formula="of:=SUM([.$L$2:.L82])/[.A82]" office:value-type="currency" office:currency="BRL" office:value="-0.598518518518518">
            <text:p>-R$ 0,60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25">
            <text:p>25,0</text:p>
          </table:table-cell>
          <table:table-cell table:style-name="ce13"/>
          <table:table-cell office:value-type="currency" office:currency="BRL" office:value="-2.13">
            <text:p>-R$ 2,13</text:p>
          </table:table-cell>
          <table:table-cell office:value-type="currency" office:currency="BRL" office:value="0">
            <text:p>R$ 0,00</text:p>
          </table:table-cell>
          <table:table-cell table:formula="of:=[.J83]+[.K83]" office:value-type="currency" office:currency="BRL" office:value="-2.13">
            <text:p>-R$ 2,13</text:p>
          </table:table-cell>
          <table:table-cell/>
          <table:table-cell table:formula="of:=SUM([.$L$2:.L83])/[.A83]" office:value-type="currency" office:currency="BRL" office:value="-0.617195121951219">
            <text:p>-R$ 0,62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7">
            <text:p>7,0</text:p>
          </table:table-cell>
          <table:table-cell table:style-name="ce13"/>
          <table:table-cell office:value-type="currency" office:currency="BRL" office:value="-0.94">
            <text:p>-R$ 0,94</text:p>
          </table:table-cell>
          <table:table-cell office:value-type="currency" office:currency="BRL" office:value="0">
            <text:p>R$ 0,00</text:p>
          </table:table-cell>
          <table:table-cell table:formula="of:=[.J84]+[.K84]" office:value-type="currency" office:currency="BRL" office:value="-0.94">
            <text:p>-R$ 0,94</text:p>
          </table:table-cell>
          <table:table-cell/>
          <table:table-cell table:formula="of:=SUM([.$L$2:.L84])/[.A84]" office:value-type="currency" office:currency="BRL" office:value="-0.621084337349397">
            <text:p>-R$ 0,62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8">
            <text:p>8,0</text:p>
          </table:table-cell>
          <table:table-cell table:style-name="ce13"/>
          <table:table-cell office:value-type="currency" office:currency="BRL" office:value="-0.89">
            <text:p>-R$ 0,89</text:p>
          </table:table-cell>
          <table:table-cell office:value-type="currency" office:currency="BRL" office:value="0">
            <text:p>R$ 0,00</text:p>
          </table:table-cell>
          <table:table-cell table:formula="of:=[.J85]+[.K85]" office:value-type="currency" office:currency="BRL" office:value="-0.89">
            <text:p>-R$ 0,89</text:p>
          </table:table-cell>
          <table:table-cell/>
          <table:table-cell table:formula="of:=SUM([.$L$2:.L85])/[.A85]" office:value-type="currency" office:currency="BRL" office:value="-0.624285714285714">
            <text:p>-R$ 0,62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1440">
            <text:p>1440</text:p>
          </table:table-cell>
          <table:table-cell office:value-type="float" office:value="33">
            <text:p>33</text:p>
          </table:table-cell>
          <table:table-cell office:value-type="float" office:value="5">
            <text:p>5,0</text:p>
          </table:table-cell>
          <table:table-cell table:style-name="ce13"/>
          <table:table-cell office:value-type="currency" office:currency="BRL" office:value="-6.03">
            <text:p>-R$ 6,03</text:p>
          </table:table-cell>
          <table:table-cell office:value-type="currency" office:currency="BRL" office:value="-0.06">
            <text:p>-R$ 0,06</text:p>
          </table:table-cell>
          <table:table-cell table:formula="of:=[.J86]+[.K86]" office:value-type="currency" office:currency="BRL" office:value="-6.09">
            <text:p>-R$ 6,09</text:p>
          </table:table-cell>
          <table:table-cell/>
          <table:table-cell table:formula="of:=SUM([.$L$2:.L86])/[.A86]" office:value-type="currency" office:currency="BRL" office:value="-0.688588235294117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7">
            <text:p>17,0</text:p>
          </table:table-cell>
          <table:table-cell table:style-name="ce13"/>
          <table:table-cell office:value-type="currency" office:currency="BRL" office:value="-0.76">
            <text:p>-R$ 0,76</text:p>
          </table:table-cell>
          <table:table-cell office:value-type="currency" office:currency="BRL" office:value="0">
            <text:p>R$ 0,00</text:p>
          </table:table-cell>
          <table:table-cell table:formula="of:=[.J87]+[.K87]" office:value-type="currency" office:currency="BRL" office:value="-0.76">
            <text:p>-R$ 0,76</text:p>
          </table:table-cell>
          <table:table-cell/>
          <table:table-cell table:formula="of:=SUM([.$L$2:.L87])/[.A87]" office:value-type="currency" office:currency="BRL" office:value="-0.689418604651163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,0</text:p>
          </table:table-cell>
          <table:table-cell table:style-name="ce13"/>
          <table:table-cell office:value-type="currency" office:currency="BRL" office:value="-0.77">
            <text:p>-R$ 0,77</text:p>
          </table:table-cell>
          <table:table-cell office:value-type="currency" office:currency="BRL" office:value="0">
            <text:p>R$ 0,00</text:p>
          </table:table-cell>
          <table:table-cell table:formula="of:=[.J88]+[.K88]" office:value-type="currency" office:currency="BRL" office:value="-0.77">
            <text:p>-R$ 0,77</text:p>
          </table:table-cell>
          <table:table-cell/>
          <table:table-cell table:formula="of:=SUM([.$L$2:.L88])/[.A88]" office:value-type="currency" office:currency="BRL" office:value="-0.690344827586207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8">
            <text:p>18,0</text:p>
          </table:table-cell>
          <table:table-cell table:style-name="ce13"/>
          <table:table-cell office:value-type="currency" office:currency="BRL" office:value="-0.76">
            <text:p>-R$ 0,76</text:p>
          </table:table-cell>
          <table:table-cell office:value-type="currency" office:currency="BRL" office:value="0">
            <text:p>R$ 0,00</text:p>
          </table:table-cell>
          <table:table-cell table:formula="of:=[.J89]+[.K89]" office:value-type="currency" office:currency="BRL" office:value="-0.76">
            <text:p>-R$ 0,76</text:p>
          </table:table-cell>
          <table:table-cell/>
          <table:table-cell table:formula="of:=SUM([.$L$2:.L89])/[.A89]" office:value-type="currency" office:currency="BRL" office:value="-0.691136363636363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6">
            <text:p>6,0</text:p>
          </table:table-cell>
          <table:table-cell table:style-name="ce13"/>
          <table:table-cell office:value-type="currency" office:currency="BRL" office:value="-0.6">
            <text:p>-R$ 0,60</text:p>
          </table:table-cell>
          <table:table-cell office:value-type="currency" office:currency="BRL" office:value="0">
            <text:p>R$ 0,00</text:p>
          </table:table-cell>
          <table:table-cell table:formula="of:=[.J90]+[.K90]" office:value-type="currency" office:currency="BRL" office:value="-0.6">
            <text:p>-R$ 0,60</text:p>
          </table:table-cell>
          <table:table-cell/>
          <table:table-cell table:formula="of:=SUM([.$L$2:.L90])/[.A90]" office:value-type="currency" office:currency="BRL" office:value="-0.690112359550562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,0</text:p>
          </table:table-cell>
          <table:table-cell table:style-name="ce13"/>
          <table:table-cell office:value-type="currency" office:currency="BRL" office:value="-0.61">
            <text:p>-R$ 0,61</text:p>
          </table:table-cell>
          <table:table-cell office:value-type="currency" office:currency="BRL" office:value="0">
            <text:p>R$ 0,00</text:p>
          </table:table-cell>
          <table:table-cell table:formula="of:=[.J91]+[.K91]" office:value-type="currency" office:currency="BRL" office:value="-0.61">
            <text:p>-R$ 0,61</text:p>
          </table:table-cell>
          <table:table-cell/>
          <table:table-cell table:formula="of:=SUM([.$L$2:.L91])/[.A91]" office:value-type="currency" office:currency="BRL" office:value="-0.689222222222222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8">
            <text:p>18,0</text:p>
          </table:table-cell>
          <table:table-cell table:style-name="ce13"/>
          <table:table-cell office:value-type="currency" office:currency="BRL" office:value="-0.75">
            <text:p>-R$ 0,75</text:p>
          </table:table-cell>
          <table:table-cell office:value-type="currency" office:currency="BRL" office:value="0">
            <text:p>R$ 0,00</text:p>
          </table:table-cell>
          <table:table-cell table:formula="of:=[.J92]+[.K92]" office:value-type="currency" office:currency="BRL" office:value="-0.75">
            <text:p>-R$ 0,75</text:p>
          </table:table-cell>
          <table:table-cell/>
          <table:table-cell table:formula="of:=SUM([.$L$2:.L92])/[.A92]" office:value-type="currency" office:currency="BRL" office:value="-0.68989010989011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93]+[.K93]" office:value-type="currency" office:currency="BRL" office:value="0">
            <text:p>R$ 0,00</text:p>
          </table:table-cell>
          <table:table-cell/>
          <table:table-cell table:formula="of:=SUM([.$L$2:.L93])/[.A93]" office:value-type="currency" office:currency="BRL" office:value="-0.682391304347826">
            <text:p>-R$ 0,68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float" office:value="11">
            <text:p>11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94]+[.K94]" office:value-type="currency" office:currency="BRL" office:value="0">
            <text:p>R$ 0,00</text:p>
          </table:table-cell>
          <table:table-cell/>
          <table:table-cell table:formula="of:=SUM([.$L$2:.L94])/[.A94]" office:value-type="currency" office:currency="BRL" office:value="-0.67505376344086">
            <text:p>-R$ 0,68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8">
            <text:p>8,0</text:p>
          </table:table-cell>
          <table:table-cell table:style-name="ce13"/>
          <table:table-cell office:value-type="currency" office:currency="BRL" office:value="-1.18">
            <text:p>-R$ 1,18</text:p>
          </table:table-cell>
          <table:table-cell office:value-type="currency" office:currency="BRL" office:value="0">
            <text:p>R$ 0,00</text:p>
          </table:table-cell>
          <table:table-cell table:formula="of:=[.J95]+[.K95]" office:value-type="currency" office:currency="BRL" office:value="-1.18">
            <text:p>-R$ 1,18</text:p>
          </table:table-cell>
          <table:table-cell/>
          <table:table-cell table:formula="of:=SUM([.$L$2:.L95])/[.A95]" office:value-type="currency" office:currency="BRL" office:value="-0.680425531914894">
            <text:p>-R$ 0,68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89">
            <text:p>89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96]+[.K96]" office:value-type="currency" office:currency="BRL" office:value="0">
            <text:p>R$ 0,00</text:p>
          </table:table-cell>
          <table:table-cell/>
          <table:table-cell table:formula="of:=SUM([.$L$2:.L96])/[.A96]" office:value-type="currency" office:currency="BRL" office:value="-0.673263157894737">
            <text:p>-R$ 0,67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9">
            <text:p>149,0</text:p>
          </table:table-cell>
          <table:table-cell table:style-name="ce13"/>
          <table:table-cell office:value-type="currency" office:currency="BRL" office:value="-1.32">
            <text:p>-R$ 1,32</text:p>
          </table:table-cell>
          <table:table-cell office:value-type="currency" office:currency="BRL" office:value="0">
            <text:p>R$ 0,00</text:p>
          </table:table-cell>
          <table:table-cell table:formula="of:=[.J97]+[.K97]" office:value-type="currency" office:currency="BRL" office:value="-1.32">
            <text:p>-R$ 1,32</text:p>
          </table:table-cell>
          <table:table-cell/>
          <table:table-cell table:formula="of:=SUM([.$L$2:.L97])/[.A97]" office:value-type="currency" office:currency="BRL" office:value="-0.68">
            <text:p>-R$ 0,68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office:value-type="currency" office:currency="BRL" office:value="-1.71">
            <text:p>-R$ 1,71</text:p>
          </table:table-cell>
          <table:table-cell office:value-type="currency" office:currency="BRL" office:value="0">
            <text:p>R$ 0,00</text:p>
          </table:table-cell>
          <table:table-cell table:formula="of:=[.J98]+[.K98]" office:value-type="currency" office:currency="BRL" office:value="-1.71">
            <text:p>-R$ 1,71</text:p>
          </table:table-cell>
          <table:table-cell/>
          <table:table-cell table:formula="of:=SUM([.$L$2:.L98])/[.A98]" office:value-type="currency" office:currency="BRL" office:value="-0.690618556701031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90">
            <text:p>90,0</text:p>
          </table:table-cell>
          <table:table-cell table:style-name="ce13"/>
          <table:table-cell office:value-type="currency" office:currency="BRL" office:value="-2.2">
            <text:p>-R$ 2,20</text:p>
          </table:table-cell>
          <table:table-cell office:value-type="currency" office:currency="BRL" office:value="0">
            <text:p>R$ 0,00</text:p>
          </table:table-cell>
          <table:table-cell table:formula="of:=[.J99]+[.K99]" office:value-type="currency" office:currency="BRL" office:value="-2.2">
            <text:p>-R$ 2,20</text:p>
          </table:table-cell>
          <table:table-cell/>
          <table:table-cell table:formula="of:=SUM([.$L$2:.L99])/[.A99]" office:value-type="currency" office:currency="BRL" office:value="-0.706020408163265">
            <text:p>-R$ 0,71</text:p>
          </table:table-cell>
          <table:table-cell table:number-columns-repeated="1010"/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33">
            <text:p>33</text:p>
          </table:table-cell>
          <table:table-cell office:value-type="float" office:value="44">
            <text:p>44,0</text:p>
          </table:table-cell>
          <table:table-cell table:style-name="ce13"/>
          <table:table-cell office:value-type="currency" office:currency="BRL" office:value="0.89">
            <text:p>R$ 0,89</text:p>
          </table:table-cell>
          <table:table-cell office:value-type="currency" office:currency="BRL" office:value="0">
            <text:p>R$ 0,00</text:p>
          </table:table-cell>
          <table:table-cell table:formula="of:=[.J100]+[.K100]" office:value-type="currency" office:currency="BRL" office:value="0.89">
            <text:p>R$ 0,89</text:p>
          </table:table-cell>
          <table:table-cell/>
          <table:table-cell table:formula="of:=SUM([.$L$2:.L100])/[.A100]" office:value-type="currency" office:currency="BRL" office:value="-0.68989898989899">
            <text:p>-R$ 0,69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9">
            <text:p>9,0</text:p>
          </table:table-cell>
          <table:table-cell table:style-name="ce13"/>
          <table:table-cell office:value-type="currency" office:currency="BRL" office:value="-2.55">
            <text:p>-R$ 2,55</text:p>
          </table:table-cell>
          <table:table-cell office:value-type="currency" office:currency="BRL" office:value="0">
            <text:p>R$ 0,00</text:p>
          </table:table-cell>
          <table:table-cell table:formula="of:=[.J101]+[.K101]" office:value-type="currency" office:currency="BRL" office:value="-2.55">
            <text:p>-R$ 2,55</text:p>
          </table:table-cell>
          <table:table-cell/>
          <table:table-cell table:formula="of:=SUM([.$L$2:.L101])/[.A101]" office:value-type="currency" office:currency="BRL" office:value="-0.7085">
            <text:p>-R$ 0,71</text:p>
          </table:table-cell>
          <table:table-cell table:number-columns-repeated="1010"/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float" office:value="30">
            <text:p>30,0</text:p>
          </table:table-cell>
          <table:table-cell table:style-name="ce13"/>
          <table:table-cell office:value-type="currency" office:currency="BRL" office:value="8.37">
            <text:p>R$ 8,37</text:p>
          </table:table-cell>
          <table:table-cell office:value-type="currency" office:currency="BRL" office:value="0">
            <text:p>R$ 0,00</text:p>
          </table:table-cell>
          <table:table-cell table:formula="of:=[.J102]+[.K102]" office:value-type="currency" office:currency="BRL" office:value="8.37">
            <text:p>R$ 8,37</text:p>
          </table:table-cell>
          <table:table-cell/>
          <table:table-cell table:formula="of:=SUM([.$L$2:.L102])/[.A102]" office:value-type="currency" office:currency="BRL" office:value="-0.618613861386138">
            <text:p>-R$ 0,62</text:p>
          </table:table-cell>
          <table:table-cell table:number-columns-repeated="1010"/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49">
            <text:p>49,0</text:p>
          </table:table-cell>
          <table:table-cell table:style-name="ce13"/>
          <table:table-cell office:value-type="currency" office:currency="BRL" office:value="8.59">
            <text:p>R$ 8,59</text:p>
          </table:table-cell>
          <table:table-cell office:value-type="currency" office:currency="BRL" office:value="-0.1">
            <text:p>-R$ 0,10</text:p>
          </table:table-cell>
          <table:table-cell table:formula="of:=[.J103]+[.K103]" office:value-type="currency" office:currency="BRL" office:value="8.49">
            <text:p>R$ 8,49</text:p>
          </table:table-cell>
          <table:table-cell/>
          <table:table-cell table:formula="of:=SUM([.$L$2:.L103])/[.A103]" office:value-type="currency" office:currency="BRL" office:value="-0.529313725490196">
            <text:p>-R$ 0,53</text:p>
          </table:table-cell>
          <table:table-cell table:number-columns-repeated="1010"/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33">
            <text:p>33</text:p>
          </table:table-cell>
          <table:table-cell office:value-type="float" office:value="27">
            <text:p>27,0</text:p>
          </table:table-cell>
          <table:table-cell table:style-name="ce13"/>
          <table:table-cell office:value-type="currency" office:currency="BRL" office:value="8.59">
            <text:p>R$ 8,59</text:p>
          </table:table-cell>
          <table:table-cell office:value-type="currency" office:currency="BRL" office:value="-0.1">
            <text:p>-R$ 0,10</text:p>
          </table:table-cell>
          <table:table-cell table:formula="of:=[.J104]+[.K104]" office:value-type="currency" office:currency="BRL" office:value="8.49">
            <text:p>R$ 8,49</text:p>
          </table:table-cell>
          <table:table-cell/>
          <table:table-cell table:formula="of:=SUM([.$L$2:.L104])/[.A104]" office:value-type="currency" office:currency="BRL" office:value="-0.441747572815534">
            <text:p>-R$ 0,44</text:p>
          </table:table-cell>
          <table:table-cell table:number-columns-repeated="1010"/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6">
            <text:p>6,0</text:p>
          </table:table-cell>
          <table:table-cell table:style-name="ce13"/>
          <table:table-cell office:value-type="currency" office:currency="BRL" office:value="-1.12">
            <text:p>-R$ 1,12</text:p>
          </table:table-cell>
          <table:table-cell office:value-type="currency" office:currency="BRL" office:value="-0.16">
            <text:p>-R$ 0,16</text:p>
          </table:table-cell>
          <table:table-cell table:formula="of:=[.J105]+[.K105]" office:value-type="currency" office:currency="BRL" office:value="-1.28">
            <text:p>-R$ 1,28</text:p>
          </table:table-cell>
          <table:table-cell/>
          <table:table-cell table:formula="of:=SUM([.$L$2:.L105])/[.A105]" office:value-type="currency" office:currency="BRL" office:value="-0.449807692307692">
            <text:p>-R$ 0,45</text:p>
          </table:table-cell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,0</text:p>
          </table:table-cell>
          <table:table-cell table:style-name="ce13"/>
          <table:table-cell office:value-type="currency" office:currency="BRL" office:value="1.47">
            <text:p>R$ 1,47</text:p>
          </table:table-cell>
          <table:table-cell office:value-type="currency" office:currency="BRL" office:value="0">
            <text:p>R$ 0,00</text:p>
          </table:table-cell>
          <table:table-cell table:formula="of:=[.J106]+[.K106]" office:value-type="currency" office:currency="BRL" office:value="1.47">
            <text:p>R$ 1,47</text:p>
          </table:table-cell>
          <table:table-cell/>
          <table:table-cell table:formula="of:=SUM([.$L$2:.L106])/[.A106]" office:value-type="currency" office:currency="BRL" office:value="-0.431523809523809">
            <text:p>-R$ 0,43</text:p>
          </table:table-cell>
          <table:table-cell table:number-columns-repeated="1010"/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">
            <text:p>7,0</text:p>
          </table:table-cell>
          <table:table-cell table:style-name="ce13"/>
          <table:table-cell office:value-type="currency" office:currency="BRL" office:value="-1.05">
            <text:p>-R$ 1,05</text:p>
          </table:table-cell>
          <table:table-cell office:value-type="currency" office:currency="BRL" office:value="0">
            <text:p>R$ 0,00</text:p>
          </table:table-cell>
          <table:table-cell table:formula="of:=[.J107]+[.K107]" office:value-type="currency" office:currency="BRL" office:value="-1.05">
            <text:p>-R$ 1,05</text:p>
          </table:table-cell>
          <table:table-cell/>
          <table:table-cell table:formula="of:=SUM([.$L$2:.L107])/[.A107]" office:value-type="currency" office:currency="BRL" office:value="-0.437358490566038">
            <text:p>-R$ 0,44</text:p>
          </table:table-cell>
          <table:table-cell table:number-columns-repeated="1010"/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3">
            <text:p>23,0</text:p>
          </table:table-cell>
          <table:table-cell table:style-name="ce13"/>
          <table:table-cell office:value-type="currency" office:currency="BRL" office:value="-0.59">
            <text:p>-R$ 0,59</text:p>
          </table:table-cell>
          <table:table-cell office:value-type="currency" office:currency="BRL" office:value="0">
            <text:p>R$ 0,00</text:p>
          </table:table-cell>
          <table:table-cell table:formula="of:=[.J108]+[.K108]" office:value-type="currency" office:currency="BRL" office:value="-0.59">
            <text:p>-R$ 0,59</text:p>
          </table:table-cell>
          <table:table-cell/>
          <table:table-cell table:formula="of:=SUM([.$L$2:.L108])/[.A108]" office:value-type="currency" office:currency="BRL" office:value="-0.438785046728972">
            <text:p>-R$ 0,44</text:p>
          </table:table-cell>
          <table:table-cell table:number-columns-repeated="1010"/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8">
            <text:p>8,0</text:p>
          </table:table-cell>
          <table:table-cell table:style-name="ce13"/>
          <table:table-cell office:value-type="currency" office:currency="BRL" office:value="-0.68">
            <text:p>-R$ 0,68</text:p>
          </table:table-cell>
          <table:table-cell office:value-type="currency" office:currency="BRL" office:value="0">
            <text:p>R$ 0,00</text:p>
          </table:table-cell>
          <table:table-cell table:formula="of:=[.J109]+[.K109]" office:value-type="currency" office:currency="BRL" office:value="-0.68">
            <text:p>-R$ 0,68</text:p>
          </table:table-cell>
          <table:table-cell/>
          <table:table-cell table:formula="of:=SUM([.$L$2:.L109])/[.A109]" office:value-type="currency" office:currency="BRL" office:value="-0.441018518518518">
            <text:p>-R$ 0,44</text:p>
          </table:table-cell>
          <table:table-cell table:number-columns-repeated="1010"/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4">
            <text:p>24,0</text:p>
          </table:table-cell>
          <table:table-cell table:style-name="ce13"/>
          <table:table-cell office:value-type="currency" office:currency="BRL" office:value="0.47">
            <text:p>R$ 0,47</text:p>
          </table:table-cell>
          <table:table-cell office:value-type="currency" office:currency="BRL" office:value="0">
            <text:p>R$ 0,00</text:p>
          </table:table-cell>
          <table:table-cell table:formula="of:=[.J110]+[.K110]" office:value-type="currency" office:currency="BRL" office:value="0.47">
            <text:p>R$ 0,47</text:p>
          </table:table-cell>
          <table:table-cell/>
          <table:table-cell table:formula="of:=SUM([.$L$2:.L110])/[.A110]" office:value-type="currency" office:currency="BRL" office:value="-0.432660550458716">
            <text:p>-R$ 0,43</text:p>
          </table:table-cell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7">
            <text:p>7,0</text:p>
          </table:table-cell>
          <table:table-cell table:style-name="ce13"/>
          <table:table-cell office:value-type="currency" office:currency="BRL" office:value="-0.76">
            <text:p>-R$ 0,76</text:p>
          </table:table-cell>
          <table:table-cell office:value-type="currency" office:currency="BRL" office:value="0">
            <text:p>R$ 0,00</text:p>
          </table:table-cell>
          <table:table-cell table:formula="of:=[.J111]+[.K111]" office:value-type="currency" office:currency="BRL" office:value="-0.76">
            <text:p>-R$ 0,76</text:p>
          </table:table-cell>
          <table:table-cell/>
          <table:table-cell table:formula="of:=SUM([.$L$2:.L111])/[.A111]" office:value-type="currency" office:currency="BRL" office:value="-0.435636363636364">
            <text:p>-R$ 0,44</text:p>
          </table:table-cell>
          <table:table-cell table:number-columns-repeated="1010"/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,0</text:p>
          </table:table-cell>
          <table:table-cell table:style-name="ce13"/>
          <table:table-cell office:value-type="currency" office:currency="BRL" office:value="0.87">
            <text:p>R$ 0,87</text:p>
          </table:table-cell>
          <table:table-cell office:value-type="currency" office:currency="BRL" office:value="0">
            <text:p>R$ 0,00</text:p>
          </table:table-cell>
          <table:table-cell table:formula="of:=[.J112]+[.K112]" office:value-type="currency" office:currency="BRL" office:value="0.87">
            <text:p>R$ 0,87</text:p>
          </table:table-cell>
          <table:table-cell/>
          <table:table-cell table:formula="of:=SUM([.$L$2:.L112])/[.A112]" office:value-type="currency" office:currency="BRL" office:value="-0.423873873873874">
            <text:p>-R$ 0,42</text:p>
          </table:table-cell>
          <table:table-cell table:number-columns-repeated="1010"/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7">
            <text:p>7,0</text:p>
          </table:table-cell>
          <table:table-cell table:style-name="ce13"/>
          <table:table-cell office:value-type="currency" office:currency="BRL" office:value="5.72">
            <text:p>R$ 5,72</text:p>
          </table:table-cell>
          <table:table-cell office:value-type="currency" office:currency="BRL" office:value="0">
            <text:p>R$ 0,00</text:p>
          </table:table-cell>
          <table:table-cell table:formula="of:=[.J113]+[.K113]" office:value-type="currency" office:currency="BRL" office:value="5.72">
            <text:p>R$ 5,72</text:p>
          </table:table-cell>
          <table:table-cell/>
          <table:table-cell table:formula="of:=SUM([.$L$2:.L113])/[.A113]" office:value-type="currency" office:currency="BRL" office:value="-0.369017857142857">
            <text:p>-R$ 0,37</text:p>
          </table:table-cell>
          <table:table-cell table:number-columns-repeated="1010"/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office:value-type="currency" office:currency="BRL" office:value="0.82">
            <text:p>R$ 0,82</text:p>
          </table:table-cell>
          <table:table-cell office:value-type="currency" office:currency="BRL" office:value="0">
            <text:p>R$ 0,00</text:p>
          </table:table-cell>
          <table:table-cell table:formula="of:=[.J114]+[.K114]" office:value-type="currency" office:currency="BRL" office:value="0.82">
            <text:p>R$ 0,82</text:p>
          </table:table-cell>
          <table:table-cell/>
          <table:table-cell table:formula="of:=SUM([.$L$2:.L114])/[.A114]" office:value-type="currency" office:currency="BRL" office:value="-0.358495575221239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9">
            <text:p>19,0</text:p>
          </table:table-cell>
          <table:table-cell table:style-name="ce13"/>
          <table:table-cell office:value-type="currency" office:currency="BRL" office:value="1.12">
            <text:p>R$ 1,12</text:p>
          </table:table-cell>
          <table:table-cell office:value-type="currency" office:currency="BRL" office:value="0">
            <text:p>R$ 0,00</text:p>
          </table:table-cell>
          <table:table-cell table:formula="of:=[.J115]+[.K115]" office:value-type="currency" office:currency="BRL" office:value="1.12">
            <text:p>R$ 1,12</text:p>
          </table:table-cell>
          <table:table-cell/>
          <table:table-cell table:formula="of:=SUM([.$L$2:.L115])/[.A115]" office:value-type="currency" office:currency="BRL" office:value="-0.345526315789474">
            <text:p>-R$ 0,35</text:p>
          </table:table-cell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-0.62">
            <text:p>-R$ 0,62</text:p>
          </table:table-cell>
          <table:table-cell office:value-type="currency" office:currency="BRL" office:value="0">
            <text:p>R$ 0,00</text:p>
          </table:table-cell>
          <table:table-cell table:formula="of:=[.J116]+[.K116]" office:value-type="currency" office:currency="BRL" office:value="-0.62">
            <text:p>-R$ 0,62</text:p>
          </table:table-cell>
          <table:table-cell/>
          <table:table-cell table:formula="of:=SUM([.$L$2:.L116])/[.A116]" office:value-type="currency" office:currency="BRL" office:value="-0.347913043478261">
            <text:p>-R$ 0,35</text:p>
          </table:table-cell>
          <table:table-cell table:number-columns-repeated="1010"/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-2.68">
            <text:p>-R$ 2,68</text:p>
          </table:table-cell>
          <table:table-cell office:value-type="currency" office:currency="BRL" office:value="-0.05">
            <text:p>-R$ 0,05</text:p>
          </table:table-cell>
          <table:table-cell table:formula="of:=[.J117]+[.K117]" office:value-type="currency" office:currency="BRL" office:value="-2.73">
            <text:p>-R$ 2,73</text:p>
          </table:table-cell>
          <table:table-cell/>
          <table:table-cell table:formula="of:=SUM([.$L$2:.L117])/[.A117]" office:value-type="currency" office:currency="BRL" office:value="-0.368448275862069">
            <text:p>-R$ 0,37</text:p>
          </table:table-cell>
          <table:table-cell table:number-columns-repeated="1010"/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0.26">
            <text:p>R$ 0,26</text:p>
          </table:table-cell>
          <table:table-cell office:value-type="currency" office:currency="BRL" office:value="0">
            <text:p>R$ 0,00</text:p>
          </table:table-cell>
          <table:table-cell table:formula="of:=[.J118]+[.K118]" office:value-type="currency" office:currency="BRL" office:value="0.26">
            <text:p>R$ 0,26</text:p>
          </table:table-cell>
          <table:table-cell/>
          <table:table-cell table:formula="of:=SUM([.$L$2:.L118])/[.A118]" office:value-type="currency" office:currency="BRL" office:value="-0.363076923076923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table:number-columns-repeated="2" office:value-type="currency" office:currency="BRL" office:value="0">
            <text:p>R$ 0,00</text:p>
          </table:table-cell>
          <table:table-cell table:formula="of:=[.J119]+[.K119]" office:value-type="currency" office:currency="BRL" office:value="0">
            <text:p>R$ 0,00</text:p>
          </table:table-cell>
          <table:table-cell/>
          <table:table-cell table:formula="of:=SUM([.$L$2:.L119])/[.A119]" office:value-type="currency" office:currency="BRL" office:value="-0.36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3">
            <text:p>13,0</text:p>
          </table:table-cell>
          <table:table-cell table:style-name="ce13"/>
          <table:table-cell office:value-type="currency" office:currency="BRL" office:value="-0.84">
            <text:p>-R$ 0,84</text:p>
          </table:table-cell>
          <table:table-cell office:value-type="currency" office:currency="BRL" office:value="0">
            <text:p>R$ 0,00</text:p>
          </table:table-cell>
          <table:table-cell table:formula="of:=[.J120]+[.K120]" office:value-type="currency" office:currency="BRL" office:value="-0.84">
            <text:p>-R$ 0,84</text:p>
          </table:table-cell>
          <table:table-cell/>
          <table:table-cell table:formula="of:=SUM([.$L$2:.L120])/[.A120]" office:value-type="currency" office:currency="BRL" office:value="-0.364033613445378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2">
            <text:p>22,0</text:p>
          </table:table-cell>
          <table:table-cell table:style-name="ce13"/>
          <table:table-cell office:value-type="currency" office:currency="BRL" office:value="0.7">
            <text:p>R$ 0,70</text:p>
          </table:table-cell>
          <table:table-cell office:value-type="currency" office:currency="BRL" office:value="0">
            <text:p>R$ 0,00</text:p>
          </table:table-cell>
          <table:table-cell table:formula="of:=[.J121]+[.K121]" office:value-type="currency" office:currency="BRL" office:value="0.7">
            <text:p>R$ 0,70</text:p>
          </table:table-cell>
          <table:table-cell/>
          <table:table-cell table:formula="of:=SUM([.$L$2:.L121])/[.A121]" office:value-type="currency" office:currency="BRL" office:value="-0.355166666666667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-0.44">
            <text:p>-R$ 0,44</text:p>
          </table:table-cell>
          <table:table-cell office:value-type="currency" office:currency="BRL" office:value="0">
            <text:p>R$ 0,00</text:p>
          </table:table-cell>
          <table:table-cell table:formula="of:=[.J122]+[.K122]" office:value-type="currency" office:currency="BRL" office:value="-0.44">
            <text:p>-R$ 0,44</text:p>
          </table:table-cell>
          <table:table-cell/>
          <table:table-cell table:formula="of:=SUM([.$L$2:.L122])/[.A122]" office:value-type="currency" office:currency="BRL" office:value="-0.355867768595041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office:value-type="currency" office:currency="BRL" office:value="-0.58">
            <text:p>-R$ 0,58</text:p>
          </table:table-cell>
          <table:table-cell office:value-type="currency" office:currency="BRL" office:value="0">
            <text:p>R$ 0,00</text:p>
          </table:table-cell>
          <table:table-cell table:formula="of:=[.J123]+[.K123]" office:value-type="currency" office:currency="BRL" office:value="-0.58">
            <text:p>-R$ 0,58</text:p>
          </table:table-cell>
          <table:table-cell/>
          <table:table-cell table:formula="of:=SUM([.$L$2:.L123])/[.A123]" office:value-type="currency" office:currency="BRL" office:value="-0.357704918032787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,0</text:p>
          </table:table-cell>
          <table:table-cell table:style-name="ce13"/>
          <table:table-cell office:value-type="currency" office:currency="BRL" office:value="-0.82">
            <text:p>-R$ 0,82</text:p>
          </table:table-cell>
          <table:table-cell office:value-type="currency" office:currency="BRL" office:value="0">
            <text:p>R$ 0,00</text:p>
          </table:table-cell>
          <table:table-cell table:formula="of:=[.J124]+[.K124]" office:value-type="currency" office:currency="BRL" office:value="-0.82">
            <text:p>-R$ 0,82</text:p>
          </table:table-cell>
          <table:table-cell/>
          <table:table-cell table:formula="of:=SUM([.$L$2:.L124])/[.A124]" office:value-type="currency" office:currency="BRL" office:value="-0.361463414634146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office:value-type="currency" office:currency="BRL" office:value="-0.61">
            <text:p>-R$ 0,61</text:p>
          </table:table-cell>
          <table:table-cell office:value-type="currency" office:currency="BRL" office:value="0">
            <text:p>R$ 0,00</text:p>
          </table:table-cell>
          <table:table-cell table:formula="of:=[.J125]+[.K125]" office:value-type="currency" office:currency="BRL" office:value="-0.61">
            <text:p>-R$ 0,61</text:p>
          </table:table-cell>
          <table:table-cell/>
          <table:table-cell table:formula="of:=SUM([.$L$2:.L125])/[.A125]" office:value-type="currency" office:currency="BRL" office:value="-0.363467741935484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4">
            <text:p>14,0</text:p>
          </table:table-cell>
          <table:table-cell table:style-name="ce13"/>
          <table:table-cell office:value-type="currency" office:currency="BRL" office:value="-3.86">
            <text:p>-R$ 3,86</text:p>
          </table:table-cell>
          <table:table-cell office:value-type="currency" office:currency="BRL" office:value="-0.02">
            <text:p>-R$ 0,02</text:p>
          </table:table-cell>
          <table:table-cell table:formula="of:=[.J126]+[.K126]" office:value-type="currency" office:currency="BRL" office:value="-3.88">
            <text:p>-R$ 3,88</text:p>
          </table:table-cell>
          <table:table-cell/>
          <table:table-cell table:formula="of:=SUM([.$L$2:.L126])/[.A126]" office:value-type="currency" office:currency="BRL" office:value="-0.3916">
            <text:p>-R$ 0,39</text:p>
          </table:table-cell>
          <table:table-cell table:number-columns-repeated="1010"/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2">
            <text:p>12,0</text:p>
          </table:table-cell>
          <table:table-cell table:style-name="ce13"/>
          <table:table-cell office:value-type="currency" office:currency="BRL" office:value="1.55">
            <text:p>R$ 1,55</text:p>
          </table:table-cell>
          <table:table-cell office:value-type="currency" office:currency="BRL" office:value="0">
            <text:p>R$ 0,00</text:p>
          </table:table-cell>
          <table:table-cell table:formula="of:=[.J127]+[.K127]" office:value-type="currency" office:currency="BRL" office:value="1.55">
            <text:p>R$ 1,55</text:p>
          </table:table-cell>
          <table:table-cell/>
          <table:table-cell table:formula="of:=SUM([.$L$2:.L127])/[.A127]" office:value-type="currency" office:currency="BRL" office:value="-0.376190476190476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2">
            <text:p>12,0</text:p>
          </table:table-cell>
          <table:table-cell table:style-name="ce13"/>
          <table:table-cell office:value-type="currency" office:currency="BRL" office:value="-0.91">
            <text:p>-R$ 0,91</text:p>
          </table:table-cell>
          <table:table-cell office:value-type="currency" office:currency="BRL" office:value="0">
            <text:p>R$ 0,00</text:p>
          </table:table-cell>
          <table:table-cell table:formula="of:=[.J128]+[.K128]" office:value-type="currency" office:currency="BRL" office:value="-0.91">
            <text:p>-R$ 0,91</text:p>
          </table:table-cell>
          <table:table-cell/>
          <table:table-cell table:formula="of:=SUM([.$L$2:.L128])/[.A128]" office:value-type="currency" office:currency="BRL" office:value="-0.380393700787401">
            <text:p>-R$ 0,38</text:p>
          </table:table-cell>
          <table:table-cell table:number-columns-repeated="1010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7" office:value-type="date" office:date-value="2013-04-01">
            <text:p>04/13</text:p>
          </table:table-cell>
          <table:table-cell table:style-name="ce3" office:value-type="string">
            <text:p>EURCHF</text:p>
          </table:table-cell>
          <table:table-cell table:style-name="ce3" office:value-type="string">
            <text:p>buy</text:p>
          </table:table-cell>
          <table:table-cell table:style-name="ce3" office:value-type="string">
            <text:p>s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0">
            <text:p>60</text:p>
          </table:table-cell>
          <table:table-cell table:style-name="ce11" office:value-type="float" office:value="35">
            <text:p>35,0</text:p>
          </table:table-cell>
          <table:table-cell table:style-name="ce14"/>
          <table:table-cell table:style-name="ce16" office:value-type="currency" office:currency="BRL" office:value="-0.62">
            <text:p>-R$ 0,62</text:p>
          </table:table-cell>
          <table:table-cell table:style-name="ce16" office:value-type="currency" office:currency="BRL" office:value="0">
            <text:p>R$ 0,00</text:p>
          </table:table-cell>
          <table:table-cell table:style-name="ce19" table:formula="of:=[.J129]+[.K129]" office:value-type="currency" office:currency="BRL" office:value="-0.62">
            <text:p>-R$ 0,62</text:p>
          </table:table-cell>
          <table:table-cell table:style-name="ce22"/>
          <table:table-cell table:style-name="ce22" table:formula="of:=SUM([.$L$2:.L129])/[.A129]" office:value-type="currency" office:currency="BRL" office:value="-0.382265625">
            <text:p>-R$ 0,38</text:p>
          </table:table-cell>
          <table:table-cell table:style-name="ce7"/>
          <table:table-cell table:style-name="ce3" table:number-columns-repeated="1009"/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2">
            <text:p>22,0</text:p>
          </table:table-cell>
          <table:table-cell table:style-name="ce13"/>
          <table:table-cell office:value-type="currency" office:currency="BRL" office:value="-0.6">
            <text:p>-R$ 0,60</text:p>
          </table:table-cell>
          <table:table-cell office:value-type="currency" office:currency="BRL" office:value="0">
            <text:p>R$ 0,00</text:p>
          </table:table-cell>
          <table:table-cell table:formula="of:=[.J130]+[.K130]" office:value-type="currency" office:currency="BRL" office:value="-0.6">
            <text:p>-R$ 0,60</text:p>
          </table:table-cell>
          <table:table-cell/>
          <table:table-cell table:formula="of:=SUM([.$L$2:.L130])/[.A130]" office:value-type="currency" office:currency="BRL" office:value="-0.383953488372093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3">
            <text:p>23,0</text:p>
          </table:table-cell>
          <table:table-cell table:style-name="ce13"/>
          <table:table-cell office:value-type="currency" office:currency="BRL" office:value="-0.09">
            <text:p>-R$ 0,09</text:p>
          </table:table-cell>
          <table:table-cell office:value-type="currency" office:currency="BRL" office:value="0">
            <text:p>R$ 0,00</text:p>
          </table:table-cell>
          <table:table-cell table:formula="of:=[.J131]+[.K131]" office:value-type="currency" office:currency="BRL" office:value="-0.09">
            <text:p>-R$ 0,09</text:p>
          </table:table-cell>
          <table:table-cell/>
          <table:table-cell table:formula="of:=SUM([.$L$2:.L131])/[.A131]" office:value-type="currency" office:currency="BRL" office:value="-0.381692307692308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0">
            <text:p>20,0</text:p>
          </table:table-cell>
          <table:table-cell table:style-name="ce13"/>
          <table:table-cell office:value-type="currency" office:currency="BRL" office:value="-0.49">
            <text:p>-R$ 0,49</text:p>
          </table:table-cell>
          <table:table-cell office:value-type="currency" office:currency="BRL" office:value="0">
            <text:p>R$ 0,00</text:p>
          </table:table-cell>
          <table:table-cell table:formula="of:=[.J132]+[.K132]" office:value-type="currency" office:currency="BRL" office:value="-0.49">
            <text:p>-R$ 0,49</text:p>
          </table:table-cell>
          <table:table-cell/>
          <table:table-cell table:formula="of:=SUM([.$L$2:.L132])/[.A132]" office:value-type="currency" office:currency="BRL" office:value="-0.382519083969466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41">
            <text:p>41,0</text:p>
          </table:table-cell>
          <table:table-cell table:style-name="ce13"/>
          <table:table-cell office:value-type="currency" office:currency="BRL" office:value="-0.25">
            <text:p>-R$ 0,25</text:p>
          </table:table-cell>
          <table:table-cell office:value-type="currency" office:currency="BRL" office:value="0">
            <text:p>R$ 0,00</text:p>
          </table:table-cell>
          <table:table-cell table:formula="of:=[.J133]+[.K133]" office:value-type="currency" office:currency="BRL" office:value="-0.25">
            <text:p>-R$ 0,25</text:p>
          </table:table-cell>
          <table:table-cell/>
          <table:table-cell table:formula="of:=SUM([.$L$2:.L133])/[.A133]" office:value-type="currency" office:currency="BRL" office:value="-0.381515151515151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3">
            <text:p>23,0</text:p>
          </table:table-cell>
          <table:table-cell table:style-name="ce13"/>
          <table:table-cell office:value-type="currency" office:currency="BRL" office:value="0">
            <text:p>R$ 0,00</text:p>
          </table:table-cell>
          <table:table-cell office:value-type="currency" office:currency="BRL" office:value="-0.03">
            <text:p>-R$ 0,03</text:p>
          </table:table-cell>
          <table:table-cell table:formula="of:=[.J134]+[.K134]" office:value-type="currency" office:currency="BRL" office:value="-0.03">
            <text:p>-R$ 0,03</text:p>
          </table:table-cell>
          <table:table-cell/>
          <table:table-cell table:formula="of:=SUM([.$L$2:.L134])/[.A134]" office:value-type="currency" office:currency="BRL" office:value="-0.378872180451128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4">
            <text:p>34,0</text:p>
          </table:table-cell>
          <table:table-cell table:style-name="ce13"/>
          <table:table-cell office:value-type="currency" office:currency="BRL" office:value="-0.88">
            <text:p>-R$ 0,88</text:p>
          </table:table-cell>
          <table:table-cell office:value-type="currency" office:currency="BRL" office:value="-0.02">
            <text:p>-R$ 0,02</text:p>
          </table:table-cell>
          <table:table-cell table:formula="of:=[.J135]+[.K135]" office:value-type="currency" office:currency="BRL" office:value="-0.9">
            <text:p>-R$ 0,90</text:p>
          </table:table-cell>
          <table:table-cell/>
          <table:table-cell table:formula="of:=SUM([.$L$2:.L135])/[.A135]" office:value-type="currency" office:currency="BRL" office:value="-0.382761194029851">
            <text:p>-R$ 0,38</text:p>
          </table:table-cell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1">
            <text:p>21,0</text:p>
          </table:table-cell>
          <table:table-cell table:style-name="ce13"/>
          <table:table-cell office:value-type="currency" office:currency="BRL" office:value="1.09">
            <text:p>R$ 1,09</text:p>
          </table:table-cell>
          <table:table-cell office:value-type="currency" office:currency="BRL" office:value="-0.02">
            <text:p>-R$ 0,02</text:p>
          </table:table-cell>
          <table:table-cell table:formula="of:=[.J136]+[.K136]" office:value-type="currency" office:currency="BRL" office:value="1.07">
            <text:p>R$ 1,07</text:p>
          </table:table-cell>
          <table:table-cell/>
          <table:table-cell table:formula="of:=SUM([.$L$2:.L136])/[.A136]" office:value-type="currency" office:currency="BRL" office:value="-0.372">
            <text:p>-R$ 0,37</text:p>
          </table:table-cell>
          <table:table-cell table:number-columns-repeated="1010"/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,0</text:p>
          </table:table-cell>
          <table:table-cell table:style-name="ce13"/>
          <table:table-cell office:value-type="currency" office:currency="BRL" office:value="0.48">
            <text:p>R$ 0,48</text:p>
          </table:table-cell>
          <table:table-cell office:value-type="currency" office:currency="BRL" office:value="0">
            <text:p>R$ 0,00</text:p>
          </table:table-cell>
          <table:table-cell table:formula="of:=[.J137]+[.K137]" office:value-type="currency" office:currency="BRL" office:value="0.48">
            <text:p>R$ 0,48</text:p>
          </table:table-cell>
          <table:table-cell/>
          <table:table-cell table:formula="of:=SUM([.$L$2:.L137])/[.A137]" office:value-type="currency" office:currency="BRL" office:value="-0.365735294117647">
            <text:p>-R$ 0,37</text:p>
          </table:table-cell>
          <table:table-cell table:number-columns-repeated="1010"/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1">
            <text:p>11,0</text:p>
          </table:table-cell>
          <table:table-cell table:style-name="ce13"/>
          <table:table-cell office:value-type="currency" office:currency="BRL" office:value="0.17">
            <text:p>R$ 0,17</text:p>
          </table:table-cell>
          <table:table-cell office:value-type="currency" office:currency="BRL" office:value="0">
            <text:p>R$ 0,00</text:p>
          </table:table-cell>
          <table:table-cell table:formula="of:=[.J138]+[.K138]" office:value-type="currency" office:currency="BRL" office:value="0.17">
            <text:p>R$ 0,17</text:p>
          </table:table-cell>
          <table:table-cell/>
          <table:table-cell table:formula="of:=SUM([.$L$2:.L138])/[.A138]" office:value-type="currency" office:currency="BRL" office:value="-0.361824817518248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3">
            <text:p>23,0</text:p>
          </table:table-cell>
          <table:table-cell table:style-name="ce13"/>
          <table:table-cell office:value-type="currency" office:currency="BRL" office:value="-0.99">
            <text:p>-R$ 0,99</text:p>
          </table:table-cell>
          <table:table-cell office:value-type="currency" office:currency="BRL" office:value="0">
            <text:p>R$ 0,00</text:p>
          </table:table-cell>
          <table:table-cell table:formula="of:=[.J139]+[.K139]" office:value-type="currency" office:currency="BRL" office:value="-0.99">
            <text:p>-R$ 0,99</text:p>
          </table:table-cell>
          <table:table-cell/>
          <table:table-cell table:formula="of:=SUM([.$L$2:.L139])/[.A139]" office:value-type="currency" office:currency="BRL" office:value="-0.366376811594203">
            <text:p>-R$ 0,37</text:p>
          </table:table-cell>
          <table:table-cell table:number-columns-repeated="1010"/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2">
            <text:p>12,0</text:p>
          </table:table-cell>
          <table:table-cell table:style-name="ce13"/>
          <table:table-cell office:value-type="currency" office:currency="BRL" office:value="0.17">
            <text:p>R$ 0,17</text:p>
          </table:table-cell>
          <table:table-cell office:value-type="currency" office:currency="BRL" office:value="0">
            <text:p>R$ 0,00</text:p>
          </table:table-cell>
          <table:table-cell table:formula="of:=[.J140]+[.K140]" office:value-type="currency" office:currency="BRL" office:value="0.17">
            <text:p>R$ 0,17</text:p>
          </table:table-cell>
          <table:table-cell/>
          <table:table-cell table:formula="of:=SUM([.$L$2:.L140])/[.A140]" office:value-type="currency" office:currency="BRL" office:value="-0.362517985611511">
            <text:p>-R$ 0,36</text:p>
          </table:table-cell>
          <table:table-cell table:number-columns-repeated="1010"/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float" office:value="43">
            <text:p>43,0</text:p>
          </table:table-cell>
          <table:table-cell table:style-name="ce13"/>
          <table:table-cell office:value-type="currency" office:currency="BRL" office:value="2.02">
            <text:p>R$ 2,02</text:p>
          </table:table-cell>
          <table:table-cell office:value-type="currency" office:currency="BRL" office:value="0">
            <text:p>R$ 0,00</text:p>
          </table:table-cell>
          <table:table-cell table:formula="of:=[.J141]+[.K141]" office:value-type="currency" office:currency="BRL" office:value="2.02">
            <text:p>R$ 2,02</text:p>
          </table:table-cell>
          <table:table-cell/>
          <table:table-cell table:formula="of:=SUM([.$L$2:.L141])/[.A141]" office:value-type="currency" office:currency="BRL" office:value="-0.3455">
            <text:p>-R$ 0,35</text:p>
          </table:table-cell>
          <table:table-cell table:number-columns-repeated="1010"/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2">
            <text:p>12,0</text:p>
          </table:table-cell>
          <table:table-cell table:style-name="ce13"/>
          <table:table-cell office:value-type="currency" office:currency="BRL" office:value="0.41">
            <text:p>R$ 0,41</text:p>
          </table:table-cell>
          <table:table-cell office:value-type="currency" office:currency="BRL" office:value="0">
            <text:p>R$ 0,00</text:p>
          </table:table-cell>
          <table:table-cell table:formula="of:=[.J142]+[.K142]" office:value-type="currency" office:currency="BRL" office:value="0.41">
            <text:p>R$ 0,41</text:p>
          </table:table-cell>
          <table:table-cell/>
          <table:table-cell table:formula="of:=SUM([.$L$2:.L142])/[.A142]" office:value-type="currency" office:currency="BRL" office:value="-0.340141843971631">
            <text:p>-R$ 0,34</text:p>
          </table:table-cell>
          <table:table-cell table:number-columns-repeated="1010"/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49">
            <text:p>49,0</text:p>
          </table:table-cell>
          <table:table-cell table:style-name="ce13"/>
          <table:table-cell office:value-type="currency" office:currency="BRL" office:value="2.16">
            <text:p>R$ 2,16</text:p>
          </table:table-cell>
          <table:table-cell office:value-type="currency" office:currency="BRL" office:value="0">
            <text:p>R$ 0,00</text:p>
          </table:table-cell>
          <table:table-cell table:formula="of:=[.J143]+[.K143]" office:value-type="currency" office:currency="BRL" office:value="2.16">
            <text:p>R$ 2,16</text:p>
          </table:table-cell>
          <table:table-cell/>
          <table:table-cell table:formula="of:=SUM([.$L$2:.L143])/[.A143]" office:value-type="currency" office:currency="BRL" office:value="-0.322535211267606">
            <text:p>-R$ 0,32</text:p>
          </table:table-cell>
          <table:table-cell table:number-columns-repeated="1010"/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2">
            <text:p>12,0</text:p>
          </table:table-cell>
          <table:table-cell table:style-name="ce13"/>
          <table:table-cell office:value-type="currency" office:currency="BRL" office:value="24.45">
            <text:p>R$ 24,45</text:p>
          </table:table-cell>
          <table:table-cell office:value-type="currency" office:currency="BRL" office:value="-0.09">
            <text:p>-R$ 0,09</text:p>
          </table:table-cell>
          <table:table-cell table:formula="of:=[.J144]+[.K144]" office:value-type="currency" office:currency="BRL" office:value="24.36">
            <text:p>R$ 24,36</text:p>
          </table:table-cell>
          <table:table-cell/>
          <table:table-cell table:formula="of:=SUM([.$L$2:.L144])/[.A144]" office:value-type="currency" office:currency="BRL" office:value="-0.14993006993007">
            <text:p>-R$ 0,15</text:p>
          </table:table-cell>
          <table:table-cell table:number-columns-repeated="1010"/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55">
            <text:p>55,0</text:p>
          </table:table-cell>
          <table:table-cell table:style-name="ce13"/>
          <table:table-cell office:value-type="currency" office:currency="BRL" office:value="-3.18">
            <text:p>-R$ 3,18</text:p>
          </table:table-cell>
          <table:table-cell office:value-type="currency" office:currency="BRL" office:value="0">
            <text:p>R$ 0,00</text:p>
          </table:table-cell>
          <table:table-cell table:formula="of:=[.J145]+[.K145]" office:value-type="currency" office:currency="BRL" office:value="-3.18">
            <text:p>-R$ 3,18</text:p>
          </table:table-cell>
          <table:table-cell/>
          <table:table-cell table:formula="of:=SUM([.$L$2:.L145])/[.A145]" office:value-type="currency" office:currency="BRL" office:value="-0.170972222222222">
            <text:p>-R$ 0,17</text:p>
          </table:table-cell>
          <table:table-cell table:number-columns-repeated="1010"/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3">
            <text:p>43,0</text:p>
          </table:table-cell>
          <table:table-cell table:style-name="ce13"/>
          <table:table-cell office:value-type="currency" office:currency="BRL" office:value="-1.3">
            <text:p>-R$ 1,30</text:p>
          </table:table-cell>
          <table:table-cell office:value-type="currency" office:currency="BRL" office:value="0">
            <text:p>R$ 0,00</text:p>
          </table:table-cell>
          <table:table-cell table:formula="of:=[.J146]+[.K146]" office:value-type="currency" office:currency="BRL" office:value="-1.3">
            <text:p>-R$ 1,30</text:p>
          </table:table-cell>
          <table:table-cell/>
          <table:table-cell table:formula="of:=SUM([.$L$2:.L146])/[.A146]" office:value-type="currency" office:currency="BRL" office:value="-0.178758620689655">
            <text:p>-R$ 0,18</text:p>
          </table:table-cell>
          <table:table-cell table:number-columns-repeated="1010"/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26">
            <text:p>26,0</text:p>
          </table:table-cell>
          <table:table-cell table:style-name="ce13"/>
          <table:table-cell office:value-type="currency" office:currency="BRL" office:value="-1.53">
            <text:p>-R$ 1,53</text:p>
          </table:table-cell>
          <table:table-cell office:value-type="currency" office:currency="BRL" office:value="0">
            <text:p>R$ 0,00</text:p>
          </table:table-cell>
          <table:table-cell table:formula="of:=[.J147]+[.K147]" office:value-type="currency" office:currency="BRL" office:value="-1.53">
            <text:p>-R$ 1,53</text:p>
          </table:table-cell>
          <table:table-cell/>
          <table:table-cell table:formula="of:=SUM([.$L$2:.L147])/[.A147]" office:value-type="currency" office:currency="BRL" office:value="-0.188013698630137">
            <text:p>-R$ 0,19</text:p>
          </table:table-cell>
          <table:table-cell table:number-columns-repeated="1010"/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7">
            <text:p>27,0</text:p>
          </table:table-cell>
          <table:table-cell table:style-name="ce13"/>
          <table:table-cell office:value-type="currency" office:currency="BRL" office:value="-1.53">
            <text:p>-R$ 1,53</text:p>
          </table:table-cell>
          <table:table-cell office:value-type="currency" office:currency="BRL" office:value="0.08">
            <text:p>R$ 0,08</text:p>
          </table:table-cell>
          <table:table-cell table:formula="of:=[.J148]+[.K148]" office:value-type="currency" office:currency="BRL" office:value="-1.45">
            <text:p>-R$ 1,45</text:p>
          </table:table-cell>
          <table:table-cell/>
          <table:table-cell table:formula="of:=SUM([.$L$2:.L148])/[.A148]" office:value-type="currency" office:currency="BRL" office:value="-0.196598639455782">
            <text:p>-R$ 0,20</text:p>
          </table:table-cell>
          <table:table-cell table:number-columns-repeated="1010"/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12">
            <text:p>12,0</text:p>
          </table:table-cell>
          <table:table-cell table:style-name="ce13"/>
          <table:table-cell office:value-type="currency" office:currency="BRL" office:value="1.27">
            <text:p>R$ 1,27</text:p>
          </table:table-cell>
          <table:table-cell office:value-type="currency" office:currency="BRL" office:value="0">
            <text:p>R$ 0,00</text:p>
          </table:table-cell>
          <table:table-cell table:formula="of:=[.J149]+[.K149]" office:value-type="currency" office:currency="BRL" office:value="1.27">
            <text:p>R$ 1,27</text:p>
          </table:table-cell>
          <table:table-cell/>
          <table:table-cell table:formula="of:=SUM([.$L$2:.L149])/[.A149]" office:value-type="currency" office:currency="BRL" office:value="-0.186689189189189">
            <text:p>-R$ 0,19</text:p>
          </table:table-cell>
          <table:table-cell table:number-columns-repeated="1010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7" office:value-type="date" office:date-value="2013-04-01">
            <text:p>04/13</text:p>
          </table:table-cell>
          <table:table-cell table:style-name="ce3" office:value-type="string">
            <text:p>EURAUD</text:p>
          </table:table-cell>
          <table:table-cell table:style-name="ce3" office:value-type="string">
            <text:p>sell</text:p>
          </table:table-cell>
          <table:table-cell table:style-name="ce3" office:value-type="string">
            <text:p>sl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33">
            <text:p>33</text:p>
          </table:table-cell>
          <table:table-cell table:style-name="ce11" office:value-type="float" office:value="15">
            <text:p>15,0</text:p>
          </table:table-cell>
          <table:table-cell table:style-name="ce14"/>
          <table:table-cell table:style-name="ce16" office:value-type="currency" office:currency="BRL" office:value="-2.85">
            <text:p>-R$ 2,85</text:p>
          </table:table-cell>
          <table:table-cell table:style-name="ce16" office:value-type="currency" office:currency="BRL" office:value="0">
            <text:p>R$ 0,00</text:p>
          </table:table-cell>
          <table:table-cell table:style-name="ce19" table:formula="of:=[.J150]+[.K150]" office:value-type="currency" office:currency="BRL" office:value="-2.85">
            <text:p>-R$ 2,85</text:p>
          </table:table-cell>
          <table:table-cell table:style-name="ce22"/>
          <table:table-cell table:style-name="ce22" table:formula="of:=SUM([.$L$2:.L150])/[.A150]" office:value-type="currency" office:currency="BRL" office:value="-0.204563758389262">
            <text:p>-R$ 0,20</text:p>
          </table:table-cell>
          <table:table-cell table:style-name="ce7"/>
          <table:table-cell table:style-name="ce3" table:number-columns-repeated="1009"/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0">
            <text:p>60</text:p>
          </table:table-cell>
          <table:table-cell table:style-name="ce12" office:value-type="float" office:value="13">
            <text:p>13,0</text:p>
          </table:table-cell>
          <table:table-cell table:style-name="ce13"/>
          <table:table-cell table:style-name="ce17" office:value-type="currency" office:currency="BRL" office:value="-3.72">
            <text:p>-R$ 3,72</text:p>
          </table:table-cell>
          <table:table-cell table:style-name="ce17" office:value-type="currency" office:currency="BRL" office:value="-0.16">
            <text:p>-R$ 0,16</text:p>
          </table:table-cell>
          <table:table-cell table:style-name="ce20" table:formula="of:=[.J151]+[.K151]" office:value-type="currency" office:currency="BRL" office:value="-3.88">
            <text:p>-R$ 3,88</text:p>
          </table:table-cell>
          <table:table-cell/>
          <table:table-cell table:style-name="ce23" table:formula="of:=SUM([.$L$2:.L151])/[.A151]" office:value-type="currency" office:currency="BRL" office:value="-0.229066666666667">
            <text:p>-R$ 0,23</text:p>
          </table:table-cell>
          <table:table-cell table:number-columns-repeated="1010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table:style-name="ce12" office:value-type="float" office:value="14">
            <text:p>14,0</text:p>
          </table:table-cell>
          <table:table-cell table:style-name="ce13"/>
          <table:table-cell table:style-name="ce17" office:value-type="currency" office:currency="BRL" office:value="1.39">
            <text:p>R$ 1,39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2]+[.K152]" office:value-type="currency" office:currency="BRL" office:value="1.39">
            <text:p>R$ 1,39</text:p>
          </table:table-cell>
          <table:table-cell/>
          <table:table-cell table:style-name="ce23" table:formula="of:=SUM([.$L$2:.L152])/[.A152]" office:value-type="currency" office:currency="BRL" office:value="-0.218344370860927">
            <text:p>-R$ 0,22</text:p>
          </table:table-cell>
          <table:table-cell table:number-columns-repeated="1010"/>
        </table:table-row>
        <table:table-row table:style-name="ro1">
          <table:table-cell table:style-name="ce4" office:value-type="float" office:value="152">
            <text:p>152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0">
            <text:p>60</text:p>
          </table:table-cell>
          <table:table-cell table:style-name="ce12" office:value-type="float" office:value="11">
            <text:p>11,0</text:p>
          </table:table-cell>
          <table:table-cell table:style-name="ce13"/>
          <table:table-cell table:style-name="ce17" office:value-type="currency" office:currency="BRL" office:value="1.2">
            <text:p>R$ 1,2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3]+[.K153]" office:value-type="currency" office:currency="BRL" office:value="1.2">
            <text:p>R$ 1,20</text:p>
          </table:table-cell>
          <table:table-cell/>
          <table:table-cell table:style-name="ce23" table:formula="of:=SUM([.$L$2:.L153])/[.A153]" office:value-type="currency" office:currency="BRL" office:value="-0.209013157894737">
            <text:p>-R$ 0,21</text:p>
          </table:table-cell>
          <table:table-cell table:number-columns-repeated="1010"/>
        </table:table-row>
        <table:table-row table:style-name="ro1">
          <table:table-cell table:style-name="ce4" office:value-type="float" office:value="153">
            <text:p>153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12" office:value-type="float" office:value="28">
            <text:p>28,0</text:p>
          </table:table-cell>
          <table:table-cell table:style-name="ce13"/>
          <table:table-cell table:style-name="ce17" office:value-type="currency" office:currency="BRL" office:value="-1.28">
            <text:p>-R$ 1,2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4]+[.K154]" office:value-type="currency" office:currency="BRL" office:value="-1.28">
            <text:p>-R$ 1,28</text:p>
          </table:table-cell>
          <table:table-cell/>
          <table:table-cell table:style-name="ce23" table:formula="of:=SUM([.$L$2:.L154])/[.A154]" office:value-type="currency" office:currency="BRL" office:value="-0.216013071895425">
            <text:p>-R$ 0,22</text:p>
          </table:table-cell>
          <table:table-cell table:number-columns-repeated="1010"/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12" office:value-type="float" office:value="33">
            <text:p>33,0</text:p>
          </table:table-cell>
          <table:table-cell table:style-name="ce13"/>
          <table:table-cell table:style-name="ce17" office:value-type="currency" office:currency="BRL" office:value="0.65">
            <text:p>R$ 0,65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5]+[.K155]" office:value-type="currency" office:currency="BRL" office:value="0.65">
            <text:p>R$ 0,65</text:p>
          </table:table-cell>
          <table:table-cell/>
          <table:table-cell table:style-name="ce23" table:formula="of:=SUM([.$L$2:.L155])/[.A155]" office:value-type="currency" office:currency="BRL" office:value="-0.21038961038961">
            <text:p>-R$ 0,21</text:p>
          </table:table-cell>
          <table:table-cell table:number-columns-repeated="1010"/>
        </table:table-row>
        <table:table-row table:style-name="ro1">
          <table:table-cell table:style-name="ce4" office:value-type="float" office:value="155">
            <text:p>155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12" office:value-type="float" office:value="11">
            <text:p>11,0</text:p>
          </table:table-cell>
          <table:table-cell table:style-name="ce13"/>
          <table:table-cell table:style-name="ce17" office:value-type="currency" office:currency="BRL" office:value="1.5">
            <text:p>R$ 1,5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6]+[.K156]" office:value-type="currency" office:currency="BRL" office:value="1.5">
            <text:p>R$ 1,50</text:p>
          </table:table-cell>
          <table:table-cell/>
          <table:table-cell table:style-name="ce23" table:formula="of:=SUM([.$L$2:.L156])/[.A156]" office:value-type="currency" office:currency="BRL" office:value="-0.199354838709677">
            <text:p>-R$ 0,20</text:p>
          </table:table-cell>
          <table:table-cell table:number-columns-repeated="1010"/>
        </table:table-row>
        <table:table-row table:style-name="ro1">
          <table:table-cell table:style-name="ce4" office:value-type="float" office:value="156">
            <text:p>156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12" office:value-type="float" office:value="43">
            <text:p>43,0</text:p>
          </table:table-cell>
          <table:table-cell table:style-name="ce13"/>
          <table:table-cell table:style-name="ce17" office:value-type="currency" office:currency="BRL" office:value="13.56">
            <text:p>R$ 13,56</text:p>
          </table:table-cell>
          <table:table-cell table:style-name="ce17" office:value-type="currency" office:currency="BRL" office:value="-0.33">
            <text:p>-R$ 0,33</text:p>
          </table:table-cell>
          <table:table-cell table:style-name="ce20" table:formula="of:=[.J157]+[.K157]" office:value-type="currency" office:currency="BRL" office:value="13.23">
            <text:p>R$ 13,23</text:p>
          </table:table-cell>
          <table:table-cell/>
          <table:table-cell table:style-name="ce23" table:formula="of:=SUM([.$L$2:.L157])/[.A157]" office:value-type="currency" office:currency="BRL" office:value="-0.113269230769231">
            <text:p>-R$ 0,11</text:p>
          </table:table-cell>
          <table:table-cell table:number-columns-repeated="1010"/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12" office:value-type="float" office:value="10">
            <text:p>10,0</text:p>
          </table:table-cell>
          <table:table-cell table:style-name="ce13"/>
          <table:table-cell table:style-name="ce17" office:value-type="currency" office:currency="BRL" office:value="0.68">
            <text:p>R$ 0,6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8]+[.K158]" office:value-type="currency" office:currency="BRL" office:value="0.68">
            <text:p>R$ 0,68</text:p>
          </table:table-cell>
          <table:table-cell/>
          <table:table-cell table:style-name="ce23" table:formula="of:=SUM([.$L$2:.L158])/[.A158]" office:value-type="currency" office:currency="BRL" office:value="-0.108216560509554">
            <text:p>-R$ 0,11</text:p>
          </table:table-cell>
          <table:table-cell table:number-columns-repeated="1010"/>
        </table:table-row>
        <table:table-row table:style-name="ro1">
          <table:table-cell table:style-name="ce4" office:value-type="float" office:value="158">
            <text:p>158</text:p>
          </table:table-cell>
          <table:table-cell table:style-name="ce8" office:value-type="date" office:date-value="2013-04-01">
            <text:p>04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12" office:value-type="float" office:value="12">
            <text:p>12,0</text:p>
          </table:table-cell>
          <table:table-cell table:style-name="ce13"/>
          <table:table-cell table:style-name="ce17" office:value-type="currency" office:currency="BRL" office:value="-2.16">
            <text:p>-R$ 2,16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59]+[.K159]" office:value-type="currency" office:currency="BRL" office:value="-2.16">
            <text:p>-R$ 2,16</text:p>
          </table:table-cell>
          <table:table-cell/>
          <table:table-cell table:style-name="ce23" table:formula="of:=SUM([.$L$2:.L159])/[.A159]" office:value-type="currency" office:currency="BRL" office:value="-0.12120253164557">
            <text:p>-R$ 0,12</text:p>
          </table:table-cell>
          <table:table-cell table:number-columns-repeated="1010"/>
        </table:table-row>
        <table:table-row table:style-name="ro1">
          <table:table-cell table:style-name="ce4" office:value-type="float" office:value="159">
            <text:p>159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table:style-name="ce17" office:value-type="currency" office:currency="BRL" office:value="-2.21">
            <text:p>-R$ 2,21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0]+[.K160]" office:value-type="currency" office:currency="BRL" office:value="-2.21">
            <text:p>-R$ 2,21</text:p>
          </table:table-cell>
          <table:table-cell/>
          <table:table-cell table:style-name="ce23" table:formula="of:=SUM([.$L$2:.L160])/[.A160]" office:value-type="currency" office:currency="BRL" office:value="-0.134339622641509">
            <text:p>-R$ 0,13</text:p>
          </table:table-cell>
          <table:table-cell table:number-columns-repeated="1010"/>
        </table:table-row>
        <table:table-row table:style-name="ro1">
          <table:table-cell table:style-name="ce4" office:value-type="float" office:value="160">
            <text:p>160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1">
            <text:p>11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2.21">
            <text:p>-R$ 2,21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1]+[.K161]" office:value-type="currency" office:currency="BRL" office:value="-2.21">
            <text:p>-R$ 2,21</text:p>
          </table:table-cell>
          <table:table-cell/>
          <table:table-cell table:style-name="ce23" table:formula="of:=SUM([.$L$2:.L161])/[.A161]" office:value-type="currency" office:currency="BRL" office:value="-0.1473125">
            <text:p>-R$ 0,15</text:p>
          </table:table-cell>
          <table:table-cell table:number-columns-repeated="1010"/>
        </table:table-row>
        <table:table-row table:style-name="ro1">
          <table:table-cell table:style-name="ce4" office:value-type="float" office:value="161">
            <text:p>161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AUD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office:value-type="float" office:value="12">
            <text:p>12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1.78">
            <text:p>-R$ 1,7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2]+[.K162]" office:value-type="currency" office:currency="BRL" office:value="-1.78">
            <text:p>-R$ 1,78</text:p>
          </table:table-cell>
          <table:table-cell/>
          <table:table-cell table:style-name="ce23" table:formula="of:=SUM([.$L$2:.L162])/[.A162]" office:value-type="currency" office:currency="BRL" office:value="-0.157453416149068">
            <text:p>-R$ 0,16</text:p>
          </table:table-cell>
          <table:table-cell table:number-columns-repeated="1010"/>
        </table:table-row>
        <table:table-row table:style-name="ro1">
          <table:table-cell table:style-name="ce4" office:value-type="float" office:value="162">
            <text:p>162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AUD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number-columns-repeated="2" table:style-name="ce4" office:value-type="float" office:value="60">
            <text:p>60</text:p>
          </table:table-cell>
          <table:table-cell office:value-type="float" office:value="13">
            <text:p>13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1.74">
            <text:p>-R$ 1,7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3]+[.K163]" office:value-type="currency" office:currency="BRL" office:value="-1.74">
            <text:p>-R$ 1,74</text:p>
          </table:table-cell>
          <table:table-cell/>
          <table:table-cell table:style-name="ce23" table:formula="of:=SUM([.$L$2:.L163])/[.A163]" office:value-type="currency" office:currency="BRL" office:value="-0.167222222222222">
            <text:p>-R$ 0,17</text:p>
          </table:table-cell>
          <table:table-cell table:number-columns-repeated="1010"/>
        </table:table-row>
        <table:table-row table:style-name="ro1">
          <table:table-cell table:style-name="ce4" office:value-type="float" office:value="163">
            <text:p>163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4">
            <text:p>14,0</text:p>
          </table:table-cell>
          <table:table-cell table:style-name="ce13"/>
          <table:table-cell table:style-name="ce17" office:value-type="currency" office:currency="BRL" office:value="0.79">
            <text:p>R$ 0,79</text:p>
          </table:table-cell>
          <table:table-cell table:style-name="ce17" office:value-type="currency" office:currency="BRL" office:value="-0.02">
            <text:p>-R$ 0,02</text:p>
          </table:table-cell>
          <table:table-cell table:style-name="ce20" table:formula="of:=[.J164]+[.K164]" office:value-type="currency" office:currency="BRL" office:value="0.77">
            <text:p>R$ 0,77</text:p>
          </table:table-cell>
          <table:table-cell/>
          <table:table-cell table:style-name="ce23" table:formula="of:=SUM([.$L$2:.L164])/[.A164]" office:value-type="currency" office:currency="BRL" office:value="-0.161472392638037">
            <text:p>-R$ 0,16</text:p>
          </table:table-cell>
          <table:table-cell table:number-columns-repeated="1010"/>
        </table:table-row>
        <table:table-row table:style-name="ro1">
          <table:table-cell table:style-name="ce4" office:value-type="float" office:value="164">
            <text:p>164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5">
            <text:p>15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1.75">
            <text:p>-R$ 1,75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5]+[.K165]" office:value-type="currency" office:currency="BRL" office:value="-1.75">
            <text:p>-R$ 1,75</text:p>
          </table:table-cell>
          <table:table-cell/>
          <table:table-cell table:style-name="ce23" table:formula="of:=SUM([.$L$2:.L165])/[.A165]" office:value-type="currency" office:currency="BRL" office:value="-0.171158536585366">
            <text:p>-R$ 0,17</text:p>
          </table:table-cell>
          <table:table-cell table:number-columns-repeated="1010"/>
        </table:table-row>
        <table:table-row table:style-name="ro1">
          <table:table-cell table:style-name="ce4" office:value-type="float" office:value="165">
            <text:p>165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6">
            <text:p>16,0</text:p>
          </table:table-cell>
          <table:table-cell table:style-name="ce13"/>
          <table:table-cell table:style-name="ce17" office:value-type="currency" office:currency="BRL" office:value="-1.75">
            <text:p>-R$ 1,75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6]+[.K166]" office:value-type="currency" office:currency="BRL" office:value="-1.75">
            <text:p>-R$ 1,75</text:p>
          </table:table-cell>
          <table:table-cell/>
          <table:table-cell table:style-name="ce23" table:formula="of:=SUM([.$L$2:.L166])/[.A166]" office:value-type="currency" office:currency="BRL" office:value="-0.180727272727273">
            <text:p>-R$ 0,18</text:p>
          </table:table-cell>
          <table:table-cell table:number-columns-repeated="1010"/>
        </table:table-row>
        <table:table-row table:style-name="ro1">
          <table:table-cell table:style-name="ce4" office:value-type="float" office:value="166">
            <text:p>166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AUD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office:value-type="float" office:value="17">
            <text:p>17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3.36">
            <text:p>-R$ 3,36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7]+[.K167]" office:value-type="currency" office:currency="BRL" office:value="-3.36">
            <text:p>-R$ 3,36</text:p>
          </table:table-cell>
          <table:table-cell/>
          <table:table-cell table:style-name="ce23" table:formula="of:=SUM([.$L$2:.L167])/[.A167]" office:value-type="currency" office:currency="BRL" office:value="-0.199879518072289">
            <text:p>-R$ 0,20</text:p>
          </table:table-cell>
          <table:table-cell table:number-columns-repeated="1010"/>
        </table:table-row>
        <table:table-row table:style-name="ro1">
          <table:table-cell table:style-name="ce4" office:value-type="float" office:value="167">
            <text:p>167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office:value-type="float" office:value="18">
            <text:p>18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1.7">
            <text:p>-R$ 1,7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8]+[.K168]" office:value-type="currency" office:currency="BRL" office:value="-1.7">
            <text:p>-R$ 1,70</text:p>
          </table:table-cell>
          <table:table-cell/>
          <table:table-cell table:style-name="ce23" table:formula="of:=SUM([.$L$2:.L168])/[.A168]" office:value-type="currency" office:currency="BRL" office:value="-0.208862275449102">
            <text:p>-R$ 0,21</text:p>
          </table:table-cell>
          <table:table-cell table:number-columns-repeated="1010"/>
        </table:table-row>
        <table:table-row table:style-name="ro1">
          <table:table-cell table:style-name="ce4" office:value-type="float" office:value="168">
            <text:p>168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office:value-type="float" office:value="19">
            <text:p>19,0</text:p>
          </table:table-cell>
          <table:table-cell table:style-name="ce13"/>
          <table:table-cell table:style-name="ce17" office:value-type="currency" office:currency="BRL" office:value="-1.7">
            <text:p>-R$ 1,7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69]+[.K169]" office:value-type="currency" office:currency="BRL" office:value="-1.7">
            <text:p>-R$ 1,70</text:p>
          </table:table-cell>
          <table:table-cell/>
          <table:table-cell table:style-name="ce23" table:formula="of:=SUM([.$L$2:.L169])/[.A169]" office:value-type="currency" office:currency="BRL" office:value="-0.217738095238095">
            <text:p>-R$ 0,22</text:p>
          </table:table-cell>
          <table:table-cell table:number-columns-repeated="1010"/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--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20">
            <text:p>20,0</text:p>
          </table:table-cell>
          <table:table-cell table:style-name="ce13" office:value-type="float" office:value="1212">
            <text:p>1212</text:p>
          </table:table-cell>
          <table:table-cell table:number-columns-repeated="2" table:style-name="ce17" office:value-type="currency" office:currency="BRL" office:value="0">
            <text:p>R$ 0,00</text:p>
          </table:table-cell>
          <table:table-cell table:style-name="ce20" table:formula="of:=[.J170]+[.K170]" office:value-type="currency" office:currency="BRL" office:value="0">
            <text:p>R$ 0,00</text:p>
          </table:table-cell>
          <table:table-cell/>
          <table:table-cell table:style-name="ce23" table:formula="of:=SUM([.$L$2:.L170])/[.A170]" office:value-type="currency" office:currency="BRL" office:value="-0.216449704142012">
            <text:p>-R$ 0,22</text:p>
          </table:table-cell>
          <table:table-cell table:number-columns-repeated="1010"/>
        </table:table-row>
        <table:table-row table:style-name="ro1">
          <table:table-cell table:style-name="ce4" office:value-type="float" office:value="170">
            <text:p>170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1440">
            <text:p>1440</text:p>
          </table:table-cell>
          <table:table-cell table:style-name="ce4" office:value-type="float" office:value="60">
            <text:p>60</text:p>
          </table:table-cell>
          <table:table-cell office:value-type="float" office:value="21">
            <text:p>21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5.73">
            <text:p>-R$ 5,73</text:p>
          </table:table-cell>
          <table:table-cell table:style-name="ce17" office:value-type="currency" office:currency="BRL" office:value="0.26">
            <text:p>R$ 0,26</text:p>
          </table:table-cell>
          <table:table-cell table:style-name="ce20" table:formula="of:=[.J171]+[.K171]" office:value-type="currency" office:currency="BRL" office:value="-5.47">
            <text:p>-R$ 5,47</text:p>
          </table:table-cell>
          <table:table-cell/>
          <table:table-cell table:style-name="ce23" table:formula="of:=SUM([.$L$2:.L171])/[.A171]" office:value-type="currency" office:currency="BRL" office:value="-0.247352941176471">
            <text:p>-R$ 0,25</text:p>
          </table:table-cell>
          <table:table-cell table:number-columns-repeated="1010"/>
        </table:table-row>
        <table:table-row table:style-name="ro1">
          <table:table-cell table:style-name="ce4" office:value-type="float" office:value="171">
            <text:p>171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22">
            <text:p>22,0</text:p>
          </table:table-cell>
          <table:table-cell table:style-name="ce13" office:value-type="float" office:value="1212">
            <text:p>1212</text:p>
          </table:table-cell>
          <table:table-cell table:style-name="ce17" office:value-type="currency" office:currency="BRL" office:value="-1.92">
            <text:p>-R$ 1,92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72]+[.K172]" office:value-type="currency" office:currency="BRL" office:value="-1.92">
            <text:p>-R$ 1,92</text:p>
          </table:table-cell>
          <table:table-cell/>
          <table:table-cell table:style-name="ce23" table:formula="of:=SUM([.$L$2:.L172])/[.A172]" office:value-type="currency" office:currency="BRL" office:value="-0.257134502923977">
            <text:p>-R$ 0,26</text:p>
          </table:table-cell>
          <table:table-cell table:number-columns-repeated="1010"/>
        </table:table-row>
        <table:table-row table:style-name="ro1">
          <table:table-cell table:style-name="ce4" office:value-type="float" office:value="172">
            <text:p>172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23">
            <text:p>23,0</text:p>
          </table:table-cell>
          <table:table-cell table:style-name="ce13"/>
          <table:table-cell table:style-name="ce17" office:value-type="currency" office:currency="BRL" office:value="-1.92">
            <text:p>-R$ 1,92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73]+[.K173]" office:value-type="currency" office:currency="BRL" office:value="-1.92">
            <text:p>-R$ 1,92</text:p>
          </table:table-cell>
          <table:table-cell/>
          <table:table-cell table:style-name="ce23" table:formula="of:=SUM([.$L$2:.L173])/[.A173]" office:value-type="currency" office:currency="BRL" office:value="-0.266802325581395">
            <text:p>-R$ 0,27</text:p>
          </table:table-cell>
          <table:table-cell table:number-columns-repeated="1010"/>
        </table:table-row>
        <table:table-row table:style-name="ro1">
          <table:table-cell table:style-name="ce4" office:value-type="float" office:value="173">
            <text:p>173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office:value-type="float" office:value="24">
            <text:p>24,0</text:p>
          </table:table-cell>
          <table:table-cell table:style-name="ce13"/>
          <table:table-cell table:style-name="ce17" office:value-type="currency" office:currency="BRL" office:value="0.9">
            <text:p>R$ 0,90</text:p>
          </table:table-cell>
          <table:table-cell table:style-name="ce17" office:value-type="currency" office:currency="BRL" office:value="-0.04">
            <text:p>-R$ 0,04</text:p>
          </table:table-cell>
          <table:table-cell table:style-name="ce20" table:formula="of:=[.J174]+[.K174]" office:value-type="currency" office:currency="BRL" office:value="0.86">
            <text:p>R$ 0,86</text:p>
          </table:table-cell>
          <table:table-cell/>
          <table:table-cell table:style-name="ce23" table:formula="of:=SUM([.$L$2:.L174])/[.A174]" office:value-type="currency" office:currency="BRL" office:value="-0.26028901734104">
            <text:p>-R$ 0,26</text:p>
          </table:table-cell>
          <table:table-cell table:number-columns-repeated="1010"/>
        </table:table-row>
        <table:table-row table:style-name="ro1">
          <table:table-cell table:style-name="ce4" office:value-type="float" office:value="174">
            <text:p>174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25">
            <text:p>25,0</text:p>
          </table:table-cell>
          <table:table-cell table:style-name="ce13"/>
          <table:table-cell table:style-name="ce17" office:value-type="currency" office:currency="BRL" office:value="-1.92">
            <text:p>-R$ 1,92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75]+[.K175]" office:value-type="currency" office:currency="BRL" office:value="-1.92">
            <text:p>-R$ 1,92</text:p>
          </table:table-cell>
          <table:table-cell/>
          <table:table-cell table:style-name="ce23" table:formula="of:=SUM([.$L$2:.L175])/[.A175]" office:value-type="currency" office:currency="BRL" office:value="-0.269827586206897">
            <text:p>-R$ 0,27</text:p>
          </table:table-cell>
          <table:table-cell table:number-columns-repeated="1010"/>
        </table:table-row>
        <table:table-row table:style-name="ro1">
          <table:table-cell table:style-name="ce4" office:value-type="float" office:value="175">
            <text:p>175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office:value-type="float" office:value="26">
            <text:p>26,0</text:p>
          </table:table-cell>
          <table:table-cell table:style-name="ce13"/>
          <table:table-cell table:style-name="ce17" office:value-type="currency" office:currency="BRL" office:value="-2.14">
            <text:p>-R$ 2,1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76]+[.K176]" office:value-type="currency" office:currency="BRL" office:value="-2.14">
            <text:p>-R$ 2,14</text:p>
          </table:table-cell>
          <table:table-cell/>
          <table:table-cell table:style-name="ce23" table:formula="of:=SUM([.$L$2:.L176])/[.A176]" office:value-type="currency" office:currency="BRL" office:value="-0.280514285714286">
            <text:p>-R$ 0,28</text:p>
          </table:table-cell>
          <table:table-cell table:number-columns-repeated="1010"/>
        </table:table-row>
        <table:table-row table:style-name="ro1">
          <table:table-cell table:style-name="ce4" office:value-type="float" office:value="176">
            <text:p>176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office:value-type="float" office:value="27">
            <text:p>27,0</text:p>
          </table:table-cell>
          <table:table-cell table:style-name="ce13"/>
          <table:table-cell table:style-name="ce17" office:value-type="currency" office:currency="BRL" office:value="-4.04">
            <text:p>-R$ 4,0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77]+[.K177]" office:value-type="currency" office:currency="BRL" office:value="-4.04">
            <text:p>-R$ 4,04</text:p>
          </table:table-cell>
          <table:table-cell/>
          <table:table-cell table:style-name="ce23" table:formula="of:=SUM([.$L$2:.L177])/[.A177]" office:value-type="currency" office:currency="BRL" office:value="-0.301875">
            <text:p>-R$ 0,30</text:p>
          </table:table-cell>
          <table:table-cell table:number-columns-repeated="1010"/>
        </table:table-row>
        <table:table-row table:style-name="ro1">
          <table:table-cell table:style-name="ce4" office:value-type="float" office:value="177">
            <text:p>177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table:style-name="ce17" office:value-type="currency" office:currency="BRL" office:value="-2.07">
            <text:p>-R$ 2,07</text:p>
          </table:table-cell>
          <table:table-cell table:style-name="ce17" office:value-type="currency" office:currency="BRL" office:value="-0.04">
            <text:p>-R$ 0,04</text:p>
          </table:table-cell>
          <table:table-cell table:style-name="ce20" table:formula="of:=[.J178]+[.K178]" office:value-type="currency" office:currency="BRL" office:value="-2.11">
            <text:p>-R$ 2,11</text:p>
          </table:table-cell>
          <table:table-cell/>
          <table:table-cell table:style-name="ce23" table:formula="of:=SUM([.$L$2:.L178])/[.A178]" office:value-type="currency" office:currency="BRL" office:value="-0.312090395480226">
            <text:p>-R$ 0,31</text:p>
          </table:table-cell>
          <table:table-cell table:number-columns-repeated="1010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7" office:value-type="date" office:date-value="2013-05-01">
            <text:p>05/13</text:p>
          </table:table-cell>
          <table:table-cell table:style-name="ce3" office:value-type="string">
            <text:p>USDCHF</text:p>
          </table:table-cell>
          <table:table-cell table:style-name="ce3" office:value-type="string">
            <text:p>sell</text:p>
          </table:table-cell>
          <table:table-cell table:style-name="ce3" office:value-type="string">
            <text:p>sl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50">
            <text:p>50</text:p>
          </table:table-cell>
          <table:table-cell table:style-name="ce11" office:value-type="float" office:value="17">
            <text:p>17,0</text:p>
          </table:table-cell>
          <table:table-cell table:style-name="ce14"/>
          <table:table-cell table:style-name="ce16" office:value-type="currency" office:currency="BRL" office:value="-2.12">
            <text:p>-R$ 2,12</text:p>
          </table:table-cell>
          <table:table-cell table:style-name="ce16" office:value-type="currency" office:currency="BRL" office:value="0">
            <text:p>R$ 0,00</text:p>
          </table:table-cell>
          <table:table-cell table:style-name="ce19" table:formula="of:=[.J179]+[.K179]" office:value-type="currency" office:currency="BRL" office:value="-2.12">
            <text:p>-R$ 2,12</text:p>
          </table:table-cell>
          <table:table-cell table:style-name="ce22"/>
          <table:table-cell table:style-name="ce22" table:formula="of:=SUM([.$L$2:.L179])/[.A179]" office:value-type="currency" office:currency="BRL" office:value="-0.322247191011236">
            <text:p>-R$ 0,32</text:p>
          </table:table-cell>
          <table:table-cell table:style-name="ce7"/>
          <table:table-cell table:style-name="ce3" table:number-columns-repeated="1009"/>
        </table:table-row>
        <table:table-row table:style-name="ro1">
          <table:table-cell table:style-name="ce4" office:value-type="float" office:value="179">
            <text:p>179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0">
            <text:p>60</text:p>
          </table:table-cell>
          <table:table-cell office:value-type="float" office:value="20">
            <text:p>20,0</text:p>
          </table:table-cell>
          <table:table-cell table:style-name="ce13"/>
          <table:table-cell table:style-name="ce17" office:value-type="currency" office:currency="BRL" office:value="-3.95">
            <text:p>-R$ 3,95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0]+[.K180]" office:value-type="currency" office:currency="BRL" office:value="-3.95">
            <text:p>-R$ 3,95</text:p>
          </table:table-cell>
          <table:table-cell/>
          <table:table-cell table:style-name="ce23" table:formula="of:=SUM([.$L$2:.L180])/[.A180]" office:value-type="currency" office:currency="BRL" office:value="-0.342513966480447">
            <text:p>-R$ 0,34</text:p>
          </table:table-cell>
          <table:table-cell table:number-columns-repeated="1010"/>
        </table:table-row>
        <table:table-row table:style-name="ro1">
          <table:table-cell table:style-name="ce4" office:value-type="float" office:value="180">
            <text:p>180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63">
            <text:p>63,0</text:p>
          </table:table-cell>
          <table:table-cell table:style-name="ce13"/>
          <table:table-cell table:style-name="ce17" office:value-type="currency" office:currency="BRL" office:value="0.29">
            <text:p>R$ 0,29</text:p>
          </table:table-cell>
          <table:table-cell table:style-name="ce17" office:value-type="currency" office:currency="BRL" office:value="-0.04">
            <text:p>-R$ 0,04</text:p>
          </table:table-cell>
          <table:table-cell table:style-name="ce20" table:formula="of:=[.J181]+[.K181]" office:value-type="currency" office:currency="BRL" office:value="0.25">
            <text:p>R$ 0,25</text:p>
          </table:table-cell>
          <table:table-cell/>
          <table:table-cell table:style-name="ce23" table:formula="of:=SUM([.$L$2:.L181])/[.A181]" office:value-type="currency" office:currency="BRL" office:value="-0.339222222222222">
            <text:p>-R$ 0,34</text:p>
          </table:table-cell>
          <table:table-cell table:number-columns-repeated="1010"/>
        </table:table-row>
        <table:table-row table:style-name="ro1">
          <table:table-cell table:style-name="ce4" office:value-type="float" office:value="181">
            <text:p>181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office:value-type="float" office:value="60">
            <text:p>60,0</text:p>
          </table:table-cell>
          <table:table-cell table:style-name="ce13"/>
          <table:table-cell table:style-name="ce17" office:value-type="currency" office:currency="BRL" office:value="-1.08">
            <text:p>-R$ 1,0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2]+[.K182]" office:value-type="currency" office:currency="BRL" office:value="-1.08">
            <text:p>-R$ 1,08</text:p>
          </table:table-cell>
          <table:table-cell/>
          <table:table-cell table:style-name="ce23" table:formula="of:=SUM([.$L$2:.L182])/[.A182]" office:value-type="currency" office:currency="BRL" office:value="-0.343314917127072">
            <text:p>-R$ 0,34</text:p>
          </table:table-cell>
          <table:table-cell table:number-columns-repeated="1010"/>
        </table:table-row>
        <table:table-row table:style-name="ro1">
          <table:table-cell table:style-name="ce4" office:value-type="float" office:value="182">
            <text:p>182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number-columns-repeated="2" table:style-name="ce4" office:value-type="float" office:value="60">
            <text:p>60</text:p>
          </table:table-cell>
          <table:table-cell office:value-type="float" office:value="65">
            <text:p>65,0</text:p>
          </table:table-cell>
          <table:table-cell table:style-name="ce13"/>
          <table:table-cell table:style-name="ce17" office:value-type="currency" office:currency="BRL" office:value="0.39">
            <text:p>R$ 0,39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3]+[.K183]" office:value-type="currency" office:currency="BRL" office:value="0.39">
            <text:p>R$ 0,39</text:p>
          </table:table-cell>
          <table:table-cell/>
          <table:table-cell table:style-name="ce23" table:formula="of:=SUM([.$L$2:.L183])/[.A183]" office:value-type="currency" office:currency="BRL" office:value="-0.339285714285714">
            <text:p>-R$ 0,34</text:p>
          </table:table-cell>
          <table:table-cell table:number-columns-repeated="1010"/>
        </table:table-row>
        <table:table-row table:style-name="ro1">
          <table:table-cell table:style-name="ce4" office:value-type="float" office:value="183">
            <text:p>183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office:value-type="float" office:value="31">
            <text:p>31,0</text:p>
          </table:table-cell>
          <table:table-cell table:style-name="ce13"/>
          <table:table-cell table:style-name="ce17" office:value-type="currency" office:currency="BRL" office:value="-2.13">
            <text:p>-R$ 2,13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4]+[.K184]" office:value-type="currency" office:currency="BRL" office:value="-2.13">
            <text:p>-R$ 2,13</text:p>
          </table:table-cell>
          <table:table-cell/>
          <table:table-cell table:style-name="ce23" table:formula="of:=SUM([.$L$2:.L184])/[.A184]" office:value-type="currency" office:currency="BRL" office:value="-0.349071038251366">
            <text:p>-R$ 0,35</text:p>
          </table:table-cell>
          <table:table-cell table:number-columns-repeated="1010"/>
        </table:table-row>
        <table:table-row table:style-name="ro1">
          <table:table-cell table:style-name="ce4" office:value-type="float" office:value="184">
            <text:p>184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office:value-type="float" office:value="32">
            <text:p>32,0</text:p>
          </table:table-cell>
          <table:table-cell table:style-name="ce13"/>
          <table:table-cell table:style-name="ce17" office:value-type="currency" office:currency="BRL" office:value="-2.12">
            <text:p>-R$ 2,12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5]+[.K185]" office:value-type="currency" office:currency="BRL" office:value="-2.12">
            <text:p>-R$ 2,12</text:p>
          </table:table-cell>
          <table:table-cell/>
          <table:table-cell table:style-name="ce23" table:formula="of:=SUM([.$L$2:.L185])/[.A185]" office:value-type="currency" office:currency="BRL" office:value="-0.358695652173913">
            <text:p>-R$ 0,36</text:p>
          </table:table-cell>
          <table:table-cell table:number-columns-repeated="1010"/>
        </table:table-row>
        <table:table-row table:style-name="ro1">
          <table:table-cell table:style-name="ce4" office:value-type="float" office:value="185">
            <text:p>185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4">
            <text:p>14,0</text:p>
          </table:table-cell>
          <table:table-cell table:style-name="ce13"/>
          <table:table-cell table:style-name="ce17" office:value-type="currency" office:currency="BRL" office:value="-1.82">
            <text:p>-R$ 1,82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6]+[.K186]" office:value-type="currency" office:currency="BRL" office:value="-1.82">
            <text:p>-R$ 1,82</text:p>
          </table:table-cell>
          <table:table-cell/>
          <table:table-cell table:style-name="ce23" table:formula="of:=SUM([.$L$2:.L186])/[.A186]" office:value-type="currency" office:currency="BRL" office:value="-0.366594594594595">
            <text:p>-R$ 0,37</text:p>
          </table:table-cell>
          <table:table-cell table:number-columns-repeated="1010"/>
        </table:table-row>
        <table:table-row table:style-name="ro1">
          <table:table-cell table:style-name="ce4" office:value-type="float" office:value="186">
            <text:p>186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table:style-name="ce17" office:value-type="currency" office:currency="BRL" office:value="-2.41">
            <text:p>-R$ 2,41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87]+[.K187]" office:value-type="currency" office:currency="BRL" office:value="-2.41">
            <text:p>-R$ 2,41</text:p>
          </table:table-cell>
          <table:table-cell/>
          <table:table-cell table:style-name="ce23" table:formula="of:=SUM([.$L$2:.L187])/[.A187]" office:value-type="currency" office:currency="BRL" office:value="-0.37758064516129">
            <text:p>-R$ 0,38</text:p>
          </table:table-cell>
          <table:table-cell table:number-columns-repeated="1010"/>
        </table:table-row>
        <table:table-row table:style-name="ro1">
          <table:table-cell table:style-name="ce4" office:value-type="float" office:value="187">
            <text:p>187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EURGBP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1">
            <text:p>11,0</text:p>
          </table:table-cell>
          <table:table-cell table:style-name="ce13"/>
          <table:table-cell table:style-name="ce17" office:value-type="currency" office:currency="BRL" office:value="0.46">
            <text:p>R$ 0,46</text:p>
          </table:table-cell>
          <table:table-cell table:style-name="ce17" office:value-type="currency" office:currency="BRL" office:value="-0.12">
            <text:p>-R$ 0,12</text:p>
          </table:table-cell>
          <table:table-cell table:style-name="ce20" table:formula="of:=[.J188]+[.K188]" office:value-type="currency" office:currency="BRL" office:value="0.34">
            <text:p>R$ 0,34</text:p>
          </table:table-cell>
          <table:table-cell/>
          <table:table-cell table:style-name="ce23" table:formula="of:=SUM([.$L$2:.L188])/[.A188]" office:value-type="currency" office:currency="BRL" office:value="-0.373743315508021">
            <text:p>-R$ 0,37</text:p>
          </table:table-cell>
          <table:table-cell table:number-columns-repeated="1010"/>
        </table:table-row>
        <table:table-row table:style-name="ro1">
          <table:table-cell table:style-name="ce4" office:value-type="float" office:value="188">
            <text:p>188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0">
            <text:p>10,0</text:p>
          </table:table-cell>
          <table:table-cell table:style-name="ce13"/>
          <table:table-cell table:style-name="ce17" office:value-type="currency" office:currency="BRL" office:value="0.12">
            <text:p>R$ 0,12</text:p>
          </table:table-cell>
          <table:table-cell table:style-name="ce17" office:value-type="currency" office:currency="BRL" office:value="-0.05">
            <text:p>-R$ 0,05</text:p>
          </table:table-cell>
          <table:table-cell table:style-name="ce20" table:formula="of:=[.J189]+[.K189]" office:value-type="currency" office:currency="BRL" office:value="0.07">
            <text:p>R$ 0,07</text:p>
          </table:table-cell>
          <table:table-cell/>
          <table:table-cell table:style-name="ce23" table:formula="of:=SUM([.$L$2:.L189])/[.A189]" office:value-type="currency" office:currency="BRL" office:value="-0.371382978723404">
            <text:p>-R$ 0,37</text:p>
          </table:table-cell>
          <table:table-cell table:number-columns-repeated="1010"/>
        </table:table-row>
        <table:table-row table:style-name="ro1">
          <table:table-cell table:style-name="ce4" office:value-type="float" office:value="189">
            <text:p>189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number-columns-repeated="2" table:style-name="ce4" office:value-type="float" office:value="60">
            <text:p>60</text:p>
          </table:table-cell>
          <table:table-cell office:value-type="float" office:value="11">
            <text:p>11,0</text:p>
          </table:table-cell>
          <table:table-cell table:style-name="ce13"/>
          <table:table-cell table:style-name="ce17" office:value-type="currency" office:currency="BRL" office:value="0.06">
            <text:p>R$ 0,06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90]+[.K190]" office:value-type="currency" office:currency="BRL" office:value="0.06">
            <text:p>R$ 0,06</text:p>
          </table:table-cell>
          <table:table-cell/>
          <table:table-cell table:style-name="ce23" table:formula="of:=SUM([.$L$2:.L190])/[.A190]" office:value-type="currency" office:currency="BRL" office:value="-0.369100529100529">
            <text:p>-R$ 0,37</text:p>
          </table:table-cell>
          <table:table-cell table:number-columns-repeated="1010"/>
        </table:table-row>
        <table:table-row table:style-name="ro1">
          <table:table-cell table:style-name="ce4" office:value-type="float" office:value="190">
            <text:p>190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tp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office:value-type="float" office:value="13">
            <text:p>13,0</text:p>
          </table:table-cell>
          <table:table-cell table:style-name="ce13"/>
          <table:table-cell table:style-name="ce17" office:value-type="currency" office:currency="BRL" office:value="14.08">
            <text:p>R$ 14,0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91]+[.K191]" office:value-type="currency" office:currency="BRL" office:value="14.08">
            <text:p>R$ 14,08</text:p>
          </table:table-cell>
          <table:table-cell/>
          <table:table-cell table:style-name="ce23" table:formula="of:=SUM([.$L$2:.L191])/[.A191]" office:value-type="currency" office:currency="BRL" office:value="-0.293052631578947">
            <text:p>-R$ 0,29</text:p>
          </table:table-cell>
          <table:table-cell table:number-columns-repeated="1010"/>
        </table:table-row>
        <table:table-row table:style-name="ro1">
          <table:table-cell table:style-name="ce4" office:value-type="float" office:value="191">
            <text:p>191</text:p>
          </table:table-cell>
          <table:table-cell table:style-name="ce8"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office:value-type="float" office:value="11">
            <text:p>11,0</text:p>
          </table:table-cell>
          <table:table-cell table:style-name="ce13"/>
          <table:table-cell table:style-name="ce17" office:value-type="currency" office:currency="BRL" office:value="-2.34">
            <text:p>-R$ 2,3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J192]+[.K192]" office:value-type="currency" office:currency="BRL" office:value="-2.34">
            <text:p>-R$ 2,34</text:p>
          </table:table-cell>
          <table:table-cell/>
          <table:table-cell table:style-name="ce23" table:formula="of:=SUM([.$L$2:.L192])/[.A192]" office:value-type="currency" office:currency="BRL" office:value="-0.303769633507853">
            <text:p>-R$ 0,30</text:p>
          </table:table-cell>
          <table:table-cell table:number-columns-repeated="1010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8" office:value-type="date" office:date-value="2013-05-02">
            <text:p>05/13</text:p>
          </table:table-cell>
          <table:table-cell table:number-columns-repeated="7"/>
          <table:table-cell office:value-type="currency" office:currency="BRL" office:value="53.74">
            <text:p>R$ 53,74</text:p>
          </table:table-cell>
          <table:table-cell/>
          <table:table-cell table:style-name="ce20" table:formula="of:=[.J193]+[.K193]" office:value-type="currency" office:currency="BRL" office:value="53.74">
            <text:p>R$ 53,74</text:p>
          </table:table-cell>
          <table:table-cell/>
          <table:table-cell table:style-name="ce23" table:formula="of:=SUM([.$L$2:.L193])/[.A193]" office:value-type="currency" office:currency="BRL" office:value="-0.0222916666666666">
            <text:p>-R$ 0,02</text:p>
          </table:table-cell>
          <table:table-cell table:number-columns-repeated="1010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8" office:value-type="date" office:date-value="2013-05-03">
            <text:p>05/13</text:p>
          </table:table-cell>
          <table:table-cell table:number-columns-repeated="7"/>
          <table:table-cell office:value-type="currency" office:currency="BRL" office:value="-2.68">
            <text:p>-R$ 2,68</text:p>
          </table:table-cell>
          <table:table-cell/>
          <table:table-cell table:style-name="ce20" table:formula="of:=[.J194]+[.K194]" office:value-type="currency" office:currency="BRL" office:value="-2.68">
            <text:p>-R$ 2,68</text:p>
          </table:table-cell>
          <table:table-cell/>
          <table:table-cell table:style-name="ce23" table:formula="of:=SUM([.$L$2:.L194])/[.A194]" office:value-type="currency" office:currency="BRL" office:value="-0.0360621761658031">
            <text:p>-R$ 0,04</text:p>
          </table:table-cell>
          <table:table-cell table:number-columns-repeated="1010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inâmica_Real_1" table:style-name="ta1"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number-columns-repeated="2" table:default-cell-style-name="ce35"/>
        <table:table-column table:style-name="co19" table:default-cell-style-name="ce35"/>
        <table:table-column table:style-name="co20" table:default-cell-style-name="ce35"/>
        <table:table-column table:style-name="co14" table:number-columns-repeated="1017" table:default-cell-style-name="ce35"/>
        <table:table-row table:style-name="ro3">
          <table:table-cell table:style-name="Default" office:value-type="string">
            <text:p>Filtro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ampo_20_da_20_tabela_20_dinâmica" office:value-type="string">
            <text:p>Tipo</text:p>
          </table:table-cell>
          <table:table-cell table:style-name="ce36" office:value-type="string">
            <text:p>- todas -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ampo_20_da_20_tabela_20_dinâmica" office:value-type="string">
            <text:p>Data</text:p>
          </table:table-cell>
          <table:table-cell table:style-name="ce36" office:value-type="string">
            <text:p>- todas -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ampo_20_da_20_tabela_20_dinâmica" office:value-type="string">
            <text:p>Per</text:p>
          </table:table-cell>
          <table:table-cell table:style-name="ce36" office:value-type="string">
            <text:p>- todas -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ampo_20_da_20_tabela_20_dinâmica" office:value-type="string">
            <text:p>Ret</text:p>
          </table:table-cell>
          <table:table-cell table:style-name="ce36" office:value-type="string">
            <text:p>- todas -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ampo_20_da_20_tabela_20_dinâmica" office:value-type="string">
            <text:p>ID</text:p>
          </table:table-cell>
          <table:table-cell table:style-name="ce36" office:value-type="string">
            <text:p>- todas -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ampo_20_da_20_tabela_20_dinâmica" office:value-type="string">
            <text:p>RG</text:p>
          </table:table-cell>
          <table:table-cell table:style-name="ce36" office:value-type="string">
            <text:p>- todas -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9"/>
          <table:table-cell table:style-name="ce37"/>
          <table:table-cell table:style-name="ce43" office:value-type="string">
            <text:p>Obj</text:p>
          </table:table-cell>
          <table:table-cell table:style-name="ce53" table:number-columns-repeated="4"/>
          <table:table-cell table:style-name="ce61"/>
          <table:table-cell table:style-name="Default"/>
          <table:table-cell table:number-columns-repeated="1015"/>
        </table:table-row>
        <table:table-row table:style-name="ro3">
          <table:table-cell table:style-name="ce30" office:value-type="string">
            <text:p>Moeda</text:p>
          </table:table-cell>
          <table:table-cell table:style-name="ce38" office:value-type="string">
            <text:p>Dados</text:p>
          </table:table-cell>
          <table:table-cell table:style-name="ce44" office:value-type="string">
            <text:p>--</text:p>
          </table:table-cell>
          <table:table-cell table:style-name="ce54" office:value-type="string">
            <text:p>pa</text:p>
          </table:table-cell>
          <table:table-cell table:style-name="ce54" office:value-type="string">
            <text:p>sl</text:p>
          </table:table-cell>
          <table:table-cell table:style-name="ce54" office:value-type="string">
            <text:p>tp</text:p>
          </table:table-cell>
          <table:table-cell table:style-name="ce54" office:value-type="string">
            <text:p>(vazio)</text:p>
          </table:table-cell>
          <table:table-cell table:style-name="ce62" office:value-type="string">
            <text:p>Total Resultad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AUDUSD</text:p>
          </table:table-cell>
          <table:table-cell table:style-name="ce39" office:value-type="string">
            <text:p>Soma - Total</text:p>
          </table:table-cell>
          <table:table-cell table:style-name="ce45"/>
          <table:table-cell table:style-name="ce47" office:value-type="currency" office:currency="BRL" office:value="22.83">
            <text:p>R$ 22,83</text:p>
          </table:table-cell>
          <table:table-cell table:style-name="ce47" office:value-type="currency" office:currency="BRL" office:value="-7.43">
            <text:p>-R$ 7,43</text:p>
          </table:table-cell>
          <table:table-cell table:style-name="ce50"/>
          <table:table-cell table:style-name="ce57"/>
          <table:table-cell table:style-name="ce63" office:value-type="currency" office:currency="BRL" office:value="15.4">
            <text:p>R$ 15,4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6"/>
          <table:table-cell table:number-columns-repeated="2" table:style-name="ce48" office:value-type="float" office:value="4">
            <text:p>4</text:p>
          </table:table-cell>
          <table:table-cell table:style-name="ce48"/>
          <table:table-cell table:style-name="ce58"/>
          <table:table-cell table:style-name="ce64" office:value-type="float" office:value="8">
            <text:p>8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EURAUD</text:p>
          </table:table-cell>
          <table:table-cell table:style-name="ce39" office:value-type="string">
            <text:p>Soma - Total</text:p>
          </table:table-cell>
          <table:table-cell table:style-name="ce47" office:value-type="currency" office:currency="BRL" office:value="0">
            <text:p>R$ 0,00</text:p>
          </table:table-cell>
          <table:table-cell table:style-name="ce47" office:value-type="currency" office:currency="BRL" office:value="1.39">
            <text:p>R$ 1,39</text:p>
          </table:table-cell>
          <table:table-cell table:style-name="ce47" office:value-type="currency" office:currency="BRL" office:value="-8.53">
            <text:p>-R$ 8,53</text:p>
          </table:table-cell>
          <table:table-cell table:style-name="ce50" table:number-columns-repeated="2"/>
          <table:table-cell table:style-name="ce63" office:value-type="currency" office:currency="BRL" office:value="-7.14">
            <text:p>-R$ 7,14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table:number-columns-repeated="2"/>
          <table:table-cell table:style-name="ce64" office:value-type="float" office:value="6">
            <text:p>6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EURCHF</text:p>
          </table:table-cell>
          <table:table-cell table:style-name="ce39" office:value-type="string">
            <text:p>Soma - Total</text:p>
          </table:table-cell>
          <table:table-cell table:style-name="ce45"/>
          <table:table-cell table:style-name="ce47" office:value-type="currency" office:currency="BRL" office:value="38.4">
            <text:p>R$ 38,40</text:p>
          </table:table-cell>
          <table:table-cell table:style-name="ce47" office:value-type="currency" office:currency="BRL" office:value="-8.16">
            <text:p>-R$ 8,16</text:p>
          </table:table-cell>
          <table:table-cell table:style-name="ce50"/>
          <table:table-cell table:style-name="ce57"/>
          <table:table-cell table:style-name="ce63" office:value-type="currency" office:currency="BRL" office:value="30.24">
            <text:p>R$ 30,24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6"/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58"/>
          <table:table-cell table:style-name="ce64" office:value-type="float" office:value="7">
            <text:p>7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EURGBP</text:p>
          </table:table-cell>
          <table:table-cell table:style-name="ce39" office:value-type="string">
            <text:p>Soma - Total</text:p>
          </table:table-cell>
          <table:table-cell table:style-name="ce47" office:value-type="currency" office:currency="BRL" office:value="-0.02">
            <text:p>-R$ 0,02</text:p>
          </table:table-cell>
          <table:table-cell table:style-name="ce47" office:value-type="currency" office:currency="BRL" office:value="9.19">
            <text:p>R$ 9,19</text:p>
          </table:table-cell>
          <table:table-cell table:style-name="ce47" office:value-type="currency" office:currency="BRL" office:value="-5.18">
            <text:p>-R$ 5,18</text:p>
          </table:table-cell>
          <table:table-cell table:style-name="ce50" table:number-columns-repeated="2"/>
          <table:table-cell table:style-name="ce63" office:value-type="currency" office:currency="BRL" office:value="3.99">
            <text:p>R$ 3,99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table:number-columns-repeated="2"/>
          <table:table-cell table:style-name="ce64" office:value-type="float" office:value="7">
            <text:p>7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EURUSD</text:p>
          </table:table-cell>
          <table:table-cell table:style-name="ce39" office:value-type="string">
            <text:p>Soma - Total</text:p>
          </table:table-cell>
          <table:table-cell table:style-name="ce49" office:value-type="currency" office:currency="BRL" office:value="0">
            <text:p>R$ 0,00</text:p>
          </table:table-cell>
          <table:table-cell table:style-name="ce47" office:value-type="currency" office:currency="BRL" office:value="5.09">
            <text:p>R$ 5,09</text:p>
          </table:table-cell>
          <table:table-cell table:style-name="ce47" office:value-type="currency" office:currency="BRL" office:value="-5.68">
            <text:p>-R$ 5,68</text:p>
          </table:table-cell>
          <table:table-cell table:style-name="ce50"/>
          <table:table-cell table:style-name="ce57"/>
          <table:table-cell table:style-name="ce63" office:value-type="currency" office:currency="BRL" office:value="-0.59">
            <text:p>-R$ 0,59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6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58"/>
          <table:table-cell table:style-name="ce64" office:value-type="float" office:value="8">
            <text:p>8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GBPCHF</text:p>
          </table:table-cell>
          <table:table-cell table:style-name="ce39" office:value-type="string">
            <text:p>Soma - Total</text:p>
          </table:table-cell>
          <table:table-cell table:style-name="ce50" table:number-columns-repeated="2"/>
          <table:table-cell table:style-name="ce47" office:value-type="currency" office:currency="BRL" office:value="-2.73">
            <text:p>-R$ 2,73</text:p>
          </table:table-cell>
          <table:table-cell table:style-name="ce50" table:number-columns-repeated="2"/>
          <table:table-cell table:style-name="ce63" office:value-type="currency" office:currency="BRL" office:value="-2.73">
            <text:p>-R$ 2,7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table:number-columns-repeated="2"/>
          <table:table-cell table:style-name="ce64" office:value-type="float" office:value="1">
            <text:p>1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GBPUSD</text:p>
          </table:table-cell>
          <table:table-cell table:style-name="ce39" office:value-type="string">
            <text:p>Soma - Total</text:p>
          </table:table-cell>
          <table:table-cell table:style-name="ce45"/>
          <table:table-cell table:style-name="ce47" office:value-type="currency" office:currency="BRL" office:value="2.15">
            <text:p>R$ 2,15</text:p>
          </table:table-cell>
          <table:table-cell table:style-name="ce47" office:value-type="currency" office:currency="BRL" office:value="-14.32">
            <text:p>-R$ 14,32</text:p>
          </table:table-cell>
          <table:table-cell table:style-name="ce50"/>
          <table:table-cell table:style-name="ce57"/>
          <table:table-cell table:style-name="ce63" office:value-type="currency" office:currency="BRL" office:value="-12.17">
            <text:p>-R$ 12,17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6"/>
          <table:table-cell table:style-name="ce48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8"/>
          <table:table-cell table:style-name="ce58"/>
          <table:table-cell table:style-name="ce64" office:value-type="float" office:value="12">
            <text:p>12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USDCAD</text:p>
          </table:table-cell>
          <table:table-cell table:style-name="ce39" office:value-type="string">
            <text:p>Soma - Total</text:p>
          </table:table-cell>
          <table:table-cell table:style-name="ce50"/>
          <table:table-cell table:style-name="ce47" office:value-type="currency" office:currency="BRL" office:value="2.17">
            <text:p>R$ 2,17</text:p>
          </table:table-cell>
          <table:table-cell table:style-name="ce47" office:value-type="currency" office:currency="BRL" office:value="-21.78">
            <text:p>-R$ 21,78</text:p>
          </table:table-cell>
          <table:table-cell table:style-name="ce50" table:number-columns-repeated="2"/>
          <table:table-cell table:style-name="ce63" office:value-type="currency" office:currency="BRL" office:value="-19.61">
            <text:p>-R$ 19,61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8"/>
          <table:table-cell table:style-name="ce48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table:number-columns-repeated="2"/>
          <table:table-cell table:style-name="ce64" office:value-type="float" office:value="18">
            <text:p>18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USDCHF</text:p>
          </table:table-cell>
          <table:table-cell table:style-name="ce39" office:value-type="string">
            <text:p>Soma - Total</text:p>
          </table:table-cell>
          <table:table-cell table:style-name="ce49" office:value-type="currency" office:currency="BRL" office:value="0">
            <text:p>R$ 0,00</text:p>
          </table:table-cell>
          <table:table-cell table:style-name="ce47" office:value-type="currency" office:currency="BRL" office:value="3.12">
            <text:p>R$ 3,12</text:p>
          </table:table-cell>
          <table:table-cell table:style-name="ce47" office:value-type="currency" office:currency="BRL" office:value="-20.73">
            <text:p>-R$ 20,73</text:p>
          </table:table-cell>
          <table:table-cell table:style-name="ce47" office:value-type="currency" office:currency="BRL" office:value="14.08">
            <text:p>R$ 14,08</text:p>
          </table:table-cell>
          <table:table-cell table:style-name="ce57"/>
          <table:table-cell table:style-name="ce63" office:value-type="currency" office:currency="BRL" office:value="-3.53">
            <text:p>-R$ 3,5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6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">
            <text:p>1</text:p>
          </table:table-cell>
          <table:table-cell table:style-name="ce58"/>
          <table:table-cell table:style-name="ce64" office:value-type="float" office:value="14">
            <text:p>14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1" office:value-type="string">
            <text:p>(vazio)</text:p>
          </table:table-cell>
          <table:table-cell table:style-name="ce39" office:value-type="string">
            <text:p>Soma - Total</text:p>
          </table:table-cell>
          <table:table-cell table:style-name="ce50" table:number-columns-repeated="4"/>
          <table:table-cell table:style-name="ce47" office:value-type="currency" office:currency="BRL" office:value="53.74">
            <text:p>R$ 53,74</text:p>
          </table:table-cell>
          <table:table-cell table:style-name="ce63" office:value-type="currency" office:currency="BRL" office:value="53.74">
            <text:p>R$ 53,74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2"/>
          <table:table-cell table:style-name="ce40" office:value-type="string">
            <text:p>Cont.Núm - Per</text:p>
          </table:table-cell>
          <table:table-cell table:style-name="ce48" table:number-columns-repeated="5"/>
          <table:table-cell table:style-name="ce64"/>
          <table:table-cell table:style-name="Default"/>
          <table:table-cell table:number-columns-repeated="1015"/>
        </table:table-row>
        <table:table-row table:style-name="ro3">
          <table:table-cell table:style-name="ce33" office:value-type="string">
            <text:p>Total Soma - Total</text:p>
          </table:table-cell>
          <table:table-cell table:style-name="ce41"/>
          <table:table-cell table:style-name="ce51" office:value-type="currency" office:currency="BRL" office:value="-0.02">
            <text:p>-R$ 0,02</text:p>
          </table:table-cell>
          <table:table-cell table:style-name="ce55" office:value-type="currency" office:currency="BRL" office:value="84.34">
            <text:p>R$ 84,34</text:p>
          </table:table-cell>
          <table:table-cell table:style-name="ce55" office:value-type="currency" office:currency="BRL" office:value="-94.54">
            <text:p>-R$ 94,54</text:p>
          </table:table-cell>
          <table:table-cell table:style-name="ce55" office:value-type="currency" office:currency="BRL" office:value="14.08">
            <text:p>R$ 14,08</text:p>
          </table:table-cell>
          <table:table-cell table:style-name="ce59" office:value-type="currency" office:currency="BRL" office:value="53.74">
            <text:p>R$ 53,74</text:p>
          </table:table-cell>
          <table:table-cell table:style-name="ce65" office:value-type="currency" office:currency="BRL" office:value="57.6">
            <text:p>R$ 57,6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4" office:value-type="string">
            <text:p>Total Cont.Núm - Per</text:p>
          </table:table-cell>
          <table:table-cell table:style-name="ce42"/>
          <table:table-cell table:style-name="ce52" office:value-type="float" office:value="4">
            <text:p>4</text:p>
          </table:table-cell>
          <table:table-cell table:style-name="ce56" office:value-type="float" office:value="26">
            <text:p>26</text:p>
          </table:table-cell>
          <table:table-cell table:style-name="ce56" office:value-type="float" office:value="50">
            <text:p>50</text:p>
          </table:table-cell>
          <table:table-cell table:style-name="ce56" office:value-type="float" office:value="1">
            <text:p>1</text:p>
          </table:table-cell>
          <table:table-cell table:style-name="ce60"/>
          <table:table-cell table:style-name="ce66" office:value-type="float" office:value="81">
            <text:p>81</text:p>
          </table:table-cell>
          <table:table-cell table:style-name="Default"/>
          <table:table-cell table:number-columns-repeated="1015"/>
        </table:table-row>
        <table:table-row table:style-name="ro3" table:number-rows-repeated="8">
          <table:table-cell table:style-name="Default" table:number-columns-repeated="7"/>
          <table:table-cell table:number-columns-repeated="1017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mo_2" table:style-name="ta1">
        <table:table-column table:style-name="co1" table:default-cell-style-name="ce2"/>
        <table:table-column table:style-name="co2" table:default-cell-style-name="ce6"/>
        <table:table-column table:style-name="co21" table:default-cell-style-name="ce2"/>
        <table:table-column table:style-name="co4" table:default-cell-style-name="ce2"/>
        <table:table-column table:style-name="co5" table:default-cell-style-name="ce2"/>
        <table:table-column table:style-name="co13" table:default-cell-style-name="ce2"/>
        <table:table-column table:style-name="co6" table:default-cell-style-name="ce2"/>
        <table:table-column table:style-name="co22" table:default-cell-style-name="ce13"/>
        <table:table-column table:style-name="co23" table:default-cell-style-name="ce15"/>
        <table:table-column table:style-name="co24" table:default-cell-style-name="ce15"/>
        <table:table-column table:style-name="co23" table:default-cell-style-name="ce18"/>
        <table:table-column table:style-name="co25" table:visibility="collapse" table:default-cell-style-name="ce21"/>
        <table:table-column table:style-name="co23" table:default-cell-style-name="ce21"/>
        <table:table-column table:style-name="co2" table:default-cell-style-name="ce2"/>
        <table:table-column table:style-name="co23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number-columns-repeated="2" table:default-cell-style-name="ce2"/>
        <table:table-column table:style-name="co26" table:default-cell-style-name="ce2"/>
        <table:table-column table:style-name="co14" table:number-columns-repeated="1003" table:default-cell-style-name="ce2"/>
        <table:table-row table:style-name="ro1">
          <table:table-cell table:style-name="ce1" office:value-type="string">
            <text:p>Nº</text:p>
          </table:table-cell>
          <table:table-cell table:style-name="ce5" office:value-type="string">
            <text:p>Data</text:p>
          </table:table-cell>
          <table:table-cell table:style-name="ce1" office:value-type="string">
            <text:p>Moeda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Obj</text:p>
          </table:table-cell>
          <table:table-cell table:style-name="ce1" office:value-type="string">
            <text:p>Periodo</text:p>
          </table:table-cell>
          <table:table-cell table:style-name="ce1" office:value-type="string">
            <text:p>Ret</text:p>
          </table:table-cell>
          <table:table-cell table:style-name="ce67" office:value-type="string">
            <text:p>RG</text:p>
          </table:table-cell>
          <table:table-cell table:style-name="ce1" office:value-type="string">
            <text:p>Lucro</text:p>
          </table:table-cell>
          <table:table-cell table:style-name="ce1" office:value-type="string">
            <text:p>Swap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Medi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plicação</text:p>
          </table:table-cell>
          <table:table-cell table:style-name="ce1" office:value-type="string">
            <text:p>Saldo</text:p>
          </table:table-cell>
          <table:table-cell table:style-name="ce1" office:value-type="string">
            <text:p>%</text:p>
          </table:table-cell>
          <table:table-cell table:style-name="ce1" office:value-type="string">
            <text:p>%ACC</text:p>
          </table:table-cell>
          <table:table-cell table:style-name="ce1" office:value-type="string">
            <text:p>%am</text:p>
          </table:table-cell>
          <table:table-cell table:style-name="ce1" office:value-type="string">
            <text:p>PREV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currency" office:currency="BRL" office:value="-1074.36">
            <text:p>-R$ 1.074,36</text:p>
          </table:table-cell>
          <table:table-cell office:value-type="currency" office:currency="BRL" office:value="0">
            <text:p>R$ 0,00</text:p>
          </table:table-cell>
          <table:table-cell table:formula="of:=[.I2]+[.J2]" office:value-type="currency" office:currency="BRL" office:value="-1074.36">
            <text:p>-R$ 1.074,36</text:p>
          </table:table-cell>
          <table:table-cell table:formula="of:=[.P2]+[.K2]" office:value-type="currency" office:currency="BRL" office:value="98925.64">
            <text:p>R$ 98.925,64</text:p>
          </table:table-cell>
          <table:table-cell table:formula="of:=SUM([.$K$2:.K2])/[.A2]" office:value-type="currency" office:currency="BRL" office:value="-1074.36">
            <text:p>-R$ 1.074,36</text:p>
          </table:table-cell>
          <table:table-cell table:style-name="ce6" office:value-type="date" office:date-value="2013-04-01">
            <text:p>04/13</text:p>
          </table:table-cell>
          <table:table-cell table:style-name="ce15" table:formula="of:=SUMPRODUCT(N(MONTH([.$B$1:.$B$9997])=MONTH([.N2]));N(YEAR([.$B$1:.$B$9997])=YEAR([.N2]));[.$K$1:.$K$9997])" office:value-type="currency" office:currency="BRL" office:value="13263.47">
            <text:p>R$ 13.263,47</text:p>
          </table:table-cell>
          <table:table-cell table:style-name="ce15" office:value-type="currency" office:currency="BRL" office:value="100000">
            <text:p>R$ 100.000,00</text:p>
          </table:table-cell>
          <table:table-cell table:formula="of:=[.P2]+[.O2]" office:value-type="currency" office:currency="BRL" office:value="113263.47">
            <text:p>R$ 113.263,47</text:p>
          </table:table-cell>
          <table:table-cell table:style-name="ce25" table:formula="of:=[.Q2]/[.P2]-1" office:value-type="percentage" office:value="0.1326347">
            <text:p>13,26%</text:p>
          </table:table-cell>
          <table:table-cell table:style-name="ce25" table:formula="of:=SUMPRODUCT(PRODUCT([.R$2:.R2]+1))-1" office:value-type="percentage" office:value="0.1326347">
            <text:p>13,26%</text:p>
          </table:table-cell>
          <table:table-cell table:style-name="ce25" table:formula="of:=(1+[.S2])^(1/[.A2])-1" office:value-type="percentage" office:value="0.1326347">
            <text:p>13,26%</text:p>
          </table:table-cell>
          <table:table-cell table:style-name="ce15" table:formula="of:=IF([.O2] = 0; [.P2]*(1+[.T2]); 0)" office:value-type="currency" office:currency="BRL" office:value="0">
            <text:p>R$ 0,00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currency" office:currency="BRL" office:value="-483.35">
            <text:p>-R$ 483,35</text:p>
          </table:table-cell>
          <table:table-cell office:value-type="currency" office:currency="BRL" office:value="0">
            <text:p>R$ 0,00</text:p>
          </table:table-cell>
          <table:table-cell table:formula="of:=[.I3]+[.J3]" office:value-type="currency" office:currency="BRL" office:value="-483.35">
            <text:p>-R$ 483,35</text:p>
          </table:table-cell>
          <table:table-cell table:formula="of:=[.L2]+[.K3]" office:value-type="currency" office:currency="BRL" office:value="98442.29">
            <text:p>R$ 98.442,29</text:p>
          </table:table-cell>
          <table:table-cell table:formula="of:=SUM([.$K$2:.K3])/[.A3]" office:value-type="currency" office:currency="BRL" office:value="-778.855">
            <text:p>-R$ 778,86</text:p>
          </table:table-cell>
          <table:table-cell table:style-name="ce6" office:value-type="date" office:date-value="2013-05-01">
            <text:p>05/13</text:p>
          </table:table-cell>
          <table:table-cell table:style-name="ce15" table:formula="of:=SUMPRODUCT(N(MONTH([.$B$1:.$B$9997])=MONTH([.N3]));N(YEAR([.$B$1:.$B$9997])=YEAR([.N3]));[.$K$1:.$K$9997])" office:value-type="currency" office:currency="BRL" office:value="17846.17">
            <text:p>R$ 17.846,17</text:p>
          </table:table-cell>
          <table:table-cell table:formula="of:=[.Q2]" office:value-type="currency" office:currency="BRL" office:value="113263.47">
            <text:p>R$ 113.263,47</text:p>
          </table:table-cell>
          <table:table-cell table:formula="of:=[.P3]+[.O3]" office:value-type="currency" office:currency="BRL" office:value="131109.64">
            <text:p>R$ 131.109,64</text:p>
          </table:table-cell>
          <table:table-cell table:style-name="ce25" table:formula="of:=[.Q3]/[.P3]-1" office:value-type="percentage" office:value="0.157563334409585">
            <text:p>15,76%</text:p>
          </table:table-cell>
          <table:table-cell table:style-name="ce25" table:formula="of:=SUMPRODUCT(PRODUCT([.R$2:.R3]+1))-1" office:value-type="percentage" office:value="0.3110964">
            <text:p>31,11%</text:p>
          </table:table-cell>
          <table:table-cell table:style-name="ce25" table:formula="of:=(1+[.S3])^(1/[.A3])-1" office:value-type="percentage" office:value="0.145031178614801">
            <text:p>14,50%</text:p>
          </table:table-cell>
          <table:table-cell table:style-name="ce15" table:formula="of:=IF([.O3] = 0; [.P3]*(1+[.T3]); 0)" office:value-type="currency" office:currency="BRL" office:value="0">
            <text:p>R$ 0,00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currency" office:currency="BRL" office:value="-477.52">
            <text:p>-R$ 477,52</text:p>
          </table:table-cell>
          <table:table-cell office:value-type="currency" office:currency="BRL" office:value="6.26">
            <text:p>R$ 6,26</text:p>
          </table:table-cell>
          <table:table-cell table:formula="of:=[.I4]+[.J4]" office:value-type="currency" office:currency="BRL" office:value="-471.26">
            <text:p>-R$ 471,26</text:p>
          </table:table-cell>
          <table:table-cell table:formula="of:=[.L3]+[.K4]" office:value-type="currency" office:currency="BRL" office:value="97971.03">
            <text:p>R$ 97.971,03</text:p>
          </table:table-cell>
          <table:table-cell table:formula="of:=SUM([.$K$2:.K4])/[.A4]" office:value-type="currency" office:currency="BRL" office:value="-676.323333333333">
            <text:p>-R$ 676,32</text:p>
          </table:table-cell>
          <table:table-cell table:style-name="ce6" office:value-type="date" office:date-value="2013-06-01">
            <text:p>06/13</text:p>
          </table:table-cell>
          <table:table-cell table:style-name="ce15" table:formula="of:=SUMPRODUCT(N(MONTH([.$B$1:.$B$9997])=MONTH([.N4]));N(YEAR([.$B$1:.$B$9997])=YEAR([.N4]));[.$K$1:.$K$9997])" office:value-type="currency" office:currency="BRL" office:value="0">
            <text:p>R$ 0,00</text:p>
          </table:table-cell>
          <table:table-cell table:formula="of:=[.Q3]" office:value-type="currency" office:currency="BRL" office:value="131109.64">
            <text:p>R$ 131.109,64</text:p>
          </table:table-cell>
          <table:table-cell table:formula="of:=[.P4]+[.O4]" office:value-type="currency" office:currency="BRL" office:value="131109.64">
            <text:p>R$ 131.109,64</text:p>
          </table:table-cell>
          <table:table-cell table:style-name="ce25" table:formula="of:=[.Q4]/[.P4]-1" office:value-type="percentage" office:value="0">
            <text:p>0,00%</text:p>
          </table:table-cell>
          <table:table-cell table:style-name="ce25" table:formula="of:=SUMPRODUCT(PRODUCT([.R$2:.R4]+1))-1" office:value-type="percentage" office:value="0.3110964">
            <text:p>31,11%</text:p>
          </table:table-cell>
          <table:table-cell table:style-name="ce25" table:formula="of:=(1+[.S4])^(1/[.A4])-1" office:value-type="percentage" office:value="0.094489354138904">
            <text:p>9,45%</text:p>
          </table:table-cell>
          <table:table-cell table:style-name="ce15" table:formula="of:=IF([.O4] = 0; [.P4]*(1+[.T4]); 0)" office:value-type="currency" office:currency="BRL" office:value="143498.105204984">
            <text:p>R$ 143.498,11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currency" office:currency="BRL" office:value="-410.68">
            <text:p>-R$ 410,68</text:p>
          </table:table-cell>
          <table:table-cell office:value-type="currency" office:currency="BRL" office:value="0">
            <text:p>R$ 0,00</text:p>
          </table:table-cell>
          <table:table-cell table:formula="of:=[.I5]+[.J5]" office:value-type="currency" office:currency="BRL" office:value="-410.68">
            <text:p>-R$ 410,68</text:p>
          </table:table-cell>
          <table:table-cell table:formula="of:=[.L4]+[.K5]" office:value-type="currency" office:currency="BRL" office:value="97560.35">
            <text:p>R$ 97.560,35</text:p>
          </table:table-cell>
          <table:table-cell table:formula="of:=SUM([.$K$2:.K5])/[.A5]" office:value-type="currency" office:currency="BRL" office:value="-609.9125">
            <text:p>-R$ 609,91</text:p>
          </table:table-cell>
          <table:table-cell table:style-name="ce6" office:value-type="date" office:date-value="2013-06-01">
            <text:p>06/13</text:p>
          </table:table-cell>
          <table:table-cell table:style-name="ce15" table:formula="of:=SUMPRODUCT(N(MONTH([.$B$1:.$B$9997])=MONTH([.N5]));N(YEAR([.$B$1:.$B$9997])=YEAR([.N5]));[.$K$1:.$K$9997])" office:value-type="currency" office:currency="BRL" office:value="0">
            <text:p>R$ 0,00</text:p>
          </table:table-cell>
          <table:table-cell table:formula="of:=[.Q4]" office:value-type="currency" office:currency="BRL" office:value="131109.64">
            <text:p>R$ 131.109,64</text:p>
          </table:table-cell>
          <table:table-cell table:formula="of:=[.P5]+[.O5]" office:value-type="currency" office:currency="BRL" office:value="131109.64">
            <text:p>R$ 131.109,64</text:p>
          </table:table-cell>
          <table:table-cell table:style-name="ce25" table:formula="of:=[.Q5]/[.P5]-1" office:value-type="percentage" office:value="0">
            <text:p>0,00%</text:p>
          </table:table-cell>
          <table:table-cell table:style-name="ce25" table:formula="of:=SUMPRODUCT(PRODUCT([.R$2:.R5]+1))-1" office:value-type="percentage" office:value="0.3110964">
            <text:p>31,11%</text:p>
          </table:table-cell>
          <table:table-cell table:style-name="ce25" table:formula="of:=(1+[.S5])^(1/[.A5])-1" office:value-type="percentage" office:value="0.0700612966623926">
            <text:p>7,01%</text:p>
          </table:table-cell>
          <table:table-cell table:style-name="ce15" table:formula="of:=IF([.O5] = 0; [.P5]*(1+[.T5]); 0)" office:value-type="currency" office:currency="BRL" office:value="140295.35138334">
            <text:p>R$ 140.295,35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currency" office:currency="BRL" office:value="-477.21">
            <text:p>-R$ 477,21</text:p>
          </table:table-cell>
          <table:table-cell office:value-type="currency" office:currency="BRL" office:value="0">
            <text:p>R$ 0,00</text:p>
          </table:table-cell>
          <table:table-cell table:formula="of:=[.I6]+[.J6]" office:value-type="currency" office:currency="BRL" office:value="-477.21">
            <text:p>-R$ 477,21</text:p>
          </table:table-cell>
          <table:table-cell table:formula="of:=[.L5]+[.K6]" office:value-type="currency" office:currency="BRL" office:value="97083.14">
            <text:p>R$ 97.083,14</text:p>
          </table:table-cell>
          <table:table-cell table:formula="of:=SUM([.$K$2:.K6])/[.A6]" office:value-type="currency" office:currency="BRL" office:value="-583.372">
            <text:p>-R$ 583,37</text:p>
          </table:table-cell>
          <table:table-cell table:style-name="ce6" office:value-type="date" office:date-value="2013-07-01">
            <text:p>07/13</text:p>
          </table:table-cell>
          <table:table-cell table:style-name="ce15" table:formula="of:=SUMPRODUCT(N(MONTH([.$B$1:.$B$9997])=MONTH([.N6]));N(YEAR([.$B$1:.$B$9997])=YEAR([.N6]));[.$K$1:.$K$9997])" office:value-type="currency" office:currency="BRL" office:value="0">
            <text:p>R$ 0,00</text:p>
          </table:table-cell>
          <table:table-cell table:formula="of:=[.Q5]" office:value-type="currency" office:currency="BRL" office:value="131109.64">
            <text:p>R$ 131.109,64</text:p>
          </table:table-cell>
          <table:table-cell table:formula="of:=[.P6]+[.O6]" office:value-type="currency" office:currency="BRL" office:value="131109.64">
            <text:p>R$ 131.109,64</text:p>
          </table:table-cell>
          <table:table-cell table:style-name="ce25" table:formula="of:=[.Q6]/[.P6]-1" office:value-type="percentage" office:value="0">
            <text:p>0,00%</text:p>
          </table:table-cell>
          <table:table-cell table:style-name="ce25" table:formula="of:=SUMPRODUCT(PRODUCT([.R$2:.R6]+1))-1" office:value-type="percentage" office:value="0.3110964">
            <text:p>31,11%</text:p>
          </table:table-cell>
          <table:table-cell table:style-name="ce25" table:formula="of:=(1+[.S6])^(1/[.A6])-1" office:value-type="percentage" office:value="0.0556669494357838">
            <text:p>5,57%</text:p>
          </table:table-cell>
          <table:table-cell table:style-name="ce15" table:formula="of:=IF([.O6] = 0; [.P6]*(1+[.T6]); 0)" office:value-type="currency" office:currency="BRL" office:value="138408.113700424">
            <text:p>R$ 138.408,11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currency" office:currency="BRL" office:value="-970.2">
            <text:p>-R$ 970,20</text:p>
          </table:table-cell>
          <table:table-cell office:value-type="currency" office:currency="BRL" office:value="0">
            <text:p>R$ 0,00</text:p>
          </table:table-cell>
          <table:table-cell table:formula="of:=[.I7]+[.J7]" office:value-type="currency" office:currency="BRL" office:value="-970.2">
            <text:p>-R$ 970,20</text:p>
          </table:table-cell>
          <table:table-cell table:formula="of:=[.L6]+[.K7]" office:value-type="currency" office:currency="BRL" office:value="96112.94">
            <text:p>R$ 96.112,94</text:p>
          </table:table-cell>
          <table:table-cell table:formula="of:=SUM([.$K$2:.K7])/[.A7]" office:value-type="currency" office:currency="BRL" office:value="-647.843333333333">
            <text:p>-R$ 647,84</text:p>
          </table:table-cell>
          <table:table-cell table:style-name="ce6" office:value-type="date" office:date-value="2013-08-01">
            <text:p>08/13</text:p>
          </table:table-cell>
          <table:table-cell table:style-name="ce15" table:formula="of:=SUMPRODUCT(N(MONTH([.$B$1:.$B$9997])=MONTH([.N7]));N(YEAR([.$B$1:.$B$9997])=YEAR([.N7]));[.$K$1:.$K$9997])" office:value-type="currency" office:currency="BRL" office:value="0">
            <text:p>R$ 0,00</text:p>
          </table:table-cell>
          <table:table-cell table:formula="of:=[.Q6]" office:value-type="currency" office:currency="BRL" office:value="131109.64">
            <text:p>R$ 131.109,64</text:p>
          </table:table-cell>
          <table:table-cell table:formula="of:=[.P7]+[.O7]" office:value-type="currency" office:currency="BRL" office:value="131109.64">
            <text:p>R$ 131.109,64</text:p>
          </table:table-cell>
          <table:table-cell table:style-name="ce25" table:formula="of:=[.Q7]/[.P7]-1" office:value-type="percentage" office:value="0">
            <text:p>0,00%</text:p>
          </table:table-cell>
          <table:table-cell table:style-name="ce25" table:formula="of:=SUMPRODUCT(PRODUCT([.R$2:.R7]+1))-1" office:value-type="percentage" office:value="0.3110964">
            <text:p>31,11%</text:p>
          </table:table-cell>
          <table:table-cell table:style-name="ce25" table:formula="of:=(1+[.S7])^(1/[.A7])-1" office:value-type="percentage" office:value="0.0461784523392288">
            <text:p>4,62%</text:p>
          </table:table-cell>
          <table:table-cell table:style-name="ce15" table:formula="of:=IF([.O7] = 0; [.P7]*(1+[.T7]); 0)" office:value-type="currency" office:currency="BRL" office:value="137164.080261953">
            <text:p>R$ 137.164,08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currency" office:currency="BRL" office:value="-960.7">
            <text:p>-R$ 960,70</text:p>
          </table:table-cell>
          <table:table-cell office:value-type="currency" office:currency="BRL" office:value="0">
            <text:p>R$ 0,00</text:p>
          </table:table-cell>
          <table:table-cell table:formula="of:=[.I8]+[.J8]" office:value-type="currency" office:currency="BRL" office:value="-960.7">
            <text:p>-R$ 960,70</text:p>
          </table:table-cell>
          <table:table-cell table:formula="of:=[.L7]+[.K8]" office:value-type="currency" office:currency="BRL" office:value="95152.24">
            <text:p>R$ 95.152,24</text:p>
          </table:table-cell>
          <table:table-cell table:formula="of:=SUM([.$K$2:.K8])/[.A8]" office:value-type="currency" office:currency="BRL" office:value="-692.537142857143">
            <text:p>-R$ 692,54</text:p>
          </table:table-cell>
          <table:table-cell table:style-name="ce6" office:value-type="date" office:date-value="2013-09-01">
            <text:p>09/13</text:p>
          </table:table-cell>
          <table:table-cell table:style-name="ce15" table:formula="of:=SUMPRODUCT(N(MONTH([.$B$1:.$B$9997])=MONTH([.N8]));N(YEAR([.$B$1:.$B$9997])=YEAR([.N8]));[.$K$1:.$K$9997])" office:value-type="currency" office:currency="BRL" office:value="0">
            <text:p>R$ 0,00</text:p>
          </table:table-cell>
          <table:table-cell table:formula="of:=[.Q7]" office:value-type="currency" office:currency="BRL" office:value="131109.64">
            <text:p>R$ 131.109,64</text:p>
          </table:table-cell>
          <table:table-cell table:formula="of:=[.P8]+[.O8]" office:value-type="currency" office:currency="BRL" office:value="131109.64">
            <text:p>R$ 131.109,64</text:p>
          </table:table-cell>
          <table:table-cell table:style-name="ce25" table:formula="of:=[.Q8]/[.P8]-1" office:value-type="percentage" office:value="0">
            <text:p>0,00%</text:p>
          </table:table-cell>
          <table:table-cell table:style-name="ce25" table:formula="of:=SUMPRODUCT(PRODUCT([.R$2:.R8]+1))-1" office:value-type="percentage" office:value="0.3110964">
            <text:p>31,11%</text:p>
          </table:table-cell>
          <table:table-cell table:style-name="ce25" table:formula="of:=(1+[.S8])^(1/[.A8])-1" office:value-type="percentage" office:value="0.0394532139779191">
            <text:p>3,95%</text:p>
          </table:table-cell>
          <table:table-cell table:style-name="ce15" table:formula="of:=IF([.O8] = 0; [.P8]*(1+[.T8]); 0)" office:value-type="currency" office:currency="BRL" office:value="136282.336681488">
            <text:p>R$ 136.282,34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currency" office:currency="BRL" office:value="-2053.14">
            <text:p>-R$ 2.053,14</text:p>
          </table:table-cell>
          <table:table-cell office:value-type="currency" office:currency="BRL" office:value="0">
            <text:p>R$ 0,00</text:p>
          </table:table-cell>
          <table:table-cell table:formula="of:=[.I9]+[.J9]" office:value-type="currency" office:currency="BRL" office:value="-2053.14">
            <text:p>-R$ 2.053,14</text:p>
          </table:table-cell>
          <table:table-cell table:formula="of:=[.L8]+[.K9]" office:value-type="currency" office:currency="BRL" office:value="93099.1">
            <text:p>R$ 93.099,10</text:p>
          </table:table-cell>
          <table:table-cell table:formula="of:=SUM([.$K$2:.K9])/[.A9]" office:value-type="currency" office:currency="BRL" office:value="-862.6125">
            <text:p>-R$ 862,61</text:p>
          </table:table-cell>
          <table:table-cell table:style-name="ce6" office:value-type="date" office:date-value="2013-10-01">
            <text:p>10/13</text:p>
          </table:table-cell>
          <table:table-cell table:style-name="ce15" table:formula="of:=SUMPRODUCT(N(MONTH([.$B$1:.$B$9997])=MONTH([.N9]));N(YEAR([.$B$1:.$B$9997])=YEAR([.N9]));[.$K$1:.$K$9997])" office:value-type="currency" office:currency="BRL" office:value="0">
            <text:p>R$ 0,00</text:p>
          </table:table-cell>
          <table:table-cell table:formula="of:=[.Q8]" office:value-type="currency" office:currency="BRL" office:value="131109.64">
            <text:p>R$ 131.109,64</text:p>
          </table:table-cell>
          <table:table-cell table:formula="of:=[.P9]+[.O9]" office:value-type="currency" office:currency="BRL" office:value="131109.64">
            <text:p>R$ 131.109,64</text:p>
          </table:table-cell>
          <table:table-cell table:style-name="ce25" table:formula="of:=[.Q9]/[.P9]-1" office:value-type="percentage" office:value="0">
            <text:p>0,00%</text:p>
          </table:table-cell>
          <table:table-cell table:style-name="ce25" table:formula="of:=SUMPRODUCT(PRODUCT([.R$2:.R9]+1))-1" office:value-type="percentage" office:value="0.3110964">
            <text:p>31,11%</text:p>
          </table:table-cell>
          <table:table-cell table:style-name="ce25" table:formula="of:=(1+[.S9])^(1/[.A9])-1" office:value-type="percentage" office:value="0.0344376717146337">
            <text:p>3,44%</text:p>
          </table:table-cell>
          <table:table-cell table:style-name="ce15" table:formula="of:=IF([.O9] = 0; [.P9]*(1+[.T9]); 0)" office:value-type="currency" office:currency="BRL" office:value="135624.750740944">
            <text:p>R$ 135.624,75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currency" office:currency="BRL" office:value="-931">
            <text:p>-R$ 931,00</text:p>
          </table:table-cell>
          <table:table-cell office:value-type="currency" office:currency="BRL" office:value="0">
            <text:p>R$ 0,00</text:p>
          </table:table-cell>
          <table:table-cell table:formula="of:=[.I10]+[.J10]" office:value-type="currency" office:currency="BRL" office:value="-931">
            <text:p>-R$ 931,00</text:p>
          </table:table-cell>
          <table:table-cell table:formula="of:=[.L9]+[.K10]" office:value-type="currency" office:currency="BRL" office:value="92168.1">
            <text:p>R$ 92.168,10</text:p>
          </table:table-cell>
          <table:table-cell table:formula="of:=SUM([.$K$2:.K10])/[.A10]" office:value-type="currency" office:currency="BRL" office:value="-870.211111111111">
            <text:p>-R$ 870,21</text:p>
          </table:table-cell>
          <table:table-cell table:style-name="ce6" office:value-type="date" office:date-value="2013-11-01">
            <text:p>11/13</text:p>
          </table:table-cell>
          <table:table-cell table:style-name="ce15" table:formula="of:=SUMPRODUCT(N(MONTH([.$B$1:.$B$9997])=MONTH([.N10]));N(YEAR([.$B$1:.$B$9997])=YEAR([.N10]));[.$K$1:.$K$9997])" office:value-type="currency" office:currency="BRL" office:value="0">
            <text:p>R$ 0,00</text:p>
          </table:table-cell>
          <table:table-cell table:formula="of:=[.Q9]" office:value-type="currency" office:currency="BRL" office:value="131109.64">
            <text:p>R$ 131.109,64</text:p>
          </table:table-cell>
          <table:table-cell table:formula="of:=[.P10]+[.O10]" office:value-type="currency" office:currency="BRL" office:value="131109.64">
            <text:p>R$ 131.109,64</text:p>
          </table:table-cell>
          <table:table-cell table:style-name="ce25" table:formula="of:=[.Q10]/[.P10]-1" office:value-type="percentage" office:value="0">
            <text:p>0,00%</text:p>
          </table:table-cell>
          <table:table-cell table:style-name="ce25" table:formula="of:=SUMPRODUCT(PRODUCT([.R$2:.R10]+1))-1" office:value-type="percentage" office:value="0.3110964">
            <text:p>31,11%</text:p>
          </table:table-cell>
          <table:table-cell table:style-name="ce25" table:formula="of:=(1+[.S10])^(1/[.A10])-1" office:value-type="percentage" office:value="0.0305534318481637">
            <text:p>3,06%</text:p>
          </table:table-cell>
          <table:table-cell table:style-name="ce15" table:formula="of:=IF([.O10] = 0; [.P10]*(1+[.T10]); 0)" office:value-type="currency" office:currency="BRL" office:value="135115.489450377">
            <text:p>R$ 135.115,49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currency" office:currency="BRL" office:value="-1863">
            <text:p>-R$ 1.863,00</text:p>
          </table:table-cell>
          <table:table-cell office:value-type="currency" office:currency="BRL" office:value="0">
            <text:p>R$ 0,00</text:p>
          </table:table-cell>
          <table:table-cell table:formula="of:=[.I11]+[.J11]" office:value-type="currency" office:currency="BRL" office:value="-1863">
            <text:p>-R$ 1.863,00</text:p>
          </table:table-cell>
          <table:table-cell table:formula="of:=[.L10]+[.K11]" office:value-type="currency" office:currency="BRL" office:value="90305.1">
            <text:p>R$ 90.305,10</text:p>
          </table:table-cell>
          <table:table-cell table:formula="of:=SUM([.$K$2:.K11])/[.A11]" office:value-type="currency" office:currency="BRL" office:value="-969.49">
            <text:p>-R$ 969,49</text:p>
          </table:table-cell>
          <table:table-cell table:style-name="ce6" office:value-type="date" office:date-value="2013-12-01">
            <text:p>12/13</text:p>
          </table:table-cell>
          <table:table-cell table:style-name="ce15" table:formula="of:=SUMPRODUCT(N(MONTH([.$B$1:.$B$9997])=MONTH([.N11]));N(YEAR([.$B$1:.$B$9997])=YEAR([.N11]));[.$K$1:.$K$9997])" office:value-type="currency" office:currency="BRL" office:value="0">
            <text:p>R$ 0,00</text:p>
          </table:table-cell>
          <table:table-cell table:formula="of:=[.Q10]" office:value-type="currency" office:currency="BRL" office:value="131109.64">
            <text:p>R$ 131.109,64</text:p>
          </table:table-cell>
          <table:table-cell table:formula="of:=[.P11]+[.O11]" office:value-type="currency" office:currency="BRL" office:value="131109.64">
            <text:p>R$ 131.109,64</text:p>
          </table:table-cell>
          <table:table-cell table:style-name="ce25" table:formula="of:=[.Q11]/[.P11]-1" office:value-type="percentage" office:value="0">
            <text:p>0,00%</text:p>
          </table:table-cell>
          <table:table-cell table:style-name="ce25" table:formula="of:=SUMPRODUCT(PRODUCT([.R$2:.R11]+1))-1" office:value-type="percentage" office:value="0.3110964">
            <text:p>31,11%</text:p>
          </table:table-cell>
          <table:table-cell table:style-name="ce25" table:formula="of:=(1+[.S11])^(1/[.A11])-1" office:value-type="percentage" office:value="0.0274565438186589">
            <text:p>2,75%</text:p>
          </table:table-cell>
          <table:table-cell table:style-name="ce15" table:formula="of:=IF([.O11] = 0; [.P11]*(1+[.T11]); 0)" office:value-type="currency" office:currency="BRL" office:value="134709.457575709">
            <text:p>R$ 134.709,46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currency" office:currency="BRL" office:value="-972.21">
            <text:p>-R$ 972,21</text:p>
          </table:table-cell>
          <table:table-cell office:value-type="currency" office:currency="BRL" office:value="0">
            <text:p>R$ 0,00</text:p>
          </table:table-cell>
          <table:table-cell table:formula="of:=[.I12]+[.J12]" office:value-type="currency" office:currency="BRL" office:value="-972.21">
            <text:p>-R$ 972,21</text:p>
          </table:table-cell>
          <table:table-cell table:formula="of:=[.L11]+[.K12]" office:value-type="currency" office:currency="BRL" office:value="89332.89">
            <text:p>R$ 89.332,89</text:p>
          </table:table-cell>
          <table:table-cell table:formula="of:=SUM([.$K$2:.K12])/[.A12]" office:value-type="currency" office:currency="BRL" office:value="-969.737272727273">
            <text:p>-R$ 969,74</text:p>
          </table:table-cell>
          <table:table-cell table:style-name="ce6" office:value-type="date" office:date-value="2014-01-01">
            <text:p>01/14</text:p>
          </table:table-cell>
          <table:table-cell table:style-name="ce15" table:formula="of:=SUMPRODUCT(N(MONTH([.$B$1:.$B$9997])=MONTH([.N12]));N(YEAR([.$B$1:.$B$9997])=YEAR([.N12]));[.$K$1:.$K$9997])" office:value-type="currency" office:currency="BRL" office:value="0">
            <text:p>R$ 0,00</text:p>
          </table:table-cell>
          <table:table-cell table:formula="of:=[.Q11]" office:value-type="currency" office:currency="BRL" office:value="131109.64">
            <text:p>R$ 131.109,64</text:p>
          </table:table-cell>
          <table:table-cell table:formula="of:=[.P12]+[.O12]" office:value-type="currency" office:currency="BRL" office:value="131109.64">
            <text:p>R$ 131.109,64</text:p>
          </table:table-cell>
          <table:table-cell table:style-name="ce25" table:formula="of:=[.Q12]/[.P12]-1" office:value-type="percentage" office:value="0">
            <text:p>0,00%</text:p>
          </table:table-cell>
          <table:table-cell table:style-name="ce25" table:formula="of:=SUMPRODUCT(PRODUCT([.R$2:.R12]+1))-1" office:value-type="percentage" office:value="0.3110964">
            <text:p>31,11%</text:p>
          </table:table-cell>
          <table:table-cell table:style-name="ce25" table:formula="of:=(1+[.S12])^(1/[.A12])-1" office:value-type="percentage" office:value="0.0249296496980069">
            <text:p>2,49%</text:p>
          </table:table-cell>
          <table:table-cell table:style-name="ce15" table:formula="of:=IF([.O12] = 0; [.P12]*(1+[.T12]); 0)" office:value-type="currency" office:currency="BRL" office:value="134378.157397232">
            <text:p>R$ 134.378,16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currency" office:currency="BRL" office:value="-1916.94">
            <text:p>-R$ 1.916,94</text:p>
          </table:table-cell>
          <table:table-cell office:value-type="currency" office:currency="BRL" office:value="0">
            <text:p>R$ 0,00</text:p>
          </table:table-cell>
          <table:table-cell table:formula="of:=[.I13]+[.J13]" office:value-type="currency" office:currency="BRL" office:value="-1916.94">
            <text:p>-R$ 1.916,94</text:p>
          </table:table-cell>
          <table:table-cell table:formula="of:=[.L12]+[.K13]" office:value-type="currency" office:currency="BRL" office:value="87415.95">
            <text:p>R$ 87.415,95</text:p>
          </table:table-cell>
          <table:table-cell table:formula="of:=SUM([.$K$2:.K13])/[.A13]" office:value-type="currency" office:currency="BRL" office:value="-1048.67083333333">
            <text:p>-R$ 1.048,67</text:p>
          </table:table-cell>
          <table:table-cell table:style-name="ce6" office:value-type="date" office:date-value="2014-02-01">
            <text:p>02/14</text:p>
          </table:table-cell>
          <table:table-cell table:style-name="ce15" table:formula="of:=SUMPRODUCT(N(MONTH([.$B$1:.$B$9997])=MONTH([.N13]));N(YEAR([.$B$1:.$B$9997])=YEAR([.N13]));[.$K$1:.$K$9997])" office:value-type="currency" office:currency="BRL" office:value="0">
            <text:p>R$ 0,00</text:p>
          </table:table-cell>
          <table:table-cell table:formula="of:=[.Q12]" office:value-type="currency" office:currency="BRL" office:value="131109.64">
            <text:p>R$ 131.109,64</text:p>
          </table:table-cell>
          <table:table-cell table:formula="of:=[.P13]+[.O13]" office:value-type="currency" office:currency="BRL" office:value="131109.64">
            <text:p>R$ 131.109,64</text:p>
          </table:table-cell>
          <table:table-cell table:style-name="ce25" table:formula="of:=[.Q13]/[.P13]-1" office:value-type="percentage" office:value="0">
            <text:p>0,00%</text:p>
          </table:table-cell>
          <table:table-cell table:style-name="ce25" table:formula="of:=SUMPRODUCT(PRODUCT([.R$2:.R13]+1))-1" office:value-type="percentage" office:value="0.3110964">
            <text:p>31,11%</text:p>
          </table:table-cell>
          <table:table-cell table:style-name="ce25" table:formula="of:=(1+[.S13])^(1/[.A13])-1" office:value-type="percentage" office:value="0.0228286524825303">
            <text:p>2,28%</text:p>
          </table:table-cell>
          <table:table-cell table:style-name="ce15" table:formula="of:=IF([.O13] = 0; [.P13]*(1+[.T13]); 0)" office:value-type="currency" office:currency="BRL" office:value="134102.69640867">
            <text:p>R$ 134.102,70</text:p>
          </table:table-cell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3-04-01">
            <text:p>04/13</text:p>
          </table:table-cell>
          <table:table-cell office:value-type="string">
            <text:p>gbpchf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currency" office:currency="BRL" office:value="-1871.97">
            <text:p>-R$ 1.871,97</text:p>
          </table:table-cell>
          <table:table-cell office:value-type="currency" office:currency="BRL" office:value="0">
            <text:p>R$ 0,00</text:p>
          </table:table-cell>
          <table:table-cell table:formula="of:=[.I14]+[.J14]" office:value-type="currency" office:currency="BRL" office:value="-1871.97">
            <text:p>-R$ 1.871,97</text:p>
          </table:table-cell>
          <table:table-cell table:formula="of:=[.L13]+[.K14]" office:value-type="currency" office:currency="BRL" office:value="85543.98">
            <text:p>R$ 85.543,98</text:p>
          </table:table-cell>
          <table:table-cell table:formula="of:=SUM([.$K$2:.K14])/[.A14]" office:value-type="currency" office:currency="BRL" office:value="-1112.00153846154">
            <text:p>-R$ 1.112,00</text:p>
          </table:table-cell>
          <table:table-cell table:style-name="ce69" table:number-columns-repeated="5"/>
          <table:table-cell table:style-name="ce4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currency" office:currency="BRL" office:value="3189.25">
            <text:p>R$ 3.189,25</text:p>
          </table:table-cell>
          <table:table-cell office:value-type="currency" office:currency="BRL" office:value="217.1">
            <text:p>R$ 217,10</text:p>
          </table:table-cell>
          <table:table-cell table:formula="of:=[.I15]+[.J15]" office:value-type="currency" office:currency="BRL" office:value="3406.35">
            <text:p>R$ 3.406,35</text:p>
          </table:table-cell>
          <table:table-cell table:formula="of:=[.L14]+[.K15]" office:value-type="currency" office:currency="BRL" office:value="88950.33">
            <text:p>R$ 88.950,33</text:p>
          </table:table-cell>
          <table:table-cell table:formula="of:=SUM([.$K$2:.K15])/[.A15]" office:value-type="currency" office:currency="BRL" office:value="-789.262142857143">
            <text:p>-R$ 789,26</text:p>
          </table:table-cell>
          <table:table-cell table:style-name="ce4" table:number-columns-repeated="5"/>
          <table:table-cell table:style-name="ce28"/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currency" office:currency="BRL" office:value="6226.36">
            <text:p>R$ 6.226,36</text:p>
          </table:table-cell>
          <table:table-cell office:value-type="currency" office:currency="BRL" office:value="-528.63">
            <text:p>-R$ 528,63</text:p>
          </table:table-cell>
          <table:table-cell table:formula="of:=[.I16]+[.J16]" office:value-type="currency" office:currency="BRL" office:value="5697.73">
            <text:p>R$ 5.697,73</text:p>
          </table:table-cell>
          <table:table-cell table:formula="of:=[.L15]+[.K16]" office:value-type="currency" office:currency="BRL" office:value="94648.06">
            <text:p>R$ 94.648,06</text:p>
          </table:table-cell>
          <table:table-cell table:formula="of:=SUM([.$K$2:.K16])/[.A16]" office:value-type="currency" office:currency="BRL" office:value="-356.796">
            <text:p>-R$ 356,80</text:p>
          </table:table-cell>
          <table:table-cell table:style-name="ce4"/>
          <table:table-cell table:style-name="ce25" table:number-columns-repeated="3"/>
          <table:table-cell table:style-name="ce28"/>
          <table:table-cell table:style-name="ce17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currency" office:currency="BRL" office:value="5378.95">
            <text:p>R$ 5.378,95</text:p>
          </table:table-cell>
          <table:table-cell office:value-type="currency" office:currency="BRL" office:value="-456.68">
            <text:p>-R$ 456,68</text:p>
          </table:table-cell>
          <table:table-cell table:formula="of:=[.I17]+[.J17]" office:value-type="currency" office:currency="BRL" office:value="4922.27">
            <text:p>R$ 4.922,27</text:p>
          </table:table-cell>
          <table:table-cell table:formula="of:=[.L16]+[.K17]" office:value-type="currency" office:currency="BRL" office:value="99570.33">
            <text:p>R$ 99.570,33</text:p>
          </table:table-cell>
          <table:table-cell table:formula="of:=SUM([.$K$2:.K17])/[.A17]" office:value-type="currency" office:currency="BRL" office:value="-26.854375">
            <text:p>-R$ 26,85</text:p>
          </table:table-cell>
          <table:table-cell table:style-name="ce4"/>
          <table:table-cell table:style-name="ce17" table:number-columns-repeated="4"/>
          <table:table-cell table:style-name="ce4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currency" office:currency="BRL" office:value="7381.38">
            <text:p>R$ 7.381,38</text:p>
          </table:table-cell>
          <table:table-cell office:value-type="currency" office:currency="BRL" office:value="-65.43">
            <text:p>-R$ 65,43</text:p>
          </table:table-cell>
          <table:table-cell table:formula="of:=[.I18]+[.J18]" office:value-type="currency" office:currency="BRL" office:value="7315.95">
            <text:p>R$ 7.315,95</text:p>
          </table:table-cell>
          <table:table-cell table:formula="of:=[.L17]+[.K18]" office:value-type="currency" office:currency="BRL" office:value="106886.28">
            <text:p>R$ 106.886,28</text:p>
          </table:table-cell>
          <table:table-cell table:formula="of:=SUM([.$K$2:.K18])/[.A18]" office:value-type="currency" office:currency="BRL" office:value="405.075294117647">
            <text:p>R$ 405,08</text:p>
          </table:table-cell>
          <table:table-cell table:style-name="ce69"/>
          <table:table-cell table:style-name="ce4" table:number-columns-repeated="5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currency" office:currency="BRL" office:value="-924.54">
            <text:p>-R$ 924,54</text:p>
          </table:table-cell>
          <table:table-cell office:value-type="currency" office:currency="BRL" office:value="0">
            <text:p>R$ 0,00</text:p>
          </table:table-cell>
          <table:table-cell table:formula="of:=[.I19]+[.J19]" office:value-type="currency" office:currency="BRL" office:value="-924.54">
            <text:p>-R$ 924,54</text:p>
          </table:table-cell>
          <table:table-cell table:formula="of:=[.L18]+[.K19]" office:value-type="currency" office:currency="BRL" office:value="105961.74">
            <text:p>R$ 105.961,74</text:p>
          </table:table-cell>
          <table:table-cell table:formula="of:=SUM([.$K$2:.K19])/[.A19]" office:value-type="currency" office:currency="BRL" office:value="331.207777777778">
            <text:p>R$ 331,21</text:p>
          </table:table-cell>
          <table:table-cell table:style-name="ce69"/>
          <table:table-cell table:style-name="ce4" table:number-columns-repeated="4"/>
          <table:table-cell table:style-name="ce26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currency" office:currency="BRL" office:value="-530.1">
            <text:p>-R$ 530,10</text:p>
          </table:table-cell>
          <table:table-cell office:value-type="currency" office:currency="BRL" office:value="0">
            <text:p>R$ 0,00</text:p>
          </table:table-cell>
          <table:table-cell table:formula="of:=[.I20]+[.J20]" office:value-type="currency" office:currency="BRL" office:value="-530.1">
            <text:p>-R$ 530,10</text:p>
          </table:table-cell>
          <table:table-cell table:formula="of:=[.L19]+[.K20]" office:value-type="currency" office:currency="BRL" office:value="105431.64">
            <text:p>R$ 105.431,64</text:p>
          </table:table-cell>
          <table:table-cell table:formula="of:=SUM([.$K$2:.K20])/[.A20]" office:value-type="currency" office:currency="BRL" office:value="285.875789473684">
            <text:p>R$ 285,88</text:p>
          </table:table-cell>
          <table:table-cell table:style-name="ce69"/>
          <table:table-cell table:style-name="ce70" table:number-columns-repeated="4"/>
          <table:table-cell table:style-name="ce26"/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currency" office:currency="BRL" office:value="0">
            <text:p>R$ 0,00</text:p>
          </table:table-cell>
          <table:table-cell table:formula="of:=[.I21]+[.J21]" office:value-type="currency" office:currency="BRL" office:value="0">
            <text:p>R$ 0,00</text:p>
          </table:table-cell>
          <table:table-cell table:formula="of:=[.L20]+[.K21]" office:value-type="currency" office:currency="BRL" office:value="105431.64">
            <text:p>R$ 105.431,64</text:p>
          </table:table-cell>
          <table:table-cell table:formula="of:=SUM([.$K$2:.K21])/[.A21]" office:value-type="currency" office:currency="BRL" office:value="271.582">
            <text:p>R$ 271,58</text:p>
          </table:table-cell>
          <table:table-cell table:style-name="ce69"/>
          <table:table-cell table:style-name="ce70" table:number-columns-repeated="4"/>
          <table:table-cell table:style-name="ce26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currency" office:currency="BRL" office:value="2788.48">
            <text:p>R$ 2.788,48</text:p>
          </table:table-cell>
          <table:table-cell office:value-type="currency" office:currency="BRL" office:value="0">
            <text:p>R$ 0,00</text:p>
          </table:table-cell>
          <table:table-cell table:formula="of:=[.I22]+[.J22]" office:value-type="currency" office:currency="BRL" office:value="2788.48">
            <text:p>R$ 2.788,48</text:p>
          </table:table-cell>
          <table:table-cell table:formula="of:=[.L21]+[.K22]" office:value-type="currency" office:currency="BRL" office:value="108220.12">
            <text:p>R$ 108.220,12</text:p>
          </table:table-cell>
          <table:table-cell table:formula="of:=SUM([.$K$2:.K22])/[.A22]" office:value-type="currency" office:currency="BRL" office:value="391.434285714286">
            <text:p>R$ 391,43</text:p>
          </table:table-cell>
          <table:table-cell table:style-name="ce69"/>
          <table:table-cell table:style-name="ce26" table:number-columns-repeated="3"/>
          <table:table-cell table:style-name="ce70"/>
          <table:table-cell table:style-name="ce26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currency" office:currency="BRL" office:value="1036.04">
            <text:p>R$ 1.036,04</text:p>
          </table:table-cell>
          <table:table-cell office:value-type="currency" office:currency="BRL" office:value="0">
            <text:p>R$ 0,00</text:p>
          </table:table-cell>
          <table:table-cell table:formula="of:=[.I23]+[.J23]" office:value-type="currency" office:currency="BRL" office:value="1036.04">
            <text:p>R$ 1.036,04</text:p>
          </table:table-cell>
          <table:table-cell table:formula="of:=[.L22]+[.K23]" office:value-type="currency" office:currency="BRL" office:value="109256.16">
            <text:p>R$ 109.256,16</text:p>
          </table:table-cell>
          <table:table-cell table:formula="of:=SUM([.$K$2:.K23])/[.A23]" office:value-type="currency" office:currency="BRL" office:value="420.734545454546">
            <text:p>R$ 420,73</text:p>
          </table:table-cell>
          <table:table-cell table:style-name="ce69"/>
          <table:table-cell table:style-name="ce26" table:number-columns-repeated="3"/>
          <table:table-cell table:style-name="ce70"/>
          <table:table-cell table:style-name="ce26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currency" office:currency="BRL" office:value="534.89">
            <text:p>R$ 534,89</text:p>
          </table:table-cell>
          <table:table-cell office:value-type="currency" office:currency="BRL" office:value="0">
            <text:p>R$ 0,00</text:p>
          </table:table-cell>
          <table:table-cell table:formula="of:=[.I24]+[.J24]" office:value-type="currency" office:currency="BRL" office:value="534.89">
            <text:p>R$ 534,89</text:p>
          </table:table-cell>
          <table:table-cell table:formula="of:=[.L23]+[.K24]" office:value-type="currency" office:currency="BRL" office:value="109791.05">
            <text:p>R$ 109.791,05</text:p>
          </table:table-cell>
          <table:table-cell table:formula="of:=SUM([.$K$2:.K24])/[.A24]" office:value-type="currency" office:currency="BRL" office:value="425.697826086956">
            <text:p>R$ 425,70</text:p>
          </table:table-cell>
          <table:table-cell table:style-name="ce69"/>
          <table:table-cell table:style-name="ce70" table:number-columns-repeated="4"/>
          <table:table-cell table:style-name="ce26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currency" office:currency="BRL" office:value="-2260.02">
            <text:p>-R$ 2.260,02</text:p>
          </table:table-cell>
          <table:table-cell office:value-type="currency" office:currency="BRL" office:value="-24.09">
            <text:p>-R$ 24,09</text:p>
          </table:table-cell>
          <table:table-cell table:formula="of:=[.I25]+[.J25]" office:value-type="currency" office:currency="BRL" office:value="-2284.11">
            <text:p>-R$ 2.284,11</text:p>
          </table:table-cell>
          <table:table-cell table:formula="of:=[.L24]+[.K25]" office:value-type="currency" office:currency="BRL" office:value="107506.94">
            <text:p>R$ 107.506,94</text:p>
          </table:table-cell>
          <table:table-cell table:formula="of:=SUM([.$K$2:.K25])/[.A25]" office:value-type="currency" office:currency="BRL" office:value="312.789166666667">
            <text:p>R$ 312,79</text:p>
          </table:table-cell>
          <table:table-cell table:style-name="ce1"/>
          <table:table-cell table:style-name="ce26" table:number-columns-repeated="5"/>
          <table:table-cell table:number-columns-repeated="1005"/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table:number-columns-repeated="2"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currency" office:currency="BRL" office:value="973.39">
            <text:p>R$ 973,39</text:p>
          </table:table-cell>
          <table:table-cell office:value-type="currency" office:currency="BRL" office:value="-23.3">
            <text:p>-R$ 23,30</text:p>
          </table:table-cell>
          <table:table-cell table:formula="of:=[.I26]+[.J26]" office:value-type="currency" office:currency="BRL" office:value="950.09">
            <text:p>R$ 950,09</text:p>
          </table:table-cell>
          <table:table-cell table:formula="of:=[.L25]+[.K26]" office:value-type="currency" office:currency="BRL" office:value="108457.03">
            <text:p>R$ 108.457,03</text:p>
          </table:table-cell>
          <table:table-cell table:formula="of:=SUM([.$K$2:.K26])/[.A26]" office:value-type="currency" office:currency="BRL" office:value="338.2812">
            <text:p>R$ 338,28</text:p>
          </table:table-cell>
          <table:table-cell table:style-name="ce1"/>
          <table:table-cell table:style-name="ce26" table:number-columns-repeated="4"/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currency" office:currency="BRL" office:value="36.18">
            <text:p>R$ 36,18</text:p>
          </table:table-cell>
          <table:table-cell office:value-type="currency" office:currency="BRL" office:value="0">
            <text:p>R$ 0,00</text:p>
          </table:table-cell>
          <table:table-cell table:formula="of:=[.I27]+[.J27]" office:value-type="currency" office:currency="BRL" office:value="36.18">
            <text:p>R$ 36,18</text:p>
          </table:table-cell>
          <table:table-cell table:style-name="ce23" table:formula="of:=[.L26]+[.K27]" office:value-type="currency" office:currency="BRL" office:value="108493.21">
            <text:p>R$ 108.493,21</text:p>
          </table:table-cell>
          <table:table-cell table:formula="of:=SUM([.$K$2:.K27])/[.A27]" office:value-type="currency" office:currency="BRL" office:value="326.661923076923">
            <text:p>R$ 326,66</text:p>
          </table:table-cell>
          <table:table-cell table:style-name="ce4" table:number-columns-repeated="5"/>
          <table:table-cell/>
          <table:table-cell table:style-name="ce4"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currency" office:currency="BRL" office:value="-542.7">
            <text:p>-R$ 542,70</text:p>
          </table:table-cell>
          <table:table-cell office:value-type="currency" office:currency="BRL" office:value="0">
            <text:p>R$ 0,00</text:p>
          </table:table-cell>
          <table:table-cell table:formula="of:=[.I28]+[.J28]" office:value-type="currency" office:currency="BRL" office:value="-542.7">
            <text:p>-R$ 542,70</text:p>
          </table:table-cell>
          <table:table-cell table:style-name="ce23" table:formula="of:=[.L27]+[.K28]" office:value-type="currency" office:currency="BRL" office:value="107950.51">
            <text:p>R$ 107.950,51</text:p>
          </table:table-cell>
          <table:table-cell table:formula="of:=SUM([.$K$2:.K28])/[.A28]" office:value-type="currency" office:currency="BRL" office:value="294.463333333333">
            <text:p>R$ 294,46</text:p>
          </table:table-cell>
          <table:table-cell table:style-name="ce4" table:number-columns-repeated="5"/>
          <table:table-cell/>
          <table:table-cell table:style-name="ce4"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currency" office:currency="BRL" office:value="-2355.8">
            <text:p>-R$ 2.355,80</text:p>
          </table:table-cell>
          <table:table-cell office:value-type="currency" office:currency="BRL" office:value="1.6">
            <text:p>R$ 1,60</text:p>
          </table:table-cell>
          <table:table-cell table:formula="of:=[.I29]+[.J29]" office:value-type="currency" office:currency="BRL" office:value="-2354.2">
            <text:p>-R$ 2.354,20</text:p>
          </table:table-cell>
          <table:table-cell table:formula="of:=[.L28]+[.K29]" office:value-type="currency" office:currency="BRL" office:value="105596.31">
            <text:p>R$ 105.596,31</text:p>
          </table:table-cell>
          <table:table-cell table:formula="of:=SUM([.$K$2:.K29])/[.A29]" office:value-type="currency" office:currency="BRL" office:value="199.868214285714">
            <text:p>R$ 199,87</text:p>
          </table:table-cell>
          <table:table-cell table:number-columns-repeated="101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7" office:value-type="date" office:date-value="2013-04-01">
            <text:p>04/13</text:p>
          </table:table-cell>
          <table:table-cell table:style-name="ce3" office:value-type="string">
            <text:p>eurchf</text:p>
          </table:table-cell>
          <table:table-cell table:style-name="ce3" office:value-type="string">
            <text:p>buy</text:p>
          </table:table-cell>
          <table:table-cell table:style-name="ce3" office:value-type="string">
            <text:p>s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table:style-name="ce14" office:value-type="float" office:value="32">
            <text:p>32</text:p>
          </table:table-cell>
          <table:table-cell table:style-name="ce16" office:value-type="currency" office:currency="BRL" office:value="-42.5">
            <text:p>-R$ 42,50</text:p>
          </table:table-cell>
          <table:table-cell table:style-name="ce16" office:value-type="currency" office:currency="BRL" office:value="0">
            <text:p>R$ 0,00</text:p>
          </table:table-cell>
          <table:table-cell table:style-name="ce19" table:formula="of:=[.I30]+[.J30]" office:value-type="currency" office:currency="BRL" office:value="-42.5">
            <text:p>-R$ 42,50</text:p>
          </table:table-cell>
          <table:table-cell table:style-name="ce22" table:formula="of:=[.L29]+[.K30]" office:value-type="currency" office:currency="BRL" office:value="105553.81">
            <text:p>R$ 105.553,81</text:p>
          </table:table-cell>
          <table:table-cell table:style-name="ce22" table:formula="of:=SUM([.$K$2:.K30])/[.A30]" office:value-type="currency" office:currency="BRL" office:value="191.510689655172">
            <text:p>R$ 191,51</text:p>
          </table:table-cell>
          <table:table-cell table:style-name="ce3" table:number-columns-repeated="5"/>
          <table:table-cell/>
          <table:table-cell table:style-name="ce3"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currency" office:currency="BRL" office:value="-457.08">
            <text:p>-R$ 457,08</text:p>
          </table:table-cell>
          <table:table-cell office:value-type="currency" office:currency="BRL" office:value="0">
            <text:p>R$ 0,00</text:p>
          </table:table-cell>
          <table:table-cell table:formula="of:=[.I31]+[.J31]" office:value-type="currency" office:currency="BRL" office:value="-457.08">
            <text:p>-R$ 457,08</text:p>
          </table:table-cell>
          <table:table-cell table:formula="of:=[.L30]+[.K31]" office:value-type="currency" office:currency="BRL" office:value="105096.73">
            <text:p>R$ 105.096,73</text:p>
          </table:table-cell>
          <table:table-cell table:formula="of:=SUM([.$K$2:.K31])/[.A31]" office:value-type="currency" office:currency="BRL" office:value="169.891">
            <text:p>R$ 169,89</text:p>
          </table:table-cell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currency" office:currency="BRL" office:value="-233.6">
            <text:p>-R$ 233,60</text:p>
          </table:table-cell>
          <table:table-cell office:value-type="currency" office:currency="BRL" office:value="0">
            <text:p>R$ 0,00</text:p>
          </table:table-cell>
          <table:table-cell table:formula="of:=[.I32]+[.J32]" office:value-type="currency" office:currency="BRL" office:value="-233.6">
            <text:p>-R$ 233,60</text:p>
          </table:table-cell>
          <table:table-cell table:formula="of:=[.L31]+[.K32]" office:value-type="currency" office:currency="BRL" office:value="104863.13">
            <text:p>R$ 104.863,13</text:p>
          </table:table-cell>
          <table:table-cell table:formula="of:=SUM([.$K$2:.K32])/[.A32]" office:value-type="currency" office:currency="BRL" office:value="156.875161290323">
            <text:p>R$ 156,88</text:p>
          </table:table-cell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currency" office:currency="BRL" office:value="-330.07">
            <text:p>-R$ 330,07</text:p>
          </table:table-cell>
          <table:table-cell office:value-type="currency" office:currency="BRL" office:value="-12.44">
            <text:p>-R$ 12,44</text:p>
          </table:table-cell>
          <table:table-cell table:formula="of:=[.I33]+[.J33]" office:value-type="currency" office:currency="BRL" office:value="-342.51">
            <text:p>-R$ 342,51</text:p>
          </table:table-cell>
          <table:table-cell table:formula="of:=[.L32]+[.K33]" office:value-type="currency" office:currency="BRL" office:value="104520.62">
            <text:p>R$ 104.520,62</text:p>
          </table:table-cell>
          <table:table-cell table:formula="of:=SUM([.$K$2:.K33])/[.A33]" office:value-type="currency" office:currency="BRL" office:value="141.269375">
            <text:p>R$ 141,27</text:p>
          </table:table-cell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--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currency" office:currency="BRL" office:value="0">
            <text:p>R$ 0,00</text:p>
          </table:table-cell>
          <table:table-cell table:formula="of:=[.I34]+[.J34]" office:value-type="currency" office:currency="BRL" office:value="0">
            <text:p>R$ 0,00</text:p>
          </table:table-cell>
          <table:table-cell table:formula="of:=[.L33]+[.K34]" office:value-type="currency" office:currency="BRL" office:value="104520.62">
            <text:p>R$ 104.520,62</text:p>
          </table:table-cell>
          <table:table-cell table:formula="of:=SUM([.$K$2:.K34])/[.A34]" office:value-type="currency" office:currency="BRL" office:value="136.988484848485">
            <text:p>R$ 136,99</text:p>
          </table:table-cell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currency" office:currency="BRL" office:value="-135.26">
            <text:p>-R$ 135,26</text:p>
          </table:table-cell>
          <table:table-cell office:value-type="currency" office:currency="BRL" office:value="0">
            <text:p>R$ 0,00</text:p>
          </table:table-cell>
          <table:table-cell table:formula="of:=[.I35]+[.J35]" office:value-type="currency" office:currency="BRL" office:value="-135.26">
            <text:p>-R$ 135,26</text:p>
          </table:table-cell>
          <table:table-cell table:formula="of:=[.L34]+[.K35]" office:value-type="currency" office:currency="BRL" office:value="104385.36">
            <text:p>R$ 104.385,36</text:p>
          </table:table-cell>
          <table:table-cell table:formula="of:=SUM([.$K$2:.K35])/[.A35]" office:value-type="currency" office:currency="BRL" office:value="128.981176470588">
            <text:p>R$ 128,98</text:p>
          </table:table-cell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currency" office:currency="BRL" office:value="52.2">
            <text:p>R$ 52,20</text:p>
          </table:table-cell>
          <table:table-cell office:value-type="currency" office:currency="BRL" office:value="6.32">
            <text:p>R$ 6,32</text:p>
          </table:table-cell>
          <table:table-cell table:formula="of:=[.I36]+[.J36]" office:value-type="currency" office:currency="BRL" office:value="58.52">
            <text:p>R$ 58,52</text:p>
          </table:table-cell>
          <table:table-cell table:formula="of:=[.L35]+[.K36]" office:value-type="currency" office:currency="BRL" office:value="104443.88">
            <text:p>R$ 104.443,88</text:p>
          </table:table-cell>
          <table:table-cell table:formula="of:=SUM([.$K$2:.K36])/[.A36]" office:value-type="currency" office:currency="BRL" office:value="126.968">
            <text:p>R$ 126,97</text:p>
          </table:table-cell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currency" office:currency="BRL" office:value="-307.32">
            <text:p>-R$ 307,32</text:p>
          </table:table-cell>
          <table:table-cell office:value-type="currency" office:currency="BRL" office:value="-12.32">
            <text:p>-R$ 12,32</text:p>
          </table:table-cell>
          <table:table-cell table:formula="of:=[.I37]+[.J37]" office:value-type="currency" office:currency="BRL" office:value="-319.64">
            <text:p>-R$ 319,64</text:p>
          </table:table-cell>
          <table:table-cell table:formula="of:=[.L36]+[.K37]" office:value-type="currency" office:currency="BRL" office:value="104124.24">
            <text:p>R$ 104.124,24</text:p>
          </table:table-cell>
          <table:table-cell table:formula="of:=SUM([.$K$2:.K37])/[.A37]" office:value-type="currency" office:currency="BRL" office:value="114.562222222222">
            <text:p>R$ 114,56</text:p>
          </table:table-cell>
          <table:table-cell table:number-columns-repeated="5"/>
          <table:table-cell table:style-name="ce3"/>
          <table:table-cell table:number-columns-repeated="1005"/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currency" office:currency="BRL" office:value="232.7">
            <text:p>R$ 232,70</text:p>
          </table:table-cell>
          <table:table-cell office:value-type="currency" office:currency="BRL" office:value="1.21">
            <text:p>R$ 1,21</text:p>
          </table:table-cell>
          <table:table-cell table:formula="of:=[.I38]+[.J38]" office:value-type="currency" office:currency="BRL" office:value="233.91">
            <text:p>R$ 233,91</text:p>
          </table:table-cell>
          <table:table-cell table:formula="of:=[.L37]+[.K38]" office:value-type="currency" office:currency="BRL" office:value="104358.15">
            <text:p>R$ 104.358,15</text:p>
          </table:table-cell>
          <table:table-cell table:formula="of:=SUM([.$K$2:.K38])/[.A38]" office:value-type="currency" office:currency="BRL" office:value="117.787837837838">
            <text:p>R$ 117,79</text:p>
          </table:table-cell>
          <table:table-cell table:number-columns-repeated="1011"/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13-04-01">
            <text:p>04/13</text:p>
          </table:table-cell>
          <table:table-cell office:value-type="string">
            <text:p>eurgbp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currency" office:currency="BRL" office:value="194.18">
            <text:p>R$ 194,18</text:p>
          </table:table-cell>
          <table:table-cell office:value-type="currency" office:currency="BRL" office:value="0">
            <text:p>R$ 0,00</text:p>
          </table:table-cell>
          <table:table-cell table:formula="of:=[.I39]+[.J39]" office:value-type="currency" office:currency="BRL" office:value="194.18">
            <text:p>R$ 194,18</text:p>
          </table:table-cell>
          <table:table-cell table:formula="of:=[.L38]+[.K39]" office:value-type="currency" office:currency="BRL" office:value="104552.33">
            <text:p>R$ 104.552,33</text:p>
          </table:table-cell>
          <table:table-cell table:formula="of:=SUM([.$K$2:.K39])/[.A39]" office:value-type="currency" office:currency="BRL" office:value="119.798157894737">
            <text:p>R$ 119,80</text:p>
          </table:table-cell>
          <table:table-cell table:number-columns-repeated="1011"/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currency" office:currency="BRL" office:value="-1045.2">
            <text:p>-R$ 1.045,20</text:p>
          </table:table-cell>
          <table:table-cell office:value-type="currency" office:currency="BRL" office:value="0">
            <text:p>R$ 0,00</text:p>
          </table:table-cell>
          <table:table-cell table:formula="of:=[.I40]+[.J40]" office:value-type="currency" office:currency="BRL" office:value="-1045.2">
            <text:p>-R$ 1.045,20</text:p>
          </table:table-cell>
          <table:table-cell table:formula="of:=[.L39]+[.K40]" office:value-type="currency" office:currency="BRL" office:value="103507.13">
            <text:p>R$ 103.507,13</text:p>
          </table:table-cell>
          <table:table-cell table:formula="of:=SUM([.$K$2:.K40])/[.A40]" office:value-type="currency" office:currency="BRL" office:value="89.9264102564102">
            <text:p>R$ 89,93</text:p>
          </table:table-cell>
          <table:table-cell table:number-columns-repeated="1011"/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currency" office:currency="BRL" office:value="-333.11">
            <text:p>-R$ 333,11</text:p>
          </table:table-cell>
          <table:table-cell office:value-type="currency" office:currency="BRL" office:value="0">
            <text:p>R$ 0,00</text:p>
          </table:table-cell>
          <table:table-cell table:formula="of:=[.I41]+[.J41]" office:value-type="currency" office:currency="BRL" office:value="-333.11">
            <text:p>-R$ 333,11</text:p>
          </table:table-cell>
          <table:table-cell table:formula="of:=[.L40]+[.K41]" office:value-type="currency" office:currency="BRL" office:value="103174.02">
            <text:p>R$ 103.174,02</text:p>
          </table:table-cell>
          <table:table-cell table:formula="of:=SUM([.$K$2:.K41])/[.A41]" office:value-type="currency" office:currency="BRL" office:value="79.3505">
            <text:p>R$ 79,35</text:p>
          </table:table-cell>
          <table:table-cell table:number-columns-repeated="1011"/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3-04-01">
            <text:p>04/13</text:p>
          </table:table-cell>
          <table:table-cell office:value-type="string">
            <text:p>eur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currency" office:currency="BRL" office:value="1113.27">
            <text:p>R$ 1.113,27</text:p>
          </table:table-cell>
          <table:table-cell office:value-type="currency" office:currency="BRL" office:value="-21.82">
            <text:p>-R$ 21,82</text:p>
          </table:table-cell>
          <table:table-cell table:formula="of:=[.I42]+[.J42]" office:value-type="currency" office:currency="BRL" office:value="1091.45">
            <text:p>R$ 1.091,45</text:p>
          </table:table-cell>
          <table:table-cell table:formula="of:=[.L41]+[.K42]" office:value-type="currency" office:currency="BRL" office:value="104265.47">
            <text:p>R$ 104.265,47</text:p>
          </table:table-cell>
          <table:table-cell table:formula="of:=SUM([.$K$2:.K42])/[.A42]" office:value-type="currency" office:currency="BRL" office:value="104.035853658537">
            <text:p>R$ 104,04</text:p>
          </table:table-cell>
          <table:table-cell table:number-columns-repeated="1011"/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currency" office:currency="BRL" office:value="1053.43">
            <text:p>R$ 1.053,43</text:p>
          </table:table-cell>
          <table:table-cell office:value-type="currency" office:currency="BRL" office:value="0">
            <text:p>R$ 0,00</text:p>
          </table:table-cell>
          <table:table-cell table:formula="of:=[.I43]+[.J43]" office:value-type="currency" office:currency="BRL" office:value="1053.43">
            <text:p>R$ 1.053,43</text:p>
          </table:table-cell>
          <table:table-cell table:formula="of:=[.L42]+[.K43]" office:value-type="currency" office:currency="BRL" office:value="105318.9">
            <text:p>R$ 105.318,90</text:p>
          </table:table-cell>
          <table:table-cell table:formula="of:=SUM([.$K$2:.K43])/[.A43]" office:value-type="currency" office:currency="BRL" office:value="126.640476190476">
            <text:p>R$ 126,64</text:p>
          </table:table-cell>
          <table:table-cell table:number-columns-repeated="1011"/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3-04-01">
            <text:p>04/13</text:p>
          </table:table-cell>
          <table:table-cell office:value-type="string">
            <text:p>usd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currency" office:currency="BRL" office:value="13275">
            <text:p>R$ 13.275,00</text:p>
          </table:table-cell>
          <table:table-cell office:value-type="currency" office:currency="BRL" office:value="6.11">
            <text:p>R$ 6,11</text:p>
          </table:table-cell>
          <table:table-cell table:formula="of:=[.I44]+[.J44]" office:value-type="currency" office:currency="BRL" office:value="13281.11">
            <text:p>R$ 13.281,11</text:p>
          </table:table-cell>
          <table:table-cell table:formula="of:=[.L43]+[.K44]" office:value-type="currency" office:currency="BRL" office:value="118600.01">
            <text:p>R$ 118.600,01</text:p>
          </table:table-cell>
          <table:table-cell table:formula="of:=SUM([.$K$2:.K44])/[.A44]" office:value-type="currency" office:currency="BRL" office:value="432.558372093023">
            <text:p>R$ 432,56</text:p>
          </table:table-cell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3-04-01">
            <text:p>04/13</text:p>
          </table:table-cell>
          <table:table-cell office:value-type="string">
            <text:p>audus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currency" office:currency="BRL" office:value="-2106.3">
            <text:p>-R$ 2.106,30</text:p>
          </table:table-cell>
          <table:table-cell office:value-type="currency" office:currency="BRL" office:value="0">
            <text:p>R$ 0,00</text:p>
          </table:table-cell>
          <table:table-cell table:formula="of:=[.I45]+[.J45]" office:value-type="currency" office:currency="BRL" office:value="-2106.3">
            <text:p>-R$ 2.106,30</text:p>
          </table:table-cell>
          <table:table-cell table:formula="of:=[.L44]+[.K45]" office:value-type="currency" office:currency="BRL" office:value="116493.71">
            <text:p>R$ 116.493,71</text:p>
          </table:table-cell>
          <table:table-cell table:formula="of:=SUM([.$K$2:.K45])/[.A45]" office:value-type="currency" office:currency="BRL" office:value="374.857045454545">
            <text:p>R$ 374,86</text:p>
          </table:table-cell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13-04-01">
            <text:p>04/13</text:p>
          </table:table-cell>
          <table:table-cell office:value-type="string">
            <text:p>gbpusd</text:p>
          </table:table-cell>
          <table:table-cell office:value-type="string">
            <text:p>buy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currency" office:currency="BRL" office:value="-1164.8">
            <text:p>-R$ 1.164,80</text:p>
          </table:table-cell>
          <table:table-cell office:value-type="currency" office:currency="BRL" office:value="0">
            <text:p>R$ 0,00</text:p>
          </table:table-cell>
          <table:table-cell table:formula="of:=[.I46]+[.J46]" office:value-type="currency" office:currency="BRL" office:value="-1164.8">
            <text:p>-R$ 1.164,80</text:p>
          </table:table-cell>
          <table:table-cell table:formula="of:=[.L45]+[.K46]" office:value-type="currency" office:currency="BRL" office:value="115328.91">
            <text:p>R$ 115.328,91</text:p>
          </table:table-cell>
          <table:table-cell table:formula="of:=SUM([.$K$2:.K46])/[.A46]" office:value-type="currency" office:currency="BRL" office:value="340.642444444444">
            <text:p>R$ 340,64</text:p>
          </table:table-cell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13-04-01">
            <text:p>04/13</text:p>
          </table:table-cell>
          <table:table-cell office:value-type="string">
            <text:p>eurchf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currency" office:currency="BRL" office:value="10780.91">
            <text:p>R$ 10.780,91</text:p>
          </table:table-cell>
          <table:table-cell office:value-type="currency" office:currency="BRL" office:value="-122.87">
            <text:p>-R$ 122,87</text:p>
          </table:table-cell>
          <table:table-cell table:formula="of:=[.I47]+[.J47]" office:value-type="currency" office:currency="BRL" office:value="10658.04">
            <text:p>R$ 10.658,04</text:p>
          </table:table-cell>
          <table:table-cell table:formula="of:=[.L46]+[.K47]" office:value-type="currency" office:currency="BRL" office:value="125986.95">
            <text:p>R$ 125.986,95</text:p>
          </table:table-cell>
          <table:table-cell table:formula="of:=SUM([.$K$2:.K47])/[.A47]" office:value-type="currency" office:currency="BRL" office:value="564.933695652174">
            <text:p>R$ 564,93</text:p>
          </table:table-cell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currency" office:currency="BRL" office:value="-1296.79">
            <text:p>-R$ 1.296,79</text:p>
          </table:table-cell>
          <table:table-cell office:value-type="currency" office:currency="BRL" office:value="0">
            <text:p>R$ 0,00</text:p>
          </table:table-cell>
          <table:table-cell table:formula="of:=[.I48]+[.J48]" office:value-type="currency" office:currency="BRL" office:value="-1296.79">
            <text:p>-R$ 1.296,79</text:p>
          </table:table-cell>
          <table:table-cell table:formula="of:=[.L47]+[.K48]" office:value-type="currency" office:currency="BRL" office:value="124690.16">
            <text:p>R$ 124.690,16</text:p>
          </table:table-cell>
          <table:table-cell table:formula="of:=SUM([.$K$2:.K48])/[.A48]" office:value-type="currency" office:currency="BRL" office:value="525.322553191489">
            <text:p>R$ 525,32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table:number-columns-repeated="2"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currency" office:currency="BRL" office:value="-1284.79">
            <text:p>-R$ 1.284,79</text:p>
          </table:table-cell>
          <table:table-cell office:value-type="currency" office:currency="BRL" office:value="0">
            <text:p>R$ 0,00</text:p>
          </table:table-cell>
          <table:table-cell table:formula="of:=[.I49]+[.J49]" office:value-type="currency" office:currency="BRL" office:value="-1284.79">
            <text:p>-R$ 1.284,79</text:p>
          </table:table-cell>
          <table:table-cell table:formula="of:=[.L48]+[.K49]" office:value-type="currency" office:currency="BRL" office:value="123405.37">
            <text:p>R$ 123.405,37</text:p>
          </table:table-cell>
          <table:table-cell table:formula="of:=SUM([.$K$2:.K49])/[.A49]" office:value-type="currency" office:currency="BRL" office:value="487.611875">
            <text:p>R$ 487,61</text:p>
          </table:table-cell>
          <table:table-cell table:number-columns-repeated="1011"/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13-04-01">
            <text:p>04/13</text:p>
          </table:table-cell>
          <table:table-cell office:value-type="string">
            <text:p>usdcad</text:p>
          </table:table-cell>
          <table:table-cell office:value-type="string">
            <text:p>buy</text:p>
          </table:table-cell>
          <table:table-cell office:value-type="string">
            <text:p>pa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currency" office:currency="BRL" office:value="734.03">
            <text:p>R$ 734,03</text:p>
          </table:table-cell>
          <table:table-cell office:value-type="currency" office:currency="BRL" office:value="0">
            <text:p>R$ 0,00</text:p>
          </table:table-cell>
          <table:table-cell table:formula="of:=[.I50]+[.J50]" office:value-type="currency" office:currency="BRL" office:value="734.03">
            <text:p>R$ 734,03</text:p>
          </table:table-cell>
          <table:table-cell table:formula="of:=[.L49]+[.K50]" office:value-type="currency" office:currency="BRL" office:value="124139.4">
            <text:p>R$ 124.139,40</text:p>
          </table:table-cell>
          <table:table-cell table:formula="of:=SUM([.$K$2:.K50])/[.A50]" office:value-type="currency" office:currency="BRL" office:value="492.640816326531">
            <text:p>R$ 492,64</text:p>
          </table:table-cell>
          <table:table-cell table:number-columns-repeated="1011"/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13-04-01">
            <text:p>04/13</text:p>
          </table:table-cell>
          <table:table-cell office:value-type="string">
            <text:p>euraud</text:p>
          </table:table-cell>
          <table:table-cell office:value-type="string">
            <text:p>sell</text:p>
          </table:table-cell>
          <table:table-cell office:value-type="string">
            <text:p>sl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currency" office:currency="BRL" office:value="-2562.11">
            <text:p>-R$ 2.562,11</text:p>
          </table:table-cell>
          <table:table-cell office:value-type="currency" office:currency="BRL" office:value="0">
            <text:p>R$ 0,00</text:p>
          </table:table-cell>
          <table:table-cell table:formula="of:=[.I51]+[.J51]" office:value-type="currency" office:currency="BRL" office:value="-2562.11">
            <text:p>-R$ 2.562,11</text:p>
          </table:table-cell>
          <table:table-cell table:formula="of:=[.L50]+[.K51]" office:value-type="currency" office:currency="BRL" office:value="121577.29">
            <text:p>R$ 121.577,29</text:p>
          </table:table-cell>
          <table:table-cell table:formula="of:=SUM([.$K$2:.K51])/[.A51]" office:value-type="currency" office:currency="BRL" office:value="431.5458">
            <text:p>R$ 431,55</text:p>
          </table:table-cell>
          <table:table-cell table:number-columns-repeated="1011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7" office:value-type="date" office:date-value="2013-04-01">
            <text:p>04/13</text:p>
          </table:table-cell>
          <table:table-cell table:style-name="ce3" office:value-type="string">
            <text:p>eurchf</text:p>
          </table:table-cell>
          <table:table-cell table:style-name="ce3" office:value-type="string">
            <text:p>sell</text:p>
          </table:table-cell>
          <table:table-cell table:style-name="ce3" office:value-type="string">
            <text:p>sl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3">
            <text:p>33</text:p>
          </table:table-cell>
          <table:table-cell table:style-name="ce14" office:value-type="float" office:value="15">
            <text:p>15</text:p>
          </table:table-cell>
          <table:table-cell table:style-name="ce16" office:value-type="currency" office:currency="BRL" office:value="-1289.9">
            <text:p>-R$ 1.289,90</text:p>
          </table:table-cell>
          <table:table-cell table:style-name="ce16" office:value-type="currency" office:currency="BRL" office:value="0">
            <text:p>R$ 0,00</text:p>
          </table:table-cell>
          <table:table-cell table:style-name="ce19" table:formula="of:=[.I52]+[.J52]" office:value-type="currency" office:currency="BRL" office:value="-1289.9">
            <text:p>-R$ 1.289,90</text:p>
          </table:table-cell>
          <table:table-cell table:style-name="ce22" table:formula="of:=[.L51]+[.K52]" office:value-type="currency" office:currency="BRL" office:value="120287.39">
            <text:p>R$ 120.287,39</text:p>
          </table:table-cell>
          <table:table-cell table:style-name="ce22" table:formula="of:=SUM([.$K$2:.K52])/[.A52]" office:value-type="currency" office:currency="BRL" office:value="397.791960784314">
            <text:p>R$ 397,79</text:p>
          </table:table-cell>
          <table:table-cell table:style-name="ce3" table:number-columns-repeated="5"/>
          <table:table-cell/>
          <table:table-cell table:style-name="ce3" table:number-columns-repeated="1005"/>
        </table:table-row>
        <table:table-row table:style-name="ro1">
          <table:table-cell table:style-name="ce4" office:value-type="float" office:value="52">
            <text:p>52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16">
            <text:p>16</text:p>
          </table:table-cell>
          <table:table-cell table:style-name="ce17" office:value-type="currency" office:currency="BRL" office:value="-1277">
            <text:p>-R$ 1.277,00</text:p>
          </table:table-cell>
          <table:table-cell table:style-name="ce17" office:value-type="currency" office:currency="BRL" office:value="-29.74">
            <text:p>-R$ 29,74</text:p>
          </table:table-cell>
          <table:table-cell table:style-name="ce20" table:formula="of:=[.I53]+[.J53]" office:value-type="currency" office:currency="BRL" office:value="-1306.74">
            <text:p>-R$ 1.306,74</text:p>
          </table:table-cell>
          <table:table-cell table:formula="of:=[.L52]+[.K53]" office:value-type="currency" office:currency="BRL" office:value="118980.65">
            <text:p>R$ 118.980,65</text:p>
          </table:table-cell>
          <table:table-cell table:style-name="ce23" table:formula="of:=SUM([.$K$2:.K53])/[.A53]" office:value-type="currency" office:currency="BRL" office:value="365.0125">
            <text:p>R$ 365,01</text:p>
          </table:table-cell>
          <table:table-cell table:number-columns-repeated="1011"/>
        </table:table-row>
        <table:table-row table:style-name="ro1">
          <table:table-cell table:style-name="ce4" office:value-type="float" office:value="53">
            <text:p>53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0">
            <text:p>60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-2395.5">
            <text:p>-R$ 2.395,50</text:p>
          </table:table-cell>
          <table:table-cell table:style-name="ce17" office:value-type="currency" office:currency="BRL" office:value="-42.78">
            <text:p>-R$ 42,78</text:p>
          </table:table-cell>
          <table:table-cell table:style-name="ce20" table:formula="of:=[.I54]+[.J54]" office:value-type="currency" office:currency="BRL" office:value="-2438.28">
            <text:p>-R$ 2.438,28</text:p>
          </table:table-cell>
          <table:table-cell table:formula="of:=[.L53]+[.K54]" office:value-type="currency" office:currency="BRL" office:value="116542.37">
            <text:p>R$ 116.542,37</text:p>
          </table:table-cell>
          <table:table-cell table:style-name="ce23" table:formula="of:=SUM([.$K$2:.K54])/[.A54]" office:value-type="currency" office:currency="BRL" office:value="312.120188679245">
            <text:p>R$ 312,12</text:p>
          </table:table-cell>
          <table:table-cell table:number-columns-repeated="1011"/>
        </table:table-row>
        <table:table-row table:style-name="ro1">
          <table:table-cell table:style-name="ce4" office:value-type="float" office:value="54">
            <text:p>54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number-columns-repeated="2" table:style-name="ce4" office:value-type="float" office:value="60">
            <text:p>60</text:p>
          </table:table-cell>
          <table:table-cell table:style-name="ce68" office:value-type="float" office:value="16">
            <text:p>16</text:p>
          </table:table-cell>
          <table:table-cell table:style-name="ce17" office:value-type="currency" office:currency="BRL" office:value="-1263.81">
            <text:p>-R$ 1.263,81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55]+[.J55]" office:value-type="currency" office:currency="BRL" office:value="-1263.81">
            <text:p>-R$ 1.263,81</text:p>
          </table:table-cell>
          <table:table-cell/>
          <table:table-cell table:style-name="ce23" table:formula="of:=SUM([.$K$2:.K55])/[.A55]" office:value-type="currency" office:currency="BRL" office:value="282.936296296296">
            <text:p>R$ 282,94</text:p>
          </table:table-cell>
          <table:table-cell table:number-columns-repeated="1011"/>
        </table:table-row>
        <table:table-row table:style-name="ro1">
          <table:table-cell table:style-name="ce4" office:value-type="float" office:value="55">
            <text:p>55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14">
            <text:p>14</text:p>
          </table:table-cell>
          <table:table-cell table:style-name="ce17" office:value-type="currency" office:currency="BRL" office:value="813">
            <text:p>R$ 813,0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56]+[.J56]" office:value-type="currency" office:currency="BRL" office:value="813">
            <text:p>R$ 813,00</text:p>
          </table:table-cell>
          <table:table-cell/>
          <table:table-cell table:style-name="ce23" table:formula="of:=SUM([.$K$2:.K56])/[.A56]" office:value-type="currency" office:currency="BRL" office:value="292.573818181818">
            <text:p>R$ 292,57</text:p>
          </table:table-cell>
          <table:table-cell table:number-columns-repeated="1011"/>
        </table:table-row>
        <table:table-row table:style-name="ro1">
          <table:table-cell table:style-name="ce4" office:value-type="float" office:value="56">
            <text:p>56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0">
            <text:p>60</text:p>
          </table:table-cell>
          <table:table-cell table:style-name="ce68" office:value-type="float" office:value="10">
            <text:p>10</text:p>
          </table:table-cell>
          <table:table-cell table:style-name="ce17" office:value-type="currency" office:currency="BRL" office:value="757.37">
            <text:p>R$ 757,37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57]+[.J57]" office:value-type="currency" office:currency="BRL" office:value="757.37">
            <text:p>R$ 757,37</text:p>
          </table:table-cell>
          <table:table-cell/>
          <table:table-cell table:style-name="ce23" table:formula="of:=SUM([.$K$2:.K57])/[.A57]" office:value-type="currency" office:currency="BRL" office:value="300.87375">
            <text:p>R$ 300,87</text:p>
          </table:table-cell>
          <table:table-cell table:number-columns-repeated="1011"/>
        </table:table-row>
        <table:table-row table:style-name="ro1">
          <table:table-cell table:style-name="ce4" office:value-type="float" office:value="57">
            <text:p>57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27">
            <text:p>27</text:p>
          </table:table-cell>
          <table:table-cell table:style-name="ce17" office:value-type="currency" office:currency="BRL" office:value="-1160.9">
            <text:p>-R$ 1.160,9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58]+[.J58]" office:value-type="currency" office:currency="BRL" office:value="-1160.9">
            <text:p>-R$ 1.160,90</text:p>
          </table:table-cell>
          <table:table-cell/>
          <table:table-cell table:style-name="ce23" table:formula="of:=SUM([.$K$2:.K58])/[.A58]" office:value-type="currency" office:currency="BRL" office:value="275.228596491228">
            <text:p>R$ 275,23</text:p>
          </table:table-cell>
          <table:table-cell table:number-columns-repeated="1011"/>
        </table:table-row>
        <table:table-row table:style-name="ro1">
          <table:table-cell table:style-name="ce4" office:value-type="float" office:value="58">
            <text:p>58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31">
            <text:p>31</text:p>
          </table:table-cell>
          <table:table-cell table:style-name="ce17" office:value-type="currency" office:currency="BRL" office:value="568.76">
            <text:p>R$ 568,76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59]+[.J59]" office:value-type="currency" office:currency="BRL" office:value="568.76">
            <text:p>R$ 568,76</text:p>
          </table:table-cell>
          <table:table-cell/>
          <table:table-cell table:style-name="ce23" table:formula="of:=SUM([.$K$2:.K59])/[.A59]" office:value-type="currency" office:currency="BRL" office:value="280.28948275862">
            <text:p>R$ 280,29</text:p>
          </table:table-cell>
          <table:table-cell table:number-columns-repeated="1011"/>
        </table:table-row>
        <table:table-row table:style-name="ro1">
          <table:table-cell table:style-name="ce4" office:value-type="float" office:value="59">
            <text:p>59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0">
            <text:p>10</text:p>
          </table:table-cell>
          <table:table-cell table:style-name="ce17" office:value-type="currency" office:currency="BRL" office:value="591.09">
            <text:p>R$ 591,09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0]+[.J60]" office:value-type="currency" office:currency="BRL" office:value="591.09">
            <text:p>R$ 591,09</text:p>
          </table:table-cell>
          <table:table-cell table:style-name="ce23"/>
          <table:table-cell table:style-name="ce23" table:formula="of:=SUM([.$K$2:.K60])/[.A60]" office:value-type="currency" office:currency="BRL" office:value="285.557288135593">
            <text:p>R$ 285,56</text:p>
          </table:table-cell>
          <table:table-cell table:style-name="ce4" table:number-columns-repeated="5"/>
          <table:table-cell/>
          <table:table-cell table:style-name="ce4" table:number-columns-repeated="1005"/>
        </table:table-row>
        <table:table-row table:style-name="ro1">
          <table:table-cell table:style-name="ce4" office:value-type="float" office:value="60">
            <text:p>60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aud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1440">
            <text:p>144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21">
            <text:p>21</text:p>
          </table:table-cell>
          <table:table-cell table:style-name="ce17" office:value-type="currency" office:currency="BRL" office:value="196.08">
            <text:p>R$ 196,08</text:p>
          </table:table-cell>
          <table:table-cell table:style-name="ce17" office:value-type="currency" office:currency="BRL" office:value="-132.04">
            <text:p>-R$ 132,04</text:p>
          </table:table-cell>
          <table:table-cell table:style-name="ce20" table:formula="of:=[.I61]+[.J61]" office:value-type="currency" office:currency="BRL" office:value="64.04">
            <text:p>R$ 64,04</text:p>
          </table:table-cell>
          <table:table-cell/>
          <table:table-cell table:style-name="ce23" table:formula="of:=SUM([.$K$2:.K61])/[.A61]" office:value-type="currency" office:currency="BRL" office:value="281.865333333333">
            <text:p>R$ 281,87</text:p>
          </table:table-cell>
          <table:table-cell table:number-columns-repeated="1011"/>
        </table:table-row>
        <table:table-row table:style-name="ro1">
          <table:table-cell table:style-name="ce4" office:value-type="float" office:value="61">
            <text:p>61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-1168.8">
            <text:p>-R$ 1.168,8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2]+[.J62]" office:value-type="currency" office:currency="BRL" office:value="-1168.8">
            <text:p>-R$ 1.168,80</text:p>
          </table:table-cell>
          <table:table-cell/>
          <table:table-cell table:style-name="ce23" table:formula="of:=SUM([.$K$2:.K62])/[.A62]" office:value-type="currency" office:currency="BRL" office:value="258.083934426229">
            <text:p>R$ 258,08</text:p>
          </table:table-cell>
          <table:table-cell table:number-columns-repeated="1011"/>
        </table:table-row>
        <table:table-row table:style-name="ro1">
          <table:table-cell table:style-name="ce4" office:value-type="float" office:value="62">
            <text:p>62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3">
            <text:p>13</text:p>
          </table:table-cell>
          <table:table-cell table:style-name="ce17" office:value-type="currency" office:currency="BRL" office:value="-1249.36">
            <text:p>-R$ 1.249,36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3]+[.J63]" office:value-type="currency" office:currency="BRL" office:value="-1249.36">
            <text:p>-R$ 1.249,36</text:p>
          </table:table-cell>
          <table:table-cell/>
          <table:table-cell table:style-name="ce23" table:formula="of:=SUM([.$K$2:.K63])/[.A63]" office:value-type="currency" office:currency="BRL" office:value="233.770322580645">
            <text:p>R$ 233,77</text:p>
          </table:table-cell>
          <table:table-cell table:number-columns-repeated="1011"/>
        </table:table-row>
        <table:table-row table:style-name="ro1">
          <table:table-cell table:style-name="ce4" office:value-type="float" office:value="63">
            <text:p>63</text:p>
          </table:table-cell>
          <table:table-cell office:value-type="date" office:date-value="2013-04-01">
            <text:p>04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3">
            <text:p>13</text:p>
          </table:table-cell>
          <table:table-cell table:style-name="ce17" office:value-type="currency" office:currency="BRL" office:value="-1230.29">
            <text:p>-R$ 1.230,29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4]+[.J64]" office:value-type="currency" office:currency="BRL" office:value="-1230.29">
            <text:p>-R$ 1.230,29</text:p>
          </table:table-cell>
          <table:table-cell/>
          <table:table-cell table:style-name="ce23" table:formula="of:=SUM([.$K$2:.K64])/[.A64]" office:value-type="currency" office:currency="BRL" office:value="210.53126984127">
            <text:p>R$ 210,53</text:p>
          </table:table-cell>
          <table:table-cell table:number-columns-repeated="1011"/>
        </table:table-row>
        <table:table-row table:style-name="ro1">
          <table:table-cell table:style-name="ce4" office:value-type="float" office:value="64">
            <text:p>64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14">
            <text:p>14</text:p>
          </table:table-cell>
          <table:table-cell table:style-name="ce17" office:value-type="currency" office:currency="BRL" office:value="-1217.07">
            <text:p>-R$ 1.217,07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5]+[.J65]" office:value-type="currency" office:currency="BRL" office:value="-1217.07">
            <text:p>-R$ 1.217,07</text:p>
          </table:table-cell>
          <table:table-cell/>
          <table:table-cell table:style-name="ce23" table:formula="of:=SUM([.$K$2:.K65])/[.A65]" office:value-type="currency" office:currency="BRL" office:value="188.225">
            <text:p>R$ 188,23</text:p>
          </table:table-cell>
          <table:table-cell table:number-columns-repeated="1011"/>
        </table:table-row>
        <table:table-row table:style-name="ro1">
          <table:table-cell table:style-name="ce4" office:value-type="float" office:value="65">
            <text:p>65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374.88">
            <text:p>R$ 374,88</text:p>
          </table:table-cell>
          <table:table-cell table:style-name="ce17" office:value-type="currency" office:currency="BRL" office:value="14.42">
            <text:p>R$ 14,42</text:p>
          </table:table-cell>
          <table:table-cell table:style-name="ce20" table:formula="of:=[.I66]+[.J66]" office:value-type="currency" office:currency="BRL" office:value="389.3">
            <text:p>R$ 389,30</text:p>
          </table:table-cell>
          <table:table-cell/>
          <table:table-cell table:style-name="ce23" table:formula="of:=SUM([.$K$2:.K66])/[.A66]" office:value-type="currency" office:currency="BRL" office:value="191.318461538461">
            <text:p>R$ 191,32</text:p>
          </table:table-cell>
          <table:table-cell table:number-columns-repeated="1011"/>
        </table:table-row>
        <table:table-row table:style-name="ro1">
          <table:table-cell table:style-name="ce4" office:value-type="float" office:value="66">
            <text:p>66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-1114.74">
            <text:p>-R$ 1.114,7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7]+[.J67]" office:value-type="currency" office:currency="BRL" office:value="-1114.74">
            <text:p>-R$ 1.114,74</text:p>
          </table:table-cell>
          <table:table-cell/>
          <table:table-cell table:style-name="ce23" table:formula="of:=SUM([.$K$2:.K67])/[.A67]" office:value-type="currency" office:currency="BRL" office:value="171.529696969697">
            <text:p>R$ 171,53</text:p>
          </table:table-cell>
          <table:table-cell table:number-columns-repeated="1011"/>
        </table:table-row>
        <table:table-row table:style-name="ro1">
          <table:table-cell table:style-name="ce4" office:value-type="float" office:value="67">
            <text:p>67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12">
            <text:p>12</text:p>
          </table:table-cell>
          <table:table-cell table:style-name="ce17" office:value-type="currency" office:currency="BRL" office:value="-1102.74">
            <text:p>-R$ 1.102,7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8]+[.J68]" office:value-type="currency" office:currency="BRL" office:value="-1102.74">
            <text:p>-R$ 1.102,74</text:p>
          </table:table-cell>
          <table:table-cell/>
          <table:table-cell table:style-name="ce23" table:formula="of:=SUM([.$K$2:.K68])/[.A68]" office:value-type="currency" office:currency="BRL" office:value="152.510746268657">
            <text:p>R$ 152,51</text:p>
          </table:table-cell>
          <table:table-cell table:number-columns-repeated="1011"/>
        </table:table-row>
        <table:table-row table:style-name="ro1">
          <table:table-cell table:style-name="ce4" office:value-type="float" office:value="68">
            <text:p>68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number-columns-repeated="2" table:style-name="ce4" office:value-type="float" office:value="60">
            <text:p>60</text:p>
          </table:table-cell>
          <table:table-cell table:style-name="ce68" office:value-type="float" office:value="21">
            <text:p>21</text:p>
          </table:table-cell>
          <table:table-cell table:style-name="ce17" office:value-type="currency" office:currency="BRL" office:value="732.3">
            <text:p>R$ 732,3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69]+[.J69]" office:value-type="currency" office:currency="BRL" office:value="732.3">
            <text:p>R$ 732,30</text:p>
          </table:table-cell>
          <table:table-cell/>
          <table:table-cell table:style-name="ce23" table:formula="of:=SUM([.$K$2:.K69])/[.A69]" office:value-type="currency" office:currency="BRL" office:value="161.037058823529">
            <text:p>R$ 161,04</text:p>
          </table:table-cell>
          <table:table-cell table:number-columns-repeated="1011"/>
        </table:table-row>
        <table:table-row table:style-name="ro1">
          <table:table-cell table:style-name="ce4" office:value-type="float" office:value="69">
            <text:p>69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46">
            <text:p>46</text:p>
          </table:table-cell>
          <table:table-cell table:style-name="ce17" office:value-type="currency" office:currency="BRL" office:value="691.38">
            <text:p>R$ 691,3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0]+[.J70]" office:value-type="currency" office:currency="BRL" office:value="691.38">
            <text:p>R$ 691,38</text:p>
          </table:table-cell>
          <table:table-cell/>
          <table:table-cell table:style-name="ce23" table:formula="of:=SUM([.$K$2:.K70])/[.A70]" office:value-type="currency" office:currency="BRL" office:value="168.723188405797">
            <text:p>R$ 168,72</text:p>
          </table:table-cell>
          <table:table-cell table:number-columns-repeated="1011"/>
        </table:table-row>
        <table:table-row table:style-name="ro1">
          <table:table-cell table:style-name="ce4" office:value-type="float" office:value="70">
            <text:p>70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2">
            <text:p>12</text:p>
          </table:table-cell>
          <table:table-cell table:style-name="ce17" office:value-type="currency" office:currency="BRL" office:value="-1203.94">
            <text:p>-R$ 1.203,9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1]+[.J71]" office:value-type="currency" office:currency="BRL" office:value="-1203.94">
            <text:p>-R$ 1.203,94</text:p>
          </table:table-cell>
          <table:table-cell/>
          <table:table-cell table:style-name="ce23" table:formula="of:=SUM([.$K$2:.K71])/[.A71]" office:value-type="currency" office:currency="BRL" office:value="149.113714285714">
            <text:p>R$ 149,11</text:p>
          </table:table-cell>
          <table:table-cell table:number-columns-repeated="5"/>
          <table:table-cell table:style-name="ce3"/>
          <table:table-cell table:number-columns-repeated="1005"/>
        </table:table-row>
        <table:table-row table:style-name="ro1">
          <table:table-cell table:style-name="ce4" office:value-type="float" office:value="71">
            <text:p>71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25">
            <text:p>25</text:p>
          </table:table-cell>
          <table:table-cell table:style-name="ce17" office:value-type="currency" office:currency="BRL" office:value="-2208">
            <text:p>-R$ 2.208,0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2]+[.J72]" office:value-type="currency" office:currency="BRL" office:value="-2208">
            <text:p>-R$ 2.208,00</text:p>
          </table:table-cell>
          <table:table-cell/>
          <table:table-cell table:style-name="ce23" table:formula="of:=SUM([.$K$2:.K72])/[.A72]" office:value-type="currency" office:currency="BRL" office:value="115.914929577465">
            <text:p>R$ 115,91</text:p>
          </table:table-cell>
          <table:table-cell table:number-columns-repeated="1011"/>
        </table:table-row>
        <table:table-row table:style-name="ro1">
          <table:table-cell table:style-name="ce4" office:value-type="float" office:value="72">
            <text:p>72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4">
            <text:p>14</text:p>
          </table:table-cell>
          <table:table-cell table:style-name="ce17" office:value-type="currency" office:currency="BRL" office:value="-2361.62">
            <text:p>-R$ 2.361,62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3]+[.J73]" office:value-type="currency" office:currency="BRL" office:value="-2361.62">
            <text:p>-R$ 2.361,62</text:p>
          </table:table-cell>
          <table:table-cell/>
          <table:table-cell table:style-name="ce23" table:formula="of:=SUM([.$K$2:.K73])/[.A73]" office:value-type="currency" office:currency="BRL" office:value="81.504722222222">
            <text:p>R$ 81,50</text:p>
          </table:table-cell>
          <table:table-cell table:number-columns-repeated="1011"/>
        </table:table-row>
        <table:table-row table:style-name="ro1">
          <table:table-cell table:style-name="ce4" office:value-type="float" office:value="73">
            <text:p>73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-1132.89">
            <text:p>-R$ 1.132,89</text:p>
          </table:table-cell>
          <table:table-cell table:style-name="ce17" office:value-type="currency" office:currency="BRL" office:value="-19.83">
            <text:p>-R$ 19,83</text:p>
          </table:table-cell>
          <table:table-cell table:style-name="ce20" table:formula="of:=[.I74]+[.J74]" office:value-type="currency" office:currency="BRL" office:value="-1152.72">
            <text:p>-R$ 1.152,72</text:p>
          </table:table-cell>
          <table:table-cell/>
          <table:table-cell table:style-name="ce23" table:formula="of:=SUM([.$K$2:.K74])/[.A74]" office:value-type="currency" office:currency="BRL" office:value="64.5975342465751">
            <text:p>R$ 64,60</text:p>
          </table:table-cell>
          <table:table-cell table:number-columns-repeated="1011"/>
        </table:table-row>
        <table:table-row table:style-name="ro1">
          <table:table-cell table:style-name="ce4" office:value-type="float" office:value="74">
            <text:p>74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27">
            <text:p>27</text:p>
          </table:table-cell>
          <table:table-cell table:style-name="ce17" office:value-type="currency" office:currency="BRL" office:value="24123.06">
            <text:p>R$ 24.123,06</text:p>
          </table:table-cell>
          <table:table-cell table:style-name="ce17" office:value-type="currency" office:currency="BRL" office:value="3.59">
            <text:p>R$ 3,59</text:p>
          </table:table-cell>
          <table:table-cell table:style-name="ce20" table:formula="of:=[.I75]+[.J75]" office:value-type="currency" office:currency="BRL" office:value="24126.65">
            <text:p>R$ 24.126,65</text:p>
          </table:table-cell>
          <table:table-cell/>
          <table:table-cell table:style-name="ce23" table:formula="of:=SUM([.$K$2:.K75])/[.A75]" office:value-type="currency" office:currency="BRL" office:value="389.760405405405">
            <text:p>R$ 389,76</text:p>
          </table:table-cell>
          <table:table-cell table:number-columns-repeated="1011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7" office:value-type="date" office:date-value="2013-05-01">
            <text:p>05/13</text:p>
          </table:table-cell>
          <table:table-cell table:style-name="ce3" office:value-type="string">
            <text:p>usdchf</text:p>
          </table:table-cell>
          <table:table-cell table:style-name="ce3" office:value-type="string">
            <text:p>sell</text:p>
          </table:table-cell>
          <table:table-cell table:style-name="ce3" office:value-type="string">
            <text:p>sl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50">
            <text:p>50</text:p>
          </table:table-cell>
          <table:table-cell table:style-name="ce14" office:value-type="float" office:value="16">
            <text:p>16</text:p>
          </table:table-cell>
          <table:table-cell table:style-name="ce16" office:value-type="currency" office:currency="BRL" office:value="-2741.9">
            <text:p>-R$ 2.741,90</text:p>
          </table:table-cell>
          <table:table-cell table:style-name="ce16" office:value-type="currency" office:currency="BRL" office:value="0">
            <text:p>R$ 0,00</text:p>
          </table:table-cell>
          <table:table-cell table:style-name="ce19" table:formula="of:=[.I76]+[.J76]" office:value-type="currency" office:currency="BRL" office:value="-2741.9">
            <text:p>-R$ 2.741,90</text:p>
          </table:table-cell>
          <table:table-cell table:style-name="ce22"/>
          <table:table-cell table:style-name="ce22" table:formula="of:=SUM([.$K$2:.K76])/[.A76]" office:value-type="currency" office:currency="BRL" office:value="348.004933333333">
            <text:p>R$ 348,00</text:p>
          </table:table-cell>
          <table:table-cell table:style-name="ce3" table:number-columns-repeated="1011"/>
        </table:table-row>
        <table:table-row table:style-name="ro1">
          <table:table-cell table:style-name="ce4" office:value-type="float" office:value="76">
            <text:p>76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us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number-columns-repeated="2" table:style-name="ce4" office:value-type="float" office:value="60">
            <text:p>60</text:p>
          </table:table-cell>
          <table:table-cell table:style-name="ce68" office:value-type="float" office:value="12">
            <text:p>12</text:p>
          </table:table-cell>
          <table:table-cell table:style-name="ce17" office:value-type="currency" office:currency="BRL" office:value="-1261.2">
            <text:p>-R$ 1.261,2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7]+[.J77]" office:value-type="currency" office:currency="BRL" office:value="-1261.2">
            <text:p>-R$ 1.261,20</text:p>
          </table:table-cell>
          <table:table-cell/>
          <table:table-cell table:style-name="ce23" table:formula="of:=SUM([.$K$2:.K77])/[.A77]" office:value-type="currency" office:currency="BRL" office:value="326.831184210526">
            <text:p>R$ 326,83</text:p>
          </table:table-cell>
          <table:table-cell table:number-columns-repeated="1011"/>
        </table:table-row>
        <table:table-row table:style-name="ro1">
          <table:table-cell table:style-name="ce4" office:value-type="float" office:value="77">
            <text:p>77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0">
            <text:p>60</text:p>
          </table:table-cell>
          <table:table-cell table:style-name="ce68" office:value-type="float" office:value="17">
            <text:p>17</text:p>
          </table:table-cell>
          <table:table-cell table:style-name="ce17" office:value-type="currency" office:currency="BRL" office:value="-2649.93">
            <text:p>-R$ 2.649,93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8]+[.J78]" office:value-type="currency" office:currency="BRL" office:value="-2649.93">
            <text:p>-R$ 2.649,93</text:p>
          </table:table-cell>
          <table:table-cell/>
          <table:table-cell table:style-name="ce23" table:formula="of:=SUM([.$K$2:.K78])/[.A78]" office:value-type="currency" office:currency="BRL" office:value="288.171948051948">
            <text:p>R$ 288,17</text:p>
          </table:table-cell>
          <table:table-cell table:number-columns-repeated="1011"/>
        </table:table-row>
        <table:table-row table:style-name="ro1">
          <table:table-cell table:style-name="ce4" office:value-type="float" office:value="78">
            <text:p>78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aud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64">
            <text:p>64</text:p>
          </table:table-cell>
          <table:table-cell table:style-name="ce17" office:value-type="currency" office:currency="BRL" office:value="386.84">
            <text:p>R$ 386,84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79]+[.J79]" office:value-type="currency" office:currency="BRL" office:value="386.84">
            <text:p>R$ 386,84</text:p>
          </table:table-cell>
          <table:table-cell/>
          <table:table-cell table:style-name="ce23" table:formula="of:=SUM([.$K$2:.K79])/[.A79]" office:value-type="currency" office:currency="BRL" office:value="289.436923076923">
            <text:p>R$ 289,44</text:p>
          </table:table-cell>
          <table:table-cell table:number-columns-repeated="1011"/>
        </table:table-row>
        <table:table-row table:style-name="ro1">
          <table:table-cell table:style-name="ce4" office:value-type="float" office:value="79">
            <text:p>79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53">
            <text:p>53</text:p>
          </table:table-cell>
          <table:table-cell table:style-name="ce17" office:value-type="currency" office:currency="BRL" office:value="-1221.6">
            <text:p>-R$ 1.221,60</text:p>
          </table:table-cell>
          <table:table-cell table:style-name="ce17" office:value-type="currency" office:currency="BRL" office:value="-40.75">
            <text:p>-R$ 40,75</text:p>
          </table:table-cell>
          <table:table-cell table:style-name="ce20" table:formula="of:=[.I80]+[.J80]" office:value-type="currency" office:currency="BRL" office:value="-1262.35">
            <text:p>-R$ 1.262,35</text:p>
          </table:table-cell>
          <table:table-cell/>
          <table:table-cell table:style-name="ce23" table:formula="of:=SUM([.$K$2:.K80])/[.A80]" office:value-type="currency" office:currency="BRL" office:value="269.794050632911">
            <text:p>R$ 269,79</text:p>
          </table:table-cell>
          <table:table-cell table:number-columns-repeated="1011"/>
        </table:table-row>
        <table:table-row table:style-name="ro1">
          <table:table-cell table:style-name="ce4" office:value-type="float" office:value="80">
            <text:p>80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54">
            <text:p>54</text:p>
          </table:table-cell>
          <table:table-cell table:style-name="ce17" office:value-type="currency" office:currency="BRL" office:value="-1213.2">
            <text:p>-R$ 1.213,2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1]+[.J81]" office:value-type="currency" office:currency="BRL" office:value="-1213.2">
            <text:p>-R$ 1.213,20</text:p>
          </table:table-cell>
          <table:table-cell/>
          <table:table-cell table:style-name="ce23" table:formula="of:=SUM([.$K$2:.K81])/[.A81]" office:value-type="currency" office:currency="BRL" office:value="251.256625">
            <text:p>R$ 251,26</text:p>
          </table:table-cell>
          <table:table-cell table:number-columns-repeated="1011"/>
        </table:table-row>
        <table:table-row table:style-name="ro1">
          <table:table-cell table:style-name="ce4" office:value-type="float" office:value="81">
            <text:p>81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pa</text:p>
          </table:table-cell>
          <table:table-cell table:number-columns-repeated="2" table:style-name="ce4" office:value-type="float" office:value="60">
            <text:p>60</text:p>
          </table:table-cell>
          <table:table-cell table:style-name="ce68" office:value-type="float" office:value="55">
            <text:p>55</text:p>
          </table:table-cell>
          <table:table-cell table:style-name="ce17" office:value-type="currency" office:currency="BRL" office:value="380.38">
            <text:p>R$ 380,3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2]+[.J82]" office:value-type="currency" office:currency="BRL" office:value="380.38">
            <text:p>R$ 380,38</text:p>
          </table:table-cell>
          <table:table-cell/>
          <table:table-cell table:style-name="ce23" table:formula="of:=SUM([.$K$2:.K82])/[.A82]" office:value-type="currency" office:currency="BRL" office:value="252.850740740741">
            <text:p>R$ 252,85</text:p>
          </table:table-cell>
          <table:table-cell table:number-columns-repeated="1011"/>
        </table:table-row>
        <table:table-row table:style-name="ro1">
          <table:table-cell table:style-name="ce4" office:value-type="float" office:value="82">
            <text:p>82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28">
            <text:p>28</text:p>
          </table:table-cell>
          <table:table-cell table:style-name="ce17" office:value-type="currency" office:currency="BRL" office:value="-2426.5">
            <text:p>-R$ 2.426,5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3]+[.J83]" office:value-type="currency" office:currency="BRL" office:value="-2426.5">
            <text:p>-R$ 2.426,50</text:p>
          </table:table-cell>
          <table:table-cell/>
          <table:table-cell table:style-name="ce23" table:formula="of:=SUM([.$K$2:.K83])/[.A83]" office:value-type="currency" office:currency="BRL" office:value="220.175731707317">
            <text:p>R$ 220,18</text:p>
          </table:table-cell>
          <table:table-cell table:number-columns-repeated="1011"/>
        </table:table-row>
        <table:table-row table:style-name="ro1">
          <table:table-cell table:style-name="ce4" office:value-type="float" office:value="83">
            <text:p>83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gbp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31">
            <text:p>31</text:p>
          </table:table-cell>
          <table:table-cell table:style-name="ce17" office:value-type="currency" office:currency="BRL" office:value="-2360.6">
            <text:p>-R$ 2.360,6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4]+[.J84]" office:value-type="currency" office:currency="BRL" office:value="-2360.6">
            <text:p>-R$ 2.360,60</text:p>
          </table:table-cell>
          <table:table-cell/>
          <table:table-cell table:style-name="ce23" table:formula="of:=SUM([.$K$2:.K84])/[.A84]" office:value-type="currency" office:currency="BRL" office:value="189.082048192771">
            <text:p>R$ 189,08</text:p>
          </table:table-cell>
          <table:table-cell table:number-columns-repeated="1011"/>
        </table:table-row>
        <table:table-row table:style-name="ro1">
          <table:table-cell table:style-name="ce4" office:value-type="float" office:value="84">
            <text:p>84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audus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60">
            <text:p>60</text:p>
          </table:table-cell>
          <table:table-cell table:style-name="ce17" office:value-type="currency" office:currency="BRL" office:value="556.2">
            <text:p>R$ 556,20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5]+[.J85]" office:value-type="currency" office:currency="BRL" office:value="556.2">
            <text:p>R$ 556,20</text:p>
          </table:table-cell>
          <table:table-cell table:style-name="ce23"/>
          <table:table-cell table:style-name="ce23" table:formula="of:=SUM([.$K$2:.K85])/[.A85]" office:value-type="currency" office:currency="BRL" office:value="193.4525">
            <text:p>R$ 193,45</text:p>
          </table:table-cell>
          <table:table-cell table:style-name="ce4" table:number-columns-repeated="5"/>
          <table:table-cell/>
          <table:table-cell table:style-name="ce4" table:number-columns-repeated="1005"/>
        </table:table-row>
        <table:table-row table:style-name="ro1">
          <table:table-cell table:style-name="ce4" office:value-type="float" office:value="85">
            <text:p>85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gbp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5">
            <text:p>15</text:p>
          </table:table-cell>
          <table:table-cell table:style-name="ce17" office:value-type="currency" office:currency="BRL" office:value="2602.77">
            <text:p>R$ 2.602,77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6]+[.J86]" office:value-type="currency" office:currency="BRL" office:value="2602.77">
            <text:p>R$ 2.602,77</text:p>
          </table:table-cell>
          <table:table-cell/>
          <table:table-cell table:style-name="ce23" table:formula="of:=SUM([.$K$2:.K86])/[.A86]" office:value-type="currency" office:currency="BRL" office:value="221.797411764706">
            <text:p>R$ 221,80</text:p>
          </table:table-cell>
          <table:table-cell table:number-columns-repeated="1011"/>
        </table:table-row>
        <table:table-row table:style-name="ro1">
          <table:table-cell table:style-name="ce4" office:value-type="float" office:value="86">
            <text:p>86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0">
            <text:p>10</text:p>
          </table:table-cell>
          <table:table-cell table:style-name="ce17" office:value-type="currency" office:currency="BRL" office:value="40.25">
            <text:p>R$ 40,25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7]+[.J87]" office:value-type="currency" office:currency="BRL" office:value="40.25">
            <text:p>R$ 40,25</text:p>
          </table:table-cell>
          <table:table-cell/>
          <table:table-cell table:style-name="ce23" table:formula="of:=SUM([.$K$2:.K87])/[.A87]" office:value-type="currency" office:currency="BRL" office:value="219.686395348837">
            <text:p>R$ 219,69</text:p>
          </table:table-cell>
          <table:table-cell table:number-columns-repeated="1011"/>
        </table:table-row>
        <table:table-row table:style-name="ro1">
          <table:table-cell table:style-name="ce4" office:value-type="float" office:value="87">
            <text:p>87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gbp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pa</text:p>
          </table:table-cell>
          <table:table-cell table:number-columns-repeated="2" table:style-name="ce4" office:value-type="float" office:value="60">
            <text:p>60</text:p>
          </table:table-cell>
          <table:table-cell table:style-name="ce68" office:value-type="float" office:value="14">
            <text:p>14</text:p>
          </table:table-cell>
          <table:table-cell table:style-name="ce17" office:value-type="currency" office:currency="BRL" office:value="61.59">
            <text:p>R$ 61,59</text:p>
          </table:table-cell>
          <table:table-cell table:style-name="ce17" office:value-type="currency" office:currency="BRL" office:value="-164.64">
            <text:p>-R$ 164,64</text:p>
          </table:table-cell>
          <table:table-cell table:style-name="ce20" table:formula="of:=[.I88]+[.J88]" office:value-type="currency" office:currency="BRL" office:value="-103.05">
            <text:p>-R$ 103,05</text:p>
          </table:table-cell>
          <table:table-cell/>
          <table:table-cell table:style-name="ce23" table:formula="of:=SUM([.$K$2:.K88])/[.A88]" office:value-type="currency" office:currency="BRL" office:value="215.976781609195">
            <text:p>R$ 215,98</text:p>
          </table:table-cell>
          <table:table-cell table:number-columns-repeated="1011"/>
        </table:table-row>
        <table:table-row table:style-name="ro1">
          <table:table-cell table:style-name="ce4" office:value-type="float" office:value="88">
            <text:p>88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aud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-2434.37">
            <text:p>-R$ 2.434,37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89]+[.J89]" office:value-type="currency" office:currency="BRL" office:value="-2434.37">
            <text:p>-R$ 2.434,37</text:p>
          </table:table-cell>
          <table:table-cell/>
          <table:table-cell table:style-name="ce23" table:formula="of:=SUM([.$K$2:.K89])/[.A89]" office:value-type="currency" office:currency="BRL" office:value="185.859204545454">
            <text:p>R$ 185,86</text:p>
          </table:table-cell>
          <table:table-cell table:number-columns-repeated="1011"/>
        </table:table-row>
        <table:table-row table:style-name="ro1">
          <table:table-cell table:style-name="ce4" office:value-type="float" office:value="89">
            <text:p>89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eurchf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3">
            <text:p>13</text:p>
          </table:table-cell>
          <table:table-cell table:style-name="ce17" office:value-type="currency" office:currency="BRL" office:value="-1240.58">
            <text:p>-R$ 1.240,58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90]+[.J90]" office:value-type="currency" office:currency="BRL" office:value="-1240.58">
            <text:p>-R$ 1.240,58</text:p>
          </table:table-cell>
          <table:table-cell/>
          <table:table-cell table:style-name="ce23" table:formula="of:=SUM([.$K$2:.K90])/[.A90]" office:value-type="currency" office:currency="BRL" office:value="169.831797752809">
            <text:p>R$ 169,83</text:p>
          </table:table-cell>
          <table:table-cell table:number-columns-repeated="1011"/>
        </table:table-row>
        <table:table-row table:style-name="ro1">
          <table:table-cell table:style-name="ce4" office:value-type="float" office:value="90">
            <text:p>90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hf</text:p>
          </table:table-cell>
          <table:table-cell table:style-name="ce4" office:value-type="string">
            <text:p>buy</text:p>
          </table:table-cell>
          <table:table-cell table:style-name="ce4" office:value-type="string">
            <text:p>tp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13521.91">
            <text:p>R$ 13.521,91</text:p>
          </table:table-cell>
          <table:table-cell table:style-name="ce17" office:value-type="currency" office:currency="BRL" office:value="0">
            <text:p>R$ 0,00</text:p>
          </table:table-cell>
          <table:table-cell table:style-name="ce20" table:formula="of:=[.I91]+[.J91]" office:value-type="currency" office:currency="BRL" office:value="13521.91">
            <text:p>R$ 13.521,91</text:p>
          </table:table-cell>
          <table:table-cell/>
          <table:table-cell table:style-name="ce23" table:formula="of:=SUM([.$K$2:.K91])/[.A91]" office:value-type="currency" office:currency="BRL" office:value="318.188222222222">
            <text:p>R$ 318,19</text:p>
          </table:table-cell>
          <table:table-cell table:number-columns-repeated="1011"/>
        </table:table-row>
        <table:table-row table:style-name="ro1">
          <table:table-cell table:style-name="ce4" office:value-type="float" office:value="91">
            <text:p>91</text:p>
          </table:table-cell>
          <table:table-cell office:value-type="date" office:date-value="2013-05-01">
            <text:p>05/13</text:p>
          </table:table-cell>
          <table:table-cell table:style-name="ce4" office:value-type="string">
            <text:p>usdcad</text:p>
          </table:table-cell>
          <table:table-cell table:style-name="ce4" office:value-type="string">
            <text:p>sell</text:p>
          </table:table-cell>
          <table:table-cell table:style-name="ce4" office:value-type="string">
            <text:p>sl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50">
            <text:p>50</text:p>
          </table:table-cell>
          <table:table-cell table:style-name="ce68" office:value-type="float" office:value="11">
            <text:p>11</text:p>
          </table:table-cell>
          <table:table-cell table:style-name="ce17" office:value-type="currency" office:currency="BRL" office:value="-2550.76">
            <text:p>-R$ 2.550,76</text:p>
          </table:table-cell>
          <table:table-cell table:style-name="ce17" office:value-type="currency" office:currency="BRL" office:value="1">
            <text:p>R$ 1,00</text:p>
          </table:table-cell>
          <table:table-cell table:style-name="ce20" table:formula="of:=[.I92]+[.J92]" office:value-type="currency" office:currency="BRL" office:value="-2549.76">
            <text:p>-R$ 2.549,76</text:p>
          </table:table-cell>
          <table:table-cell/>
          <table:table-cell table:style-name="ce23" table:formula="of:=SUM([.$K$2:.K92])/[.A92]" office:value-type="currency" office:currency="BRL" office:value="286.672307692308">
            <text:p>R$ 286,67</text:p>
          </table:table-cell>
          <table:table-cell table:number-columns-repeated="1011"/>
        </table:table-row>
        <table:table-row table:style-name="ro2">
          <table:table-cell table:style-name="ce4" office:value-type="float" office:value="92">
            <text:p>92</text:p>
          </table:table-cell>
          <table:table-cell office:value-type="date" office:date-value="2013-05-02">
            <text:p>05/13</text:p>
          </table:table-cell>
          <table:table-cell table:number-columns-repeated="6"/>
          <table:table-cell office:value-type="currency" office:currency="BRL" office:value="5022.46">
            <text:p>R$ 5.022,46</text:p>
          </table:table-cell>
          <table:table-cell/>
          <table:table-cell table:formula="of:=[.I93]+[.J93]" office:value-type="currency" office:currency="BRL" office:value="5022.46">
            <text:p>R$ 5.022,46</text:p>
          </table:table-cell>
          <table:table-cell/>
          <table:table-cell table:formula="of:=SUM([.$K$2:.K93])/[.A93]" office:value-type="currency" office:currency="BRL" office:value="338.148260869565">
            <text:p>R$ 338,15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94]+[.J94]" office:value-type="currency" office:currency="BRL" office:value="0">
            <text:p>R$ 0,00</text:p>
          </table:table-cell>
          <table:table-cell/>
          <table:table-cell table:formula="of:=SUM([.$K$2:.K94])/[.A94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95]+[.J95]" office:value-type="currency" office:currency="BRL" office:value="0">
            <text:p>R$ 0,00</text:p>
          </table:table-cell>
          <table:table-cell/>
          <table:table-cell table:formula="of:=SUM([.$K$2:.K95])/[.A95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96]+[.J96]" office:value-type="currency" office:currency="BRL" office:value="0">
            <text:p>R$ 0,00</text:p>
          </table:table-cell>
          <table:table-cell/>
          <table:table-cell table:formula="of:=SUM([.$K$2:.K96])/[.A96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97]+[.J97]" office:value-type="currency" office:currency="BRL" office:value="0">
            <text:p>R$ 0,00</text:p>
          </table:table-cell>
          <table:table-cell/>
          <table:table-cell table:formula="of:=SUM([.$K$2:.K97])/[.A97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98]+[.J98]" office:value-type="currency" office:currency="BRL" office:value="0">
            <text:p>R$ 0,00</text:p>
          </table:table-cell>
          <table:table-cell/>
          <table:table-cell table:formula="of:=SUM([.$K$2:.K98])/[.A98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99]+[.J99]" office:value-type="currency" office:currency="BRL" office:value="0">
            <text:p>R$ 0,00</text:p>
          </table:table-cell>
          <table:table-cell/>
          <table:table-cell table:formula="of:=SUM([.$K$2:.K99])/[.A99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100]+[.J100]" office:value-type="currency" office:currency="BRL" office:value="0">
            <text:p>R$ 0,00</text:p>
          </table:table-cell>
          <table:table-cell/>
          <table:table-cell table:formula="of:=SUM([.$K$2:.K100])/[.A100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101]+[.J101]" office:value-type="currency" office:currency="BRL" office:value="0">
            <text:p>R$ 0,00</text:p>
          </table:table-cell>
          <table:table-cell/>
          <table:table-cell table:formula="of:=SUM([.$K$2:.K101])/[.A101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102]+[.J102]" office:value-type="currency" office:currency="BRL" office:value="0">
            <text:p>R$ 0,00</text:p>
          </table:table-cell>
          <table:table-cell/>
          <table:table-cell table:formula="of:=SUM([.$K$2:.K102])/[.A102]" office:value-type="float" office:value="0">
            <text:p>#DIV/0!</text:p>
          </table:table-cell>
          <table:table-cell table:number-columns-repeated="1011"/>
        </table:table-row>
        <table:table-row table:style-name="ro2">
          <table:table-cell/>
          <table:table-cell table:number-columns-repeated="7"/>
          <table:table-cell table:number-columns-repeated="2"/>
          <table:table-cell table:formula="of:=[.I103]+[.J103]" office:value-type="currency" office:currency="BRL" office:value="0">
            <text:p>R$ 0,00</text:p>
          </table:table-cell>
          <table:table-cell/>
          <table:table-cell table:formula="of:=SUM([.$K$2:.K103])/[.A103]" office:value-type="float" office:value="0">
            <text:p>#DIV/0!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8"/>
          <table:table-cell table:style-name="ce3"/>
          <table:table-cell table:number-columns-repeated="1005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8"/>
          <table:table-cell table:style-name="ce3"/>
          <table:table-cell table:number-columns-repeated="1005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 table:number-columns-repeated="18"/>
          <table:table-cell table:style-name="ce3"/>
          <table:table-cell table:number-columns-repeated="1005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inâmica_Demo_2_1" table:style-name="ta1">
        <table:table-column table:style-name="co14" table:default-cell-style-name="ce31"/>
        <table:table-column table:style-name="co14" table:default-cell-style-name="ce39"/>
        <table:table-column table:style-name="co14" table:default-cell-style-name="Default"/>
        <table:table-column table:style-name="co29" table:number-columns-repeated="2" table:default-cell-style-name="ce48"/>
        <table:table-column table:style-name="co14" table:default-cell-style-name="ce48"/>
        <table:table-column table:style-name="co14" table:default-cell-style-name="Default"/>
        <table:table-column table:style-name="co14" table:default-cell-style-name="ce63"/>
        <table:table-row table:style-name="ro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Default" office:value-type="string">
            <text:p>Filtro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Campo_20_da_20_tabela_20_dinâmica" office:value-type="string">
            <text:p>Tipo</text:p>
          </table:table-cell>
          <table:table-cell table:style-name="ce36" office:value-type="string">
            <text:p>- todas -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Campo_20_da_20_tabela_20_dinâmica" office:value-type="string">
            <text:p>Periodo</text:p>
          </table:table-cell>
          <table:table-cell table:style-name="ce36" office:value-type="string">
            <text:p>- todas -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Campo_20_da_20_tabela_20_dinâmica" office:value-type="string">
            <text:p>Data</text:p>
          </table:table-cell>
          <table:table-cell table:style-name="ce36" office:value-type="string">
            <text:p>- todas -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Campo_20_da_20_tabela_20_dinâmica" office:value-type="string">
            <text:p>Ret</text:p>
          </table:table-cell>
          <table:table-cell table:style-name="ce36" office:value-type="string">
            <text:p>- todas -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4">
          <table:table-cell table:style-name="ce29"/>
          <table:table-cell table:style-name="ce37"/>
          <table:table-cell table:style-name="ce43" office:value-type="string">
            <text:p>Obj</text:p>
          </table:table-cell>
          <table:table-cell table:style-name="ce53" table:number-columns-repeated="4"/>
          <table:table-cell table:style-name="ce61"/>
        </table:table-row>
        <table:table-row table:style-name="ro4">
          <table:table-cell table:style-name="ce30" office:value-type="string">
            <text:p>Moeda</text:p>
          </table:table-cell>
          <table:table-cell table:style-name="ce38" office:value-type="string">
            <text:p>Dados</text:p>
          </table:table-cell>
          <table:table-cell table:style-name="ce44" office:value-type="string">
            <text:p>--</text:p>
          </table:table-cell>
          <table:table-cell table:style-name="ce54" office:value-type="string">
            <text:p>pa</text:p>
          </table:table-cell>
          <table:table-cell table:style-name="ce54" office:value-type="string">
            <text:p>sl</text:p>
          </table:table-cell>
          <table:table-cell table:style-name="ce54" office:value-type="string">
            <text:p>tp</text:p>
          </table:table-cell>
          <table:table-cell table:style-name="ce54" office:value-type="string">
            <text:p>(vazio)</text:p>
          </table:table-cell>
          <table:table-cell table:style-name="ce62" office:value-type="string">
            <text:p>Total Resultado</text:p>
          </table:table-cell>
        </table:table-row>
        <table:table-row table:style-name="ro4">
          <table:table-cell office:value-type="string">
            <text:p>audusd</text:p>
          </table:table-cell>
          <table:table-cell office:value-type="string">
            <text:p>Soma - Total</text:p>
          </table:table-cell>
          <table:table-cell table:style-name="ce45"/>
          <table:table-cell table:style-name="ce47" office:value-type="currency" office:currency="BRL" office:value="12124.31">
            <text:p>R$ 12.124,31</text:p>
          </table:table-cell>
          <table:table-cell table:style-name="ce47" office:value-type="currency" office:currency="BRL" office:value="-1550.1">
            <text:p>-R$ 1.550,10</text:p>
          </table:table-cell>
          <table:table-cell table:style-name="ce50"/>
          <table:table-cell table:style-name="ce57"/>
          <table:table-cell office:value-type="currency" office:currency="BRL" office:value="10574.21">
            <text:p>R$ 10.574,21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6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58"/>
          <table:table-cell table:style-name="ce64" office:value-type="float" office:value="7">
            <text:p>7</text:p>
          </table:table-cell>
        </table:table-row>
        <table:table-row table:style-name="ro4">
          <table:table-cell office:value-type="string">
            <text:p>euraud</text:p>
          </table:table-cell>
          <table:table-cell office:value-type="string">
            <text:p>Soma - Total</text:p>
          </table:table-cell>
          <table:table-cell table:style-name="ce50"/>
          <table:table-cell table:style-name="ce47" office:value-type="currency" office:currency="BRL" office:value="4259.6">
            <text:p>R$ 4.259,60</text:p>
          </table:table-cell>
          <table:table-cell table:style-name="ce47" office:value-type="currency" office:currency="BRL" office:value="-7578.06">
            <text:p>-R$ 7.578,06</text:p>
          </table:table-cell>
          <table:table-cell table:style-name="ce50" table:number-columns-repeated="2"/>
          <table:table-cell office:value-type="currency" office:currency="BRL" office:value="-3318.46">
            <text:p>-R$ 3.318,46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8"/>
          <table:table-cell table:style-name="ce64" office:value-type="float" office:value="7">
            <text:p>7</text:p>
          </table:table-cell>
        </table:table-row>
        <table:table-row table:style-name="ro4">
          <table:table-cell office:value-type="string">
            <text:p>eurchf</text:p>
          </table:table-cell>
          <table:table-cell office:value-type="string">
            <text:p>Soma - Total</text:p>
          </table:table-cell>
          <table:table-cell table:style-name="ce49" office:value-type="currency" office:currency="BRL" office:value="0">
            <text:p>R$ 0,00</text:p>
          </table:table-cell>
          <table:table-cell table:style-name="ce47" office:value-type="currency" office:currency="BRL" office:value="10658.04">
            <text:p>R$ 10.658,04</text:p>
          </table:table-cell>
          <table:table-cell table:style-name="ce47" office:value-type="currency" office:currency="BRL" office:value="-12228.77">
            <text:p>-R$ 12.228,77</text:p>
          </table:table-cell>
          <table:table-cell table:style-name="ce50"/>
          <table:table-cell table:style-name="ce57"/>
          <table:table-cell office:value-type="currency" office:currency="BRL" office:value="-1570.73">
            <text:p>-R$ 1.570,73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58"/>
          <table:table-cell table:style-name="ce64" office:value-type="float" office:value="12">
            <text:p>12</text:p>
          </table:table-cell>
        </table:table-row>
        <table:table-row table:style-name="ro4">
          <table:table-cell office:value-type="string">
            <text:p>eurgbp</text:p>
          </table:table-cell>
          <table:table-cell office:value-type="string">
            <text:p>Soma - Total</text:p>
          </table:table-cell>
          <table:table-cell table:style-name="ce50"/>
          <table:table-cell table:style-name="ce47" office:value-type="currency" office:currency="BRL" office:value="10195.56">
            <text:p>R$ 10.195,56</text:p>
          </table:table-cell>
          <table:table-cell table:style-name="ce47" office:value-type="currency" office:currency="BRL" office:value="2602.77">
            <text:p>R$ 2.602,77</text:p>
          </table:table-cell>
          <table:table-cell table:style-name="ce50" table:number-columns-repeated="2"/>
          <table:table-cell office:value-type="currency" office:currency="BRL" office:value="12798.33">
            <text:p>R$ 12.798,33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8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8"/>
          <table:table-cell table:style-name="ce64" office:value-type="float" office:value="5">
            <text:p>5</text:p>
          </table:table-cell>
        </table:table-row>
        <table:table-row table:style-name="ro4">
          <table:table-cell office:value-type="string">
            <text:p>eurusd</text:p>
          </table:table-cell>
          <table:table-cell office:value-type="string">
            <text:p>Soma - Total</text:p>
          </table:table-cell>
          <table:table-cell table:style-name="ce45"/>
          <table:table-cell table:style-name="ce47" office:value-type="currency" office:currency="BRL" office:value="3324.01">
            <text:p>R$ 3.324,01</text:p>
          </table:table-cell>
          <table:table-cell table:style-name="ce47" office:value-type="currency" office:currency="BRL" office:value="-11722.01">
            <text:p>-R$ 11.722,01</text:p>
          </table:table-cell>
          <table:table-cell table:style-name="ce50"/>
          <table:table-cell table:style-name="ce57"/>
          <table:table-cell office:value-type="currency" office:currency="BRL" office:value="-8398">
            <text:p>-R$ 8.398,00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6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style-name="ce58"/>
          <table:table-cell table:style-name="ce64" office:value-type="float" office:value="12">
            <text:p>12</text:p>
          </table:table-cell>
        </table:table-row>
        <table:table-row table:style-name="ro4">
          <table:table-cell office:value-type="string">
            <text:p>gbpchf</text:p>
          </table:table-cell>
          <table:table-cell office:value-type="string">
            <text:p>Soma - Total</text:p>
          </table:table-cell>
          <table:table-cell table:style-name="ce50" table:number-columns-repeated="2"/>
          <table:table-cell table:style-name="ce47" office:value-type="currency" office:currency="BRL" office:value="-4761.12">
            <text:p>-R$ 4.761,12</text:p>
          </table:table-cell>
          <table:table-cell table:style-name="ce50" table:number-columns-repeated="2"/>
          <table:table-cell office:value-type="currency" office:currency="BRL" office:value="-4761.12">
            <text:p>-R$ 4.761,12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8"/>
          <table:table-cell/>
          <table:table-cell office:value-type="float" office:value="3">
            <text:p>3</text:p>
          </table:table-cell>
          <table:table-cell/>
          <table:table-cell table:style-name="ce48"/>
          <table:table-cell table:style-name="ce64" office:value-type="float" office:value="3">
            <text:p>3</text:p>
          </table:table-cell>
        </table:table-row>
        <table:table-row table:style-name="ro4">
          <table:table-cell office:value-type="string">
            <text:p>gbpusd</text:p>
          </table:table-cell>
          <table:table-cell office:value-type="string">
            <text:p>Soma - Total</text:p>
          </table:table-cell>
          <table:table-cell table:style-name="ce45"/>
          <table:table-cell table:style-name="ce47" office:value-type="currency" office:currency="BRL" office:value="25075.79">
            <text:p>R$ 25.075,79</text:p>
          </table:table-cell>
          <table:table-cell table:style-name="ce47" office:value-type="currency" office:currency="BRL" office:value="-10558.55">
            <text:p>-R$ 10.558,55</text:p>
          </table:table-cell>
          <table:table-cell table:style-name="ce50"/>
          <table:table-cell table:style-name="ce57"/>
          <table:table-cell office:value-type="currency" office:currency="BRL" office:value="14517.24">
            <text:p>R$ 14.517,24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6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style-name="ce58"/>
          <table:table-cell table:style-name="ce64" office:value-type="float" office:value="10">
            <text:p>10</text:p>
          </table:table-cell>
        </table:table-row>
        <table:table-row table:style-name="ro4">
          <table:table-cell office:value-type="string">
            <text:p>usdcad</text:p>
          </table:table-cell>
          <table:table-cell office:value-type="string">
            <text:p>Soma - Total</text:p>
          </table:table-cell>
          <table:table-cell table:style-name="ce50"/>
          <table:table-cell table:style-name="ce47" office:value-type="currency" office:currency="BRL" office:value="1123.33">
            <text:p>R$ 1.123,33</text:p>
          </table:table-cell>
          <table:table-cell table:style-name="ce47" office:value-type="currency" office:currency="BRL" office:value="-8130.06">
            <text:p>-R$ 8.130,06</text:p>
          </table:table-cell>
          <table:table-cell table:style-name="ce50" table:number-columns-repeated="2"/>
          <table:table-cell office:value-type="currency" office:currency="BRL" office:value="-7006.73">
            <text:p>-R$ 7.006,73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48"/>
          <table:table-cell table:style-name="ce64" office:value-type="float" office:value="7">
            <text:p>7</text:p>
          </table:table-cell>
        </table:table-row>
        <table:table-row table:style-name="ro4">
          <table:table-cell office:value-type="string">
            <text:p>usdchf</text:p>
          </table:table-cell>
          <table:table-cell office:value-type="string">
            <text:p>Soma - Total</text:p>
          </table:table-cell>
          <table:table-cell table:style-name="ce45"/>
          <table:table-cell table:style-name="ce47" office:value-type="currency" office:currency="BRL" office:value="15004.69">
            <text:p>R$ 15.004,69</text:p>
          </table:table-cell>
          <table:table-cell table:style-name="ce47" office:value-type="currency" office:currency="BRL" office:value="-12160.79">
            <text:p>-R$ 12.160,79</text:p>
          </table:table-cell>
          <table:table-cell table:style-name="ce47" office:value-type="currency" office:currency="BRL" office:value="13521.91">
            <text:p>R$ 13.521,91</text:p>
          </table:table-cell>
          <table:table-cell table:style-name="ce57"/>
          <table:table-cell office:value-type="currency" office:currency="BRL" office:value="16365.81">
            <text:p>R$ 16.365,81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6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8"/>
          <table:table-cell table:style-name="ce64" office:value-type="float" office:value="10">
            <text:p>10</text:p>
          </table:table-cell>
        </table:table-row>
        <table:table-row table:style-name="ro4">
          <table:table-cell office:value-type="string">
            <text:p>(vazio)</text:p>
          </table:table-cell>
          <table:table-cell office:value-type="string">
            <text:p>Soma - Total</text:p>
          </table:table-cell>
          <table:table-cell table:style-name="ce50" table:number-columns-repeated="4"/>
          <table:table-cell table:style-name="ce47" office:value-type="currency" office:currency="BRL" office:value="5022.46">
            <text:p>R$ 5.022,46</text:p>
          </table:table-cell>
          <table:table-cell office:value-type="currency" office:currency="BRL" office:value="5022.46">
            <text:p>R$ 5.022,46</text:p>
          </table:table-cell>
        </table:table-row>
        <table:table-row table:style-name="ro4">
          <table:table-cell table:style-name="ce32"/>
          <table:table-cell table:style-name="ce40" office:value-type="string">
            <text:p>Cont.Núm - Periodo</text:p>
          </table:table-cell>
          <table:table-cell table:style-name="ce48"/>
          <table:table-cell table:number-columns-repeated="3"/>
          <table:table-cell table:style-name="ce48"/>
          <table:table-cell table:style-name="ce64"/>
        </table:table-row>
        <table:table-row table:style-name="ro4">
          <table:table-cell table:style-name="ce33" office:value-type="string">
            <text:p>Total Soma - Total</text:p>
          </table:table-cell>
          <table:table-cell table:style-name="ce41"/>
          <table:table-cell table:style-name="ce51" office:value-type="currency" office:currency="BRL" office:value="0">
            <text:p>R$ 0,00</text:p>
          </table:table-cell>
          <table:table-cell table:style-name="ce55" office:value-type="currency" office:currency="BRL" office:value="81765.33">
            <text:p>R$ 81.765,33</text:p>
          </table:table-cell>
          <table:table-cell table:style-name="ce55" office:value-type="currency" office:currency="BRL" office:value="-66086.69">
            <text:p>-R$ 66.086,69</text:p>
          </table:table-cell>
          <table:table-cell table:style-name="ce55" office:value-type="currency" office:currency="BRL" office:value="13521.91">
            <text:p>R$ 13.521,91</text:p>
          </table:table-cell>
          <table:table-cell table:style-name="ce59" office:value-type="currency" office:currency="BRL" office:value="5022.46">
            <text:p>R$ 5.022,46</text:p>
          </table:table-cell>
          <table:table-cell table:style-name="ce65" office:value-type="currency" office:currency="BRL" office:value="34223.01">
            <text:p>R$ 34.223,01</text:p>
          </table:table-cell>
        </table:table-row>
        <table:table-row table:style-name="ro4">
          <table:table-cell table:style-name="ce34" office:value-type="string">
            <text:p>Total Cont.Núm - Periodo</text:p>
          </table:table-cell>
          <table:table-cell table:style-name="ce42"/>
          <table:table-cell table:style-name="ce52" office:value-type="float" office:value="1">
            <text:p>1</text:p>
          </table:table-cell>
          <table:table-cell table:style-name="ce56" office:value-type="float" office:value="26">
            <text:p>26</text:p>
          </table:table-cell>
          <table:table-cell table:style-name="ce56" office:value-type="float" office:value="45">
            <text:p>45</text:p>
          </table:table-cell>
          <table:table-cell table:style-name="ce56" office:value-type="float" office:value="1">
            <text:p>1</text:p>
          </table:table-cell>
          <table:table-cell table:style-name="ce60"/>
          <table:table-cell table:style-name="ce66" office:value-type="float" office:value="73">
            <text:p>73</text:p>
          </table:table-cell>
        </table:table-row>
      </table:table>
      <table:table table:name="Planilha5" table:style-name="ta1">
        <table:table-column table:style-name="co30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3" table:default-cell-style-name="ce78"/>
        <table:table-column table:style-name="co3" table:number-columns-repeated="2" table:default-cell-style-name="Default"/>
        <table:table-column table:style-name="co14" table:number-columns-repeated="1015" table:default-cell-style-name="Default"/>
        <table:table-row table:style-name="ro5">
          <table:table-cell table:style-name="ce71" office:value-type="currency" office:currency="BRL" office:value="163">
            <text:p>R$ 163,00</text:p>
          </table:table-cell>
          <table:table-cell table:style-name="ce74" office:value-type="float" office:value="0.02">
            <text:p>0,02</text:p>
          </table:table-cell>
          <table:table-cell table:style-name="ce74" office:value-type="float" office:value="50">
            <text:p>50</text:p>
          </table:table-cell>
          <table:table-cell table:style-name="ce74" office:value-type="float" office:value="1.02402">
            <text:p>1,02402</text:p>
          </table:table-cell>
          <table:table-cell table:style-name="ce75" table:formula="of:=[.A1]/[.B1]" office:value-type="float" office:value="8150">
            <text:p>8150</text:p>
          </table:table-cell>
          <table:table-cell table:style-name="ce74"/>
          <table:table-cell table:style-name="ce76" office:value-type="string">
            <text:p>buy</text:p>
          </table:table-cell>
          <table:table-cell table:style-name="ce74" office:value-type="string">
            <text:p>buy sl</text:p>
          </table:table-cell>
          <table:table-cell table:style-name="ce74" office:value-type="string">
            <text:p>sell</text:p>
          </table:table-cell>
          <table:table-cell table:style-name="ce74" office:value-type="string">
            <text:p>sell sl</text:p>
          </table:table-cell>
          <table:table-cell table:style-name="ce74" table:number-columns-repeated="1014"/>
        </table:table-row>
        <table:table-row table:style-name="ro3">
          <table:table-cell table:style-name="ce72" office:value-type="percentage" office:value="0.1">
            <text:p>10,00%</text:p>
          </table:table-cell>
          <table:table-cell table:style-name="ce72" table:formula="of:=ROUND([.A2]*10/[.$C$1];2)" office:value-type="percentage" office:value="0.02">
            <text:p>2,00%</text:p>
          </table:table-cell>
          <table:table-cell table:formula="of:=ROUND([.$E$1]*[.B2];0)" office:value-type="float" office:value="163">
            <text:p>163</text:p>
          </table:table-cell>
          <table:table-cell table:style-name="ce72" office:value-type="percentage" office:value="0.03">
            <text:p>3,00%</text:p>
          </table:table-cell>
          <table:table-cell table:formula="of:=ROUND([.C2]*[.D2];0)" office:value-type="float" office:value="5">
            <text:p>5</text:p>
          </table:table-cell>
          <table:table-cell table:style-name="ce73" table:formula="of:=[.E2]*[.$B$1]" office:value-type="currency" office:currency="BRL" office:value="0.1">
            <text:p>R$ 0,10</text:p>
          </table:table-cell>
          <table:table-cell table:style-name="ce77" table:formula="of:=[.$D$1]+[.C2]*0.00001" office:value-type="float" office:value="1.02565">
            <text:p>1,02565</text:p>
          </table:table-cell>
          <table:table-cell table:formula="of:=[.$D$1]+[.$E2]*0.00001" office:value-type="float" office:value="1.02407">
            <text:p>1,02407</text:p>
          </table:table-cell>
          <table:table-cell table:style-name="ce79" table:formula="of:=[.$D$1]-[.C2]*0.00001" office:value-type="float" office:value="1.02239">
            <text:p>1,02239</text:p>
          </table:table-cell>
          <table:table-cell table:formula="of:=[.$D$1]-[.$E2]*0.00001" office:value-type="float" office:value="1.02397">
            <text:p>1,02397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2">
            <text:p>20,00%</text:p>
          </table:table-cell>
          <table:table-cell table:style-name="ce72" table:formula="of:=ROUND([.A3]*10/[.$C$1];2)" office:value-type="percentage" office:value="0.04">
            <text:p>4,00%</text:p>
          </table:table-cell>
          <table:table-cell table:formula="of:=ROUND([.$E$1]*[.B3];0)" office:value-type="float" office:value="326">
            <text:p>326</text:p>
          </table:table-cell>
          <table:table-cell table:style-name="ce72" office:value-type="percentage" office:value="0.05">
            <text:p>5,00%</text:p>
          </table:table-cell>
          <table:table-cell table:formula="of:=ROUND([.C3]*[.D3];0)" office:value-type="float" office:value="16">
            <text:p>16</text:p>
          </table:table-cell>
          <table:table-cell table:style-name="ce73" table:formula="of:=[.E3]*[.$B$1]" office:value-type="currency" office:currency="BRL" office:value="0.32">
            <text:p>R$ 0,32</text:p>
          </table:table-cell>
          <table:table-cell table:style-name="ce77" table:formula="of:=[.$D$1]+[.C3]*0.00001" office:value-type="float" office:value="1.02728">
            <text:p>1,02728</text:p>
          </table:table-cell>
          <table:table-cell table:style-name="ce79" table:formula="of:=[.$D$1]+[.$E3]*0.00001" office:value-type="float" office:value="1.02418">
            <text:p>1,02418</text:p>
          </table:table-cell>
          <table:table-cell table:style-name="ce79" table:formula="of:=[.$D$1]-[.C3]*0.00001" office:value-type="float" office:value="1.02076">
            <text:p>1,02076</text:p>
          </table:table-cell>
          <table:table-cell table:formula="of:=[.$D$1]-[.$E3]*0.00001" office:value-type="float" office:value="1.02386">
            <text:p>1,02386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3">
            <text:p>30,00%</text:p>
          </table:table-cell>
          <table:table-cell table:style-name="ce72" table:formula="of:=ROUND([.A4]*10/[.$C$1];2)" office:value-type="percentage" office:value="0.06">
            <text:p>6,00%</text:p>
          </table:table-cell>
          <table:table-cell table:formula="of:=ROUND([.$E$1]*[.B4];0)" office:value-type="float" office:value="489">
            <text:p>489</text:p>
          </table:table-cell>
          <table:table-cell table:style-name="ce72" office:value-type="percentage" office:value="0.08">
            <text:p>8,00%</text:p>
          </table:table-cell>
          <table:table-cell table:formula="of:=ROUND([.C4]*[.D4];0)" office:value-type="float" office:value="39">
            <text:p>39</text:p>
          </table:table-cell>
          <table:table-cell table:style-name="ce73" table:formula="of:=[.E4]*[.$B$1]" office:value-type="currency" office:currency="BRL" office:value="0.78">
            <text:p>R$ 0,78</text:p>
          </table:table-cell>
          <table:table-cell table:style-name="ce77" table:formula="of:=[.$D$1]+[.C4]*0.00001" office:value-type="float" office:value="1.02891">
            <text:p>1,02891</text:p>
          </table:table-cell>
          <table:table-cell table:formula="of:=[.$D$1]+[.$E4]*0.00001" office:value-type="float" office:value="1.02441">
            <text:p>1,02441</text:p>
          </table:table-cell>
          <table:table-cell table:style-name="ce79" table:formula="of:=[.$D$1]-[.C4]*0.00001" office:value-type="float" office:value="1.01913">
            <text:p>1,01913</text:p>
          </table:table-cell>
          <table:table-cell table:formula="of:=[.$D$1]-[.$E4]*0.00001" office:value-type="float" office:value="1.02363">
            <text:p>1,02363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4">
            <text:p>40,00%</text:p>
          </table:table-cell>
          <table:table-cell table:style-name="ce72" table:formula="of:=ROUND([.A5]*10/[.$C$1];2)" office:value-type="percentage" office:value="0.08">
            <text:p>8,00%</text:p>
          </table:table-cell>
          <table:table-cell table:formula="of:=ROUND([.$E$1]*[.B5];0)" office:value-type="float" office:value="652">
            <text:p>652</text:p>
          </table:table-cell>
          <table:table-cell table:style-name="ce72" office:value-type="percentage" office:value="0.13">
            <text:p>13,00%</text:p>
          </table:table-cell>
          <table:table-cell table:formula="of:=ROUND([.C5]*[.D5];0)" office:value-type="float" office:value="85">
            <text:p>85</text:p>
          </table:table-cell>
          <table:table-cell table:style-name="ce73" table:formula="of:=[.E5]*[.$B$1]" office:value-type="currency" office:currency="BRL" office:value="1.7">
            <text:p>R$ 1,70</text:p>
          </table:table-cell>
          <table:table-cell table:style-name="ce77" table:formula="of:=[.$D$1]+[.C5]*0.00001" office:value-type="float" office:value="1.03054">
            <text:p>1,03054</text:p>
          </table:table-cell>
          <table:table-cell table:formula="of:=[.$D$1]+[.$E5]*0.00001" office:value-type="float" office:value="1.02487">
            <text:p>1,02487</text:p>
          </table:table-cell>
          <table:table-cell table:style-name="ce79" table:formula="of:=[.$D$1]-[.C5]*0.00001" office:value-type="float" office:value="1.0175">
            <text:p>1,01750</text:p>
          </table:table-cell>
          <table:table-cell table:formula="of:=[.$D$1]-[.$E5]*0.00001" office:value-type="float" office:value="1.02317">
            <text:p>1,02317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5">
            <text:p>50,00%</text:p>
          </table:table-cell>
          <table:table-cell table:style-name="ce72" table:formula="of:=ROUND([.A6]*10/[.$C$1];2)" office:value-type="percentage" office:value="0.1">
            <text:p>10,00%</text:p>
          </table:table-cell>
          <table:table-cell table:formula="of:=ROUND([.$E$1]*[.B6];0)" office:value-type="float" office:value="815">
            <text:p>815</text:p>
          </table:table-cell>
          <table:table-cell table:style-name="ce72" office:value-type="percentage" office:value="0.21">
            <text:p>21,00%</text:p>
          </table:table-cell>
          <table:table-cell table:formula="of:=ROUND([.C6]*[.D6];0)" office:value-type="float" office:value="171">
            <text:p>171</text:p>
          </table:table-cell>
          <table:table-cell table:style-name="ce73" table:formula="of:=[.E6]*[.$B$1]" office:value-type="currency" office:currency="BRL" office:value="3.42">
            <text:p>R$ 3,42</text:p>
          </table:table-cell>
          <table:table-cell table:style-name="ce77" table:formula="of:=[.$D$1]+[.C6]*0.00001" office:value-type="float" office:value="1.03217">
            <text:p>1,03217</text:p>
          </table:table-cell>
          <table:table-cell table:formula="of:=[.$D$1]+[.$E6]*0.00001" office:value-type="float" office:value="1.02573">
            <text:p>1,02573</text:p>
          </table:table-cell>
          <table:table-cell table:style-name="ce79" table:formula="of:=[.$D$1]-[.C6]*0.00001" office:value-type="float" office:value="1.01587">
            <text:p>1,01587</text:p>
          </table:table-cell>
          <table:table-cell table:formula="of:=[.$D$1]-[.$E6]*0.00001" office:value-type="float" office:value="1.02231">
            <text:p>1,02231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6">
            <text:p>60,00%</text:p>
          </table:table-cell>
          <table:table-cell table:style-name="ce72" table:formula="of:=ROUND([.A7]*10/[.$C$1];2)" office:value-type="percentage" office:value="0.12">
            <text:p>12,00%</text:p>
          </table:table-cell>
          <table:table-cell table:formula="of:=ROUND([.$E$1]*[.B7];0)" office:value-type="float" office:value="978">
            <text:p>978</text:p>
          </table:table-cell>
          <table:table-cell table:style-name="ce72" office:value-type="percentage" office:value="0.34">
            <text:p>34,00%</text:p>
          </table:table-cell>
          <table:table-cell table:formula="of:=ROUND([.C7]*[.D7];0)" office:value-type="float" office:value="333">
            <text:p>333</text:p>
          </table:table-cell>
          <table:table-cell table:style-name="ce73" table:formula="of:=[.E7]*[.$B$1]" office:value-type="currency" office:currency="BRL" office:value="6.66">
            <text:p>R$ 6,66</text:p>
          </table:table-cell>
          <table:table-cell table:style-name="ce77" table:formula="of:=[.$D$1]+[.C7]*0.00001" office:value-type="float" office:value="1.0338">
            <text:p>1,03380</text:p>
          </table:table-cell>
          <table:table-cell table:formula="of:=[.$D$1]+[.$E7]*0.00001" office:value-type="float" office:value="1.02735">
            <text:p>1,02735</text:p>
          </table:table-cell>
          <table:table-cell table:style-name="ce79" table:formula="of:=[.$D$1]-[.C7]*0.00001" office:value-type="float" office:value="1.01424">
            <text:p>1,01424</text:p>
          </table:table-cell>
          <table:table-cell table:formula="of:=[.$D$1]-[.$E7]*0.00001" office:value-type="float" office:value="1.02069">
            <text:p>1,02069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7">
            <text:p>70,00%</text:p>
          </table:table-cell>
          <table:table-cell table:style-name="ce72" table:formula="of:=ROUND([.A8]*10/[.$C$1];2)" office:value-type="percentage" office:value="0.14">
            <text:p>14,00%</text:p>
          </table:table-cell>
          <table:table-cell table:formula="of:=ROUND([.$E$1]*[.B8];0)" office:value-type="float" office:value="1141">
            <text:p>1141</text:p>
          </table:table-cell>
          <table:table-cell table:style-name="ce72" office:value-type="percentage" office:value="0.55">
            <text:p>55,00%</text:p>
          </table:table-cell>
          <table:table-cell table:formula="of:=ROUND([.C8]*[.D8];0)" office:value-type="float" office:value="628">
            <text:p>628</text:p>
          </table:table-cell>
          <table:table-cell table:style-name="ce73" table:formula="of:=[.E8]*[.$B$1]" office:value-type="currency" office:currency="BRL" office:value="12.56">
            <text:p>R$ 12,56</text:p>
          </table:table-cell>
          <table:table-cell table:style-name="ce77" table:formula="of:=[.$D$1]+[.C8]*0.00001" office:value-type="float" office:value="1.03543">
            <text:p>1,03543</text:p>
          </table:table-cell>
          <table:table-cell table:formula="of:=[.$D$1]+[.$E8]*0.00001" office:value-type="float" office:value="1.0303">
            <text:p>1,0303</text:p>
          </table:table-cell>
          <table:table-cell table:style-name="ce79" table:formula="of:=[.$D$1]-[.C8]*0.00001" office:value-type="float" office:value="1.01261">
            <text:p>1,01261</text:p>
          </table:table-cell>
          <table:table-cell table:formula="of:=[.$D$1]-[.$E8]*0.00001" office:value-type="float" office:value="1.01774">
            <text:p>1,01774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8">
            <text:p>80,00%</text:p>
          </table:table-cell>
          <table:table-cell table:style-name="ce72" table:formula="of:=ROUND([.A9]*10/[.$C$1];2)" office:value-type="percentage" office:value="0.16">
            <text:p>16,00%</text:p>
          </table:table-cell>
          <table:table-cell table:formula="of:=ROUND([.$E$1]*[.B9];0)" office:value-type="float" office:value="1304">
            <text:p>1304</text:p>
          </table:table-cell>
          <table:table-cell table:style-name="ce72" office:value-type="percentage" office:value="0.55">
            <text:p>55,00%</text:p>
          </table:table-cell>
          <table:table-cell table:formula="of:=ROUND([.C9]*[.D9];0)" office:value-type="float" office:value="717">
            <text:p>717</text:p>
          </table:table-cell>
          <table:table-cell table:style-name="ce73" table:formula="of:=[.E9]*[.$B$1]" office:value-type="currency" office:currency="BRL" office:value="14.34">
            <text:p>R$ 14,34</text:p>
          </table:table-cell>
          <table:table-cell table:style-name="ce77" table:formula="of:=[.$D$1]+[.C9]*0.00001" office:value-type="float" office:value="1.03706">
            <text:p>1,03706</text:p>
          </table:table-cell>
          <table:table-cell table:formula="of:=[.$D$1]+[.$E9]*0.00001" office:value-type="float" office:value="1.03119">
            <text:p>1,03119</text:p>
          </table:table-cell>
          <table:table-cell table:style-name="ce79" table:formula="of:=[.$D$1]-[.C9]*0.00001" office:value-type="float" office:value="1.01098">
            <text:p>1,01098</text:p>
          </table:table-cell>
          <table:table-cell table:formula="of:=[.$D$1]-[.$E9]*0.00001" office:value-type="float" office:value="1.01685">
            <text:p>1,01685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0.9">
            <text:p>90,00%</text:p>
          </table:table-cell>
          <table:table-cell table:style-name="ce72" table:formula="of:=ROUND([.A10]*10/[.$C$1];2)" office:value-type="percentage" office:value="0.18">
            <text:p>18,00%</text:p>
          </table:table-cell>
          <table:table-cell table:formula="of:=ROUND([.$E$1]*[.B10];0)" office:value-type="float" office:value="1467">
            <text:p>1467</text:p>
          </table:table-cell>
          <table:table-cell table:style-name="ce72" office:value-type="percentage" office:value="0.55">
            <text:p>55,00%</text:p>
          </table:table-cell>
          <table:table-cell table:formula="of:=ROUND([.C10]*[.D10];0)" office:value-type="float" office:value="807">
            <text:p>807</text:p>
          </table:table-cell>
          <table:table-cell table:style-name="ce73" table:formula="of:=[.E10]*[.$B$1]" office:value-type="currency" office:currency="BRL" office:value="16.14">
            <text:p>R$ 16,14</text:p>
          </table:table-cell>
          <table:table-cell table:style-name="ce77" table:formula="of:=[.$D$1]+[.C10]*0.00001" office:value-type="float" office:value="1.03869">
            <text:p>1,03869</text:p>
          </table:table-cell>
          <table:table-cell table:style-name="ce79" table:formula="of:=[.$D$1]+[.$E10]*0.00001" office:value-type="float" office:value="1.03209">
            <text:p>1,03209</text:p>
          </table:table-cell>
          <table:table-cell table:style-name="ce79" table:formula="of:=[.$D$1]-[.C10]*0.00001" office:value-type="float" office:value="1.00935">
            <text:p>1,00935</text:p>
          </table:table-cell>
          <table:table-cell table:formula="of:=[.$D$1]-[.$E10]*0.00001" office:value-type="float" office:value="1.01595">
            <text:p>1,01595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">
            <text:p>100,00%</text:p>
          </table:table-cell>
          <table:table-cell table:style-name="ce72" table:formula="of:=ROUND([.A11]*10/[.$C$1];2)" office:value-type="percentage" office:value="0.2">
            <text:p>20,00%</text:p>
          </table:table-cell>
          <table:table-cell table:formula="of:=ROUND([.$E$1]*[.B11];0)" office:value-type="float" office:value="1630">
            <text:p>1630</text:p>
          </table:table-cell>
          <table:table-cell table:style-name="ce72" office:value-type="percentage" office:value="0.55">
            <text:p>55,00%</text:p>
          </table:table-cell>
          <table:table-cell table:formula="of:=ROUND([.C11]*[.D11];0)" office:value-type="float" office:value="897">
            <text:p>897</text:p>
          </table:table-cell>
          <table:table-cell table:style-name="ce73" table:formula="of:=[.E11]*[.$B$1]" office:value-type="currency" office:currency="BRL" office:value="17.94">
            <text:p>R$ 17,94</text:p>
          </table:table-cell>
          <table:table-cell table:style-name="ce77" table:formula="of:=[.$D$1]+[.C11]*0.00001" office:value-type="float" office:value="1.04032">
            <text:p>1,04032</text:p>
          </table:table-cell>
          <table:table-cell table:formula="of:=[.$D$1]+[.$E11]*0.00001" office:value-type="float" office:value="1.03299">
            <text:p>1,03299</text:p>
          </table:table-cell>
          <table:table-cell table:style-name="ce79" table:formula="of:=[.$D$1]-[.C11]*0.00001" office:value-type="float" office:value="1.00772">
            <text:p>1,00772</text:p>
          </table:table-cell>
          <table:table-cell table:formula="of:=[.$D$1]-[.$E11]*0.00001" office:value-type="float" office:value="1.01505">
            <text:p>1,01505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1">
            <text:p>110,00%</text:p>
          </table:table-cell>
          <table:table-cell table:style-name="ce72" table:formula="of:=ROUND([.A12]*10/[.$C$1];2)" office:value-type="percentage" office:value="0.22">
            <text:p>22,00%</text:p>
          </table:table-cell>
          <table:table-cell table:formula="of:=ROUND([.$E$1]*[.B12];0)" office:value-type="float" office:value="1793">
            <text:p>1793</text:p>
          </table:table-cell>
          <table:table-cell table:style-name="ce72" office:value-type="percentage" office:value="0.55">
            <text:p>55,00%</text:p>
          </table:table-cell>
          <table:table-cell table:formula="of:=ROUND([.C12]*[.D12];0)" office:value-type="float" office:value="986">
            <text:p>986</text:p>
          </table:table-cell>
          <table:table-cell table:style-name="ce73" table:formula="of:=[.E12]*[.$B$1]" office:value-type="currency" office:currency="BRL" office:value="19.72">
            <text:p>R$ 19,72</text:p>
          </table:table-cell>
          <table:table-cell table:style-name="ce77" table:formula="of:=[.$D$1]+[.C12]*0.00001" office:value-type="float" office:value="1.04195">
            <text:p>1,04195</text:p>
          </table:table-cell>
          <table:table-cell table:formula="of:=[.$D$1]+[.$E12]*0.00001" office:value-type="float" office:value="1.03388">
            <text:p>1,03388</text:p>
          </table:table-cell>
          <table:table-cell table:style-name="ce79" table:formula="of:=[.$D$1]-[.C12]*0.00001" office:value-type="float" office:value="1.00609">
            <text:p>1,00609</text:p>
          </table:table-cell>
          <table:table-cell table:formula="of:=[.$D$1]-[.$E12]*0.00001" office:value-type="float" office:value="1.01416">
            <text:p>1,01416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2">
            <text:p>120,00%</text:p>
          </table:table-cell>
          <table:table-cell table:style-name="ce72" table:formula="of:=ROUND([.A13]*10/[.$C$1];2)" office:value-type="percentage" office:value="0.24">
            <text:p>24,00%</text:p>
          </table:table-cell>
          <table:table-cell table:formula="of:=ROUND([.$E$1]*[.B13];0)" office:value-type="float" office:value="1956">
            <text:p>1956</text:p>
          </table:table-cell>
          <table:table-cell table:style-name="ce72" office:value-type="percentage" office:value="0.55">
            <text:p>55,00%</text:p>
          </table:table-cell>
          <table:table-cell table:formula="of:=ROUND([.C13]*[.D13];0)" office:value-type="float" office:value="1076">
            <text:p>1076</text:p>
          </table:table-cell>
          <table:table-cell table:style-name="ce73" table:formula="of:=[.E13]*[.$B$1]" office:value-type="currency" office:currency="BRL" office:value="21.52">
            <text:p>R$ 21,52</text:p>
          </table:table-cell>
          <table:table-cell table:style-name="ce77" table:formula="of:=[.$D$1]+[.C13]*0.00001" office:value-type="float" office:value="1.04358">
            <text:p>1,04358</text:p>
          </table:table-cell>
          <table:table-cell table:formula="of:=[.$D$1]+[.$E13]*0.00001" office:value-type="float" office:value="1.03478">
            <text:p>1,03478</text:p>
          </table:table-cell>
          <table:table-cell table:style-name="ce79" table:formula="of:=[.$D$1]-[.C13]*0.00001" office:value-type="float" office:value="1.00446">
            <text:p>1,00446</text:p>
          </table:table-cell>
          <table:table-cell table:formula="of:=[.$D$1]-[.$E13]*0.00001" office:value-type="float" office:value="1.01326">
            <text:p>1,01326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3">
            <text:p>130,00%</text:p>
          </table:table-cell>
          <table:table-cell table:style-name="ce72" table:formula="of:=ROUND([.A14]*10/[.$C$1];2)" office:value-type="percentage" office:value="0.26">
            <text:p>26,00%</text:p>
          </table:table-cell>
          <table:table-cell table:formula="of:=ROUND([.$E$1]*[.B14];0)" office:value-type="float" office:value="2119">
            <text:p>2119</text:p>
          </table:table-cell>
          <table:table-cell table:style-name="ce72" office:value-type="percentage" office:value="0.55">
            <text:p>55,00%</text:p>
          </table:table-cell>
          <table:table-cell table:formula="of:=ROUND([.C14]*[.D14];0)" office:value-type="float" office:value="1165">
            <text:p>1165</text:p>
          </table:table-cell>
          <table:table-cell table:style-name="ce73" table:formula="of:=[.E14]*[.$B$1]" office:value-type="currency" office:currency="BRL" office:value="23.3">
            <text:p>R$ 23,30</text:p>
          </table:table-cell>
          <table:table-cell table:style-name="ce77" table:formula="of:=[.$D$1]+[.C14]*0.00001" office:value-type="float" office:value="1.04521">
            <text:p>1,04521</text:p>
          </table:table-cell>
          <table:table-cell table:formula="of:=[.$D$1]+[.$E14]*0.00001" office:value-type="float" office:value="1.03567">
            <text:p>1,03567</text:p>
          </table:table-cell>
          <table:table-cell table:style-name="ce79" table:formula="of:=[.$D$1]-[.C14]*0.00001" office:value-type="float" office:value="1.00283">
            <text:p>1,00283</text:p>
          </table:table-cell>
          <table:table-cell table:formula="of:=[.$D$1]-[.$E14]*0.00001" office:value-type="float" office:value="1.01237">
            <text:p>1,01237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4">
            <text:p>140,00%</text:p>
          </table:table-cell>
          <table:table-cell table:style-name="ce72" table:formula="of:=ROUND([.A15]*10/[.$C$1];2)" office:value-type="percentage" office:value="0.28">
            <text:p>28,00%</text:p>
          </table:table-cell>
          <table:table-cell table:formula="of:=ROUND([.$E$1]*[.B15];0)" office:value-type="float" office:value="2282">
            <text:p>2282</text:p>
          </table:table-cell>
          <table:table-cell table:style-name="ce72" office:value-type="percentage" office:value="0.55">
            <text:p>55,00%</text:p>
          </table:table-cell>
          <table:table-cell table:formula="of:=ROUND([.C15]*[.D15];0)" office:value-type="float" office:value="1255">
            <text:p>1255</text:p>
          </table:table-cell>
          <table:table-cell table:style-name="ce73" table:formula="of:=[.E15]*[.$B$1]" office:value-type="currency" office:currency="BRL" office:value="25.1">
            <text:p>R$ 25,10</text:p>
          </table:table-cell>
          <table:table-cell table:style-name="ce77" table:formula="of:=[.$D$1]+[.C15]*0.00001" office:value-type="float" office:value="1.04684">
            <text:p>1,04684</text:p>
          </table:table-cell>
          <table:table-cell table:formula="of:=[.$D$1]+[.$E15]*0.00001" office:value-type="float" office:value="1.03657">
            <text:p>1,03657</text:p>
          </table:table-cell>
          <table:table-cell table:style-name="ce79" table:formula="of:=[.$D$1]-[.C15]*0.00001" office:value-type="float" office:value="1.0012">
            <text:p>1,00120</text:p>
          </table:table-cell>
          <table:table-cell table:formula="of:=[.$D$1]-[.$E15]*0.00001" office:value-type="float" office:value="1.01147">
            <text:p>1,01147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5">
            <text:p>150,00%</text:p>
          </table:table-cell>
          <table:table-cell table:style-name="ce72" table:formula="of:=ROUND([.A16]*10/[.$C$1];2)" office:value-type="percentage" office:value="0.3">
            <text:p>30,00%</text:p>
          </table:table-cell>
          <table:table-cell table:formula="of:=ROUND([.$E$1]*[.B16];0)" office:value-type="float" office:value="2445">
            <text:p>2445</text:p>
          </table:table-cell>
          <table:table-cell table:style-name="ce72" office:value-type="percentage" office:value="0.55">
            <text:p>55,00%</text:p>
          </table:table-cell>
          <table:table-cell table:formula="of:=ROUND([.C16]*[.D16];0)" office:value-type="float" office:value="1345">
            <text:p>1345</text:p>
          </table:table-cell>
          <table:table-cell table:style-name="ce73" table:formula="of:=[.E16]*[.$B$1]" office:value-type="currency" office:currency="BRL" office:value="26.9">
            <text:p>R$ 26,90</text:p>
          </table:table-cell>
          <table:table-cell table:style-name="ce77" table:formula="of:=[.$D$1]+[.C16]*0.00001" office:value-type="float" office:value="1.04847">
            <text:p>1,04847</text:p>
          </table:table-cell>
          <table:table-cell table:formula="of:=[.$D$1]+[.$E16]*0.00001" office:value-type="float" office:value="1.03747">
            <text:p>1,03747</text:p>
          </table:table-cell>
          <table:table-cell table:style-name="ce79" table:formula="of:=[.$D$1]-[.C16]*0.00001" office:value-type="float" office:value="0.99957">
            <text:p>0,99957</text:p>
          </table:table-cell>
          <table:table-cell table:formula="of:=[.$D$1]-[.$E16]*0.00001" office:value-type="float" office:value="1.01057">
            <text:p>1,01057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6">
            <text:p>160,00%</text:p>
          </table:table-cell>
          <table:table-cell table:style-name="ce72" table:formula="of:=ROUND([.A17]*10/[.$C$1];2)" office:value-type="percentage" office:value="0.32">
            <text:p>32,00%</text:p>
          </table:table-cell>
          <table:table-cell table:formula="of:=ROUND([.$E$1]*[.B17];0)" office:value-type="float" office:value="2608">
            <text:p>2608</text:p>
          </table:table-cell>
          <table:table-cell table:style-name="ce72" office:value-type="percentage" office:value="0.55">
            <text:p>55,00%</text:p>
          </table:table-cell>
          <table:table-cell table:formula="of:=ROUND([.C17]*[.D17];0)" office:value-type="float" office:value="1434">
            <text:p>1434</text:p>
          </table:table-cell>
          <table:table-cell table:style-name="ce73" table:formula="of:=[.E17]*[.$B$1]" office:value-type="currency" office:currency="BRL" office:value="28.68">
            <text:p>R$ 28,68</text:p>
          </table:table-cell>
          <table:table-cell table:style-name="ce77" table:formula="of:=[.$D$1]+[.C17]*0.00001" office:value-type="float" office:value="1.0501">
            <text:p>1,05010</text:p>
          </table:table-cell>
          <table:table-cell table:formula="of:=[.$D$1]+[.$E17]*0.00001" office:value-type="float" office:value="1.03836">
            <text:p>1,03836</text:p>
          </table:table-cell>
          <table:table-cell table:style-name="ce79" table:formula="of:=[.$D$1]-[.C17]*0.00001" office:value-type="float" office:value="0.99794">
            <text:p>0,99794</text:p>
          </table:table-cell>
          <table:table-cell table:formula="of:=[.$D$1]-[.$E17]*0.00001" office:value-type="float" office:value="1.00968">
            <text:p>1,00968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7">
            <text:p>170,00%</text:p>
          </table:table-cell>
          <table:table-cell table:style-name="ce72" table:formula="of:=ROUND([.A18]*10/[.$C$1];2)" office:value-type="percentage" office:value="0.34">
            <text:p>34,00%</text:p>
          </table:table-cell>
          <table:table-cell table:formula="of:=ROUND([.$E$1]*[.B18];0)" office:value-type="float" office:value="2771">
            <text:p>2771</text:p>
          </table:table-cell>
          <table:table-cell table:style-name="ce72" office:value-type="percentage" office:value="0.55">
            <text:p>55,00%</text:p>
          </table:table-cell>
          <table:table-cell table:formula="of:=ROUND([.C18]*[.D18];0)" office:value-type="float" office:value="1524">
            <text:p>1524</text:p>
          </table:table-cell>
          <table:table-cell table:style-name="ce73" table:formula="of:=[.E18]*[.$B$1]" office:value-type="currency" office:currency="BRL" office:value="30.48">
            <text:p>R$ 30,48</text:p>
          </table:table-cell>
          <table:table-cell table:style-name="ce77" table:formula="of:=[.$D$1]+[.C18]*0.00001" office:value-type="float" office:value="1.05173">
            <text:p>1,05173</text:p>
          </table:table-cell>
          <table:table-cell table:style-name="ce79" table:formula="of:=[.$D$1]+[.$E18]*0.00001" office:value-type="float" office:value="1.03926">
            <text:p>1,03926</text:p>
          </table:table-cell>
          <table:table-cell table:style-name="ce79" table:formula="of:=[.$D$1]-[.C18]*0.00001" office:value-type="float" office:value="0.99631">
            <text:p>0,99631</text:p>
          </table:table-cell>
          <table:table-cell table:formula="of:=[.$D$1]-[.$E18]*0.00001" office:value-type="float" office:value="1.00878">
            <text:p>1,00878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8">
            <text:p>180,00%</text:p>
          </table:table-cell>
          <table:table-cell table:style-name="ce72" table:formula="of:=ROUND([.A19]*10/[.$C$1];2)" office:value-type="percentage" office:value="0.36">
            <text:p>36,00%</text:p>
          </table:table-cell>
          <table:table-cell table:formula="of:=ROUND([.$E$1]*[.B19];0)" office:value-type="float" office:value="2934">
            <text:p>2934</text:p>
          </table:table-cell>
          <table:table-cell table:style-name="ce72" office:value-type="percentage" office:value="0.55">
            <text:p>55,00%</text:p>
          </table:table-cell>
          <table:table-cell table:formula="of:=ROUND([.C19]*[.D19];0)" office:value-type="float" office:value="1614">
            <text:p>1614</text:p>
          </table:table-cell>
          <table:table-cell table:style-name="ce73" table:formula="of:=[.E19]*[.$B$1]" office:value-type="currency" office:currency="BRL" office:value="32.28">
            <text:p>R$ 32,28</text:p>
          </table:table-cell>
          <table:table-cell table:style-name="ce77" table:formula="of:=[.$D$1]+[.C19]*0.00001" office:value-type="float" office:value="1.05336">
            <text:p>1,05336</text:p>
          </table:table-cell>
          <table:table-cell table:formula="of:=[.$D$1]+[.$E19]*0.00001" office:value-type="float" office:value="1.04016">
            <text:p>1,04016</text:p>
          </table:table-cell>
          <table:table-cell table:style-name="ce79" table:formula="of:=[.$D$1]-[.C19]*0.00001" office:value-type="float" office:value="0.99468">
            <text:p>0,99468</text:p>
          </table:table-cell>
          <table:table-cell table:formula="of:=[.$D$1]-[.$E19]*0.00001" office:value-type="float" office:value="1.00788">
            <text:p>1,00788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1.9">
            <text:p>190,00%</text:p>
          </table:table-cell>
          <table:table-cell table:style-name="ce72" table:formula="of:=ROUND([.A20]*10/[.$C$1];2)" office:value-type="percentage" office:value="0.38">
            <text:p>38,00%</text:p>
          </table:table-cell>
          <table:table-cell table:formula="of:=ROUND([.$E$1]*[.B20];0)" office:value-type="float" office:value="3097">
            <text:p>3097</text:p>
          </table:table-cell>
          <table:table-cell table:style-name="ce72" office:value-type="percentage" office:value="0.55">
            <text:p>55,00%</text:p>
          </table:table-cell>
          <table:table-cell table:formula="of:=ROUND([.C20]*[.D20];0)" office:value-type="float" office:value="1703">
            <text:p>1703</text:p>
          </table:table-cell>
          <table:table-cell table:style-name="ce73" table:formula="of:=[.E20]*[.$B$1]" office:value-type="currency" office:currency="BRL" office:value="34.06">
            <text:p>R$ 34,06</text:p>
          </table:table-cell>
          <table:table-cell table:style-name="ce77" table:formula="of:=[.$D$1]+[.C20]*0.00001" office:value-type="float" office:value="1.05499">
            <text:p>1,05499</text:p>
          </table:table-cell>
          <table:table-cell table:formula="of:=[.$D$1]+[.$E20]*0.00001" office:value-type="float" office:value="1.04105">
            <text:p>1,04105</text:p>
          </table:table-cell>
          <table:table-cell table:style-name="ce79" table:formula="of:=[.$D$1]-[.C20]*0.00001" office:value-type="float" office:value="0.99305">
            <text:p>0,99305</text:p>
          </table:table-cell>
          <table:table-cell table:formula="of:=[.$D$1]-[.$E20]*0.00001" office:value-type="float" office:value="1.00699">
            <text:p>1,00699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">
            <text:p>200,00%</text:p>
          </table:table-cell>
          <table:table-cell table:style-name="ce72" table:formula="of:=ROUND([.A21]*10/[.$C$1];2)" office:value-type="percentage" office:value="0.4">
            <text:p>40,00%</text:p>
          </table:table-cell>
          <table:table-cell table:formula="of:=ROUND([.$E$1]*[.B21];0)" office:value-type="float" office:value="3260">
            <text:p>3260</text:p>
          </table:table-cell>
          <table:table-cell table:style-name="ce72" office:value-type="percentage" office:value="0.55">
            <text:p>55,00%</text:p>
          </table:table-cell>
          <table:table-cell table:formula="of:=ROUND([.C21]*[.D21];0)" office:value-type="float" office:value="1793">
            <text:p>1793</text:p>
          </table:table-cell>
          <table:table-cell table:style-name="ce73" table:formula="of:=[.E21]*[.$B$1]" office:value-type="currency" office:currency="BRL" office:value="35.86">
            <text:p>R$ 35,86</text:p>
          </table:table-cell>
          <table:table-cell table:style-name="ce77" table:formula="of:=[.$D$1]+[.C21]*0.00001" office:value-type="float" office:value="1.05662">
            <text:p>1,05662</text:p>
          </table:table-cell>
          <table:table-cell table:formula="of:=[.$D$1]+[.$E21]*0.00001" office:value-type="float" office:value="1.04195">
            <text:p>1,04195</text:p>
          </table:table-cell>
          <table:table-cell table:style-name="ce79" table:formula="of:=[.$D$1]-[.C21]*0.00001" office:value-type="float" office:value="0.99142">
            <text:p>0,99142</text:p>
          </table:table-cell>
          <table:table-cell table:formula="of:=[.$D$1]-[.$E21]*0.00001" office:value-type="float" office:value="1.00609">
            <text:p>1,00609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1">
            <text:p>210,00%</text:p>
          </table:table-cell>
          <table:table-cell table:style-name="ce72" table:formula="of:=ROUND([.A22]*10/[.$C$1];2)" office:value-type="percentage" office:value="0.42">
            <text:p>42,00%</text:p>
          </table:table-cell>
          <table:table-cell table:formula="of:=ROUND([.$E$1]*[.B22];0)" office:value-type="float" office:value="3423">
            <text:p>3423</text:p>
          </table:table-cell>
          <table:table-cell table:style-name="ce72" office:value-type="percentage" office:value="0.55">
            <text:p>55,00%</text:p>
          </table:table-cell>
          <table:table-cell table:formula="of:=ROUND([.C22]*[.D22];0)" office:value-type="float" office:value="1883">
            <text:p>1883</text:p>
          </table:table-cell>
          <table:table-cell table:style-name="ce73" table:formula="of:=[.E22]*[.$B$1]" office:value-type="currency" office:currency="BRL" office:value="37.66">
            <text:p>R$ 37,66</text:p>
          </table:table-cell>
          <table:table-cell table:style-name="ce77" table:formula="of:=[.$D$1]+[.C22]*0.00001" office:value-type="float" office:value="1.05825">
            <text:p>1,05825</text:p>
          </table:table-cell>
          <table:table-cell table:formula="of:=[.$D$1]+[.$E22]*0.00001" office:value-type="float" office:value="1.04285">
            <text:p>1,04285</text:p>
          </table:table-cell>
          <table:table-cell table:style-name="ce79" table:formula="of:=[.$D$1]-[.C22]*0.00001" office:value-type="float" office:value="0.98979">
            <text:p>0,98979</text:p>
          </table:table-cell>
          <table:table-cell table:formula="of:=[.$D$1]-[.$E22]*0.00001" office:value-type="float" office:value="1.00519">
            <text:p>1,00519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2">
            <text:p>220,00%</text:p>
          </table:table-cell>
          <table:table-cell table:style-name="ce72" table:formula="of:=ROUND([.A23]*10/[.$C$1];2)" office:value-type="percentage" office:value="0.44">
            <text:p>44,00%</text:p>
          </table:table-cell>
          <table:table-cell table:formula="of:=ROUND([.$E$1]*[.B23];0)" office:value-type="float" office:value="3586">
            <text:p>3586</text:p>
          </table:table-cell>
          <table:table-cell table:style-name="ce72" office:value-type="percentage" office:value="0.55">
            <text:p>55,00%</text:p>
          </table:table-cell>
          <table:table-cell table:formula="of:=ROUND([.C23]*[.D23];0)" office:value-type="float" office:value="1972">
            <text:p>1972</text:p>
          </table:table-cell>
          <table:table-cell table:style-name="ce73" table:formula="of:=[.E23]*[.$B$1]" office:value-type="currency" office:currency="BRL" office:value="39.44">
            <text:p>R$ 39,44</text:p>
          </table:table-cell>
          <table:table-cell table:style-name="ce77" table:formula="of:=[.$D$1]+[.C23]*0.00001" office:value-type="float" office:value="1.05988">
            <text:p>1,05988</text:p>
          </table:table-cell>
          <table:table-cell table:formula="of:=[.$D$1]+[.$E23]*0.00001" office:value-type="float" office:value="1.04374">
            <text:p>1,04374</text:p>
          </table:table-cell>
          <table:table-cell table:style-name="ce79" table:formula="of:=[.$D$1]-[.C23]*0.00001" office:value-type="float" office:value="0.98816">
            <text:p>0,98816</text:p>
          </table:table-cell>
          <table:table-cell table:formula="of:=[.$D$1]-[.$E23]*0.00001" office:value-type="float" office:value="1.0043">
            <text:p>1,0043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3">
            <text:p>230,00%</text:p>
          </table:table-cell>
          <table:table-cell table:style-name="ce72" table:formula="of:=ROUND([.A24]*10/[.$C$1];2)" office:value-type="percentage" office:value="0.46">
            <text:p>46,00%</text:p>
          </table:table-cell>
          <table:table-cell table:formula="of:=ROUND([.$E$1]*[.B24];0)" office:value-type="float" office:value="3749">
            <text:p>3749</text:p>
          </table:table-cell>
          <table:table-cell table:style-name="ce72" office:value-type="percentage" office:value="0.55">
            <text:p>55,00%</text:p>
          </table:table-cell>
          <table:table-cell table:formula="of:=ROUND([.C24]*[.D24];0)" office:value-type="float" office:value="2062">
            <text:p>2062</text:p>
          </table:table-cell>
          <table:table-cell table:style-name="ce73" table:formula="of:=[.E24]*[.$B$1]" office:value-type="currency" office:currency="BRL" office:value="41.24">
            <text:p>R$ 41,24</text:p>
          </table:table-cell>
          <table:table-cell table:style-name="ce77" table:formula="of:=[.$D$1]+[.C24]*0.00001" office:value-type="float" office:value="1.06151">
            <text:p>1,06151</text:p>
          </table:table-cell>
          <table:table-cell table:formula="of:=[.$D$1]+[.$E24]*0.00001" office:value-type="float" office:value="1.04464">
            <text:p>1,04464</text:p>
          </table:table-cell>
          <table:table-cell table:style-name="ce79" table:formula="of:=[.$D$1]-[.C24]*0.00001" office:value-type="float" office:value="0.98653">
            <text:p>0,98653</text:p>
          </table:table-cell>
          <table:table-cell table:formula="of:=[.$D$1]-[.$E24]*0.00001" office:value-type="float" office:value="1.0034">
            <text:p>1,0034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4">
            <text:p>240,00%</text:p>
          </table:table-cell>
          <table:table-cell table:style-name="ce72" table:formula="of:=ROUND([.A25]*10/[.$C$1];2)" office:value-type="percentage" office:value="0.48">
            <text:p>48,00%</text:p>
          </table:table-cell>
          <table:table-cell table:formula="of:=ROUND([.$E$1]*[.B25];0)" office:value-type="float" office:value="3912">
            <text:p>3912</text:p>
          </table:table-cell>
          <table:table-cell table:style-name="ce72" office:value-type="percentage" office:value="0.55">
            <text:p>55,00%</text:p>
          </table:table-cell>
          <table:table-cell table:formula="of:=ROUND([.C25]*[.D25];0)" office:value-type="float" office:value="2152">
            <text:p>2152</text:p>
          </table:table-cell>
          <table:table-cell table:style-name="ce73" table:formula="of:=[.E25]*[.$B$1]" office:value-type="currency" office:currency="BRL" office:value="43.04">
            <text:p>R$ 43,04</text:p>
          </table:table-cell>
          <table:table-cell table:style-name="ce77" table:formula="of:=[.$D$1]+[.C25]*0.00001" office:value-type="float" office:value="1.06314">
            <text:p>1,06314</text:p>
          </table:table-cell>
          <table:table-cell table:formula="of:=[.$D$1]+[.$E25]*0.00001" office:value-type="float" office:value="1.04554">
            <text:p>1,04554</text:p>
          </table:table-cell>
          <table:table-cell table:style-name="ce79" table:formula="of:=[.$D$1]-[.C25]*0.00001" office:value-type="float" office:value="0.9849">
            <text:p>0,98490</text:p>
          </table:table-cell>
          <table:table-cell table:formula="of:=[.$D$1]-[.$E25]*0.00001" office:value-type="float" office:value="1.0025">
            <text:p>1,0025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5">
            <text:p>250,00%</text:p>
          </table:table-cell>
          <table:table-cell table:style-name="ce72" table:formula="of:=ROUND([.A26]*10/[.$C$1];2)" office:value-type="percentage" office:value="0.5">
            <text:p>50,00%</text:p>
          </table:table-cell>
          <table:table-cell table:formula="of:=ROUND([.$E$1]*[.B26];0)" office:value-type="float" office:value="4075">
            <text:p>4075</text:p>
          </table:table-cell>
          <table:table-cell table:style-name="ce72" office:value-type="percentage" office:value="0.55">
            <text:p>55,00%</text:p>
          </table:table-cell>
          <table:table-cell table:formula="of:=ROUND([.C26]*[.D26];0)" office:value-type="float" office:value="2241">
            <text:p>2241</text:p>
          </table:table-cell>
          <table:table-cell table:style-name="ce73" table:formula="of:=[.E26]*[.$B$1]" office:value-type="currency" office:currency="BRL" office:value="44.82">
            <text:p>R$ 44,82</text:p>
          </table:table-cell>
          <table:table-cell table:style-name="ce77" table:formula="of:=[.$D$1]+[.C26]*0.00001" office:value-type="float" office:value="1.06477">
            <text:p>1,06477</text:p>
          </table:table-cell>
          <table:table-cell table:formula="of:=[.$D$1]+[.$E26]*0.00001" office:value-type="float" office:value="1.04643">
            <text:p>1,04643</text:p>
          </table:table-cell>
          <table:table-cell table:style-name="ce79" table:formula="of:=[.$D$1]-[.C26]*0.00001" office:value-type="float" office:value="0.98327">
            <text:p>0,98327</text:p>
          </table:table-cell>
          <table:table-cell table:formula="of:=[.$D$1]-[.$E26]*0.00001" office:value-type="float" office:value="1.00161">
            <text:p>1,00161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6">
            <text:p>260,00%</text:p>
          </table:table-cell>
          <table:table-cell table:style-name="ce72" table:formula="of:=ROUND([.A27]*10/[.$C$1];2)" office:value-type="percentage" office:value="0.52">
            <text:p>52,00%</text:p>
          </table:table-cell>
          <table:table-cell table:formula="of:=ROUND([.$E$1]*[.B27];0)" office:value-type="float" office:value="4238">
            <text:p>4238</text:p>
          </table:table-cell>
          <table:table-cell table:style-name="ce72" office:value-type="percentage" office:value="0.55">
            <text:p>55,00%</text:p>
          </table:table-cell>
          <table:table-cell table:formula="of:=ROUND([.C27]*[.D27];0)" office:value-type="float" office:value="2331">
            <text:p>2331</text:p>
          </table:table-cell>
          <table:table-cell table:style-name="ce73" table:formula="of:=[.E27]*[.$B$1]" office:value-type="currency" office:currency="BRL" office:value="46.62">
            <text:p>R$ 46,62</text:p>
          </table:table-cell>
          <table:table-cell table:style-name="ce77" table:formula="of:=[.$D$1]+[.C27]*0.00001" office:value-type="float" office:value="1.0664">
            <text:p>1,06640</text:p>
          </table:table-cell>
          <table:table-cell table:formula="of:=[.$D$1]+[.$E27]*0.00001" office:value-type="float" office:value="1.04733">
            <text:p>1,04733</text:p>
          </table:table-cell>
          <table:table-cell table:style-name="ce79" table:formula="of:=[.$D$1]-[.C27]*0.00001" office:value-type="float" office:value="0.98164">
            <text:p>0,98164</text:p>
          </table:table-cell>
          <table:table-cell table:formula="of:=[.$D$1]-[.$E27]*0.00001" office:value-type="float" office:value="1.00071">
            <text:p>1,00071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7">
            <text:p>270,00%</text:p>
          </table:table-cell>
          <table:table-cell table:style-name="ce72" table:formula="of:=ROUND([.A28]*10/[.$C$1];2)" office:value-type="percentage" office:value="0.54">
            <text:p>54,00%</text:p>
          </table:table-cell>
          <table:table-cell table:formula="of:=ROUND([.$E$1]*[.B28];0)" office:value-type="float" office:value="4401">
            <text:p>4401</text:p>
          </table:table-cell>
          <table:table-cell table:style-name="ce72" office:value-type="percentage" office:value="0.55">
            <text:p>55,00%</text:p>
          </table:table-cell>
          <table:table-cell table:formula="of:=ROUND([.C28]*[.D28];0)" office:value-type="float" office:value="2421">
            <text:p>2421</text:p>
          </table:table-cell>
          <table:table-cell table:style-name="ce73" table:formula="of:=[.E28]*[.$B$1]" office:value-type="currency" office:currency="BRL" office:value="48.42">
            <text:p>R$ 48,42</text:p>
          </table:table-cell>
          <table:table-cell table:style-name="ce77" table:formula="of:=[.$D$1]+[.C28]*0.00001" office:value-type="float" office:value="1.06803">
            <text:p>1,06803</text:p>
          </table:table-cell>
          <table:table-cell table:formula="of:=[.$D$1]+[.$E28]*0.00001" office:value-type="float" office:value="1.04823">
            <text:p>1,04823</text:p>
          </table:table-cell>
          <table:table-cell table:style-name="ce79" table:formula="of:=[.$D$1]-[.C28]*0.00001" office:value-type="float" office:value="0.98001">
            <text:p>0,98001</text:p>
          </table:table-cell>
          <table:table-cell table:formula="of:=[.$D$1]-[.$E28]*0.00001" office:value-type="float" office:value="0.99981">
            <text:p>0,99981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8">
            <text:p>280,00%</text:p>
          </table:table-cell>
          <table:table-cell table:style-name="ce72" table:formula="of:=ROUND([.A29]*10/[.$C$1];2)" office:value-type="percentage" office:value="0.56">
            <text:p>56,00%</text:p>
          </table:table-cell>
          <table:table-cell table:formula="of:=ROUND([.$E$1]*[.B29];0)" office:value-type="float" office:value="4564">
            <text:p>4564</text:p>
          </table:table-cell>
          <table:table-cell table:style-name="ce72" office:value-type="percentage" office:value="0.55">
            <text:p>55,00%</text:p>
          </table:table-cell>
          <table:table-cell table:formula="of:=ROUND([.C29]*[.D29];0)" office:value-type="float" office:value="2510">
            <text:p>2510</text:p>
          </table:table-cell>
          <table:table-cell table:style-name="ce73" table:formula="of:=[.E29]*[.$B$1]" office:value-type="currency" office:currency="BRL" office:value="50.2">
            <text:p>R$ 50,20</text:p>
          </table:table-cell>
          <table:table-cell table:style-name="ce77" table:formula="of:=[.$D$1]+[.C29]*0.00001" office:value-type="float" office:value="1.06966">
            <text:p>1,06966</text:p>
          </table:table-cell>
          <table:table-cell table:formula="of:=[.$D$1]+[.$E29]*0.00001" office:value-type="float" office:value="1.04912">
            <text:p>1,04912</text:p>
          </table:table-cell>
          <table:table-cell table:style-name="ce79" table:formula="of:=[.$D$1]-[.C29]*0.00001" office:value-type="float" office:value="0.97838">
            <text:p>0,97838</text:p>
          </table:table-cell>
          <table:table-cell table:formula="of:=[.$D$1]-[.$E29]*0.00001" office:value-type="float" office:value="0.99892">
            <text:p>0,99892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2.9">
            <text:p>290,00%</text:p>
          </table:table-cell>
          <table:table-cell table:style-name="ce72" table:formula="of:=ROUND([.A30]*10/[.$C$1];2)" office:value-type="percentage" office:value="0.58">
            <text:p>58,00%</text:p>
          </table:table-cell>
          <table:table-cell table:formula="of:=ROUND([.$E$1]*[.B30];0)" office:value-type="float" office:value="4727">
            <text:p>4727</text:p>
          </table:table-cell>
          <table:table-cell table:style-name="ce72" office:value-type="percentage" office:value="0.55">
            <text:p>55,00%</text:p>
          </table:table-cell>
          <table:table-cell table:formula="of:=ROUND([.C30]*[.D30];0)" office:value-type="float" office:value="2600">
            <text:p>2600</text:p>
          </table:table-cell>
          <table:table-cell table:style-name="ce73" table:formula="of:=[.E30]*[.$B$1]" office:value-type="currency" office:currency="BRL" office:value="52">
            <text:p>R$ 52,00</text:p>
          </table:table-cell>
          <table:table-cell table:style-name="ce77" table:formula="of:=[.$D$1]+[.C30]*0.00001" office:value-type="float" office:value="1.07129">
            <text:p>1,07129</text:p>
          </table:table-cell>
          <table:table-cell table:formula="of:=[.$D$1]+[.$E30]*0.00001" office:value-type="float" office:value="1.05002">
            <text:p>1,05002</text:p>
          </table:table-cell>
          <table:table-cell table:style-name="ce79" table:formula="of:=[.$D$1]-[.C30]*0.00001" office:value-type="float" office:value="0.97675">
            <text:p>0,97675</text:p>
          </table:table-cell>
          <table:table-cell table:formula="of:=[.$D$1]-[.$E30]*0.00001" office:value-type="float" office:value="0.99802">
            <text:p>0,99802</text:p>
          </table:table-cell>
          <table:table-cell table:number-columns-repeated="1014"/>
        </table:table-row>
        <table:table-row table:style-name="ro3">
          <table:table-cell table:style-name="ce72" office:value-type="percentage" office:value="3">
            <text:p>300,00%</text:p>
          </table:table-cell>
          <table:table-cell table:style-name="ce72" table:formula="of:=ROUND([.A31]*10/[.$C$1];2)" office:value-type="percentage" office:value="0.6">
            <text:p>60,00%</text:p>
          </table:table-cell>
          <table:table-cell table:formula="of:=ROUND([.$E$1]*[.B31];0)" office:value-type="float" office:value="4890">
            <text:p>4890</text:p>
          </table:table-cell>
          <table:table-cell table:style-name="ce72" office:value-type="percentage" office:value="0.55">
            <text:p>55,00%</text:p>
          </table:table-cell>
          <table:table-cell table:formula="of:=ROUND([.C31]*[.D31];0)" office:value-type="float" office:value="2690">
            <text:p>2690</text:p>
          </table:table-cell>
          <table:table-cell table:style-name="ce73" table:formula="of:=[.E31]*[.$B$1]" office:value-type="currency" office:currency="BRL" office:value="53.8">
            <text:p>R$ 53,80</text:p>
          </table:table-cell>
          <table:table-cell table:style-name="ce77" table:formula="of:=[.$D$1]+[.C31]*0.00001" office:value-type="float" office:value="1.07292">
            <text:p>1,07292</text:p>
          </table:table-cell>
          <table:table-cell table:formula="of:=[.$D$1]+[.$E31]*0.00001" office:value-type="float" office:value="1.05092">
            <text:p>1,05092</text:p>
          </table:table-cell>
          <table:table-cell table:style-name="ce79" table:formula="of:=[.$D$1]-[.C31]*0.00001" office:value-type="float" office:value="0.97512">
            <text:p>0,97512</text:p>
          </table:table-cell>
          <table:table-cell table:formula="of:=[.$D$1]-[.$E31]*0.00001" office:value-type="float" office:value="0.99712">
            <text:p>0,99712</text:p>
          </table:table-cell>
          <table:table-cell table:number-columns-repeated="1014"/>
        </table:table-row>
        <table:table-row table:style-name="ro3" table:number-rows-repeated="77">
          <table:table-cell table:style-name="ce73"/>
          <table:table-cell/>
          <table:table-cell table:style-name="ce73"/>
          <table:table-cell table:number-columns-repeated="1021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Tabela dinâmica_Real_1'.A1:'Tabela dinâmica_Real_1'.H32" table:buttons="'Tabela dinâmica_Real_1'.A1 'Tabela dinâmica_Real_1'.A2 'Tabela dinâmica_Real_1'.A3 'Tabela dinâmica_Real_1'.A4 'Tabela dinâmica_Real_1'.A5 'Tabela dinâmica_Real_1'.A6 'Tabela dinâmica_Real_1'.A7 'Tabela dinâmica_Real_1'.A10 'Tabela dinâmica_Real_1'.B10 'Tabela dinâmica_Real_1'.C9" table:ignore-empty-rows="true">
          <table:source-cell-range table:cell-range-address="Real.A1:Real.L5997"/>
          <table:data-pilot-field table:source-field-name="Tipo" table:orientation="page" table:used-hierarchy="0" table:function="auto">
            <table:data-pilot-level table:show-empty="false">
              <table:data-pilot-members>
                <table:data-pilot-member table:name="buy" table:display="true" table:show-details="true"/>
                <table:data-pilot-member table:name="se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page" table:used-hierarchy="0" table:function="auto">
            <table:data-pilot-level table:show-empty="false">
              <table:data-pilot-members>
                <table:data-pilot-member table:name="04/13" table:display="true" table:show-details="true"/>
                <table:data-pilot-member table:name="05/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" table:orientation="page" table:used-hierarchy="0" table:function="auto">
            <table:data-pilot-level table:show-empty="false">
              <table:data-pilot-members>
                <table:data-pilot-member table:name="5" table:display="false" table:show-details="true"/>
                <table:data-pilot-member table:name="60" table:display="true" table:show-details="true"/>
                <table:data-pilot-member table:name="240" table:display="true" table:show-details="true"/>
                <table:data-pilot-member table:name="14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" table:orientation="page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33" table:display="true" table:show-details="true"/>
                <table:data-pilot-member table:name="50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" table:orientation="page" table:used-hierarchy="0" table:function="auto">
            <table:data-pilot-level table:show-empty="false">
              <table:data-pilot-members>
                <table:data-pilot-member table:name="1212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G" table:orientation="page" table:used-hierarchy="0" table:function="auto">
            <table:data-pilot-level table:show-empty="false">
              <table:data-pilot-members>
                <table:data-pilot-member table:name="5,0" table:display="false" table:show-details="true"/>
                <table:data-pilot-member table:name="5,1" table:display="false" table:show-details="true"/>
                <table:data-pilot-member table:name="5,3" table:display="false" table:show-details="true"/>
                <table:data-pilot-member table:name="5,4" table:display="false" table:show-details="true"/>
                <table:data-pilot-member table:name="5,5" table:display="false" table:show-details="true"/>
                <table:data-pilot-member table:name="5,6" table:display="false" table:show-details="true"/>
                <table:data-pilot-member table:name="5,7" table:display="false" table:show-details="true"/>
                <table:data-pilot-member table:name="5,8" table:display="false" table:show-details="true"/>
                <table:data-pilot-member table:name="5,9" table:display="false" table:show-details="true"/>
                <table:data-pilot-member table:name="6,0" table:display="false" table:show-details="true"/>
                <table:data-pilot-member table:name="6,1" table:display="false" table:show-details="true"/>
                <table:data-pilot-member table:name="6,6" table:display="false" table:show-details="true"/>
                <table:data-pilot-member table:name="6,8" table:display="false" table:show-details="true"/>
                <table:data-pilot-member table:name="7,0" table:display="false" table:show-details="true"/>
                <table:data-pilot-member table:name="7,2" table:display="false" table:show-details="true"/>
                <table:data-pilot-member table:name="7,7" table:display="false" table:show-details="true"/>
                <table:data-pilot-member table:name="7,8" table:display="false" table:show-details="true"/>
                <table:data-pilot-member table:name="8,0" table:display="false" table:show-details="true"/>
                <table:data-pilot-member table:name="8,2" table:display="false" table:show-details="true"/>
                <table:data-pilot-member table:name="8,7" table:display="false" table:show-details="true"/>
                <table:data-pilot-member table:name="9,0" table:display="false" table:show-details="true"/>
                <table:data-pilot-member table:name="9,8" table:display="false" table:show-details="true"/>
                <table:data-pilot-member table:name="10,0" table:display="true" table:show-details="true"/>
                <table:data-pilot-member table:name="10,5" table:display="true" table:show-details="true"/>
                <table:data-pilot-member table:name="10,9" table:display="true" table:show-details="true"/>
                <table:data-pilot-member table:name="11,0" table:display="true" table:show-details="true"/>
                <table:data-pilot-member table:name="11,4" table:display="true" table:show-details="true"/>
                <table:data-pilot-member table:name="12,0" table:display="true" table:show-details="true"/>
                <table:data-pilot-member table:name="12,8" table:display="true" table:show-details="true"/>
                <table:data-pilot-member table:name="13,0" table:display="true" table:show-details="true"/>
                <table:data-pilot-member table:name="14,0" table:display="true" table:show-details="true"/>
                <table:data-pilot-member table:name="15,0" table:display="true" table:show-details="true"/>
                <table:data-pilot-member table:name="16,0" table:display="true" table:show-details="true"/>
                <table:data-pilot-member table:name="16,4" table:display="true" table:show-details="true"/>
                <table:data-pilot-member table:name="17,0" table:display="true" table:show-details="true"/>
                <table:data-pilot-member table:name="18,0" table:display="true" table:show-details="true"/>
                <table:data-pilot-member table:name="18,5" table:display="true" table:show-details="true"/>
                <table:data-pilot-member table:name="19,0" table:display="true" table:show-details="true"/>
                <table:data-pilot-member table:name="20,0" table:display="true" table:show-details="true"/>
                <table:data-pilot-member table:name="21,0" table:display="true" table:show-details="true"/>
                <table:data-pilot-member table:name="22,0" table:display="true" table:show-details="true"/>
                <table:data-pilot-member table:name="23,0" table:display="true" table:show-details="true"/>
                <table:data-pilot-member table:name="24,0" table:display="true" table:show-details="true"/>
                <table:data-pilot-member table:name="25,0" table:display="true" table:show-details="true"/>
                <table:data-pilot-member table:name="26,0" table:display="true" table:show-details="true"/>
                <table:data-pilot-member table:name="27,0" table:display="true" table:show-details="true"/>
                <table:data-pilot-member table:name="28,0" table:display="true" table:show-details="true"/>
                <table:data-pilot-member table:name="30,0" table:display="true" table:show-details="true"/>
                <table:data-pilot-member table:name="31,0" table:display="true" table:show-details="true"/>
                <table:data-pilot-member table:name="32,1" table:display="true" table:show-details="true"/>
                <table:data-pilot-member table:name="33,0" table:display="true" table:show-details="true"/>
                <table:data-pilot-member table:name="33,3" table:display="true" table:show-details="true"/>
                <table:data-pilot-member table:name="34,0" table:display="true" table:show-details="true"/>
                <table:data-pilot-member table:name="35,0" table:display="true" table:show-details="true"/>
                <table:data-pilot-member table:name="37,6" table:display="true" table:show-details="true"/>
                <table:data-pilot-member table:name="38,7" table:display="true" table:show-details="true"/>
                <table:data-pilot-member table:name="38,9" table:display="true" table:show-details="true"/>
                <table:data-pilot-member table:name="41,0" table:display="true" table:show-details="true"/>
                <table:data-pilot-member table:name="43,0" table:display="true" table:show-details="true"/>
                <table:data-pilot-member table:name="44,0" table:display="true" table:show-details="true"/>
                <table:data-pilot-member table:name="45,9" table:display="true" table:show-details="true"/>
                <table:data-pilot-member table:name="49,0" table:display="true" table:show-details="true"/>
                <table:data-pilot-member table:name="50,8" table:display="true" table:show-details="true"/>
                <table:data-pilot-member table:name="51,5" table:display="true" table:show-details="true"/>
                <table:data-pilot-member table:name="51,8" table:display="true" table:show-details="true"/>
                <table:data-pilot-member table:name="55,0" table:display="true" table:show-details="true"/>
                <table:data-pilot-member table:name="89,0" table:display="true" table:show-details="true"/>
                <table:data-pilot-member table:name="90,0" table:display="true" table:show-details="true"/>
                <table:data-pilot-member table:name="149,0" table:display="true" table:show-details="true"/>
                <table:data-pilot-member table:name="32,0" table:display="true" table:show-details="true"/>
                <table:data-pilot-member table:name="60,0" table:display="true" table:show-details="true"/>
                <table:data-pilot-member table:name="63,0" table:display="true" table:show-details="true"/>
                <table:data-pilot-member table:name="65,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" table:orientation="column" table:used-hierarchy="0" table:function="auto">
            <table:data-pilot-level table:show-empty="false">
              <table:data-pilot-members>
                <table:data-pilot-member table:name="--" table:display="true" table:show-details="true"/>
                <table:data-pilot-member table:name="pa" table:display="true" table:show-details="true"/>
                <table:data-pilot-member table:name="sl" table:display="true" table:show-details="true"/>
                <table:data-pilot-member table:name="t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eda" table:orientation="row" table:used-hierarchy="0" table:function="auto">
            <table:data-pilot-level table:show-empty="false">
              <table:data-pilot-members>
                <table:data-pilot-member table:name="AUDUSD" table:display="true" table:show-details="true"/>
                <table:data-pilot-member table:name="EURAUD" table:display="true" table:show-details="true"/>
                <table:data-pilot-member table:name="EURCHF" table:display="true" table:show-details="true"/>
                <table:data-pilot-member table:name="EURGBP" table:display="true" table:show-details="true"/>
                <table:data-pilot-member table:name="EURUSD" table:display="true" table:show-details="true"/>
                <table:data-pilot-member table:name="GBPCHF" table:display="true" table:show-details="true"/>
                <table:data-pilot-member table:name="GBPUSD" table:display="true" table:show-details="true"/>
                <table:data-pilot-member table:name="USDCAD" table:display="true" table:show-details="true"/>
                <table:data-pilot-member table:name="USDCH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level table:show-empty="false">
              <table:data-pilot-members>
                <table:data-pilot-member table:name="-R$ 7,19" table:display="true" table:show-details="true"/>
                <table:data-pilot-member table:name="-R$ 6,09" table:display="true" table:show-details="true"/>
                <table:data-pilot-member table:name="-R$ 5,47" table:display="true" table:show-details="true"/>
                <table:data-pilot-member table:name="-R$ 5,30" table:display="true" table:show-details="true"/>
                <table:data-pilot-member table:name="-R$ 4,04" table:display="true" table:show-details="true"/>
                <table:data-pilot-member table:name="-R$ 3,88" table:display="true" table:show-details="true"/>
                <table:data-pilot-member table:name="-R$ 3,40" table:display="true" table:show-details="true"/>
                <table:data-pilot-member table:name="-R$ 3,37" table:display="true" table:show-details="true"/>
                <table:data-pilot-member table:name="-R$ 3,36" table:display="true" table:show-details="true"/>
                <table:data-pilot-member table:name="-R$ 3,18" table:display="true" table:show-details="true"/>
                <table:data-pilot-member table:name="-R$ 2,85" table:display="true" table:show-details="true"/>
                <table:data-pilot-member table:name="-R$ 2,73" table:display="true" table:show-details="true"/>
                <table:data-pilot-member table:name="-R$ 2,68" table:display="true" table:show-details="true"/>
                <table:data-pilot-member table:name="-R$ 2,55" table:display="true" table:show-details="true"/>
                <table:data-pilot-member table:name="-R$ 2,21" table:display="true" table:show-details="true"/>
                <table:data-pilot-member table:name="-R$ 2,20" table:display="true" table:show-details="true"/>
                <table:data-pilot-member table:name="-R$ 2,16" table:display="true" table:show-details="true"/>
                <table:data-pilot-member table:name="-R$ 2,14" table:display="true" table:show-details="true"/>
                <table:data-pilot-member table:name="-R$ 2,13" table:display="true" table:show-details="true"/>
                <table:data-pilot-member table:name="-R$ 2,12" table:display="true" table:show-details="true"/>
                <table:data-pilot-member table:name="-R$ 2,11" table:display="true" table:show-details="true"/>
                <table:data-pilot-member table:name="-R$ 2,07" table:display="true" table:show-details="true"/>
                <table:data-pilot-member table:name="-R$ 2,06" table:display="true" table:show-details="true"/>
                <table:data-pilot-member table:name="-R$ 1,92" table:display="true" table:show-details="true"/>
                <table:data-pilot-member table:name="-R$ 1,86" table:display="true" table:show-details="true"/>
                <table:data-pilot-member table:name="-R$ 1,78" table:display="true" table:show-details="true"/>
                <table:data-pilot-member table:name="-R$ 1,75" table:display="true" table:show-details="true"/>
                <table:data-pilot-member table:name="-R$ 1,74" table:display="true" table:show-details="true"/>
                <table:data-pilot-member table:name="-R$ 1,71" table:display="true" table:show-details="true"/>
                <table:data-pilot-member table:name="-R$ 1,70" table:display="true" table:show-details="true"/>
                <table:data-pilot-member table:name="-R$ 1,56" table:display="true" table:show-details="true"/>
                <table:data-pilot-member table:name="-R$ 1,54" table:display="true" table:show-details="true"/>
                <table:data-pilot-member table:name="-R$ 1,53" table:display="true" table:show-details="true"/>
                <table:data-pilot-member table:name="-R$ 1,48" table:display="true" table:show-details="true"/>
                <table:data-pilot-member table:name="-R$ 1,45" table:display="true" table:show-details="true"/>
                <table:data-pilot-member table:name="-R$ 1,44" table:display="true" table:show-details="true"/>
                <table:data-pilot-member table:name="-R$ 1,41" table:display="true" table:show-details="true"/>
                <table:data-pilot-member table:name="-R$ 1,35" table:display="true" table:show-details="true"/>
                <table:data-pilot-member table:name="-R$ 1,34" table:display="true" table:show-details="true"/>
                <table:data-pilot-member table:name="-R$ 1,33" table:display="true" table:show-details="true"/>
                <table:data-pilot-member table:name="-R$ 1,32" table:display="true" table:show-details="true"/>
                <table:data-pilot-member table:name="-R$ 1,30" table:display="true" table:show-details="true"/>
                <table:data-pilot-member table:name="-R$ 1,28" table:display="true" table:show-details="true"/>
                <table:data-pilot-member table:name="-R$ 1,27" table:display="true" table:show-details="true"/>
                <table:data-pilot-member table:name="-R$ 1,26" table:display="true" table:show-details="true"/>
                <table:data-pilot-member table:name="-R$ 1,25" table:display="true" table:show-details="true"/>
                <table:data-pilot-member table:name="-R$ 1,18" table:display="true" table:show-details="true"/>
                <table:data-pilot-member table:name="-R$ 1,17" table:display="true" table:show-details="true"/>
                <table:data-pilot-member table:name="-R$ 1,15" table:display="true" table:show-details="true"/>
                <table:data-pilot-member table:name="-R$ 1,09" table:display="true" table:show-details="true"/>
                <table:data-pilot-member table:name="-R$ 1,08" table:display="true" table:show-details="true"/>
                <table:data-pilot-member table:name="-R$ 1,07" table:display="true" table:show-details="true"/>
                <table:data-pilot-member table:name="-R$ 1,05" table:display="true" table:show-details="true"/>
                <table:data-pilot-member table:name="-R$ 1,04" table:display="true" table:show-details="true"/>
                <table:data-pilot-member table:name="-R$ 1,02" table:display="true" table:show-details="true"/>
                <table:data-pilot-member table:name="-R$ 0,99" table:display="true" table:show-details="true"/>
                <table:data-pilot-member table:name="-R$ 0,98" table:display="true" table:show-details="true"/>
                <table:data-pilot-member table:name="-R$ 0,96" table:display="true" table:show-details="true"/>
                <table:data-pilot-member table:name="-R$ 0,94" table:display="true" table:show-details="true"/>
                <table:data-pilot-member table:name="-R$ 0,92" table:display="true" table:show-details="true"/>
                <table:data-pilot-member table:name="-R$ 0,91" table:display="true" table:show-details="true"/>
                <table:data-pilot-member table:name="-R$ 0,90" table:display="true" table:show-details="true"/>
                <table:data-pilot-member table:name="-R$ 0,89" table:display="true" table:show-details="true"/>
                <table:data-pilot-member table:name="-R$ 0,88" table:display="true" table:show-details="true"/>
                <table:data-pilot-member table:name="-R$ 0,86" table:display="true" table:show-details="true"/>
                <table:data-pilot-member table:name="-R$ 0,85" table:display="true" table:show-details="true"/>
                <table:data-pilot-member table:name="-R$ 0,84" table:display="true" table:show-details="true"/>
                <table:data-pilot-member table:name="-R$ 0,82" table:display="true" table:show-details="true"/>
                <table:data-pilot-member table:name="-R$ 0,81" table:display="true" table:show-details="true"/>
                <table:data-pilot-member table:name="-R$ 0,77" table:display="true" table:show-details="true"/>
                <table:data-pilot-member table:name="-R$ 0,76" table:display="true" table:show-details="true"/>
                <table:data-pilot-member table:name="-R$ 0,75" table:display="true" table:show-details="true"/>
                <table:data-pilot-member table:name="-R$ 0,74" table:display="true" table:show-details="true"/>
                <table:data-pilot-member table:name="-R$ 0,68" table:display="true" table:show-details="true"/>
                <table:data-pilot-member table:name="-R$ 0,62" table:display="true" table:show-details="true"/>
                <table:data-pilot-member table:name="-R$ 0,61" table:display="true" table:show-details="true"/>
                <table:data-pilot-member table:name="-R$ 0,60" table:display="true" table:show-details="true"/>
                <table:data-pilot-member table:name="-R$ 0,59" table:display="true" table:show-details="true"/>
                <table:data-pilot-member table:name="-R$ 0,58" table:display="true" table:show-details="true"/>
                <table:data-pilot-member table:name="-R$ 0,49" table:display="true" table:show-details="true"/>
                <table:data-pilot-member table:name="-R$ 0,48" table:display="true" table:show-details="true"/>
                <table:data-pilot-member table:name="-R$ 0,44" table:display="true" table:show-details="true"/>
                <table:data-pilot-member table:name="-R$ 0,25" table:display="true" table:show-details="true"/>
                <table:data-pilot-member table:name="-R$ 0,13" table:display="true" table:show-details="true"/>
                <table:data-pilot-member table:name="-R$ 0,09" table:display="true" table:show-details="true"/>
                <table:data-pilot-member table:name="-R$ 0,03" table:display="true" table:show-details="true"/>
                <table:data-pilot-member table:name="-R$ 0,02" table:display="true" table:show-details="true"/>
                <table:data-pilot-member table:name="-R$ 0,01" table:display="true" table:show-details="true"/>
                <table:data-pilot-member table:name="R$ 0,00" table:display="true" table:show-details="true"/>
                <table:data-pilot-member table:name="R$ 0,06" table:display="true" table:show-details="true"/>
                <table:data-pilot-member table:name="R$ 0,17" table:display="true" table:show-details="true"/>
                <table:data-pilot-member table:name="R$ 0,24" table:display="true" table:show-details="true"/>
                <table:data-pilot-member table:name="R$ 0,25" table:display="true" table:show-details="true"/>
                <table:data-pilot-member table:name="R$ 0,26" table:display="true" table:show-details="true"/>
                <table:data-pilot-member table:name="R$ 0,41" table:display="true" table:show-details="true"/>
                <table:data-pilot-member table:name="R$ 0,47" table:display="true" table:show-details="true"/>
                <table:data-pilot-member table:name="R$ 0,48" table:display="true" table:show-details="true"/>
                <table:data-pilot-member table:name="R$ 0,65" table:display="true" table:show-details="true"/>
                <table:data-pilot-member table:name="R$ 0,68" table:display="true" table:show-details="true"/>
                <table:data-pilot-member table:name="R$ 0,70" table:display="true" table:show-details="true"/>
                <table:data-pilot-member table:name="R$ 0,77" table:display="true" table:show-details="true"/>
                <table:data-pilot-member table:name="R$ 0,81" table:display="true" table:show-details="true"/>
                <table:data-pilot-member table:name="R$ 0,82" table:display="true" table:show-details="true"/>
                <table:data-pilot-member table:name="R$ 0,85" table:display="true" table:show-details="true"/>
                <table:data-pilot-member table:name="R$ 0,86" table:display="true" table:show-details="true"/>
                <table:data-pilot-member table:name="R$ 0,87" table:display="true" table:show-details="true"/>
                <table:data-pilot-member table:name="R$ 0,89" table:display="true" table:show-details="true"/>
                <table:data-pilot-member table:name="R$ 1,07" table:display="true" table:show-details="true"/>
                <table:data-pilot-member table:name="R$ 1,12" table:display="true" table:show-details="true"/>
                <table:data-pilot-member table:name="R$ 1,20" table:display="true" table:show-details="true"/>
                <table:data-pilot-member table:name="R$ 1,27" table:display="true" table:show-details="true"/>
                <table:data-pilot-member table:name="R$ 1,39" table:display="true" table:show-details="true"/>
                <table:data-pilot-member table:name="R$ 1,41" table:display="true" table:show-details="true"/>
                <table:data-pilot-member table:name="R$ 1,47" table:display="true" table:show-details="true"/>
                <table:data-pilot-member table:name="R$ 1,50" table:display="true" table:show-details="true"/>
                <table:data-pilot-member table:name="R$ 1,55" table:display="true" table:show-details="true"/>
                <table:data-pilot-member table:name="R$ 2,02" table:display="true" table:show-details="true"/>
                <table:data-pilot-member table:name="R$ 2,16" table:display="true" table:show-details="true"/>
                <table:data-pilot-member table:name="R$ 3,39" table:display="true" table:show-details="true"/>
                <table:data-pilot-member table:name="R$ 3,40" table:display="true" table:show-details="true"/>
                <table:data-pilot-member table:name="R$ 3,69" table:display="true" table:show-details="true"/>
                <table:data-pilot-member table:name="R$ 3,84" table:display="true" table:show-details="true"/>
                <table:data-pilot-member table:name="R$ 5,72" table:display="true" table:show-details="true"/>
                <table:data-pilot-member table:name="R$ 7,86" table:display="true" table:show-details="true"/>
                <table:data-pilot-member table:name="R$ 7,93" table:display="true" table:show-details="true"/>
                <table:data-pilot-member table:name="R$ 8,37" table:display="true" table:show-details="true"/>
                <table:data-pilot-member table:name="R$ 8,49" table:display="true" table:show-details="true"/>
                <table:data-pilot-member table:name="R$ 13,23" table:display="true" table:show-details="true"/>
                <table:data-pilot-member table:name="R$ 24,36" table:display="true" table:show-details="true"/>
                <table:data-pilot-member table:name="-R$ 3,95" table:display="true" table:show-details="true"/>
                <table:data-pilot-member table:name="R$ 0,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" table:orientation="data" table:used-hierarchy="-1" table:function="count">
            <table:data-pilot-level/>
          </table:data-pilot-field>
        </table:data-pilot-table>
        <table:data-pilot-table table:name="DataPilot2" table:application-data="" table:target-range-address="'Tabela dinâmica_Demo_2_1'.A2:'Tabela dinâmica_Demo_2_1'.H31" table:buttons="'Tabela dinâmica_Demo_2_1'.A2 'Tabela dinâmica_Demo_2_1'.A3 'Tabela dinâmica_Demo_2_1'.A4 'Tabela dinâmica_Demo_2_1'.A5 'Tabela dinâmica_Demo_2_1'.A6 'Tabela dinâmica_Demo_2_1'.A9 'Tabela dinâmica_Demo_2_1'.B9 'Tabela dinâmica_Demo_2_1'.C8" table:ignore-empty-rows="true">
          <table:source-cell-range table:cell-range-address="Demo_2.A1:Demo_2.K5998"/>
          <table:data-pilot-field table:source-field-name="Tipo" table:orientation="page" table:used-hierarchy="0" table:function="auto">
            <table:data-pilot-level table:show-empty="false">
              <table:data-pilot-members>
                <table:data-pilot-member table:name="buy" table:display="true" table:show-details="true"/>
                <table:data-pilot-member table:name="sel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o" table:orientation="page" table:used-hierarchy="0" table:function="auto">
            <table:data-pilot-level table:show-empty="false">
              <table:data-pilot-members>
                <table:data-pilot-member table:name="5" table:display="false" table:show-details="true"/>
                <table:data-pilot-member table:name="60" table:display="true" table:show-details="true"/>
                <table:data-pilot-member table:name="240" table:display="true" table:show-details="true"/>
                <table:data-pilot-member table:name="14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page" table:used-hierarchy="0" table:function="auto">
            <table:data-pilot-level table:show-empty="false">
              <table:data-pilot-members>
                <table:data-pilot-member table:name="04/13" table:display="true" table:show-details="true"/>
                <table:data-pilot-member table:name="" table:display="false" table:show-details="true"/>
                <table:data-pilot-member table:name="05/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" table:orientation="page" table:used-hierarchy="0" table:function="auto">
            <table:data-pilot-level table:show-empty="false">
              <table:data-pilot-members>
                <table:data-pilot-member table:name="33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" table:orientation="column" table:used-hierarchy="0" table:function="auto">
            <table:data-pilot-level table:show-empty="false">
              <table:data-pilot-members>
                <table:data-pilot-member table:name="--" table:display="true" table:show-details="true"/>
                <table:data-pilot-member table:name="pa" table:display="true" table:show-details="true"/>
                <table:data-pilot-member table:name="s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eda" table:orientation="row" table:used-hierarchy="0" table:function="auto">
            <table:data-pilot-level table:show-empty="false">
              <table:data-pilot-members>
                <table:data-pilot-member table:name="audusd" table:display="true" table:show-details="true"/>
                <table:data-pilot-member table:name="euraud" table:display="true" table:show-details="true"/>
                <table:data-pilot-member table:name="eurchf" table:display="true" table:show-details="true"/>
                <table:data-pilot-member table:name="eurgbp" table:display="true" table:show-details="true"/>
                <table:data-pilot-member table:name="eurusd" table:display="true" table:show-details="true"/>
                <table:data-pilot-member table:name="gbpchf" table:display="true" table:show-details="true"/>
                <table:data-pilot-member table:name="gbpusd" table:display="true" table:show-details="true"/>
                <table:data-pilot-member table:name="usdcad" table:display="true" table:show-details="true"/>
                <table:data-pilot-member table:name="usdchf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level table:show-empty="false">
              <table:data-pilot-members>
                <table:data-pilot-member table:name="-R$ 2.562,11" table:display="true" table:show-details="true"/>
                <table:data-pilot-member table:name="-R$ 2.438,28" table:display="true" table:show-details="true"/>
                <table:data-pilot-member table:name="-R$ 2.354,20" table:display="true" table:show-details="true"/>
                <table:data-pilot-member table:name="-R$ 2.284,11" table:display="true" table:show-details="true"/>
                <table:data-pilot-member table:name="-R$ 2.106,30" table:display="true" table:show-details="true"/>
                <table:data-pilot-member table:name="-R$ 2.053,14" table:display="true" table:show-details="true"/>
                <table:data-pilot-member table:name="-R$ 1.916,94" table:display="true" table:show-details="true"/>
                <table:data-pilot-member table:name="-R$ 1.871,97" table:display="true" table:show-details="true"/>
                <table:data-pilot-member table:name="-R$ 1.863,00" table:display="true" table:show-details="true"/>
                <table:data-pilot-member table:name="-R$ 1.306,74" table:display="true" table:show-details="true"/>
                <table:data-pilot-member table:name="-R$ 1.296,79" table:display="true" table:show-details="true"/>
                <table:data-pilot-member table:name="-R$ 1.289,90" table:display="true" table:show-details="true"/>
                <table:data-pilot-member table:name="-R$ 1.284,79" table:display="true" table:show-details="true"/>
                <table:data-pilot-member table:name="-R$ 1.263,81" table:display="true" table:show-details="true"/>
                <table:data-pilot-member table:name="-R$ 1.249,36" table:display="true" table:show-details="true"/>
                <table:data-pilot-member table:name="-R$ 1.230,29" table:display="true" table:show-details="true"/>
                <table:data-pilot-member table:name="-R$ 1.168,80" table:display="true" table:show-details="true"/>
                <table:data-pilot-member table:name="-R$ 1.164,80" table:display="true" table:show-details="true"/>
                <table:data-pilot-member table:name="-R$ 1.160,90" table:display="true" table:show-details="true"/>
                <table:data-pilot-member table:name="-R$ 1.074,36" table:display="true" table:show-details="true"/>
                <table:data-pilot-member table:name="-R$ 1.045,20" table:display="true" table:show-details="true"/>
                <table:data-pilot-member table:name="-R$ 972,21" table:display="true" table:show-details="true"/>
                <table:data-pilot-member table:name="-R$ 970,20" table:display="true" table:show-details="true"/>
                <table:data-pilot-member table:name="-R$ 960,70" table:display="true" table:show-details="true"/>
                <table:data-pilot-member table:name="-R$ 931,00" table:display="true" table:show-details="true"/>
                <table:data-pilot-member table:name="-R$ 924,54" table:display="true" table:show-details="true"/>
                <table:data-pilot-member table:name="-R$ 542,70" table:display="true" table:show-details="true"/>
                <table:data-pilot-member table:name="-R$ 530,10" table:display="true" table:show-details="true"/>
                <table:data-pilot-member table:name="-R$ 483,35" table:display="true" table:show-details="true"/>
                <table:data-pilot-member table:name="-R$ 477,21" table:display="true" table:show-details="true"/>
                <table:data-pilot-member table:name="-R$ 471,26" table:display="true" table:show-details="true"/>
                <table:data-pilot-member table:name="-R$ 457,08" table:display="true" table:show-details="true"/>
                <table:data-pilot-member table:name="-R$ 410,68" table:display="true" table:show-details="true"/>
                <table:data-pilot-member table:name="-R$ 342,51" table:display="true" table:show-details="true"/>
                <table:data-pilot-member table:name="-R$ 333,11" table:display="true" table:show-details="true"/>
                <table:data-pilot-member table:name="-R$ 319,64" table:display="true" table:show-details="true"/>
                <table:data-pilot-member table:name="-R$ 233,60" table:display="true" table:show-details="true"/>
                <table:data-pilot-member table:name="-R$ 135,26" table:display="true" table:show-details="true"/>
                <table:data-pilot-member table:name="-R$ 42,50" table:display="true" table:show-details="true"/>
                <table:data-pilot-member table:name="R$ 0,00" table:display="true" table:show-details="true"/>
                <table:data-pilot-member table:name="R$ 36,18" table:display="true" table:show-details="true"/>
                <table:data-pilot-member table:name="R$ 58,52" table:display="true" table:show-details="true"/>
                <table:data-pilot-member table:name="R$ 64,04" table:display="true" table:show-details="true"/>
                <table:data-pilot-member table:name="R$ 194,18" table:display="true" table:show-details="true"/>
                <table:data-pilot-member table:name="R$ 233,91" table:display="true" table:show-details="true"/>
                <table:data-pilot-member table:name="R$ 534,89" table:display="true" table:show-details="true"/>
                <table:data-pilot-member table:name="R$ 568,76" table:display="true" table:show-details="true"/>
                <table:data-pilot-member table:name="R$ 591,09" table:display="true" table:show-details="true"/>
                <table:data-pilot-member table:name="R$ 734,03" table:display="true" table:show-details="true"/>
                <table:data-pilot-member table:name="R$ 757,37" table:display="true" table:show-details="true"/>
                <table:data-pilot-member table:name="R$ 813,00" table:display="true" table:show-details="true"/>
                <table:data-pilot-member table:name="R$ 950,09" table:display="true" table:show-details="true"/>
                <table:data-pilot-member table:name="R$ 1.036,04" table:display="true" table:show-details="true"/>
                <table:data-pilot-member table:name="R$ 1.053,43" table:display="true" table:show-details="true"/>
                <table:data-pilot-member table:name="R$ 1.091,45" table:display="true" table:show-details="true"/>
                <table:data-pilot-member table:name="R$ 2.788,48" table:display="true" table:show-details="true"/>
                <table:data-pilot-member table:name="R$ 3.406,35" table:display="true" table:show-details="true"/>
                <table:data-pilot-member table:name="R$ 4.922,27" table:display="true" table:show-details="true"/>
                <table:data-pilot-member table:name="R$ 5.697,73" table:display="true" table:show-details="true"/>
                <table:data-pilot-member table:name="R$ 7.315,95" table:display="true" table:show-details="true"/>
                <table:data-pilot-member table:name="R$ 10.658,04" table:display="true" table:show-details="true"/>
                <table:data-pilot-member table:name="R$ 13.281,11" table:display="true" table:show-details="true"/>
                <table:data-pilot-member table:name="-R$ 2.741,90" table:display="true" table:show-details="true"/>
                <table:data-pilot-member table:name="-R$ 2.649,93" table:display="true" table:show-details="true"/>
                <table:data-pilot-member table:name="-R$ 2.361,62" table:display="true" table:show-details="true"/>
                <table:data-pilot-member table:name="-R$ 2.208,00" table:display="true" table:show-details="true"/>
                <table:data-pilot-member table:name="-R$ 1.261,20" table:display="true" table:show-details="true"/>
                <table:data-pilot-member table:name="-R$ 1.217,07" table:display="true" table:show-details="true"/>
                <table:data-pilot-member table:name="-R$ 1.203,94" table:display="true" table:show-details="true"/>
                <table:data-pilot-member table:name="-R$ 1.152,72" table:display="true" table:show-details="true"/>
                <table:data-pilot-member table:name="-R$ 1.114,74" table:display="true" table:show-details="true"/>
                <table:data-pilot-member table:name="-R$ 1.102,74" table:display="true" table:show-details="true"/>
                <table:data-pilot-member table:name="R$ 389,30" table:display="true" table:show-details="true"/>
                <table:data-pilot-member table:name="R$ 691,38" table:display="true" table:show-details="true"/>
                <table:data-pilot-member table:name="R$ 732,30" table:display="true" table:show-details="true"/>
                <table:data-pilot-member table:name="R$ 24.126,65" table:display="true" table:show-details="true"/>
                <table:data-pilot-member table:name="-R$ 2.426,50" table:display="true" table:show-details="true"/>
                <table:data-pilot-member table:name="-R$ 2.360,60" table:display="true" table:show-details="true"/>
                <table:data-pilot-member table:name="-R$ 1.262,35" table:display="true" table:show-details="true"/>
                <table:data-pilot-member table:name="-R$ 1.213,20" table:display="true" table:show-details="true"/>
                <table:data-pilot-member table:name="R$ 380,38" table:display="true" table:show-details="true"/>
                <table:data-pilot-member table:name="R$ 386,84" table:display="true" table:show-details="true"/>
                <table:data-pilot-member table:name="R$ 556,20" table:display="true" table:show-details="true"/>
                <table:data-pilot-member table:name="R$ 2.602,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o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 style:data-style-name="N2" text:time-value="0000-00-00T10:57:1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3-25T13:45:59</meta:creation-date>
    <dc:date>2013-05-09T17:20:41</dc:date>
    <dc:creator>Bruno </dc:creator>
    <meta:editing-duration>P42DT51M58S</meta:editing-duration>
    <meta:editing-cycles>234</meta:editing-cycles>
    <meta:generator>LibreOffice/3.6$Linux_x86 LibreOffice_project/360m1$Build-2</meta:generator>
    <meta:document-statistic meta:table-count="5" meta:cell-count="4338" meta:object-count="0"/>
  </office:meta>
</office:document-meta>
</file>